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2.359cm" svg:y="0.1cm">
            <draw:object draw:notify-on-update-of-ranges="results.B1:results.B1001 results.C1:results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7.95049718022347" calcext:value-type="float">
            <text:p>7,95049718022347</text:p>
          </table:table-cell>
        </table:table-row>
        <table:table-row table:style-name="ro1">
          <table:table-cell/>
          <table:table-cell office:value-type="float" office:value="2.502" calcext:value-type="float">
            <text:p>2,502</text:p>
          </table:table-cell>
          <table:table-cell office:value-type="float" office:value="7.94226916134357" calcext:value-type="float">
            <text:p>7,94226916134357</text:p>
          </table:table-cell>
        </table:table-row>
        <table:table-row table:style-name="ro1">
          <table:table-cell/>
          <table:table-cell office:value-type="float" office:value="2.504" calcext:value-type="float">
            <text:p>2,504</text:p>
          </table:table-cell>
          <table:table-cell office:value-type="float" office:value="7.93404811620712" calcext:value-type="float">
            <text:p>7,93404811620712</text:p>
          </table:table-cell>
        </table:table-row>
        <table:table-row table:style-name="ro1">
          <table:table-cell/>
          <table:table-cell office:value-type="float" office:value="2.506" calcext:value-type="float">
            <text:p>2,506</text:p>
          </table:table-cell>
          <table:table-cell office:value-type="float" office:value="7.92583408951759" calcext:value-type="float">
            <text:p>7,92583408951759</text:p>
          </table:table-cell>
        </table:table-row>
        <table:table-row table:style-name="ro1">
          <table:table-cell/>
          <table:table-cell office:value-type="float" office:value="2.508" calcext:value-type="float">
            <text:p>2,508</text:p>
          </table:table-cell>
          <table:table-cell office:value-type="float" office:value="7.91762711107731" calcext:value-type="float">
            <text:p>7,91762711107731</text:p>
          </table:table-cell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office:value-type="float" office:value="7.90942722558975" calcext:value-type="float">
            <text:p>7,90942722558975</text:p>
          </table:table-cell>
        </table:table-row>
        <table:table-row table:style-name="ro1">
          <table:table-cell/>
          <table:table-cell office:value-type="float" office:value="2.512" calcext:value-type="float">
            <text:p>2,512</text:p>
          </table:table-cell>
          <table:table-cell office:value-type="float" office:value="7.90123446285725" calcext:value-type="float">
            <text:p>7,90123446285725</text:p>
          </table:table-cell>
        </table:table-row>
        <table:table-row table:style-name="ro1">
          <table:table-cell/>
          <table:table-cell office:value-type="float" office:value="2.514" calcext:value-type="float">
            <text:p>2,514</text:p>
          </table:table-cell>
          <table:table-cell office:value-type="float" office:value="7.89304885268211" calcext:value-type="float">
            <text:p>7,89304885268211</text:p>
          </table:table-cell>
        </table:table-row>
        <table:table-row table:style-name="ro1">
          <table:table-cell/>
          <table:table-cell office:value-type="float" office:value="2.516" calcext:value-type="float">
            <text:p>2,516</text:p>
          </table:table-cell>
          <table:table-cell office:value-type="float" office:value="7.88487042486668" calcext:value-type="float">
            <text:p>7,88487042486668</text:p>
          </table:table-cell>
        </table:table-row>
        <table:table-row table:style-name="ro1">
          <table:table-cell/>
          <table:table-cell office:value-type="float" office:value="2.518" calcext:value-type="float">
            <text:p>2,518</text:p>
          </table:table-cell>
          <table:table-cell office:value-type="float" office:value="7.87669922411442" calcext:value-type="float">
            <text:p>7,87669922411442</text:p>
          </table:table-cell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office:value-type="float" office:value="7.8685352653265" calcext:value-type="float">
            <text:p>7,8685352653265</text:p>
          </table:table-cell>
        </table:table-row>
        <table:table-row table:style-name="ro1">
          <table:table-cell/>
          <table:table-cell office:value-type="float" office:value="2.522" calcext:value-type="float">
            <text:p>2,522</text:p>
          </table:table-cell>
          <table:table-cell office:value-type="float" office:value="7.86037859320641" calcext:value-type="float">
            <text:p>7,86037859320641</text:p>
          </table:table-cell>
        </table:table-row>
        <table:table-row table:style-name="ro1">
          <table:table-cell/>
          <table:table-cell office:value-type="float" office:value="2.524" calcext:value-type="float">
            <text:p>2,524</text:p>
          </table:table-cell>
          <table:table-cell office:value-type="float" office:value="7.8522292226553" calcext:value-type="float">
            <text:p>7,8522292226553</text:p>
          </table:table-cell>
        </table:table-row>
        <table:table-row table:style-name="ro1">
          <table:table-cell/>
          <table:table-cell office:value-type="float" office:value="2.526" calcext:value-type="float">
            <text:p>2,526</text:p>
          </table:table-cell>
          <table:table-cell office:value-type="float" office:value="7.84408718347549" calcext:value-type="float">
            <text:p>7,84408718347549</text:p>
          </table:table-cell>
        </table:table-row>
        <table:table-row table:style-name="ro1">
          <table:table-cell/>
          <table:table-cell office:value-type="float" office:value="2.528" calcext:value-type="float">
            <text:p>2,528</text:p>
          </table:table-cell>
          <table:table-cell office:value-type="float" office:value="7.83595253527165" calcext:value-type="float">
            <text:p>7,83595253527165</text:p>
          </table:table-cell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office:value-type="float" office:value="7.82782526314259" calcext:value-type="float">
            <text:p>7,82782526314259</text:p>
          </table:table-cell>
        </table:table-row>
        <table:table-row table:style-name="ro1">
          <table:table-cell/>
          <table:table-cell office:value-type="float" office:value="2.532" calcext:value-type="float">
            <text:p>2,532</text:p>
          </table:table-cell>
          <table:table-cell office:value-type="float" office:value="7.81970542669296" calcext:value-type="float">
            <text:p>7,81970542669296</text:p>
          </table:table-cell>
        </table:table-row>
        <table:table-row table:style-name="ro1">
          <table:table-cell/>
          <table:table-cell office:value-type="float" office:value="2.534" calcext:value-type="float">
            <text:p>2,534</text:p>
          </table:table-cell>
          <table:table-cell office:value-type="float" office:value="7.8115930557251" calcext:value-type="float">
            <text:p>7,8115930557251</text:p>
          </table:table-cell>
        </table:table-row>
        <table:table-row table:style-name="ro1">
          <table:table-cell/>
          <table:table-cell office:value-type="float" office:value="2.536" calcext:value-type="float">
            <text:p>2,536</text:p>
          </table:table-cell>
          <table:table-cell office:value-type="float" office:value="7.80348815023899" calcext:value-type="float">
            <text:p>7,80348815023899</text:p>
          </table:table-cell>
        </table:table-row>
        <table:table-row table:style-name="ro1">
          <table:table-cell/>
          <table:table-cell office:value-type="float" office:value="2.538" calcext:value-type="float">
            <text:p>2,538</text:p>
          </table:table-cell>
          <table:table-cell office:value-type="float" office:value="7.79539075493813" calcext:value-type="float">
            <text:p>7,79539075493813</text:p>
          </table:table-cell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office:value-type="float" office:value="7.78730089962482" calcext:value-type="float">
            <text:p>7,78730089962482</text:p>
          </table:table-cell>
        </table:table-row>
        <table:table-row table:style-name="ro1">
          <table:table-cell/>
          <table:table-cell office:value-type="float" office:value="2.542" calcext:value-type="float">
            <text:p>2,542</text:p>
          </table:table-cell>
          <table:table-cell office:value-type="float" office:value="7.77921861410141" calcext:value-type="float">
            <text:p>7,77921861410141</text:p>
          </table:table-cell>
        </table:table-row>
        <table:table-row table:style-name="ro1">
          <table:table-cell/>
          <table:table-cell office:value-type="float" office:value="2.544" calcext:value-type="float">
            <text:p>2,544</text:p>
          </table:table-cell>
          <table:table-cell office:value-type="float" office:value="7.77114389836788" calcext:value-type="float">
            <text:p>7,77114389836788</text:p>
          </table:table-cell>
        </table:table-row>
        <table:table-row table:style-name="ro1">
          <table:table-cell/>
          <table:table-cell office:value-type="float" office:value="2.546" calcext:value-type="float">
            <text:p>2,546</text:p>
          </table:table-cell>
          <table:table-cell office:value-type="float" office:value="7.76307681202889" calcext:value-type="float">
            <text:p>7,76307681202889</text:p>
          </table:table-cell>
        </table:table-row>
        <table:table-row table:style-name="ro1">
          <table:table-cell/>
          <table:table-cell office:value-type="float" office:value="2.548" calcext:value-type="float">
            <text:p>2,548</text:p>
          </table:table-cell>
          <table:table-cell office:value-type="float" office:value="7.75501735508442" calcext:value-type="float">
            <text:p>7,75501735508442</text:p>
          </table:table-cell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office:value-type="float" office:value="7.74696555733681" calcext:value-type="float">
            <text:p>7,74696555733681</text:p>
          </table:table-cell>
        </table:table-row>
        <table:table-row table:style-name="ro1">
          <table:table-cell/>
          <table:table-cell office:value-type="float" office:value="2.552" calcext:value-type="float">
            <text:p>2,552</text:p>
          </table:table-cell>
          <table:table-cell office:value-type="float" office:value="7.73892144858837" calcext:value-type="float">
            <text:p>7,73892144858837</text:p>
          </table:table-cell>
        </table:table-row>
        <table:table-row table:style-name="ro1">
          <table:table-cell/>
          <table:table-cell office:value-type="float" office:value="2.554" calcext:value-type="float">
            <text:p>2,554</text:p>
          </table:table-cell>
          <table:table-cell office:value-type="float" office:value="7.73088505864143" calcext:value-type="float">
            <text:p>7,73088505864143</text:p>
          </table:table-cell>
        </table:table-row>
        <table:table-row table:style-name="ro1">
          <table:table-cell/>
          <table:table-cell office:value-type="float" office:value="2.556" calcext:value-type="float">
            <text:p>2,556</text:p>
          </table:table-cell>
          <table:table-cell office:value-type="float" office:value="7.722856387496" calcext:value-type="float">
            <text:p>7,722856387496</text:p>
          </table:table-cell>
        </table:table-row>
        <table:table-row table:style-name="ro1">
          <table:table-cell/>
          <table:table-cell office:value-type="float" office:value="2.558" calcext:value-type="float">
            <text:p>2,558</text:p>
          </table:table-cell>
          <table:table-cell office:value-type="float" office:value="7.71483547985554" calcext:value-type="float">
            <text:p>7,71483547985554</text:p>
          </table:table-cell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7.70682235062122" calcext:value-type="float">
            <text:p>7,70682235062122</text:p>
          </table:table-cell>
        </table:table-row>
        <table:table-row table:style-name="ro1">
          <table:table-cell/>
          <table:table-cell office:value-type="float" office:value="2.562" calcext:value-type="float">
            <text:p>2,562</text:p>
          </table:table-cell>
          <table:table-cell office:value-type="float" office:value="7.69881702959538" calcext:value-type="float">
            <text:p>7,69881702959538</text:p>
          </table:table-cell>
        </table:table-row>
        <table:table-row table:style-name="ro1">
          <table:table-cell/>
          <table:table-cell office:value-type="float" office:value="2.564" calcext:value-type="float">
            <text:p>2,564</text:p>
          </table:table-cell>
          <table:table-cell office:value-type="float" office:value="7.69081951677799" calcext:value-type="float">
            <text:p>7,69081951677799</text:p>
          </table:table-cell>
        </table:table-row>
        <table:table-row table:style-name="ro1">
          <table:table-cell/>
          <table:table-cell office:value-type="float" office:value="2.566" calcext:value-type="float">
            <text:p>2,566</text:p>
          </table:table-cell>
          <table:table-cell office:value-type="float" office:value="7.68282987177372" calcext:value-type="float">
            <text:p>7,68282987177372</text:p>
          </table:table-cell>
        </table:table-row>
        <table:table-row table:style-name="ro1">
          <table:table-cell/>
          <table:table-cell office:value-type="float" office:value="2.568" calcext:value-type="float">
            <text:p>2,568</text:p>
          </table:table-cell>
          <table:table-cell office:value-type="float" office:value="7.67484806478024" calcext:value-type="float">
            <text:p>7,67484806478024</text:p>
          </table:table-cell>
        </table:table-row>
        <table:table-row table:style-name="ro1">
          <table:table-cell/>
          <table:table-cell office:value-type="float" office:value="2.57" calcext:value-type="float">
            <text:p>2,57</text:p>
          </table:table-cell>
          <table:table-cell office:value-type="float" office:value="7.66687417030335" calcext:value-type="float">
            <text:p>7,66687417030335</text:p>
          </table:table-cell>
        </table:table-row>
        <table:table-row table:style-name="ro1">
          <table:table-cell/>
          <table:table-cell office:value-type="float" office:value="2.572" calcext:value-type="float">
            <text:p>2,572</text:p>
          </table:table-cell>
          <table:table-cell office:value-type="float" office:value="7.65890815854073" calcext:value-type="float">
            <text:p>7,65890815854073</text:p>
          </table:table-cell>
        </table:table-row>
        <table:table-row table:style-name="ro1">
          <table:table-cell/>
          <table:table-cell office:value-type="float" office:value="2.574" calcext:value-type="float">
            <text:p>2,574</text:p>
          </table:table-cell>
          <table:table-cell office:value-type="float" office:value="7.65095008909702" calcext:value-type="float">
            <text:p>7,65095008909702</text:p>
          </table:table-cell>
        </table:table-row>
        <table:table-row table:style-name="ro1">
          <table:table-cell/>
          <table:table-cell office:value-type="float" office:value="2.576" calcext:value-type="float">
            <text:p>2,576</text:p>
          </table:table-cell>
          <table:table-cell office:value-type="float" office:value="7.64299996197224" calcext:value-type="float">
            <text:p>7,64299996197224</text:p>
          </table:table-cell>
        </table:table-row>
        <table:table-row table:style-name="ro1">
          <table:table-cell/>
          <table:table-cell office:value-type="float" office:value="2.578" calcext:value-type="float">
            <text:p>2,578</text:p>
          </table:table-cell>
          <table:table-cell office:value-type="float" office:value="7.63505779206753" calcext:value-type="float">
            <text:p>7,63505779206753</text:p>
          </table:table-cell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office:value-type="float" office:value="7.62712362408638" calcext:value-type="float">
            <text:p>7,62712362408638</text:p>
          </table:table-cell>
        </table:table-row>
        <table:table-row table:style-name="ro1">
          <table:table-cell/>
          <table:table-cell office:value-type="float" office:value="2.582" calcext:value-type="float">
            <text:p>2,582</text:p>
          </table:table-cell>
          <table:table-cell office:value-type="float" office:value="7.61919744312763" calcext:value-type="float">
            <text:p>7,61919744312763</text:p>
          </table:table-cell>
        </table:table-row>
        <table:table-row table:style-name="ro1">
          <table:table-cell/>
          <table:table-cell office:value-type="float" office:value="2.584" calcext:value-type="float">
            <text:p>2,584</text:p>
          </table:table-cell>
          <table:table-cell office:value-type="float" office:value="7.61127929389477" calcext:value-type="float">
            <text:p>7,61127929389477</text:p>
          </table:table-cell>
        </table:table-row>
        <table:table-row table:style-name="ro1">
          <table:table-cell/>
          <table:table-cell office:value-type="float" office:value="2.586" calcext:value-type="float">
            <text:p>2,586</text:p>
          </table:table-cell>
          <table:table-cell office:value-type="float" office:value="7.60336917638779" calcext:value-type="float">
            <text:p>7,60336917638779</text:p>
          </table:table-cell>
        </table:table-row>
        <table:table-row table:style-name="ro1">
          <table:table-cell/>
          <table:table-cell office:value-type="float" office:value="2.588" calcext:value-type="float">
            <text:p>2,588</text:p>
          </table:table-cell>
          <table:table-cell office:value-type="float" office:value="7.59546712040901" calcext:value-type="float">
            <text:p>7,59546712040901</text:p>
          </table:table-cell>
        </table:table-row>
        <table:table-row table:style-name="ro1">
          <table:table-cell/>
          <table:table-cell office:value-type="float" office:value="2.59" calcext:value-type="float">
            <text:p>2,59</text:p>
          </table:table-cell>
          <table:table-cell office:value-type="float" office:value="7.5875731408596" calcext:value-type="float">
            <text:p>7,5875731408596</text:p>
          </table:table-cell>
        </table:table-row>
        <table:table-row table:style-name="ro1">
          <table:table-cell/>
          <table:table-cell office:value-type="float" office:value="2.592" calcext:value-type="float">
            <text:p>2,592</text:p>
          </table:table-cell>
          <table:table-cell office:value-type="float" office:value="7.57968725264072" calcext:value-type="float">
            <text:p>7,57968725264072</text:p>
          </table:table-cell>
        </table:table-row>
        <table:table-row table:style-name="ro1">
          <table:table-cell/>
          <table:table-cell office:value-type="float" office:value="2.594" calcext:value-type="float">
            <text:p>2,594</text:p>
          </table:table-cell>
          <table:table-cell office:value-type="float" office:value="7.57180947065353" calcext:value-type="float">
            <text:p>7,57180947065353</text:p>
          </table:table-cell>
        </table:table-row>
        <table:table-row table:style-name="ro1">
          <table:table-cell/>
          <table:table-cell office:value-type="float" office:value="2.596" calcext:value-type="float">
            <text:p>2,596</text:p>
          </table:table-cell>
          <table:table-cell office:value-type="float" office:value="7.56393980979919" calcext:value-type="float">
            <text:p>7,56393980979919</text:p>
          </table:table-cell>
        </table:table-row>
        <table:table-row table:style-name="ro1">
          <table:table-cell/>
          <table:table-cell office:value-type="float" office:value="2.598" calcext:value-type="float">
            <text:p>2,598</text:p>
          </table:table-cell>
          <table:table-cell office:value-type="float" office:value="7.55607829988003" calcext:value-type="float">
            <text:p>7,55607829988003</text:p>
          </table:table-cell>
        </table:table-row>
        <table:table-row table:style-name="ro1">
          <table:table-cell/>
          <table:table-cell office:value-type="float" office:value="2.6" calcext:value-type="float">
            <text:p>2,6</text:p>
          </table:table-cell>
          <table:table-cell office:value-type="float" office:value="7.54822494089603" calcext:value-type="float">
            <text:p>7,54822494089603</text:p>
          </table:table-cell>
        </table:table-row>
        <table:table-row table:style-name="ro1">
          <table:table-cell/>
          <table:table-cell office:value-type="float" office:value="2.602" calcext:value-type="float">
            <text:p>2,602</text:p>
          </table:table-cell>
          <table:table-cell office:value-type="float" office:value="7.54037974774838" calcext:value-type="float">
            <text:p>7,54037974774838</text:p>
          </table:table-cell>
        </table:table-row>
        <table:table-row table:style-name="ro1">
          <table:table-cell/>
          <table:table-cell office:value-type="float" office:value="2.604" calcext:value-type="float">
            <text:p>2,604</text:p>
          </table:table-cell>
          <table:table-cell office:value-type="float" office:value="7.53254275023937" calcext:value-type="float">
            <text:p>7,53254275023937</text:p>
          </table:table-cell>
        </table:table-row>
        <table:table-row table:style-name="ro1">
          <table:table-cell/>
          <table:table-cell office:value-type="float" office:value="2.606" calcext:value-type="float">
            <text:p>2,606</text:p>
          </table:table-cell>
          <table:table-cell office:value-type="float" office:value="7.52471394836903" calcext:value-type="float">
            <text:p>7,52471394836903</text:p>
          </table:table-cell>
        </table:table-row>
        <table:table-row table:style-name="ro1">
          <table:table-cell/>
          <table:table-cell office:value-type="float" office:value="2.608" calcext:value-type="float">
            <text:p>2,608</text:p>
          </table:table-cell>
          <table:table-cell office:value-type="float" office:value="7.5168933570385" calcext:value-type="float">
            <text:p>7,5168933570385</text:p>
          </table:table-cell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office:value-type="float" office:value="7.50908100605011" calcext:value-type="float">
            <text:p>7,50908100605011</text:p>
          </table:table-cell>
        </table:table-row>
        <table:table-row table:style-name="ro1">
          <table:table-cell/>
          <table:table-cell office:value-type="float" office:value="2.612" calcext:value-type="float">
            <text:p>2,612</text:p>
          </table:table-cell>
          <table:table-cell office:value-type="float" office:value="7.50127689540386" calcext:value-type="float">
            <text:p>7,50127689540386</text:p>
          </table:table-cell>
        </table:table-row>
        <table:table-row table:style-name="ro1">
          <table:table-cell/>
          <table:table-cell office:value-type="float" office:value="2.614" calcext:value-type="float">
            <text:p>2,614</text:p>
          </table:table-cell>
          <table:table-cell office:value-type="float" office:value="7.49348104000092" calcext:value-type="float">
            <text:p>7,49348104000092</text:p>
          </table:table-cell>
        </table:table-row>
        <table:table-row table:style-name="ro1">
          <table:table-cell/>
          <table:table-cell office:value-type="float" office:value="2.616" calcext:value-type="float">
            <text:p>2,616</text:p>
          </table:table-cell>
          <table:table-cell office:value-type="float" office:value="7.48569345474243" calcext:value-type="float">
            <text:p>7,48569345474243</text:p>
          </table:table-cell>
        </table:table-row>
        <table:table-row table:style-name="ro1">
          <table:table-cell/>
          <table:table-cell office:value-type="float" office:value="2.618" calcext:value-type="float">
            <text:p>2,618</text:p>
          </table:table-cell>
          <table:table-cell office:value-type="float" office:value="7.47791416943073" calcext:value-type="float">
            <text:p>7,47791416943073</text:p>
          </table:table-cell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office:value-type="float" office:value="7.47014316916466" calcext:value-type="float">
            <text:p>7,47014316916466</text:p>
          </table:table-cell>
        </table:table-row>
        <table:table-row table:style-name="ro1">
          <table:table-cell/>
          <table:table-cell office:value-type="float" office:value="2.622" calcext:value-type="float">
            <text:p>2,622</text:p>
          </table:table-cell>
          <table:table-cell office:value-type="float" office:value="7.46238048374653" calcext:value-type="float">
            <text:p>7,46238048374653</text:p>
          </table:table-cell>
        </table:table-row>
        <table:table-row table:style-name="ro1">
          <table:table-cell/>
          <table:table-cell office:value-type="float" office:value="2.624" calcext:value-type="float">
            <text:p>2,624</text:p>
          </table:table-cell>
          <table:table-cell office:value-type="float" office:value="7.45462611317635" calcext:value-type="float">
            <text:p>7,45462611317635</text:p>
          </table:table-cell>
        </table:table-row>
        <table:table-row table:style-name="ro1">
          <table:table-cell/>
          <table:table-cell office:value-type="float" office:value="2.626" calcext:value-type="float">
            <text:p>2,626</text:p>
          </table:table-cell>
          <table:table-cell office:value-type="float" office:value="7.44688007235527" calcext:value-type="float">
            <text:p>7,44688007235527</text:p>
          </table:table-cell>
        </table:table-row>
        <table:table-row table:style-name="ro1">
          <table:table-cell/>
          <table:table-cell office:value-type="float" office:value="2.628" calcext:value-type="float">
            <text:p>2,628</text:p>
          </table:table-cell>
          <table:table-cell office:value-type="float" office:value="7.43914239108563" calcext:value-type="float">
            <text:p>7,43914239108563</text:p>
          </table:table-cell>
        </table:table-row>
        <table:table-row table:style-name="ro1">
          <table:table-cell/>
          <table:table-cell office:value-type="float" office:value="2.63" calcext:value-type="float">
            <text:p>2,63</text:p>
          </table:table-cell>
          <table:table-cell office:value-type="float" office:value="7.43141305446625" calcext:value-type="float">
            <text:p>7,43141305446625</text:p>
          </table:table-cell>
        </table:table-row>
        <table:table-row table:style-name="ro1">
          <table:table-cell/>
          <table:table-cell office:value-type="float" office:value="2.632" calcext:value-type="float">
            <text:p>2,632</text:p>
          </table:table-cell>
          <table:table-cell office:value-type="float" office:value="7.42369210720062" calcext:value-type="float">
            <text:p>7,42369210720062</text:p>
          </table:table-cell>
        </table:table-row>
        <table:table-row table:style-name="ro1">
          <table:table-cell/>
          <table:table-cell office:value-type="float" office:value="2.634" calcext:value-type="float">
            <text:p>2,634</text:p>
          </table:table-cell>
          <table:table-cell office:value-type="float" office:value="7.41597951948643" calcext:value-type="float">
            <text:p>7,41597951948643</text:p>
          </table:table-cell>
        </table:table-row>
        <table:table-row table:style-name="ro1">
          <table:table-cell/>
          <table:table-cell office:value-type="float" office:value="2.636" calcext:value-type="float">
            <text:p>2,636</text:p>
          </table:table-cell>
          <table:table-cell office:value-type="float" office:value="7.40827533602715" calcext:value-type="float">
            <text:p>7,40827533602715</text:p>
          </table:table-cell>
        </table:table-row>
        <table:table-row table:style-name="ro1">
          <table:table-cell/>
          <table:table-cell office:value-type="float" office:value="2.638" calcext:value-type="float">
            <text:p>2,638</text:p>
          </table:table-cell>
          <table:table-cell office:value-type="float" office:value="7.40057954192162" calcext:value-type="float">
            <text:p>7,40057954192162</text:p>
          </table:table-cell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7.39289216697216" calcext:value-type="float">
            <text:p>7,39289216697216</text:p>
          </table:table-cell>
        </table:table-row>
        <table:table-row table:style-name="ro1">
          <table:table-cell/>
          <table:table-cell office:value-type="float" office:value="2.642" calcext:value-type="float">
            <text:p>2,642</text:p>
          </table:table-cell>
          <table:table-cell office:value-type="float" office:value="7.38521321117878" calcext:value-type="float">
            <text:p>7,38521321117878</text:p>
          </table:table-cell>
        </table:table-row>
        <table:table-row table:style-name="ro1">
          <table:table-cell/>
          <table:table-cell office:value-type="float" office:value="2.644" calcext:value-type="float">
            <text:p>2,644</text:p>
          </table:table-cell>
          <table:table-cell office:value-type="float" office:value="7.37754268944264" calcext:value-type="float">
            <text:p>7,37754268944264</text:p>
          </table:table-cell>
        </table:table-row>
        <table:table-row table:style-name="ro1">
          <table:table-cell/>
          <table:table-cell office:value-type="float" office:value="2.646" calcext:value-type="float">
            <text:p>2,646</text:p>
          </table:table-cell>
          <table:table-cell office:value-type="float" office:value="7.36988060176373" calcext:value-type="float">
            <text:p>7,36988060176373</text:p>
          </table:table-cell>
        </table:table-row>
        <table:table-row table:style-name="ro1">
          <table:table-cell/>
          <table:table-cell office:value-type="float" office:value="2.648" calcext:value-type="float">
            <text:p>2,648</text:p>
          </table:table-cell>
          <table:table-cell office:value-type="float" office:value="7.36222696304321" calcext:value-type="float">
            <text:p>7,36222696304321</text:p>
          </table:table-cell>
        </table:table-row>
        <table:table-row table:style-name="ro1">
          <table:table-cell/>
          <table:table-cell office:value-type="float" office:value="2.65" calcext:value-type="float">
            <text:p>2,65</text:p>
          </table:table-cell>
          <table:table-cell office:value-type="float" office:value="7.35458178818226" calcext:value-type="float">
            <text:p>7,35458178818226</text:p>
          </table:table-cell>
        </table:table-row>
        <table:table-row table:style-name="ro1">
          <table:table-cell/>
          <table:table-cell office:value-type="float" office:value="2.652" calcext:value-type="float">
            <text:p>2,652</text:p>
          </table:table-cell>
          <table:table-cell office:value-type="float" office:value="7.34694509208202" calcext:value-type="float">
            <text:p>7,34694509208202</text:p>
          </table:table-cell>
        </table:table-row>
        <table:table-row table:style-name="ro1">
          <table:table-cell/>
          <table:table-cell office:value-type="float" office:value="2.654" calcext:value-type="float">
            <text:p>2,654</text:p>
          </table:table-cell>
          <table:table-cell office:value-type="float" office:value="7.33931685984135" calcext:value-type="float">
            <text:p>7,33931685984135</text:p>
          </table:table-cell>
        </table:table-row>
        <table:table-row table:style-name="ro1">
          <table:table-cell/>
          <table:table-cell office:value-type="float" office:value="2.656" calcext:value-type="float">
            <text:p>2,656</text:p>
          </table:table-cell>
          <table:table-cell office:value-type="float" office:value="7.33169710636139" calcext:value-type="float">
            <text:p>7,33169710636139</text:p>
          </table:table-cell>
        </table:table-row>
        <table:table-row table:style-name="ro1">
          <table:table-cell/>
          <table:table-cell office:value-type="float" office:value="2.658" calcext:value-type="float">
            <text:p>2,658</text:p>
          </table:table-cell>
          <table:table-cell office:value-type="float" office:value="7.32408586144447" calcext:value-type="float">
            <text:p>7,32408586144447</text:p>
          </table:table-cell>
        </table:table-row>
        <table:table-row table:style-name="ro1">
          <table:table-cell/>
          <table:table-cell office:value-type="float" office:value="2.66" calcext:value-type="float">
            <text:p>2,66</text:p>
          </table:table-cell>
          <table:table-cell office:value-type="float" office:value="7.31648311018944" calcext:value-type="float">
            <text:p>7,31648311018944</text:p>
          </table:table-cell>
        </table:table-row>
        <table:table-row table:style-name="ro1">
          <table:table-cell/>
          <table:table-cell office:value-type="float" office:value="2.662" calcext:value-type="float">
            <text:p>2,662</text:p>
          </table:table-cell>
          <table:table-cell office:value-type="float" office:value="7.30888886749744" calcext:value-type="float">
            <text:p>7,30888886749744</text:p>
          </table:table-cell>
        </table:table-row>
        <table:table-row table:style-name="ro1">
          <table:table-cell/>
          <table:table-cell office:value-type="float" office:value="2.664" calcext:value-type="float">
            <text:p>2,664</text:p>
          </table:table-cell>
          <table:table-cell office:value-type="float" office:value="7.30130314826965" calcext:value-type="float">
            <text:p>7,30130314826965</text:p>
          </table:table-cell>
        </table:table-row>
        <table:table-row table:style-name="ro1">
          <table:table-cell/>
          <table:table-cell office:value-type="float" office:value="2.666" calcext:value-type="float">
            <text:p>2,666</text:p>
          </table:table-cell>
          <table:table-cell office:value-type="float" office:value="7.2937259376049" calcext:value-type="float">
            <text:p>7,2937259376049</text:p>
          </table:table-cell>
        </table:table-row>
        <table:table-row table:style-name="ro1">
          <table:table-cell/>
          <table:table-cell office:value-type="float" office:value="2.668" calcext:value-type="float">
            <text:p>2,668</text:p>
          </table:table-cell>
          <table:table-cell office:value-type="float" office:value="7.28615726530552" calcext:value-type="float">
            <text:p>7,28615726530552</text:p>
          </table:table-cell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office:value-type="float" office:value="7.2785971313715" calcext:value-type="float">
            <text:p>7,2785971313715</text:p>
          </table:table-cell>
        </table:table-row>
        <table:table-row table:style-name="ro1">
          <table:table-cell/>
          <table:table-cell office:value-type="float" office:value="2.672" calcext:value-type="float">
            <text:p>2,672</text:p>
          </table:table-cell>
          <table:table-cell office:value-type="float" office:value="7.271045550704" calcext:value-type="float">
            <text:p>7,271045550704</text:p>
          </table:table-cell>
        </table:table-row>
        <table:table-row table:style-name="ro1">
          <table:table-cell/>
          <table:table-cell office:value-type="float" office:value="2.674" calcext:value-type="float">
            <text:p>2,674</text:p>
          </table:table-cell>
          <table:table-cell office:value-type="float" office:value="7.26350250840187" calcext:value-type="float">
            <text:p>7,26350250840187</text:p>
          </table:table-cell>
        </table:table-row>
        <table:table-row table:style-name="ro1">
          <table:table-cell/>
          <table:table-cell office:value-type="float" office:value="2.676" calcext:value-type="float">
            <text:p>2,676</text:p>
          </table:table-cell>
          <table:table-cell office:value-type="float" office:value="7.25596803426743" calcext:value-type="float">
            <text:p>7,25596803426743</text:p>
          </table:table-cell>
        </table:table-row>
        <table:table-row table:style-name="ro1">
          <table:table-cell/>
          <table:table-cell office:value-type="float" office:value="2.678" calcext:value-type="float">
            <text:p>2,678</text:p>
          </table:table-cell>
          <table:table-cell office:value-type="float" office:value="7.24844211339951" calcext:value-type="float">
            <text:p>7,24844211339951</text:p>
          </table:table-cell>
        </table:table-row>
        <table:table-row table:style-name="ro1">
          <table:table-cell/>
          <table:table-cell office:value-type="float" office:value="2.68" calcext:value-type="float">
            <text:p>2,68</text:p>
          </table:table-cell>
          <table:table-cell office:value-type="float" office:value="7.24092477560043" calcext:value-type="float">
            <text:p>7,24092477560043</text:p>
          </table:table-cell>
        </table:table-row>
        <table:table-row table:style-name="ro1">
          <table:table-cell/>
          <table:table-cell office:value-type="float" office:value="2.682" calcext:value-type="float">
            <text:p>2,682</text:p>
          </table:table-cell>
          <table:table-cell office:value-type="float" office:value="7.23341600596905" calcext:value-type="float">
            <text:p>7,23341600596905</text:p>
          </table:table-cell>
        </table:table-row>
        <table:table-row table:style-name="ro1">
          <table:table-cell/>
          <table:table-cell office:value-type="float" office:value="2.684" calcext:value-type="float">
            <text:p>2,684</text:p>
          </table:table-cell>
          <table:table-cell office:value-type="float" office:value="7.22591580450535" calcext:value-type="float">
            <text:p>7,22591580450535</text:p>
          </table:table-cell>
        </table:table-row>
        <table:table-row table:style-name="ro1">
          <table:table-cell/>
          <table:table-cell office:value-type="float" office:value="2.686" calcext:value-type="float">
            <text:p>2,686</text:p>
          </table:table-cell>
          <table:table-cell office:value-type="float" office:value="7.21842420101166" calcext:value-type="float">
            <text:p>7,21842420101166</text:p>
          </table:table-cell>
        </table:table-row>
        <table:table-row table:style-name="ro1">
          <table:table-cell/>
          <table:table-cell office:value-type="float" office:value="2.688" calcext:value-type="float">
            <text:p>2,688</text:p>
          </table:table-cell>
          <table:table-cell office:value-type="float" office:value="7.21094119548798" calcext:value-type="float">
            <text:p>7,21094119548798</text:p>
          </table:table-cell>
        </table:table-row>
        <table:table-row table:style-name="ro1">
          <table:table-cell/>
          <table:table-cell office:value-type="float" office:value="2.69" calcext:value-type="float">
            <text:p>2,69</text:p>
          </table:table-cell>
          <table:table-cell office:value-type="float" office:value="7.20346677303314" calcext:value-type="float">
            <text:p>7,20346677303314</text:p>
          </table:table-cell>
        </table:table-row>
        <table:table-row table:style-name="ro1">
          <table:table-cell/>
          <table:table-cell office:value-type="float" office:value="2.692" calcext:value-type="float">
            <text:p>2,692</text:p>
          </table:table-cell>
          <table:table-cell office:value-type="float" office:value="7.19600094854832" calcext:value-type="float">
            <text:p>7,19600094854832</text:p>
          </table:table-cell>
        </table:table-row>
        <table:table-row table:style-name="ro1">
          <table:table-cell/>
          <table:table-cell office:value-type="float" office:value="2.694" calcext:value-type="float">
            <text:p>2,694</text:p>
          </table:table-cell>
          <table:table-cell office:value-type="float" office:value="7.18854373693466" calcext:value-type="float">
            <text:p>7,18854373693466</text:p>
          </table:table-cell>
        </table:table-row>
        <table:table-row table:style-name="ro1">
          <table:table-cell/>
          <table:table-cell office:value-type="float" office:value="2.696" calcext:value-type="float">
            <text:p>2,696</text:p>
          </table:table-cell>
          <table:table-cell office:value-type="float" office:value="7.18109513819218" calcext:value-type="float">
            <text:p>7,18109513819218</text:p>
          </table:table-cell>
        </table:table-row>
        <table:table-row table:style-name="ro1">
          <table:table-cell/>
          <table:table-cell office:value-type="float" office:value="2.698" calcext:value-type="float">
            <text:p>2,698</text:p>
          </table:table-cell>
          <table:table-cell office:value-type="float" office:value="7.17365515232086" calcext:value-type="float">
            <text:p>7,17365515232086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7.16622377932072" calcext:value-type="float">
            <text:p>7,16622377932072</text:p>
          </table:table-cell>
        </table:table-row>
        <table:table-row table:style-name="ro1">
          <table:table-cell/>
          <table:table-cell office:value-type="float" office:value="2.702" calcext:value-type="float">
            <text:p>2,702</text:p>
          </table:table-cell>
          <table:table-cell office:value-type="float" office:value="7.1588010340929" calcext:value-type="float">
            <text:p>7,1588010340929</text:p>
          </table:table-cell>
        </table:table-row>
        <table:table-row table:style-name="ro1">
          <table:table-cell/>
          <table:table-cell office:value-type="float" office:value="2.704" calcext:value-type="float">
            <text:p>2,704</text:p>
          </table:table-cell>
          <table:table-cell office:value-type="float" office:value="7.15138691663742" calcext:value-type="float">
            <text:p>7,15138691663742</text:p>
          </table:table-cell>
        </table:table-row>
        <table:table-row table:style-name="ro1">
          <table:table-cell/>
          <table:table-cell office:value-type="float" office:value="2.706" calcext:value-type="float">
            <text:p>2,706</text:p>
          </table:table-cell>
          <table:table-cell office:value-type="float" office:value="7.14398142695427" calcext:value-type="float">
            <text:p>7,14398142695427</text:p>
          </table:table-cell>
        </table:table-row>
        <table:table-row table:style-name="ro1">
          <table:table-cell/>
          <table:table-cell office:value-type="float" office:value="2.708" calcext:value-type="float">
            <text:p>2,708</text:p>
          </table:table-cell>
          <table:table-cell office:value-type="float" office:value="7.13658456504345" calcext:value-type="float">
            <text:p>7,13658456504345</text:p>
          </table:table-cell>
        </table:table-row>
        <table:table-row table:style-name="ro1">
          <table:table-cell/>
          <table:table-cell office:value-type="float" office:value="2.71" calcext:value-type="float">
            <text:p>2,71</text:p>
          </table:table-cell>
          <table:table-cell office:value-type="float" office:value="7.12919633090496" calcext:value-type="float">
            <text:p>7,12919633090496</text:p>
          </table:table-cell>
        </table:table-row>
        <table:table-row table:style-name="ro1">
          <table:table-cell/>
          <table:table-cell office:value-type="float" office:value="2.712" calcext:value-type="float">
            <text:p>2,712</text:p>
          </table:table-cell>
          <table:table-cell office:value-type="float" office:value="7.12181675434113" calcext:value-type="float">
            <text:p>7,12181675434113</text:p>
          </table:table-cell>
        </table:table-row>
        <table:table-row table:style-name="ro1">
          <table:table-cell/>
          <table:table-cell office:value-type="float" office:value="2.714" calcext:value-type="float">
            <text:p>2,714</text:p>
          </table:table-cell>
          <table:table-cell office:value-type="float" office:value="7.11444580554962" calcext:value-type="float">
            <text:p>7,11444580554962</text:p>
          </table:table-cell>
        </table:table-row>
        <table:table-row table:style-name="ro1">
          <table:table-cell/>
          <table:table-cell office:value-type="float" office:value="2.716" calcext:value-type="float">
            <text:p>2,716</text:p>
          </table:table-cell>
          <table:table-cell office:value-type="float" office:value="7.10708351433277" calcext:value-type="float">
            <text:p>7,10708351433277</text:p>
          </table:table-cell>
        </table:table-row>
        <table:table-row table:style-name="ro1">
          <table:table-cell/>
          <table:table-cell office:value-type="float" office:value="2.718" calcext:value-type="float">
            <text:p>2,718</text:p>
          </table:table-cell>
          <table:table-cell office:value-type="float" office:value="7.09972986578941" calcext:value-type="float">
            <text:p>7,09972986578941</text:p>
          </table:table-cell>
        </table:table-row>
        <table:table-row table:style-name="ro1">
          <table:table-cell/>
          <table:table-cell office:value-type="float" office:value="2.72" calcext:value-type="float">
            <text:p>2,72</text:p>
          </table:table-cell>
          <table:table-cell office:value-type="float" office:value="7.09238485991955" calcext:value-type="float">
            <text:p>7,09238485991955</text:p>
          </table:table-cell>
        </table:table-row>
        <table:table-row table:style-name="ro1">
          <table:table-cell/>
          <table:table-cell office:value-type="float" office:value="2.722" calcext:value-type="float">
            <text:p>2,722</text:p>
          </table:table-cell>
          <table:table-cell office:value-type="float" office:value="7.08504851162434" calcext:value-type="float">
            <text:p>7,08504851162434</text:p>
          </table:table-cell>
        </table:table-row>
        <table:table-row table:style-name="ro1">
          <table:table-cell/>
          <table:table-cell office:value-type="float" office:value="2.724" calcext:value-type="float">
            <text:p>2,724</text:p>
          </table:table-cell>
          <table:table-cell office:value-type="float" office:value="7.07772080600262" calcext:value-type="float">
            <text:p>7,07772080600262</text:p>
          </table:table-cell>
        </table:table-row>
        <table:table-row table:style-name="ro1">
          <table:table-cell/>
          <table:table-cell office:value-type="float" office:value="2.726" calcext:value-type="float">
            <text:p>2,726</text:p>
          </table:table-cell>
          <table:table-cell office:value-type="float" office:value="7.07040177285671" calcext:value-type="float">
            <text:p>7,07040177285671</text:p>
          </table:table-cell>
        </table:table-row>
        <table:table-row table:style-name="ro1">
          <table:table-cell/>
          <table:table-cell office:value-type="float" office:value="2.728" calcext:value-type="float">
            <text:p>2,728</text:p>
          </table:table-cell>
          <table:table-cell office:value-type="float" office:value="7.0630913823843" calcext:value-type="float">
            <text:p>7,0630913823843</text:p>
          </table:table-cell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office:value-type="float" office:value="7.0557896643877" calcext:value-type="float">
            <text:p>7,0557896643877</text:p>
          </table:table-cell>
        </table:table-row>
        <table:table-row table:style-name="ro1">
          <table:table-cell/>
          <table:table-cell office:value-type="float" office:value="2.732" calcext:value-type="float">
            <text:p>2,732</text:p>
          </table:table-cell>
          <table:table-cell office:value-type="float" office:value="7.04849660396576" calcext:value-type="float">
            <text:p>7,04849660396576</text:p>
          </table:table-cell>
        </table:table-row>
        <table:table-row table:style-name="ro1">
          <table:table-cell/>
          <table:table-cell office:value-type="float" office:value="2.734" calcext:value-type="float">
            <text:p>2,734</text:p>
          </table:table-cell>
          <table:table-cell office:value-type="float" office:value="7.04121220111847" calcext:value-type="float">
            <text:p>7,04121220111847</text:p>
          </table:table-cell>
        </table:table-row>
        <table:table-row table:style-name="ro1">
          <table:table-cell/>
          <table:table-cell office:value-type="float" office:value="2.736" calcext:value-type="float">
            <text:p>2,736</text:p>
          </table:table-cell>
          <table:table-cell office:value-type="float" office:value="7.03393647074699" calcext:value-type="float">
            <text:p>7,03393647074699</text:p>
          </table:table-cell>
        </table:table-row>
        <table:table-row table:style-name="ro1">
          <table:table-cell/>
          <table:table-cell office:value-type="float" office:value="2.738" calcext:value-type="float">
            <text:p>2,738</text:p>
          </table:table-cell>
          <table:table-cell office:value-type="float" office:value="7.02666939795017" calcext:value-type="float">
            <text:p>7,02666939795017</text:p>
          </table:table-cell>
        </table:table-row>
        <table:table-row table:style-name="ro1">
          <table:table-cell/>
          <table:table-cell office:value-type="float" office:value="2.74" calcext:value-type="float">
            <text:p>2,74</text:p>
          </table:table-cell>
          <table:table-cell office:value-type="float" office:value="7.01941099762917" calcext:value-type="float">
            <text:p>7,01941099762917</text:p>
          </table:table-cell>
        </table:table-row>
        <table:table-row table:style-name="ro1">
          <table:table-cell/>
          <table:table-cell office:value-type="float" office:value="2.742" calcext:value-type="float">
            <text:p>2,742</text:p>
          </table:table-cell>
          <table:table-cell office:value-type="float" office:value="7.01216125488281" calcext:value-type="float">
            <text:p>7,01216125488281</text:p>
          </table:table-cell>
        </table:table-row>
        <table:table-row table:style-name="ro1">
          <table:table-cell/>
          <table:table-cell office:value-type="float" office:value="2.744" calcext:value-type="float">
            <text:p>2,744</text:p>
          </table:table-cell>
          <table:table-cell office:value-type="float" office:value="7.00492018461227" calcext:value-type="float">
            <text:p>7,00492018461227</text:p>
          </table:table-cell>
        </table:table-row>
        <table:table-row table:style-name="ro1">
          <table:table-cell/>
          <table:table-cell office:value-type="float" office:value="2.746" calcext:value-type="float">
            <text:p>2,746</text:p>
          </table:table-cell>
          <table:table-cell office:value-type="float" office:value="6.99768777191639" calcext:value-type="float">
            <text:p>6,99768777191639</text:p>
          </table:table-cell>
        </table:table-row>
        <table:table-row table:style-name="ro1">
          <table:table-cell/>
          <table:table-cell office:value-type="float" office:value="2.748" calcext:value-type="float">
            <text:p>2,748</text:p>
          </table:table-cell>
          <table:table-cell office:value-type="float" office:value="6.99046403169632" calcext:value-type="float">
            <text:p>6,99046403169632</text:p>
          </table:table-cell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office:value-type="float" office:value="6.98324896395206" calcext:value-type="float">
            <text:p>6,98324896395206</text:p>
          </table:table-cell>
        </table:table-row>
        <table:table-row table:style-name="ro1">
          <table:table-cell/>
          <table:table-cell office:value-type="float" office:value="2.752" calcext:value-type="float">
            <text:p>2,752</text:p>
          </table:table-cell>
          <table:table-cell office:value-type="float" office:value="6.97604256868362" calcext:value-type="float">
            <text:p>6,97604256868362</text:p>
          </table:table-cell>
        </table:table-row>
        <table:table-row table:style-name="ro1">
          <table:table-cell/>
          <table:table-cell office:value-type="float" office:value="2.754" calcext:value-type="float">
            <text:p>2,754</text:p>
          </table:table-cell>
          <table:table-cell office:value-type="float" office:value="6.96884483098984" calcext:value-type="float">
            <text:p>6,96884483098984</text:p>
          </table:table-cell>
        </table:table-row>
        <table:table-row table:style-name="ro1">
          <table:table-cell/>
          <table:table-cell office:value-type="float" office:value="2.756" calcext:value-type="float">
            <text:p>2,756</text:p>
          </table:table-cell>
          <table:table-cell office:value-type="float" office:value="6.96165576577187" calcext:value-type="float">
            <text:p>6,96165576577187</text:p>
          </table:table-cell>
        </table:table-row>
        <table:table-row table:style-name="ro1">
          <table:table-cell/>
          <table:table-cell office:value-type="float" office:value="2.758" calcext:value-type="float">
            <text:p>2,758</text:p>
          </table:table-cell>
          <table:table-cell office:value-type="float" office:value="6.95447537302971" calcext:value-type="float">
            <text:p>6,95447537302971</text:p>
          </table:table-cell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office:value-type="float" office:value="6.94730365276337" calcext:value-type="float">
            <text:p>6,94730365276337</text:p>
          </table:table-cell>
        </table:table-row>
        <table:table-row table:style-name="ro1">
          <table:table-cell/>
          <table:table-cell office:value-type="float" office:value="2.762" calcext:value-type="float">
            <text:p>2,762</text:p>
          </table:table-cell>
          <table:table-cell office:value-type="float" office:value="6.94014059007168" calcext:value-type="float">
            <text:p>6,94014059007168</text:p>
          </table:table-cell>
        </table:table-row>
        <table:table-row table:style-name="ro1">
          <table:table-cell/>
          <table:table-cell office:value-type="float" office:value="2.764" calcext:value-type="float">
            <text:p>2,764</text:p>
          </table:table-cell>
          <table:table-cell office:value-type="float" office:value="6.9329861998558" calcext:value-type="float">
            <text:p>6,9329861998558</text:p>
          </table:table-cell>
        </table:table-row>
        <table:table-row table:style-name="ro1">
          <table:table-cell/>
          <table:table-cell office:value-type="float" office:value="2.766" calcext:value-type="float">
            <text:p>2,766</text:p>
          </table:table-cell>
          <table:table-cell office:value-type="float" office:value="6.92584046721458" calcext:value-type="float">
            <text:p>6,92584046721458</text:p>
          </table:table-cell>
        </table:table-row>
        <table:table-row table:style-name="ro1">
          <table:table-cell/>
          <table:table-cell office:value-type="float" office:value="2.768" calcext:value-type="float">
            <text:p>2,768</text:p>
          </table:table-cell>
          <table:table-cell office:value-type="float" office:value="6.91870340704918" calcext:value-type="float">
            <text:p>6,91870340704918</text:p>
          </table:table-cell>
        </table:table-row>
        <table:table-row table:style-name="ro1">
          <table:table-cell/>
          <table:table-cell office:value-type="float" office:value="2.77" calcext:value-type="float">
            <text:p>2,77</text:p>
          </table:table-cell>
          <table:table-cell office:value-type="float" office:value="6.91157500445843" calcext:value-type="float">
            <text:p>6,91157500445843</text:p>
          </table:table-cell>
        </table:table-row>
        <table:table-row table:style-name="ro1">
          <table:table-cell/>
          <table:table-cell office:value-type="float" office:value="2.772" calcext:value-type="float">
            <text:p>2,772</text:p>
          </table:table-cell>
          <table:table-cell office:value-type="float" office:value="6.90445527434349" calcext:value-type="float">
            <text:p>6,90445527434349</text:p>
          </table:table-cell>
        </table:table-row>
        <table:table-row table:style-name="ro1">
          <table:table-cell/>
          <table:table-cell office:value-type="float" office:value="2.774" calcext:value-type="float">
            <text:p>2,774</text:p>
          </table:table-cell>
          <table:table-cell office:value-type="float" office:value="6.89734418690205" calcext:value-type="float">
            <text:p>6,89734418690205</text:p>
          </table:table-cell>
        </table:table-row>
        <table:table-row table:style-name="ro1">
          <table:table-cell/>
          <table:table-cell office:value-type="float" office:value="2.776" calcext:value-type="float">
            <text:p>2,776</text:p>
          </table:table-cell>
          <table:table-cell office:value-type="float" office:value="6.89024178683758" calcext:value-type="float">
            <text:p>6,89024178683758</text:p>
          </table:table-cell>
        </table:table-row>
        <table:table-row table:style-name="ro1">
          <table:table-cell/>
          <table:table-cell office:value-type="float" office:value="2.778" calcext:value-type="float">
            <text:p>2,778</text:p>
          </table:table-cell>
          <table:table-cell office:value-type="float" office:value="6.8831480294466" calcext:value-type="float">
            <text:p>6,8831480294466</text:p>
          </table:table-cell>
        </table:table-row>
        <table:table-row table:style-name="ro1">
          <table:table-cell/>
          <table:table-cell office:value-type="float" office:value="2.78" calcext:value-type="float">
            <text:p>2,78</text:p>
          </table:table-cell>
          <table:table-cell office:value-type="float" office:value="6.87606292963028" calcext:value-type="float">
            <text:p>6,87606292963028</text:p>
          </table:table-cell>
        </table:table-row>
        <table:table-row table:style-name="ro1">
          <table:table-cell/>
          <table:table-cell office:value-type="float" office:value="2.782" calcext:value-type="float">
            <text:p>2,782</text:p>
          </table:table-cell>
          <table:table-cell office:value-type="float" office:value="6.86898648738861" calcext:value-type="float">
            <text:p>6,86898648738861</text:p>
          </table:table-cell>
        </table:table-row>
        <table:table-row table:style-name="ro1">
          <table:table-cell/>
          <table:table-cell office:value-type="float" office:value="2.784" calcext:value-type="float">
            <text:p>2,784</text:p>
          </table:table-cell>
          <table:table-cell office:value-type="float" office:value="6.8619187027216" calcext:value-type="float">
            <text:p>6,8619187027216</text:p>
          </table:table-cell>
        </table:table-row>
        <table:table-row table:style-name="ro1">
          <table:table-cell/>
          <table:table-cell office:value-type="float" office:value="2.786" calcext:value-type="float">
            <text:p>2,786</text:p>
          </table:table-cell>
          <table:table-cell office:value-type="float" office:value="6.85485956072807" calcext:value-type="float">
            <text:p>6,85485956072807</text:p>
          </table:table-cell>
        </table:table-row>
        <table:table-row table:style-name="ro1">
          <table:table-cell/>
          <table:table-cell office:value-type="float" office:value="2.788" calcext:value-type="float">
            <text:p>2,788</text:p>
          </table:table-cell>
          <table:table-cell office:value-type="float" office:value="6.8478090763092" calcext:value-type="float">
            <text:p>6,8478090763092</text:p>
          </table:table-cell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office:value-type="float" office:value="6.84076724946499" calcext:value-type="float">
            <text:p>6,84076724946499</text:p>
          </table:table-cell>
        </table:table-row>
        <table:table-row table:style-name="ro1">
          <table:table-cell/>
          <table:table-cell office:value-type="float" office:value="2.792" calcext:value-type="float">
            <text:p>2,792</text:p>
          </table:table-cell>
          <table:table-cell office:value-type="float" office:value="6.8337340503931" calcext:value-type="float">
            <text:p>6,8337340503931</text:p>
          </table:table-cell>
        </table:table-row>
        <table:table-row table:style-name="ro1">
          <table:table-cell/>
          <table:table-cell office:value-type="float" office:value="2.794" calcext:value-type="float">
            <text:p>2,794</text:p>
          </table:table-cell>
          <table:table-cell office:value-type="float" office:value="6.82670950889587" calcext:value-type="float">
            <text:p>6,82670950889587</text:p>
          </table:table-cell>
        </table:table-row>
        <table:table-row table:style-name="ro1">
          <table:table-cell/>
          <table:table-cell office:value-type="float" office:value="2.796" calcext:value-type="float">
            <text:p>2,796</text:p>
          </table:table-cell>
          <table:table-cell office:value-type="float" office:value="6.81969359517098" calcext:value-type="float">
            <text:p>6,81969359517098</text:p>
          </table:table-cell>
        </table:table-row>
        <table:table-row table:style-name="ro1">
          <table:table-cell/>
          <table:table-cell office:value-type="float" office:value="2.798" calcext:value-type="float">
            <text:p>2,798</text:p>
          </table:table-cell>
          <table:table-cell office:value-type="float" office:value="6.81268633902073" calcext:value-type="float">
            <text:p>6,81268633902073</text:p>
          </table:table-cell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6.80568771064282" calcext:value-type="float">
            <text:p>6,80568771064282</text:p>
          </table:table-cell>
        </table:table-row>
        <table:table-row table:style-name="ro1">
          <table:table-cell/>
          <table:table-cell office:value-type="float" office:value="2.802" calcext:value-type="float">
            <text:p>2,802</text:p>
          </table:table-cell>
          <table:table-cell office:value-type="float" office:value="6.79869771003723" calcext:value-type="float">
            <text:p>6,79869771003723</text:p>
          </table:table-cell>
        </table:table-row>
        <table:table-row table:style-name="ro1">
          <table:table-cell/>
          <table:table-cell office:value-type="float" office:value="2.804" calcext:value-type="float">
            <text:p>2,804</text:p>
          </table:table-cell>
          <table:table-cell office:value-type="float" office:value="6.79171633720398" calcext:value-type="float">
            <text:p>6,79171633720398</text:p>
          </table:table-cell>
        </table:table-row>
        <table:table-row table:style-name="ro1">
          <table:table-cell/>
          <table:table-cell office:value-type="float" office:value="2.806" calcext:value-type="float">
            <text:p>2,806</text:p>
          </table:table-cell>
          <table:table-cell office:value-type="float" office:value="6.78474360704422" calcext:value-type="float">
            <text:p>6,78474360704422</text:p>
          </table:table-cell>
        </table:table-row>
        <table:table-row table:style-name="ro1">
          <table:table-cell/>
          <table:table-cell office:value-type="float" office:value="2.808" calcext:value-type="float">
            <text:p>2,808</text:p>
          </table:table-cell>
          <table:table-cell office:value-type="float" office:value="6.77777948975563" calcext:value-type="float">
            <text:p>6,77777948975563</text:p>
          </table:table-cell>
        </table:table-row>
        <table:table-row table:style-name="ro1">
          <table:table-cell/>
          <table:table-cell office:value-type="float" office:value="2.81" calcext:value-type="float">
            <text:p>2,81</text:p>
          </table:table-cell>
          <table:table-cell office:value-type="float" office:value="6.77082400023937" calcext:value-type="float">
            <text:p>6,77082400023937</text:p>
          </table:table-cell>
        </table:table-row>
        <table:table-row table:style-name="ro1">
          <table:table-cell/>
          <table:table-cell office:value-type="float" office:value="2.812" calcext:value-type="float">
            <text:p>2,812</text:p>
          </table:table-cell>
          <table:table-cell office:value-type="float" office:value="6.76387712359428" calcext:value-type="float">
            <text:p>6,76387712359428</text:p>
          </table:table-cell>
        </table:table-row>
        <table:table-row table:style-name="ro1">
          <table:table-cell/>
          <table:table-cell office:value-type="float" office:value="2.814" calcext:value-type="float">
            <text:p>2,814</text:p>
          </table:table-cell>
          <table:table-cell office:value-type="float" office:value="6.75693887472153" calcext:value-type="float">
            <text:p>6,75693887472153</text:p>
          </table:table-cell>
        </table:table-row>
        <table:table-row table:style-name="ro1">
          <table:table-cell/>
          <table:table-cell office:value-type="float" office:value="2.816" calcext:value-type="float">
            <text:p>2,816</text:p>
          </table:table-cell>
          <table:table-cell office:value-type="float" office:value="6.75000922381878" calcext:value-type="float">
            <text:p>6,75000922381878</text:p>
          </table:table-cell>
        </table:table-row>
        <table:table-row table:style-name="ro1">
          <table:table-cell/>
          <table:table-cell office:value-type="float" office:value="2.818" calcext:value-type="float">
            <text:p>2,818</text:p>
          </table:table-cell>
          <table:table-cell office:value-type="float" office:value="6.7430881857872" calcext:value-type="float">
            <text:p>6,7430881857872</text:p>
          </table:table-cell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office:value-type="float" office:value="6.73617576062679" calcext:value-type="float">
            <text:p>6,73617576062679</text:p>
          </table:table-cell>
        </table:table-row>
        <table:table-row table:style-name="ro1">
          <table:table-cell/>
          <table:table-cell office:value-type="float" office:value="2.822" calcext:value-type="float">
            <text:p>2,822</text:p>
          </table:table-cell>
          <table:table-cell office:value-type="float" office:value="6.72927193343639" calcext:value-type="float">
            <text:p>6,72927193343639</text:p>
          </table:table-cell>
        </table:table-row>
        <table:table-row table:style-name="ro1">
          <table:table-cell/>
          <table:table-cell office:value-type="float" office:value="2.824" calcext:value-type="float">
            <text:p>2,824</text:p>
          </table:table-cell>
          <table:table-cell office:value-type="float" office:value="6.72237668931484" calcext:value-type="float">
            <text:p>6,72237668931484</text:p>
          </table:table-cell>
        </table:table-row>
        <table:table-row table:style-name="ro1">
          <table:table-cell/>
          <table:table-cell office:value-type="float" office:value="2.826" calcext:value-type="float">
            <text:p>2,826</text:p>
          </table:table-cell>
          <table:table-cell office:value-type="float" office:value="6.71549005806446" calcext:value-type="float">
            <text:p>6,71549005806446</text:p>
          </table:table-cell>
        </table:table-row>
        <table:table-row table:style-name="ro1">
          <table:table-cell/>
          <table:table-cell office:value-type="float" office:value="2.828" calcext:value-type="float">
            <text:p>2,828</text:p>
          </table:table-cell>
          <table:table-cell office:value-type="float" office:value="6.70861200988293" calcext:value-type="float">
            <text:p>6,70861200988293</text:p>
          </table:table-cell>
        </table:table-row>
        <table:table-row table:style-name="ro1">
          <table:table-cell/>
          <table:table-cell office:value-type="float" office:value="2.83" calcext:value-type="float">
            <text:p>2,83</text:p>
          </table:table-cell>
          <table:table-cell office:value-type="float" office:value="6.70174254477024" calcext:value-type="float">
            <text:p>6,70174254477024</text:p>
          </table:table-cell>
        </table:table-row>
        <table:table-row table:style-name="ro1">
          <table:table-cell/>
          <table:table-cell office:value-type="float" office:value="2.832" calcext:value-type="float">
            <text:p>2,832</text:p>
          </table:table-cell>
          <table:table-cell office:value-type="float" office:value="6.69488167762756" calcext:value-type="float">
            <text:p>6,69488167762756</text:p>
          </table:table-cell>
        </table:table-row>
        <table:table-row table:style-name="ro1">
          <table:table-cell/>
          <table:table-cell office:value-type="float" office:value="2.834" calcext:value-type="float">
            <text:p>2,834</text:p>
          </table:table-cell>
          <table:table-cell office:value-type="float" office:value="6.68802936375141" calcext:value-type="float">
            <text:p>6,68802936375141</text:p>
          </table:table-cell>
        </table:table-row>
        <table:table-row table:style-name="ro1">
          <table:table-cell/>
          <table:table-cell office:value-type="float" office:value="2.836" calcext:value-type="float">
            <text:p>2,836</text:p>
          </table:table-cell>
          <table:table-cell office:value-type="float" office:value="6.68118564784527" calcext:value-type="float">
            <text:p>6,68118564784527</text:p>
          </table:table-cell>
        </table:table-row>
        <table:table-row table:style-name="ro1">
          <table:table-cell/>
          <table:table-cell office:value-type="float" office:value="2.838" calcext:value-type="float">
            <text:p>2,838</text:p>
          </table:table-cell>
          <table:table-cell office:value-type="float" office:value="6.67435048520565" calcext:value-type="float">
            <text:p>6,67435048520565</text:p>
          </table:table-cell>
        </table:table-row>
        <table:table-row table:style-name="ro1">
          <table:table-cell/>
          <table:table-cell office:value-type="float" office:value="2.84" calcext:value-type="float">
            <text:p>2,84</text:p>
          </table:table-cell>
          <table:table-cell office:value-type="float" office:value="6.66752389073372" calcext:value-type="float">
            <text:p>6,66752389073372</text:p>
          </table:table-cell>
        </table:table-row>
        <table:table-row table:style-name="ro1">
          <table:table-cell/>
          <table:table-cell office:value-type="float" office:value="2.842" calcext:value-type="float">
            <text:p>2,842</text:p>
          </table:table-cell>
          <table:table-cell office:value-type="float" office:value="6.66070586442947" calcext:value-type="float">
            <text:p>6,66070586442947</text:p>
          </table:table-cell>
        </table:table-row>
        <table:table-row table:style-name="ro1">
          <table:table-cell/>
          <table:table-cell office:value-type="float" office:value="2.844" calcext:value-type="float">
            <text:p>2,844</text:p>
          </table:table-cell>
          <table:table-cell office:value-type="float" office:value="6.65389639139175" calcext:value-type="float">
            <text:p>6,65389639139175</text:p>
          </table:table-cell>
        </table:table-row>
        <table:table-row table:style-name="ro1">
          <table:table-cell/>
          <table:table-cell office:value-type="float" office:value="2.846" calcext:value-type="float">
            <text:p>2,846</text:p>
          </table:table-cell>
          <table:table-cell office:value-type="float" office:value="6.64709547162056" calcext:value-type="float">
            <text:p>6,64709547162056</text:p>
          </table:table-cell>
        </table:table-row>
        <table:table-row table:style-name="ro1">
          <table:table-cell/>
          <table:table-cell office:value-type="float" office:value="2.848" calcext:value-type="float">
            <text:p>2,848</text:p>
          </table:table-cell>
          <table:table-cell office:value-type="float" office:value="6.64030309021473" calcext:value-type="float">
            <text:p>6,64030309021473</text:p>
          </table:table-cell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office:value-type="float" office:value="6.63351926207542" calcext:value-type="float">
            <text:p>6,63351926207542</text:p>
          </table:table-cell>
        </table:table-row>
        <table:table-row table:style-name="ro1">
          <table:table-cell/>
          <table:table-cell office:value-type="float" office:value="2.852" calcext:value-type="float">
            <text:p>2,852</text:p>
          </table:table-cell>
          <table:table-cell office:value-type="float" office:value="6.62674397230148" calcext:value-type="float">
            <text:p>6,62674397230148</text:p>
          </table:table-cell>
        </table:table-row>
        <table:table-row table:style-name="ro1">
          <table:table-cell/>
          <table:table-cell office:value-type="float" office:value="2.854" calcext:value-type="float">
            <text:p>2,854</text:p>
          </table:table-cell>
          <table:table-cell office:value-type="float" office:value="6.61997720599175" calcext:value-type="float">
            <text:p>6,61997720599175</text:p>
          </table:table-cell>
        </table:table-row>
        <table:table-row table:style-name="ro1">
          <table:table-cell/>
          <table:table-cell office:value-type="float" office:value="2.856" calcext:value-type="float">
            <text:p>2,856</text:p>
          </table:table-cell>
          <table:table-cell office:value-type="float" office:value="6.61321897804737" calcext:value-type="float">
            <text:p>6,61321897804737</text:p>
          </table:table-cell>
        </table:table-row>
        <table:table-row table:style-name="ro1">
          <table:table-cell/>
          <table:table-cell office:value-type="float" office:value="2.858" calcext:value-type="float">
            <text:p>2,858</text:p>
          </table:table-cell>
          <table:table-cell office:value-type="float" office:value="6.60646925866604" calcext:value-type="float">
            <text:p>6,60646925866604</text:p>
          </table:table-cell>
        </table:table-row>
        <table:table-row table:style-name="ro1">
          <table:table-cell/>
          <table:table-cell office:value-type="float" office:value="2.86" calcext:value-type="float">
            <text:p>2,86</text:p>
          </table:table-cell>
          <table:table-cell office:value-type="float" office:value="6.59972806274891" calcext:value-type="float">
            <text:p>6,59972806274891</text:p>
          </table:table-cell>
        </table:table-row>
        <table:table-row table:style-name="ro1">
          <table:table-cell/>
          <table:table-cell office:value-type="float" office:value="2.862" calcext:value-type="float">
            <text:p>2,862</text:p>
          </table:table-cell>
          <table:table-cell office:value-type="float" office:value="6.59299539029598" calcext:value-type="float">
            <text:p>6,59299539029598</text:p>
          </table:table-cell>
        </table:table-row>
        <table:table-row table:style-name="ro1">
          <table:table-cell/>
          <table:table-cell office:value-type="float" office:value="2.864" calcext:value-type="float">
            <text:p>2,864</text:p>
          </table:table-cell>
          <table:table-cell office:value-type="float" office:value="6.58627121150494" calcext:value-type="float">
            <text:p>6,58627121150494</text:p>
          </table:table-cell>
        </table:table-row>
        <table:table-row table:style-name="ro1">
          <table:table-cell/>
          <table:table-cell office:value-type="float" office:value="2.866" calcext:value-type="float">
            <text:p>2,866</text:p>
          </table:table-cell>
          <table:table-cell office:value-type="float" office:value="6.57955554127693" calcext:value-type="float">
            <text:p>6,57955554127693</text:p>
          </table:table-cell>
        </table:table-row>
        <table:table-row table:style-name="ro1">
          <table:table-cell/>
          <table:table-cell office:value-type="float" office:value="2.868" calcext:value-type="float">
            <text:p>2,868</text:p>
          </table:table-cell>
          <table:table-cell office:value-type="float" office:value="6.57284836471081" calcext:value-type="float">
            <text:p>6,57284836471081</text:p>
          </table:table-cell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6.56614968180656" calcext:value-type="float">
            <text:p>6,56614968180656</text:p>
          </table:table-cell>
        </table:table-row>
        <table:table-row table:style-name="ro1">
          <table:table-cell/>
          <table:table-cell office:value-type="float" office:value="2.872" calcext:value-type="float">
            <text:p>2,872</text:p>
          </table:table-cell>
          <table:table-cell office:value-type="float" office:value="6.5594594925642" calcext:value-type="float">
            <text:p>6,5594594925642</text:p>
          </table:table-cell>
        </table:table-row>
        <table:table-row table:style-name="ro1">
          <table:table-cell/>
          <table:table-cell office:value-type="float" office:value="2.874" calcext:value-type="float">
            <text:p>2,874</text:p>
          </table:table-cell>
          <table:table-cell office:value-type="float" office:value="6.5527777671814" calcext:value-type="float">
            <text:p>6,5527777671814</text:p>
          </table:table-cell>
        </table:table-row>
        <table:table-row table:style-name="ro1">
          <table:table-cell/>
          <table:table-cell office:value-type="float" office:value="2.876" calcext:value-type="float">
            <text:p>2,876</text:p>
          </table:table-cell>
          <table:table-cell office:value-type="float" office:value="6.54610453546047" calcext:value-type="float">
            <text:p>6,54610453546047</text:p>
          </table:table-cell>
        </table:table-row>
        <table:table-row table:style-name="ro1">
          <table:table-cell/>
          <table:table-cell office:value-type="float" office:value="2.878" calcext:value-type="float">
            <text:p>2,878</text:p>
          </table:table-cell>
          <table:table-cell office:value-type="float" office:value="6.53943975269795" calcext:value-type="float">
            <text:p>6,53943975269795</text:p>
          </table:table-cell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office:value-type="float" office:value="6.53278344869614" calcext:value-type="float">
            <text:p>6,53278344869614</text:p>
          </table:table-cell>
        </table:table-row>
        <table:table-row table:style-name="ro1">
          <table:table-cell/>
          <table:table-cell office:value-type="float" office:value="2.882" calcext:value-type="float">
            <text:p>2,882</text:p>
          </table:table-cell>
          <table:table-cell office:value-type="float" office:value="6.52613559365273" calcext:value-type="float">
            <text:p>6,52613559365273</text:p>
          </table:table-cell>
        </table:table-row>
        <table:table-row table:style-name="ro1">
          <table:table-cell/>
          <table:table-cell office:value-type="float" office:value="2.884" calcext:value-type="float">
            <text:p>2,884</text:p>
          </table:table-cell>
          <table:table-cell office:value-type="float" office:value="6.51949618756771" calcext:value-type="float">
            <text:p>6,51949618756771</text:p>
          </table:table-cell>
        </table:table-row>
        <table:table-row table:style-name="ro1">
          <table:table-cell/>
          <table:table-cell office:value-type="float" office:value="2.886" calcext:value-type="float">
            <text:p>2,886</text:p>
          </table:table-cell>
          <table:table-cell office:value-type="float" office:value="6.51286524534226" calcext:value-type="float">
            <text:p>6,51286524534226</text:p>
          </table:table-cell>
        </table:table-row>
        <table:table-row table:style-name="ro1">
          <table:table-cell/>
          <table:table-cell office:value-type="float" office:value="2.888" calcext:value-type="float">
            <text:p>2,888</text:p>
          </table:table-cell>
          <table:table-cell office:value-type="float" office:value="6.50624272227287" calcext:value-type="float">
            <text:p>6,50624272227287</text:p>
          </table:table-cell>
        </table:table-row>
        <table:table-row table:style-name="ro1">
          <table:table-cell/>
          <table:table-cell office:value-type="float" office:value="2.89" calcext:value-type="float">
            <text:p>2,89</text:p>
          </table:table-cell>
          <table:table-cell office:value-type="float" office:value="6.49962864816189" calcext:value-type="float">
            <text:p>6,49962864816189</text:p>
          </table:table-cell>
        </table:table-row>
        <table:table-row table:style-name="ro1">
          <table:table-cell/>
          <table:table-cell office:value-type="float" office:value="2.892" calcext:value-type="float">
            <text:p>2,892</text:p>
          </table:table-cell>
          <table:table-cell office:value-type="float" office:value="6.49302299320698" calcext:value-type="float">
            <text:p>6,49302299320698</text:p>
          </table:table-cell>
        </table:table-row>
        <table:table-row table:style-name="ro1">
          <table:table-cell/>
          <table:table-cell office:value-type="float" office:value="2.894" calcext:value-type="float">
            <text:p>2,894</text:p>
          </table:table-cell>
          <table:table-cell office:value-type="float" office:value="6.48642575740814" calcext:value-type="float">
            <text:p>6,48642575740814</text:p>
          </table:table-cell>
        </table:table-row>
        <table:table-row table:style-name="ro1">
          <table:table-cell/>
          <table:table-cell office:value-type="float" office:value="2.896" calcext:value-type="float">
            <text:p>2,896</text:p>
          </table:table-cell>
          <table:table-cell office:value-type="float" office:value="6.47983694076538" calcext:value-type="float">
            <text:p>6,47983694076538</text:p>
          </table:table-cell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6.47325652837753" calcext:value-type="float">
            <text:p>6,47325652837753</text:p>
          </table:table-cell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office:value-type="float" office:value="6.4666845202446" calcext:value-type="float">
            <text:p>6,4666845202446</text:p>
          </table:table-cell>
        </table:table-row>
        <table:table-row table:style-name="ro1">
          <table:table-cell/>
          <table:table-cell office:value-type="float" office:value="2.902" calcext:value-type="float">
            <text:p>2,902</text:p>
          </table:table-cell>
          <table:table-cell office:value-type="float" office:value="6.46012091636658" calcext:value-type="float">
            <text:p>6,46012091636658</text:p>
          </table:table-cell>
        </table:table-row>
        <table:table-row table:style-name="ro1">
          <table:table-cell/>
          <table:table-cell office:value-type="float" office:value="2.904" calcext:value-type="float">
            <text:p>2,904</text:p>
          </table:table-cell>
          <table:table-cell office:value-type="float" office:value="6.45356570184231" calcext:value-type="float">
            <text:p>6,45356570184231</text:p>
          </table:table-cell>
        </table:table-row>
        <table:table-row table:style-name="ro1">
          <table:table-cell/>
          <table:table-cell office:value-type="float" office:value="2.906" calcext:value-type="float">
            <text:p>2,906</text:p>
          </table:table-cell>
          <table:table-cell office:value-type="float" office:value="6.44701886177063" calcext:value-type="float">
            <text:p>6,44701886177063</text:p>
          </table:table-cell>
        </table:table-row>
        <table:table-row table:style-name="ro1">
          <table:table-cell/>
          <table:table-cell office:value-type="float" office:value="2.908" calcext:value-type="float">
            <text:p>2,908</text:p>
          </table:table-cell>
          <table:table-cell office:value-type="float" office:value="6.44048039615154" calcext:value-type="float">
            <text:p>6,44048039615154</text:p>
          </table:table-cell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office:value-type="float" office:value="6.43395030498505" calcext:value-type="float">
            <text:p>6,43395030498505</text:p>
          </table:table-cell>
        </table:table-row>
        <table:table-row table:style-name="ro1">
          <table:table-cell/>
          <table:table-cell office:value-type="float" office:value="2.912" calcext:value-type="float">
            <text:p>2,912</text:p>
          </table:table-cell>
          <table:table-cell office:value-type="float" office:value="6.42742858827114" calcext:value-type="float">
            <text:p>6,42742858827114</text:p>
          </table:table-cell>
        </table:table-row>
        <table:table-row table:style-name="ro1">
          <table:table-cell/>
          <table:table-cell office:value-type="float" office:value="2.914" calcext:value-type="float">
            <text:p>2,914</text:p>
          </table:table-cell>
          <table:table-cell office:value-type="float" office:value="6.4209152162075" calcext:value-type="float">
            <text:p>6,4209152162075</text:p>
          </table:table-cell>
        </table:table-row>
        <table:table-row table:style-name="ro1">
          <table:table-cell/>
          <table:table-cell office:value-type="float" office:value="2.916" calcext:value-type="float">
            <text:p>2,916</text:p>
          </table:table-cell>
          <table:table-cell office:value-type="float" office:value="6.4144102036953" calcext:value-type="float">
            <text:p>6,4144102036953</text:p>
          </table:table-cell>
        </table:table-row>
        <table:table-row table:style-name="ro1">
          <table:table-cell/>
          <table:table-cell office:value-type="float" office:value="2.918" calcext:value-type="float">
            <text:p>2,918</text:p>
          </table:table-cell>
          <table:table-cell office:value-type="float" office:value="6.4079135209322" calcext:value-type="float">
            <text:p>6,4079135209322</text:p>
          </table:table-cell>
        </table:table-row>
        <table:table-row table:style-name="ro1">
          <table:table-cell/>
          <table:table-cell office:value-type="float" office:value="2.92" calcext:value-type="float">
            <text:p>2,92</text:p>
          </table:table-cell>
          <table:table-cell office:value-type="float" office:value="6.40142518281937" calcext:value-type="float">
            <text:p>6,40142518281937</text:p>
          </table:table-cell>
        </table:table-row>
        <table:table-row table:style-name="ro1">
          <table:table-cell/>
          <table:table-cell office:value-type="float" office:value="2.922" calcext:value-type="float">
            <text:p>2,922</text:p>
          </table:table-cell>
          <table:table-cell office:value-type="float" office:value="6.39494517445564" calcext:value-type="float">
            <text:p>6,39494517445564</text:p>
          </table:table-cell>
        </table:table-row>
        <table:table-row table:style-name="ro1">
          <table:table-cell/>
          <table:table-cell office:value-type="float" office:value="2.924" calcext:value-type="float">
            <text:p>2,924</text:p>
          </table:table-cell>
          <table:table-cell office:value-type="float" office:value="6.38847349584103" calcext:value-type="float">
            <text:p>6,38847349584103</text:p>
          </table:table-cell>
        </table:table-row>
        <table:table-row table:style-name="ro1">
          <table:table-cell/>
          <table:table-cell office:value-type="float" office:value="2.926" calcext:value-type="float">
            <text:p>2,926</text:p>
          </table:table-cell>
          <table:table-cell office:value-type="float" office:value="6.38201013207436" calcext:value-type="float">
            <text:p>6,38201013207436</text:p>
          </table:table-cell>
        </table:table-row>
        <table:table-row table:style-name="ro1">
          <table:table-cell/>
          <table:table-cell office:value-type="float" office:value="2.928" calcext:value-type="float">
            <text:p>2,928</text:p>
          </table:table-cell>
          <table:table-cell office:value-type="float" office:value="6.37555506825447" calcext:value-type="float">
            <text:p>6,37555506825447</text:p>
          </table:table-cell>
        </table:table-row>
        <table:table-row table:style-name="ro1">
          <table:table-cell/>
          <table:table-cell office:value-type="float" office:value="2.93" calcext:value-type="float">
            <text:p>2,93</text:p>
          </table:table-cell>
          <table:table-cell office:value-type="float" office:value="6.36910830438137" calcext:value-type="float">
            <text:p>6,36910830438137</text:p>
          </table:table-cell>
        </table:table-row>
        <table:table-row table:style-name="ro1">
          <table:table-cell/>
          <table:table-cell office:value-type="float" office:value="2.932" calcext:value-type="float">
            <text:p>2,932</text:p>
          </table:table-cell>
          <table:table-cell office:value-type="float" office:value="6.36266984045506" calcext:value-type="float">
            <text:p>6,36266984045506</text:p>
          </table:table-cell>
        </table:table-row>
        <table:table-row table:style-name="ro1">
          <table:table-cell/>
          <table:table-cell office:value-type="float" office:value="2.934" calcext:value-type="float">
            <text:p>2,934</text:p>
          </table:table-cell>
          <table:table-cell office:value-type="float" office:value="6.35623966157436" calcext:value-type="float">
            <text:p>6,35623966157436</text:p>
          </table:table-cell>
        </table:table-row>
        <table:table-row table:style-name="ro1">
          <table:table-cell/>
          <table:table-cell office:value-type="float" office:value="2.936" calcext:value-type="float">
            <text:p>2,936</text:p>
          </table:table-cell>
          <table:table-cell office:value-type="float" office:value="6.3498177677393" calcext:value-type="float">
            <text:p>6,3498177677393</text:p>
          </table:table-cell>
        </table:table-row>
        <table:table-row table:style-name="ro1">
          <table:table-cell/>
          <table:table-cell office:value-type="float" office:value="2.938" calcext:value-type="float">
            <text:p>2,938</text:p>
          </table:table-cell>
          <table:table-cell office:value-type="float" office:value="6.34340414404869" calcext:value-type="float">
            <text:p>6,34340414404869</text:p>
          </table:table-cell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office:value-type="float" office:value="6.33699879050255" calcext:value-type="float">
            <text:p>6,33699879050255</text:p>
          </table:table-cell>
        </table:table-row>
        <table:table-row table:style-name="ro1">
          <table:table-cell/>
          <table:table-cell office:value-type="float" office:value="2.942" calcext:value-type="float">
            <text:p>2,942</text:p>
          </table:table-cell>
          <table:table-cell office:value-type="float" office:value="6.33060169219971" calcext:value-type="float">
            <text:p>6,33060169219971</text:p>
          </table:table-cell>
        </table:table-row>
        <table:table-row table:style-name="ro1">
          <table:table-cell/>
          <table:table-cell office:value-type="float" office:value="2.944" calcext:value-type="float">
            <text:p>2,944</text:p>
          </table:table-cell>
          <table:table-cell office:value-type="float" office:value="6.32421284914017" calcext:value-type="float">
            <text:p>6,32421284914017</text:p>
          </table:table-cell>
        </table:table-row>
        <table:table-row table:style-name="ro1">
          <table:table-cell/>
          <table:table-cell office:value-type="float" office:value="2.946" calcext:value-type="float">
            <text:p>2,946</text:p>
          </table:table-cell>
          <table:table-cell office:value-type="float" office:value="6.31783224642277" calcext:value-type="float">
            <text:p>6,31783224642277</text:p>
          </table:table-cell>
        </table:table-row>
        <table:table-row table:style-name="ro1">
          <table:table-cell/>
          <table:table-cell office:value-type="float" office:value="2.948" calcext:value-type="float">
            <text:p>2,948</text:p>
          </table:table-cell>
          <table:table-cell office:value-type="float" office:value="6.31145988404751" calcext:value-type="float">
            <text:p>6,31145988404751</text:p>
          </table:table-cell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office:value-type="float" office:value="6.30509574711323" calcext:value-type="float">
            <text:p>6,30509574711323</text:p>
          </table:table-cell>
        </table:table-row>
        <table:table-row table:style-name="ro1">
          <table:table-cell/>
          <table:table-cell office:value-type="float" office:value="2.952" calcext:value-type="float">
            <text:p>2,952</text:p>
          </table:table-cell>
          <table:table-cell office:value-type="float" office:value="6.29873983561993" calcext:value-type="float">
            <text:p>6,29873983561993</text:p>
          </table:table-cell>
        </table:table-row>
        <table:table-row table:style-name="ro1">
          <table:table-cell/>
          <table:table-cell office:value-type="float" office:value="2.954" calcext:value-type="float">
            <text:p>2,954</text:p>
          </table:table-cell>
          <table:table-cell office:value-type="float" office:value="6.29239213466644" calcext:value-type="float">
            <text:p>6,29239213466644</text:p>
          </table:table-cell>
        </table:table-row>
        <table:table-row table:style-name="ro1">
          <table:table-cell/>
          <table:table-cell office:value-type="float" office:value="2.956" calcext:value-type="float">
            <text:p>2,956</text:p>
          </table:table-cell>
          <table:table-cell office:value-type="float" office:value="6.28605262935162" calcext:value-type="float">
            <text:p>6,28605262935162</text:p>
          </table:table-cell>
        </table:table-row>
        <table:table-row table:style-name="ro1">
          <table:table-cell/>
          <table:table-cell office:value-type="float" office:value="2.958" calcext:value-type="float">
            <text:p>2,958</text:p>
          </table:table-cell>
          <table:table-cell office:value-type="float" office:value="6.27972133457661" calcext:value-type="float">
            <text:p>6,27972133457661</text:p>
          </table:table-cell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office:value-type="float" office:value="6.27339823544025" calcext:value-type="float">
            <text:p>6,27339823544025</text:p>
          </table:table-cell>
        </table:table-row>
        <table:table-row table:style-name="ro1">
          <table:table-cell/>
          <table:table-cell office:value-type="float" office:value="2.962" calcext:value-type="float">
            <text:p>2,962</text:p>
          </table:table-cell>
          <table:table-cell office:value-type="float" office:value="6.26708330214024" calcext:value-type="float">
            <text:p>6,26708330214024</text:p>
          </table:table-cell>
        </table:table-row>
        <table:table-row table:style-name="ro1">
          <table:table-cell/>
          <table:table-cell office:value-type="float" office:value="2.964" calcext:value-type="float">
            <text:p>2,964</text:p>
          </table:table-cell>
          <table:table-cell office:value-type="float" office:value="6.26077656447887" calcext:value-type="float">
            <text:p>6,26077656447887</text:p>
          </table:table-cell>
        </table:table-row>
        <table:table-row table:style-name="ro1">
          <table:table-cell/>
          <table:table-cell office:value-type="float" office:value="2.966" calcext:value-type="float">
            <text:p>2,966</text:p>
          </table:table-cell>
          <table:table-cell office:value-type="float" office:value="6.25447797775269" calcext:value-type="float">
            <text:p>6,25447797775269</text:p>
          </table:table-cell>
        </table:table-row>
        <table:table-row table:style-name="ro1">
          <table:table-cell/>
          <table:table-cell office:value-type="float" office:value="2.968" calcext:value-type="float">
            <text:p>2,968</text:p>
          </table:table-cell>
          <table:table-cell office:value-type="float" office:value="6.24818755686283" calcext:value-type="float">
            <text:p>6,24818755686283</text:p>
          </table:table-cell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office:value-type="float" office:value="6.24190530180931" calcext:value-type="float">
            <text:p>6,24190530180931</text:p>
          </table:table-cell>
        </table:table-row>
        <table:table-row table:style-name="ro1">
          <table:table-cell/>
          <table:table-cell office:value-type="float" office:value="2.972" calcext:value-type="float">
            <text:p>2,972</text:p>
          </table:table-cell>
          <table:table-cell office:value-type="float" office:value="6.23563116788864" calcext:value-type="float">
            <text:p>6,23563116788864</text:p>
          </table:table-cell>
        </table:table-row>
        <table:table-row table:style-name="ro1">
          <table:table-cell/>
          <table:table-cell office:value-type="float" office:value="2.974" calcext:value-type="float">
            <text:p>2,974</text:p>
          </table:table-cell>
          <table:table-cell office:value-type="float" office:value="6.22936518490315" calcext:value-type="float">
            <text:p>6,22936518490315</text:p>
          </table:table-cell>
        </table:table-row>
        <table:table-row table:style-name="ro1">
          <table:table-cell/>
          <table:table-cell office:value-type="float" office:value="2.976" calcext:value-type="float">
            <text:p>2,976</text:p>
          </table:table-cell>
          <table:table-cell office:value-type="float" office:value="6.2231073230505" calcext:value-type="float">
            <text:p>6,2231073230505</text:p>
          </table:table-cell>
        </table:table-row>
        <table:table-row table:style-name="ro1">
          <table:table-cell/>
          <table:table-cell office:value-type="float" office:value="2.978" calcext:value-type="float">
            <text:p>2,978</text:p>
          </table:table-cell>
          <table:table-cell office:value-type="float" office:value="6.21685759723187" calcext:value-type="float">
            <text:p>6,21685759723187</text:p>
          </table:table-cell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6.21061596274376" calcext:value-type="float">
            <text:p>6,21061596274376</text:p>
          </table:table-cell>
        </table:table-row>
        <table:table-row table:style-name="ro1">
          <table:table-cell/>
          <table:table-cell office:value-type="float" office:value="2.982" calcext:value-type="float">
            <text:p>2,982</text:p>
          </table:table-cell>
          <table:table-cell office:value-type="float" office:value="6.2043824493885" calcext:value-type="float">
            <text:p>6,2043824493885</text:p>
          </table:table-cell>
        </table:table-row>
        <table:table-row table:style-name="ro1">
          <table:table-cell/>
          <table:table-cell office:value-type="float" office:value="2.984" calcext:value-type="float">
            <text:p>2,984</text:p>
          </table:table-cell>
          <table:table-cell office:value-type="float" office:value="6.19815702736378" calcext:value-type="float">
            <text:p>6,19815702736378</text:p>
          </table:table-cell>
        </table:table-row>
        <table:table-row table:style-name="ro1">
          <table:table-cell/>
          <table:table-cell office:value-type="float" office:value="2.986" calcext:value-type="float">
            <text:p>2,986</text:p>
          </table:table-cell>
          <table:table-cell office:value-type="float" office:value="6.19193969666958" calcext:value-type="float">
            <text:p>6,19193969666958</text:p>
          </table:table-cell>
        </table:table-row>
        <table:table-row table:style-name="ro1">
          <table:table-cell/>
          <table:table-cell office:value-type="float" office:value="2.988" calcext:value-type="float">
            <text:p>2,988</text:p>
          </table:table-cell>
          <table:table-cell office:value-type="float" office:value="6.18573042750359" calcext:value-type="float">
            <text:p>6,18573042750359</text:p>
          </table:table-cell>
        </table:table-row>
        <table:table-row table:style-name="ro1">
          <table:table-cell/>
          <table:table-cell office:value-type="float" office:value="2.99" calcext:value-type="float">
            <text:p>2,99</text:p>
          </table:table-cell>
          <table:table-cell office:value-type="float" office:value="6.17952924966812" calcext:value-type="float">
            <text:p>6,17952924966812</text:p>
          </table:table-cell>
        </table:table-row>
        <table:table-row table:style-name="ro1">
          <table:table-cell/>
          <table:table-cell office:value-type="float" office:value="2.992" calcext:value-type="float">
            <text:p>2,992</text:p>
          </table:table-cell>
          <table:table-cell office:value-type="float" office:value="6.17333613336086" calcext:value-type="float">
            <text:p>6,17333613336086</text:p>
          </table:table-cell>
        </table:table-row>
        <table:table-row table:style-name="ro1">
          <table:table-cell/>
          <table:table-cell office:value-type="float" office:value="2.994" calcext:value-type="float">
            <text:p>2,994</text:p>
          </table:table-cell>
          <table:table-cell office:value-type="float" office:value="6.16715106368065" calcext:value-type="float">
            <text:p>6,16715106368065</text:p>
          </table:table-cell>
        </table:table-row>
        <table:table-row table:style-name="ro1">
          <table:table-cell/>
          <table:table-cell office:value-type="float" office:value="2.996" calcext:value-type="float">
            <text:p>2,996</text:p>
          </table:table-cell>
          <table:table-cell office:value-type="float" office:value="6.16097405552864" calcext:value-type="float">
            <text:p>6,16097405552864</text:p>
          </table:table-cell>
        </table:table-row>
        <table:table-row table:style-name="ro1">
          <table:table-cell/>
          <table:table-cell office:value-type="float" office:value="2.998" calcext:value-type="float">
            <text:p>2,998</text:p>
          </table:table-cell>
          <table:table-cell office:value-type="float" office:value="6.15480507910252" calcext:value-type="float">
            <text:p>6,154805079102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14864413440228" calcext:value-type="float">
            <text:p>6,14864413440228</text:p>
          </table:table-cell>
        </table:table-row>
        <table:table-row table:style-name="ro1">
          <table:table-cell/>
          <table:table-cell office:value-type="float" office:value="3.002" calcext:value-type="float">
            <text:p>3,002</text:p>
          </table:table-cell>
          <table:table-cell office:value-type="float" office:value="6.14249120652676" calcext:value-type="float">
            <text:p>6,14249120652676</text:p>
          </table:table-cell>
        </table:table-row>
        <table:table-row table:style-name="ro1">
          <table:table-cell/>
          <table:table-cell office:value-type="float" office:value="3.004" calcext:value-type="float">
            <text:p>3,004</text:p>
          </table:table-cell>
          <table:table-cell office:value-type="float" office:value="6.13634629547596" calcext:value-type="float">
            <text:p>6,13634629547596</text:p>
          </table:table-cell>
        </table:table-row>
        <table:table-row table:style-name="ro1">
          <table:table-cell/>
          <table:table-cell office:value-type="float" office:value="3.006" calcext:value-type="float">
            <text:p>3,006</text:p>
          </table:table-cell>
          <table:table-cell office:value-type="float" office:value="6.13020938634872" calcext:value-type="float">
            <text:p>6,13020938634872</text:p>
          </table:table-cell>
        </table:table-row>
        <table:table-row table:style-name="ro1">
          <table:table-cell/>
          <table:table-cell office:value-type="float" office:value="3.008" calcext:value-type="float">
            <text:p>3,008</text:p>
          </table:table-cell>
          <table:table-cell office:value-type="float" office:value="6.12408047914505" calcext:value-type="float">
            <text:p>6,12408047914505</text:p>
          </table:table-cell>
        </table:table-row>
        <table:table-row table:style-name="ro1">
          <table:table-cell/>
          <table:table-cell office:value-type="float" office:value="3.01" calcext:value-type="float">
            <text:p>3,01</text:p>
          </table:table-cell>
          <table:table-cell office:value-type="float" office:value="6.11795955896378" calcext:value-type="float">
            <text:p>6,11795955896378</text:p>
          </table:table-cell>
        </table:table-row>
        <table:table-row table:style-name="ro1">
          <table:table-cell/>
          <table:table-cell office:value-type="float" office:value="3.012" calcext:value-type="float">
            <text:p>3,012</text:p>
          </table:table-cell>
          <table:table-cell office:value-type="float" office:value="6.1118466258049" calcext:value-type="float">
            <text:p>6,1118466258049</text:p>
          </table:table-cell>
        </table:table-row>
        <table:table-row table:style-name="ro1">
          <table:table-cell/>
          <table:table-cell office:value-type="float" office:value="3.014" calcext:value-type="float">
            <text:p>3,014</text:p>
          </table:table-cell>
          <table:table-cell office:value-type="float" office:value="6.10574166476727" calcext:value-type="float">
            <text:p>6,10574166476727</text:p>
          </table:table-cell>
        </table:table-row>
        <table:table-row table:style-name="ro1">
          <table:table-cell/>
          <table:table-cell office:value-type="float" office:value="3.016" calcext:value-type="float">
            <text:p>3,016</text:p>
          </table:table-cell>
          <table:table-cell office:value-type="float" office:value="6.09964466094971" calcext:value-type="float">
            <text:p>6,09964466094971</text:p>
          </table:table-cell>
        </table:table-row>
        <table:table-row table:style-name="ro1">
          <table:table-cell/>
          <table:table-cell office:value-type="float" office:value="3.018" calcext:value-type="float">
            <text:p>3,018</text:p>
          </table:table-cell>
          <table:table-cell office:value-type="float" office:value="6.09355561435223" calcext:value-type="float">
            <text:p>6,09355561435223</text:p>
          </table:table-cell>
        </table:table-row>
        <table:table-row table:style-name="ro1">
          <table:table-cell/>
          <table:table-cell office:value-type="float" office:value="3.02" calcext:value-type="float">
            <text:p>3,02</text:p>
          </table:table-cell>
          <table:table-cell office:value-type="float" office:value="6.08747451007366" calcext:value-type="float">
            <text:p>6,08747451007366</text:p>
          </table:table-cell>
        </table:table-row>
        <table:table-row table:style-name="ro1">
          <table:table-cell/>
          <table:table-cell office:value-type="float" office:value="3.022" calcext:value-type="float">
            <text:p>3,022</text:p>
          </table:table-cell>
          <table:table-cell office:value-type="float" office:value="6.08140134811401" calcext:value-type="float">
            <text:p>6,08140134811401</text:p>
          </table:table-cell>
        </table:table-row>
        <table:table-row table:style-name="ro1">
          <table:table-cell/>
          <table:table-cell office:value-type="float" office:value="3.024" calcext:value-type="float">
            <text:p>3,024</text:p>
          </table:table-cell>
          <table:table-cell office:value-type="float" office:value="6.07533611357212" calcext:value-type="float">
            <text:p>6,07533611357212</text:p>
          </table:table-cell>
        </table:table-row>
        <table:table-row table:style-name="ro1">
          <table:table-cell/>
          <table:table-cell office:value-type="float" office:value="3.026" calcext:value-type="float">
            <text:p>3,026</text:p>
          </table:table-cell>
          <table:table-cell office:value-type="float" office:value="6.06927880644798" calcext:value-type="float">
            <text:p>6,06927880644798</text:p>
          </table:table-cell>
        </table:table-row>
        <table:table-row table:style-name="ro1">
          <table:table-cell/>
          <table:table-cell office:value-type="float" office:value="3.028" calcext:value-type="float">
            <text:p>3,028</text:p>
          </table:table-cell>
          <table:table-cell office:value-type="float" office:value="6.06322941184044" calcext:value-type="float">
            <text:p>6,06322941184044</text:p>
          </table:table-cell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office:value-type="float" office:value="6.05718789994717" calcext:value-type="float">
            <text:p>6,05718789994717</text:p>
          </table:table-cell>
        </table:table-row>
        <table:table-row table:style-name="ro1">
          <table:table-cell/>
          <table:table-cell office:value-type="float" office:value="3.032" calcext:value-type="float">
            <text:p>3,032</text:p>
          </table:table-cell>
          <table:table-cell office:value-type="float" office:value="6.05115430057049" calcext:value-type="float">
            <text:p>6,05115430057049</text:p>
          </table:table-cell>
        </table:table-row>
        <table:table-row table:style-name="ro1">
          <table:table-cell/>
          <table:table-cell office:value-type="float" office:value="3.034" calcext:value-type="float">
            <text:p>3,034</text:p>
          </table:table-cell>
          <table:table-cell office:value-type="float" office:value="6.04512858390808" calcext:value-type="float">
            <text:p>6,04512858390808</text:p>
          </table:table-cell>
        </table:table-row>
        <table:table-row table:style-name="ro1">
          <table:table-cell/>
          <table:table-cell office:value-type="float" office:value="3.036" calcext:value-type="float">
            <text:p>3,036</text:p>
          </table:table-cell>
          <table:table-cell office:value-type="float" office:value="6.03911074995995" calcext:value-type="float">
            <text:p>6,03911074995995</text:p>
          </table:table-cell>
        </table:table-row>
        <table:table-row table:style-name="ro1">
          <table:table-cell/>
          <table:table-cell office:value-type="float" office:value="3.038" calcext:value-type="float">
            <text:p>3,038</text:p>
          </table:table-cell>
          <table:table-cell office:value-type="float" office:value="6.03310078382492" calcext:value-type="float">
            <text:p>6,03310078382492</text:p>
          </table:table-cell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office:value-type="float" office:value="6.02709867060185" calcext:value-type="float">
            <text:p>6,02709867060185</text:p>
          </table:table-cell>
        </table:table-row>
        <table:table-row table:style-name="ro1">
          <table:table-cell/>
          <table:table-cell office:value-type="float" office:value="3.042" calcext:value-type="float">
            <text:p>3,042</text:p>
          </table:table-cell>
          <table:table-cell office:value-type="float" office:value="6.02110441029072" calcext:value-type="float">
            <text:p>6,02110441029072</text:p>
          </table:table-cell>
        </table:table-row>
        <table:table-row table:style-name="ro1">
          <table:table-cell/>
          <table:table-cell office:value-type="float" office:value="3.044" calcext:value-type="float">
            <text:p>3,044</text:p>
          </table:table-cell>
          <table:table-cell office:value-type="float" office:value="6.01511798799038" calcext:value-type="float">
            <text:p>6,01511798799038</text:p>
          </table:table-cell>
        </table:table-row>
        <table:table-row table:style-name="ro1">
          <table:table-cell/>
          <table:table-cell office:value-type="float" office:value="3.046" calcext:value-type="float">
            <text:p>3,046</text:p>
          </table:table-cell>
          <table:table-cell office:value-type="float" office:value="6.00913940370083" calcext:value-type="float">
            <text:p>6,00913940370083</text:p>
          </table:table-cell>
        </table:table-row>
        <table:table-row table:style-name="ro1">
          <table:table-cell/>
          <table:table-cell office:value-type="float" office:value="3.048" calcext:value-type="float">
            <text:p>3,048</text:p>
          </table:table-cell>
          <table:table-cell office:value-type="float" office:value="6.0031686425209" calcext:value-type="float">
            <text:p>6,0031686425209</text:p>
          </table:table-cell>
        </table:table-row>
        <table:table-row table:style-name="ro1">
          <table:table-cell/>
          <table:table-cell office:value-type="float" office:value="3.05" calcext:value-type="float">
            <text:p>3,05</text:p>
          </table:table-cell>
          <table:table-cell office:value-type="float" office:value="5.99720568954945" calcext:value-type="float">
            <text:p>5,99720568954945</text:p>
          </table:table-cell>
        </table:table-row>
        <table:table-row table:style-name="ro1">
          <table:table-cell/>
          <table:table-cell office:value-type="float" office:value="3.052" calcext:value-type="float">
            <text:p>3,052</text:p>
          </table:table-cell>
          <table:table-cell office:value-type="float" office:value="5.99125055968761" calcext:value-type="float">
            <text:p>5,99125055968761</text:p>
          </table:table-cell>
        </table:table-row>
        <table:table-row table:style-name="ro1">
          <table:table-cell/>
          <table:table-cell office:value-type="float" office:value="3.054" calcext:value-type="float">
            <text:p>3,054</text:p>
          </table:table-cell>
          <table:table-cell office:value-type="float" office:value="5.98530320823193" calcext:value-type="float">
            <text:p>5,98530320823193</text:p>
          </table:table-cell>
        </table:table-row>
        <table:table-row table:style-name="ro1">
          <table:table-cell/>
          <table:table-cell office:value-type="float" office:value="3.056" calcext:value-type="float">
            <text:p>3,056</text:p>
          </table:table-cell>
          <table:table-cell office:value-type="float" office:value="5.9793636649847" calcext:value-type="float">
            <text:p>5,9793636649847</text:p>
          </table:table-cell>
        </table:table-row>
        <table:table-row table:style-name="ro1">
          <table:table-cell/>
          <table:table-cell office:value-type="float" office:value="3.058" calcext:value-type="float">
            <text:p>3,058</text:p>
          </table:table-cell>
          <table:table-cell office:value-type="float" office:value="5.97343188524246" calcext:value-type="float">
            <text:p>5,97343188524246</text:p>
          </table:table-cell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 office:value-type="float" office:value="5.96750788390636" calcext:value-type="float">
            <text:p>5,96750788390636</text:p>
          </table:table-cell>
        </table:table-row>
        <table:table-row table:style-name="ro1">
          <table:table-cell/>
          <table:table-cell office:value-type="float" office:value="3.062" calcext:value-type="float">
            <text:p>3,062</text:p>
          </table:table-cell>
          <table:table-cell office:value-type="float" office:value="5.96159164607525" calcext:value-type="float">
            <text:p>5,96159164607525</text:p>
          </table:table-cell>
        </table:table-row>
        <table:table-row table:style-name="ro1">
          <table:table-cell/>
          <table:table-cell office:value-type="float" office:value="3.064" calcext:value-type="float">
            <text:p>3,064</text:p>
          </table:table-cell>
          <table:table-cell office:value-type="float" office:value="5.95568315684795" calcext:value-type="float">
            <text:p>5,95568315684795</text:p>
          </table:table-cell>
        </table:table-row>
        <table:table-row table:style-name="ro1">
          <table:table-cell/>
          <table:table-cell office:value-type="float" office:value="3.066" calcext:value-type="float">
            <text:p>3,066</text:p>
          </table:table-cell>
          <table:table-cell office:value-type="float" office:value="5.94978241622448" calcext:value-type="float">
            <text:p>5,94978241622448</text:p>
          </table:table-cell>
        </table:table-row>
        <table:table-row table:style-name="ro1">
          <table:table-cell/>
          <table:table-cell office:value-type="float" office:value="3.068" calcext:value-type="float">
            <text:p>3,068</text:p>
          </table:table-cell>
          <table:table-cell office:value-type="float" office:value="5.94388940930367" calcext:value-type="float">
            <text:p>5,94388940930367</text:p>
          </table:table-cell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office:value-type="float" office:value="5.93800413608551" calcext:value-type="float">
            <text:p>5,93800413608551</text:p>
          </table:table-cell>
        </table:table-row>
        <table:table-row table:style-name="ro1">
          <table:table-cell/>
          <table:table-cell office:value-type="float" office:value="3.072" calcext:value-type="float">
            <text:p>3,072</text:p>
          </table:table-cell>
          <table:table-cell office:value-type="float" office:value="5.93212656676769" calcext:value-type="float">
            <text:p>5,93212656676769</text:p>
          </table:table-cell>
        </table:table-row>
        <table:table-row table:style-name="ro1">
          <table:table-cell/>
          <table:table-cell office:value-type="float" office:value="3.074" calcext:value-type="float">
            <text:p>3,074</text:p>
          </table:table-cell>
          <table:table-cell office:value-type="float" office:value="5.92625671625137" calcext:value-type="float">
            <text:p>5,92625671625137</text:p>
          </table:table-cell>
        </table:table-row>
        <table:table-row table:style-name="ro1">
          <table:table-cell/>
          <table:table-cell office:value-type="float" office:value="3.076" calcext:value-type="float">
            <text:p>3,076</text:p>
          </table:table-cell>
          <table:table-cell office:value-type="float" office:value="5.92039455473423" calcext:value-type="float">
            <text:p>5,92039455473423</text:p>
          </table:table-cell>
        </table:table-row>
        <table:table-row table:style-name="ro1">
          <table:table-cell/>
          <table:table-cell office:value-type="float" office:value="3.078" calcext:value-type="float">
            <text:p>3,078</text:p>
          </table:table-cell>
          <table:table-cell office:value-type="float" office:value="5.91454008221626" calcext:value-type="float">
            <text:p>5,91454008221626</text:p>
          </table:table-cell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office:value-type="float" office:value="5.90869329869747" calcext:value-type="float">
            <text:p>5,90869329869747</text:p>
          </table:table-cell>
        </table:table-row>
        <table:table-row table:style-name="ro1">
          <table:table-cell/>
          <table:table-cell office:value-type="float" office:value="3.082" calcext:value-type="float">
            <text:p>3,082</text:p>
          </table:table-cell>
          <table:table-cell office:value-type="float" office:value="5.9028541892767" calcext:value-type="float">
            <text:p>5,9028541892767</text:p>
          </table:table-cell>
        </table:table-row>
        <table:table-row table:style-name="ro1">
          <table:table-cell/>
          <table:table-cell office:value-type="float" office:value="3.084" calcext:value-type="float">
            <text:p>3,084</text:p>
          </table:table-cell>
          <table:table-cell office:value-type="float" office:value="5.89702273905277" calcext:value-type="float">
            <text:p>5,89702273905277</text:p>
          </table:table-cell>
        </table:table-row>
        <table:table-row table:style-name="ro1">
          <table:table-cell/>
          <table:table-cell office:value-type="float" office:value="3.086" calcext:value-type="float">
            <text:p>3,086</text:p>
          </table:table-cell>
          <table:table-cell office:value-type="float" office:value="5.89119893312454" calcext:value-type="float">
            <text:p>5,89119893312454</text:p>
          </table:table-cell>
        </table:table-row>
        <table:table-row table:style-name="ro1">
          <table:table-cell/>
          <table:table-cell office:value-type="float" office:value="3.088" calcext:value-type="float">
            <text:p>3,088</text:p>
          </table:table-cell>
          <table:table-cell office:value-type="float" office:value="5.885382771492" calcext:value-type="float">
            <text:p>5,885382771492</text:p>
          </table:table-cell>
        </table:table-row>
        <table:table-row table:style-name="ro1">
          <table:table-cell/>
          <table:table-cell office:value-type="float" office:value="3.09" calcext:value-type="float">
            <text:p>3,09</text:p>
          </table:table-cell>
          <table:table-cell office:value-type="float" office:value="5.87957425415516" calcext:value-type="float">
            <text:p>5,87957425415516</text:p>
          </table:table-cell>
        </table:table-row>
        <table:table-row table:style-name="ro1">
          <table:table-cell/>
          <table:table-cell office:value-type="float" office:value="3.092" calcext:value-type="float">
            <text:p>3,092</text:p>
          </table:table-cell>
          <table:table-cell office:value-type="float" office:value="5.87377336621285" calcext:value-type="float">
            <text:p>5,87377336621285</text:p>
          </table:table-cell>
        </table:table-row>
        <table:table-row table:style-name="ro1">
          <table:table-cell/>
          <table:table-cell office:value-type="float" office:value="3.094" calcext:value-type="float">
            <text:p>3,094</text:p>
          </table:table-cell>
          <table:table-cell office:value-type="float" office:value="5.86798007786274" calcext:value-type="float">
            <text:p>5,86798007786274</text:p>
          </table:table-cell>
        </table:table-row>
        <table:table-row table:style-name="ro1">
          <table:table-cell/>
          <table:table-cell office:value-type="float" office:value="3.096" calcext:value-type="float">
            <text:p>3,096</text:p>
          </table:table-cell>
          <table:table-cell office:value-type="float" office:value="5.86219441890717" calcext:value-type="float">
            <text:p>5,86219441890717</text:p>
          </table:table-cell>
        </table:table-row>
        <table:table-row table:style-name="ro1">
          <table:table-cell/>
          <table:table-cell office:value-type="float" office:value="3.098" calcext:value-type="float">
            <text:p>3,098</text:p>
          </table:table-cell>
          <table:table-cell office:value-type="float" office:value="5.85641634464264" calcext:value-type="float">
            <text:p>5,85641634464264</text:p>
          </table:table-cell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office:value-type="float" office:value="5.85064585506916" calcext:value-type="float">
            <text:p>5,85064585506916</text:p>
          </table:table-cell>
        </table:table-row>
        <table:table-row table:style-name="ro1">
          <table:table-cell/>
          <table:table-cell office:value-type="float" office:value="3.102" calcext:value-type="float">
            <text:p>3,102</text:p>
          </table:table-cell>
          <table:table-cell office:value-type="float" office:value="5.84488295018673" calcext:value-type="float">
            <text:p>5,84488295018673</text:p>
          </table:table-cell>
        </table:table-row>
        <table:table-row table:style-name="ro1">
          <table:table-cell/>
          <table:table-cell office:value-type="float" office:value="3.104" calcext:value-type="float">
            <text:p>3,104</text:p>
          </table:table-cell>
          <table:table-cell office:value-type="float" office:value="5.83912761509419" calcext:value-type="float">
            <text:p>5,83912761509419</text:p>
          </table:table-cell>
        </table:table-row>
        <table:table-row table:style-name="ro1">
          <table:table-cell/>
          <table:table-cell office:value-type="float" office:value="3.106" calcext:value-type="float">
            <text:p>3,106</text:p>
          </table:table-cell>
          <table:table-cell office:value-type="float" office:value="5.83337984979153" calcext:value-type="float">
            <text:p>5,83337984979153</text:p>
          </table:table-cell>
        </table:table-row>
        <table:table-row table:style-name="ro1">
          <table:table-cell/>
          <table:table-cell office:value-type="float" office:value="3.108" calcext:value-type="float">
            <text:p>3,108</text:p>
          </table:table-cell>
          <table:table-cell office:value-type="float" office:value="5.82763962447643" calcext:value-type="float">
            <text:p>5,82763962447643</text:p>
          </table:table-cell>
        </table:table-row>
        <table:table-row table:style-name="ro1">
          <table:table-cell/>
          <table:table-cell office:value-type="float" office:value="3.11" calcext:value-type="float">
            <text:p>3,11</text:p>
          </table:table-cell>
          <table:table-cell office:value-type="float" office:value="5.82190695405006" calcext:value-type="float">
            <text:p>5,82190695405006</text:p>
          </table:table-cell>
        </table:table-row>
        <table:table-row table:style-name="ro1">
          <table:table-cell/>
          <table:table-cell office:value-type="float" office:value="3.112" calcext:value-type="float">
            <text:p>3,112</text:p>
          </table:table-cell>
          <table:table-cell office:value-type="float" office:value="5.8161818087101" calcext:value-type="float">
            <text:p>5,8161818087101</text:p>
          </table:table-cell>
        </table:table-row>
        <table:table-row table:style-name="ro1">
          <table:table-cell/>
          <table:table-cell office:value-type="float" office:value="3.114" calcext:value-type="float">
            <text:p>3,114</text:p>
          </table:table-cell>
          <table:table-cell office:value-type="float" office:value="5.81046418845654" calcext:value-type="float">
            <text:p>5,81046418845654</text:p>
          </table:table-cell>
        </table:table-row>
        <table:table-row table:style-name="ro1">
          <table:table-cell/>
          <table:table-cell office:value-type="float" office:value="3.116" calcext:value-type="float">
            <text:p>3,116</text:p>
          </table:table-cell>
          <table:table-cell office:value-type="float" office:value="5.80475407838821" calcext:value-type="float">
            <text:p>5,80475407838821</text:p>
          </table:table-cell>
        </table:table-row>
        <table:table-row table:style-name="ro1">
          <table:table-cell/>
          <table:table-cell office:value-type="float" office:value="3.118" calcext:value-type="float">
            <text:p>3,118</text:p>
          </table:table-cell>
          <table:table-cell office:value-type="float" office:value="5.79905147850514" calcext:value-type="float">
            <text:p>5,79905147850514</text:p>
          </table:table-cell>
        </table:table-row>
        <table:table-row table:style-name="ro1">
          <table:table-cell/>
          <table:table-cell office:value-type="float" office:value="3.12" calcext:value-type="float">
            <text:p>3,12</text:p>
          </table:table-cell>
          <table:table-cell office:value-type="float" office:value="5.79335637390614" calcext:value-type="float">
            <text:p>5,79335637390614</text:p>
          </table:table-cell>
        </table:table-row>
        <table:table-row table:style-name="ro1">
          <table:table-cell/>
          <table:table-cell office:value-type="float" office:value="3.122" calcext:value-type="float">
            <text:p>3,122</text:p>
          </table:table-cell>
          <table:table-cell office:value-type="float" office:value="5.78766876459122" calcext:value-type="float">
            <text:p>5,78766876459122</text:p>
          </table:table-cell>
        </table:table-row>
        <table:table-row table:style-name="ro1">
          <table:table-cell/>
          <table:table-cell office:value-type="float" office:value="3.124" calcext:value-type="float">
            <text:p>3,124</text:p>
          </table:table-cell>
          <table:table-cell office:value-type="float" office:value="5.78198862075806" calcext:value-type="float">
            <text:p>5,78198862075806</text:p>
          </table:table-cell>
        </table:table-row>
        <table:table-row table:style-name="ro1">
          <table:table-cell/>
          <table:table-cell office:value-type="float" office:value="3.126" calcext:value-type="float">
            <text:p>3,126</text:p>
          </table:table-cell>
          <table:table-cell office:value-type="float" office:value="5.77631595730782" calcext:value-type="float">
            <text:p>5,77631595730782</text:p>
          </table:table-cell>
        </table:table-row>
        <table:table-row table:style-name="ro1">
          <table:table-cell/>
          <table:table-cell office:value-type="float" office:value="3.128" calcext:value-type="float">
            <text:p>3,128</text:p>
          </table:table-cell>
          <table:table-cell office:value-type="float" office:value="5.77065074443817" calcext:value-type="float">
            <text:p>5,77065074443817</text:p>
          </table:table-cell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5.76499298214912" calcext:value-type="float">
            <text:p>5,76499298214912</text:p>
          </table:table-cell>
        </table:table-row>
        <table:table-row table:style-name="ro1">
          <table:table-cell/>
          <table:table-cell office:value-type="float" office:value="3.132" calcext:value-type="float">
            <text:p>3,132</text:p>
          </table:table-cell>
          <table:table-cell office:value-type="float" office:value="5.75934265553951" calcext:value-type="float">
            <text:p>5,75934265553951</text:p>
          </table:table-cell>
        </table:table-row>
        <table:table-row table:style-name="ro1">
          <table:table-cell/>
          <table:table-cell office:value-type="float" office:value="3.134" calcext:value-type="float">
            <text:p>3,134</text:p>
          </table:table-cell>
          <table:table-cell office:value-type="float" office:value="5.75369976460934" calcext:value-type="float">
            <text:p>5,75369976460934</text:p>
          </table:table-cell>
        </table:table-row>
        <table:table-row table:style-name="ro1">
          <table:table-cell/>
          <table:table-cell office:value-type="float" office:value="3.136" calcext:value-type="float">
            <text:p>3,136</text:p>
          </table:table-cell>
          <table:table-cell office:value-type="float" office:value="5.74806429445744" calcext:value-type="float">
            <text:p>5,74806429445744</text:p>
          </table:table-cell>
        </table:table-row>
        <table:table-row table:style-name="ro1">
          <table:table-cell/>
          <table:table-cell office:value-type="float" office:value="3.138" calcext:value-type="float">
            <text:p>3,138</text:p>
          </table:table-cell>
          <table:table-cell office:value-type="float" office:value="5.74243623018265" calcext:value-type="float">
            <text:p>5,74243623018265</text:p>
          </table:table-cell>
        </table:table-row>
        <table:table-row table:style-name="ro1">
          <table:table-cell/>
          <table:table-cell office:value-type="float" office:value="3.14" calcext:value-type="float">
            <text:p>3,14</text:p>
          </table:table-cell>
          <table:table-cell office:value-type="float" office:value="5.73681557178497" calcext:value-type="float">
            <text:p>5,73681557178497</text:p>
          </table:table-cell>
        </table:table-row>
        <table:table-row table:style-name="ro1">
          <table:table-cell/>
          <table:table-cell office:value-type="float" office:value="3.142" calcext:value-type="float">
            <text:p>3,142</text:p>
          </table:table-cell>
          <table:table-cell office:value-type="float" office:value="5.73120231926441" calcext:value-type="float">
            <text:p>5,73120231926441</text:p>
          </table:table-cell>
        </table:table-row>
        <table:table-row table:style-name="ro1">
          <table:table-cell/>
          <table:table-cell office:value-type="float" office:value="3.144" calcext:value-type="float">
            <text:p>3,144</text:p>
          </table:table-cell>
          <table:table-cell office:value-type="float" office:value="5.72559642791748" calcext:value-type="float">
            <text:p>5,72559642791748</text:p>
          </table:table-cell>
        </table:table-row>
        <table:table-row table:style-name="ro1">
          <table:table-cell/>
          <table:table-cell office:value-type="float" office:value="3.146" calcext:value-type="float">
            <text:p>3,146</text:p>
          </table:table-cell>
          <table:table-cell office:value-type="float" office:value="5.7199979275465" calcext:value-type="float">
            <text:p>5,7199979275465</text:p>
          </table:table-cell>
        </table:table-row>
        <table:table-row table:style-name="ro1">
          <table:table-cell/>
          <table:table-cell office:value-type="float" office:value="3.148" calcext:value-type="float">
            <text:p>3,148</text:p>
          </table:table-cell>
          <table:table-cell office:value-type="float" office:value="5.71440678834915" calcext:value-type="float">
            <text:p>5,71440678834915</text:p>
          </table:table-cell>
        </table:table-row>
        <table:table-row table:style-name="ro1">
          <table:table-cell/>
          <table:table-cell office:value-type="float" office:value="3.15" calcext:value-type="float">
            <text:p>3,15</text:p>
          </table:table-cell>
          <table:table-cell office:value-type="float" office:value="5.70882301032543" calcext:value-type="float">
            <text:p>5,70882301032543</text:p>
          </table:table-cell>
        </table:table-row>
        <table:table-row table:style-name="ro1">
          <table:table-cell/>
          <table:table-cell office:value-type="float" office:value="3.152" calcext:value-type="float">
            <text:p>3,152</text:p>
          </table:table-cell>
          <table:table-cell office:value-type="float" office:value="5.70324656367302" calcext:value-type="float">
            <text:p>5,70324656367302</text:p>
          </table:table-cell>
        </table:table-row>
        <table:table-row table:style-name="ro1">
          <table:table-cell/>
          <table:table-cell office:value-type="float" office:value="3.154" calcext:value-type="float">
            <text:p>3,154</text:p>
          </table:table-cell>
          <table:table-cell office:value-type="float" office:value="5.69767746329308" calcext:value-type="float">
            <text:p>5,69767746329308</text:p>
          </table:table-cell>
        </table:table-row>
        <table:table-row table:style-name="ro1">
          <table:table-cell/>
          <table:table-cell office:value-type="float" office:value="3.156" calcext:value-type="float">
            <text:p>3,156</text:p>
          </table:table-cell>
          <table:table-cell office:value-type="float" office:value="5.69211569428444" calcext:value-type="float">
            <text:p>5,69211569428444</text:p>
          </table:table-cell>
        </table:table-row>
        <table:table-row table:style-name="ro1">
          <table:table-cell/>
          <table:table-cell office:value-type="float" office:value="3.158" calcext:value-type="float">
            <text:p>3,158</text:p>
          </table:table-cell>
          <table:table-cell office:value-type="float" office:value="5.68656122684479" calcext:value-type="float">
            <text:p>5,68656122684479</text:p>
          </table:table-cell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office:value-type="float" office:value="5.68101409077644" calcext:value-type="float">
            <text:p>5,68101409077644</text:p>
          </table:table-cell>
        </table:table-row>
        <table:table-row table:style-name="ro1">
          <table:table-cell/>
          <table:table-cell office:value-type="float" office:value="3.162" calcext:value-type="float">
            <text:p>3,162</text:p>
          </table:table-cell>
          <table:table-cell office:value-type="float" office:value="5.67547424137592" calcext:value-type="float">
            <text:p>5,67547424137592</text:p>
          </table:table-cell>
        </table:table-row>
        <table:table-row table:style-name="ro1">
          <table:table-cell/>
          <table:table-cell office:value-type="float" office:value="3.164" calcext:value-type="float">
            <text:p>3,164</text:p>
          </table:table-cell>
          <table:table-cell office:value-type="float" office:value="5.66994167864323" calcext:value-type="float">
            <text:p>5,66994167864323</text:p>
          </table:table-cell>
        </table:table-row>
        <table:table-row table:style-name="ro1">
          <table:table-cell/>
          <table:table-cell office:value-type="float" office:value="3.166" calcext:value-type="float">
            <text:p>3,166</text:p>
          </table:table-cell>
          <table:table-cell office:value-type="float" office:value="5.66441638767719" calcext:value-type="float">
            <text:p>5,66441638767719</text:p>
          </table:table-cell>
        </table:table-row>
        <table:table-row table:style-name="ro1">
          <table:table-cell/>
          <table:table-cell office:value-type="float" office:value="3.168" calcext:value-type="float">
            <text:p>3,168</text:p>
          </table:table-cell>
          <table:table-cell office:value-type="float" office:value="5.65889838337898" calcext:value-type="float">
            <text:p>5,65889838337898</text:p>
          </table:table-cell>
        </table:table-row>
        <table:table-row table:style-name="ro1">
          <table:table-cell/>
          <table:table-cell office:value-type="float" office:value="3.17" calcext:value-type="float">
            <text:p>3,17</text:p>
          </table:table-cell>
          <table:table-cell office:value-type="float" office:value="5.65338763594627" calcext:value-type="float">
            <text:p>5,65338763594627</text:p>
          </table:table-cell>
        </table:table-row>
        <table:table-row table:style-name="ro1">
          <table:table-cell/>
          <table:table-cell office:value-type="float" office:value="3.172" calcext:value-type="float">
            <text:p>3,172</text:p>
          </table:table-cell>
          <table:table-cell office:value-type="float" office:value="5.64788413047791" calcext:value-type="float">
            <text:p>5,64788413047791</text:p>
          </table:table-cell>
        </table:table-row>
        <table:table-row table:style-name="ro1">
          <table:table-cell/>
          <table:table-cell office:value-type="float" office:value="3.174" calcext:value-type="float">
            <text:p>3,174</text:p>
          </table:table-cell>
          <table:table-cell office:value-type="float" office:value="5.64238788187504" calcext:value-type="float">
            <text:p>5,64238788187504</text:p>
          </table:table-cell>
        </table:table-row>
        <table:table-row table:style-name="ro1">
          <table:table-cell/>
          <table:table-cell office:value-type="float" office:value="3.176" calcext:value-type="float">
            <text:p>3,176</text:p>
          </table:table-cell>
          <table:table-cell office:value-type="float" office:value="5.63689886033535" calcext:value-type="float">
            <text:p>5,63689886033535</text:p>
          </table:table-cell>
        </table:table-row>
        <table:table-row table:style-name="ro1">
          <table:table-cell/>
          <table:table-cell office:value-type="float" office:value="3.178" calcext:value-type="float">
            <text:p>3,178</text:p>
          </table:table-cell>
          <table:table-cell office:value-type="float" office:value="5.63141706585884" calcext:value-type="float">
            <text:p>5,63141706585884</text:p>
          </table:table-cell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office:value-type="float" office:value="5.62594246864319" calcext:value-type="float">
            <text:p>5,62594246864319</text:p>
          </table:table-cell>
        </table:table-row>
        <table:table-row table:style-name="ro1">
          <table:table-cell/>
          <table:table-cell office:value-type="float" office:value="3.182" calcext:value-type="float">
            <text:p>3,182</text:p>
          </table:table-cell>
          <table:table-cell office:value-type="float" office:value="5.62047509849072" calcext:value-type="float">
            <text:p>5,62047509849072</text:p>
          </table:table-cell>
        </table:table-row>
        <table:table-row table:style-name="ro1">
          <table:table-cell/>
          <table:table-cell office:value-type="float" office:value="3.184" calcext:value-type="float">
            <text:p>3,184</text:p>
          </table:table-cell>
          <table:table-cell office:value-type="float" office:value="5.61501491069794" calcext:value-type="float">
            <text:p>5,61501491069794</text:p>
          </table:table-cell>
        </table:table-row>
        <table:table-row table:style-name="ro1">
          <table:table-cell/>
          <table:table-cell office:value-type="float" office:value="3.186" calcext:value-type="float">
            <text:p>3,186</text:p>
          </table:table-cell>
          <table:table-cell office:value-type="float" office:value="5.60956190526485" calcext:value-type="float">
            <text:p>5,60956190526485</text:p>
          </table:table-cell>
        </table:table-row>
        <table:table-row table:style-name="ro1">
          <table:table-cell/>
          <table:table-cell office:value-type="float" office:value="3.188" calcext:value-type="float">
            <text:p>3,188</text:p>
          </table:table-cell>
          <table:table-cell office:value-type="float" office:value="5.60411606729031" calcext:value-type="float">
            <text:p>5,60411606729031</text:p>
          </table:table-cell>
        </table:table-row>
        <table:table-row table:style-name="ro1">
          <table:table-cell/>
          <table:table-cell office:value-type="float" office:value="3.19" calcext:value-type="float">
            <text:p>3,19</text:p>
          </table:table-cell>
          <table:table-cell office:value-type="float" office:value="5.59867741167545" calcext:value-type="float">
            <text:p>5,59867741167545</text:p>
          </table:table-cell>
        </table:table-row>
        <table:table-row table:style-name="ro1">
          <table:table-cell/>
          <table:table-cell office:value-type="float" office:value="3.192" calcext:value-type="float">
            <text:p>3,192</text:p>
          </table:table-cell>
          <table:table-cell office:value-type="float" office:value="5.59324590861797" calcext:value-type="float">
            <text:p>5,59324590861797</text:p>
          </table:table-cell>
        </table:table-row>
        <table:table-row table:style-name="ro1">
          <table:table-cell/>
          <table:table-cell office:value-type="float" office:value="3.194" calcext:value-type="float">
            <text:p>3,194</text:p>
          </table:table-cell>
          <table:table-cell office:value-type="float" office:value="5.58782155811787" calcext:value-type="float">
            <text:p>5,58782155811787</text:p>
          </table:table-cell>
        </table:table-row>
        <table:table-row table:style-name="ro1">
          <table:table-cell/>
          <table:table-cell office:value-type="float" office:value="3.196" calcext:value-type="float">
            <text:p>3,196</text:p>
          </table:table-cell>
          <table:table-cell office:value-type="float" office:value="5.58240433037281" calcext:value-type="float">
            <text:p>5,58240433037281</text:p>
          </table:table-cell>
        </table:table-row>
        <table:table-row table:style-name="ro1">
          <table:table-cell/>
          <table:table-cell office:value-type="float" office:value="3.198" calcext:value-type="float">
            <text:p>3,198</text:p>
          </table:table-cell>
          <table:table-cell office:value-type="float" office:value="5.57699424028397" calcext:value-type="float">
            <text:p>5,57699424028397</text:p>
          </table:table-cell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5.57159127295017" calcext:value-type="float">
            <text:p>5,57159127295017</text:p>
          </table:table-cell>
        </table:table-row>
        <table:table-row table:style-name="ro1">
          <table:table-cell/>
          <table:table-cell office:value-type="float" office:value="3.202" calcext:value-type="float">
            <text:p>3,202</text:p>
          </table:table-cell>
          <table:table-cell office:value-type="float" office:value="5.56619541347027" calcext:value-type="float">
            <text:p>5,56619541347027</text:p>
          </table:table-cell>
        </table:table-row>
        <table:table-row table:style-name="ro1">
          <table:table-cell/>
          <table:table-cell office:value-type="float" office:value="3.204" calcext:value-type="float">
            <text:p>3,204</text:p>
          </table:table-cell>
          <table:table-cell office:value-type="float" office:value="5.56080664694309" calcext:value-type="float">
            <text:p>5,56080664694309</text:p>
          </table:table-cell>
        </table:table-row>
        <table:table-row table:style-name="ro1">
          <table:table-cell/>
          <table:table-cell office:value-type="float" office:value="3.206" calcext:value-type="float">
            <text:p>3,206</text:p>
          </table:table-cell>
          <table:table-cell office:value-type="float" office:value="5.55542497336865" calcext:value-type="float">
            <text:p>5,55542497336865</text:p>
          </table:table-cell>
        </table:table-row>
        <table:table-row table:style-name="ro1">
          <table:table-cell/>
          <table:table-cell office:value-type="float" office:value="3.208" calcext:value-type="float">
            <text:p>3,208</text:p>
          </table:table-cell>
          <table:table-cell office:value-type="float" office:value="5.55005037784576" calcext:value-type="float">
            <text:p>5,55005037784576</text:p>
          </table:table-cell>
        </table:table-row>
        <table:table-row table:style-name="ro1">
          <table:table-cell/>
          <table:table-cell office:value-type="float" office:value="3.21" calcext:value-type="float">
            <text:p>3,21</text:p>
          </table:table-cell>
          <table:table-cell office:value-type="float" office:value="5.54468286037445" calcext:value-type="float">
            <text:p>5,54468286037445</text:p>
          </table:table-cell>
        </table:table-row>
        <table:table-row table:style-name="ro1">
          <table:table-cell/>
          <table:table-cell office:value-type="float" office:value="3.212" calcext:value-type="float">
            <text:p>3,212</text:p>
          </table:table-cell>
          <table:table-cell office:value-type="float" office:value="5.53932239115238" calcext:value-type="float">
            <text:p>5,53932239115238</text:p>
          </table:table-cell>
        </table:table-row>
        <table:table-row table:style-name="ro1">
          <table:table-cell/>
          <table:table-cell office:value-type="float" office:value="3.214" calcext:value-type="float">
            <text:p>3,214</text:p>
          </table:table-cell>
          <table:table-cell office:value-type="float" office:value="5.53396898508072" calcext:value-type="float">
            <text:p>5,53396898508072</text:p>
          </table:table-cell>
        </table:table-row>
        <table:table-row table:style-name="ro1">
          <table:table-cell/>
          <table:table-cell office:value-type="float" office:value="3.216" calcext:value-type="float">
            <text:p>3,216</text:p>
          </table:table-cell>
          <table:table-cell office:value-type="float" office:value="5.5286226272583" calcext:value-type="float">
            <text:p>5,5286226272583</text:p>
          </table:table-cell>
        </table:table-row>
        <table:table-row table:style-name="ro1">
          <table:table-cell/>
          <table:table-cell office:value-type="float" office:value="3.218" calcext:value-type="float">
            <text:p>3,218</text:p>
          </table:table-cell>
          <table:table-cell office:value-type="float" office:value="5.52328328788281" calcext:value-type="float">
            <text:p>5,52328328788281</text:p>
          </table:table-cell>
        </table:table-row>
        <table:table-row table:style-name="ro1">
          <table:table-cell/>
          <table:table-cell office:value-type="float" office:value="3.22" calcext:value-type="float">
            <text:p>3,22</text:p>
          </table:table-cell>
          <table:table-cell office:value-type="float" office:value="5.51795098185539" calcext:value-type="float">
            <text:p>5,51795098185539</text:p>
          </table:table-cell>
        </table:table-row>
        <table:table-row table:style-name="ro1">
          <table:table-cell/>
          <table:table-cell office:value-type="float" office:value="3.222" calcext:value-type="float">
            <text:p>3,222</text:p>
          </table:table-cell>
          <table:table-cell office:value-type="float" office:value="5.51262567937374" calcext:value-type="float">
            <text:p>5,51262567937374</text:p>
          </table:table-cell>
        </table:table-row>
        <table:table-row table:style-name="ro1">
          <table:table-cell/>
          <table:table-cell office:value-type="float" office:value="3.224" calcext:value-type="float">
            <text:p>3,224</text:p>
          </table:table-cell>
          <table:table-cell office:value-type="float" office:value="5.50730739533901" calcext:value-type="float">
            <text:p>5,50730739533901</text:p>
          </table:table-cell>
        </table:table-row>
        <table:table-row table:style-name="ro1">
          <table:table-cell/>
          <table:table-cell office:value-type="float" office:value="3.226" calcext:value-type="float">
            <text:p>3,226</text:p>
          </table:table-cell>
          <table:table-cell office:value-type="float" office:value="5.50199609994888" calcext:value-type="float">
            <text:p>5,50199609994888</text:p>
          </table:table-cell>
        </table:table-row>
        <table:table-row table:style-name="ro1">
          <table:table-cell/>
          <table:table-cell office:value-type="float" office:value="3.228" calcext:value-type="float">
            <text:p>3,228</text:p>
          </table:table-cell>
          <table:table-cell office:value-type="float" office:value="5.49669179320335" calcext:value-type="float">
            <text:p>5,49669179320335</text:p>
          </table:table-cell>
        </table:table-row>
        <table:table-row table:style-name="ro1">
          <table:table-cell/>
          <table:table-cell office:value-type="float" office:value="3.23" calcext:value-type="float">
            <text:p>3,23</text:p>
          </table:table-cell>
          <table:table-cell office:value-type="float" office:value="5.49139446020126" calcext:value-type="float">
            <text:p>5,49139446020126</text:p>
          </table:table-cell>
        </table:table-row>
        <table:table-row table:style-name="ro1">
          <table:table-cell/>
          <table:table-cell office:value-type="float" office:value="3.232" calcext:value-type="float">
            <text:p>3,232</text:p>
          </table:table-cell>
          <table:table-cell office:value-type="float" office:value="5.48610408604145" calcext:value-type="float">
            <text:p>5,48610408604145</text:p>
          </table:table-cell>
        </table:table-row>
        <table:table-row table:style-name="ro1">
          <table:table-cell/>
          <table:table-cell office:value-type="float" office:value="3.234" calcext:value-type="float">
            <text:p>3,234</text:p>
          </table:table-cell>
          <table:table-cell office:value-type="float" office:value="5.48082068562508" calcext:value-type="float">
            <text:p>5,48082068562508</text:p>
          </table:table-cell>
        </table:table-row>
        <table:table-row table:style-name="ro1">
          <table:table-cell/>
          <table:table-cell office:value-type="float" office:value="3.236" calcext:value-type="float">
            <text:p>3,236</text:p>
          </table:table-cell>
          <table:table-cell office:value-type="float" office:value="5.47554421424866" calcext:value-type="float">
            <text:p>5,47554421424866</text:p>
          </table:table-cell>
        </table:table-row>
        <table:table-row table:style-name="ro1">
          <table:table-cell/>
          <table:table-cell office:value-type="float" office:value="3.238" calcext:value-type="float">
            <text:p>3,238</text:p>
          </table:table-cell>
          <table:table-cell office:value-type="float" office:value="5.47027470171452" calcext:value-type="float">
            <text:p>5,47027470171452</text:p>
          </table:table-cell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office:value-type="float" office:value="5.46501210331917" calcext:value-type="float">
            <text:p>5,46501210331917</text:p>
          </table:table-cell>
        </table:table-row>
        <table:table-row table:style-name="ro1">
          <table:table-cell/>
          <table:table-cell office:value-type="float" office:value="3.242" calcext:value-type="float">
            <text:p>3,242</text:p>
          </table:table-cell>
          <table:table-cell office:value-type="float" office:value="5.45975641906261" calcext:value-type="float">
            <text:p>5,45975641906261</text:p>
          </table:table-cell>
        </table:table-row>
        <table:table-row table:style-name="ro1">
          <table:table-cell/>
          <table:table-cell office:value-type="float" office:value="3.244" calcext:value-type="float">
            <text:p>3,244</text:p>
          </table:table-cell>
          <table:table-cell office:value-type="float" office:value="5.45450764894486" calcext:value-type="float">
            <text:p>5,45450764894486</text:p>
          </table:table-cell>
        </table:table-row>
        <table:table-row table:style-name="ro1">
          <table:table-cell/>
          <table:table-cell office:value-type="float" office:value="3.246" calcext:value-type="float">
            <text:p>3,246</text:p>
          </table:table-cell>
          <table:table-cell office:value-type="float" office:value="5.44926579296589" calcext:value-type="float">
            <text:p>5,44926579296589</text:p>
          </table:table-cell>
        </table:table-row>
        <table:table-row table:style-name="ro1">
          <table:table-cell/>
          <table:table-cell office:value-type="float" office:value="3.248" calcext:value-type="float">
            <text:p>3,248</text:p>
          </table:table-cell>
          <table:table-cell office:value-type="float" office:value="5.44403080642223" calcext:value-type="float">
            <text:p>5,44403080642223</text:p>
          </table:table-cell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office:value-type="float" office:value="5.43880271911621" calcext:value-type="float">
            <text:p>5,43880271911621</text:p>
          </table:table-cell>
        </table:table-row>
        <table:table-row table:style-name="ro1">
          <table:table-cell/>
          <table:table-cell office:value-type="float" office:value="3.252" calcext:value-type="float">
            <text:p>3,252</text:p>
          </table:table-cell>
          <table:table-cell office:value-type="float" office:value="5.43358148634434" calcext:value-type="float">
            <text:p>5,43358148634434</text:p>
          </table:table-cell>
        </table:table-row>
        <table:table-row table:style-name="ro1">
          <table:table-cell/>
          <table:table-cell office:value-type="float" office:value="3.254" calcext:value-type="float">
            <text:p>3,254</text:p>
          </table:table-cell>
          <table:table-cell office:value-type="float" office:value="5.42836713790894" calcext:value-type="float">
            <text:p>5,42836713790894</text:p>
          </table:table-cell>
        </table:table-row>
        <table:table-row table:style-name="ro1">
          <table:table-cell/>
          <table:table-cell office:value-type="float" office:value="3.256" calcext:value-type="float">
            <text:p>3,256</text:p>
          </table:table-cell>
          <table:table-cell office:value-type="float" office:value="5.42315962910652" calcext:value-type="float">
            <text:p>5,42315962910652</text:p>
          </table:table-cell>
        </table:table-row>
        <table:table-row table:style-name="ro1">
          <table:table-cell/>
          <table:table-cell office:value-type="float" office:value="3.258" calcext:value-type="float">
            <text:p>3,258</text:p>
          </table:table-cell>
          <table:table-cell office:value-type="float" office:value="5.4179589599371" calcext:value-type="float">
            <text:p>5,4179589599371</text:p>
          </table:table-cell>
        </table:table-row>
        <table:table-row table:style-name="ro1">
          <table:table-cell/>
          <table:table-cell office:value-type="float" office:value="3.26" calcext:value-type="float">
            <text:p>3,26</text:p>
          </table:table-cell>
          <table:table-cell office:value-type="float" office:value="5.41276513040066" calcext:value-type="float">
            <text:p>5,41276513040066</text:p>
          </table:table-cell>
        </table:table-row>
        <table:table-row table:style-name="ro1">
          <table:table-cell/>
          <table:table-cell office:value-type="float" office:value="3.262" calcext:value-type="float">
            <text:p>3,262</text:p>
          </table:table-cell>
          <table:table-cell office:value-type="float" office:value="5.40757811069489" calcext:value-type="float">
            <text:p>5,40757811069489</text:p>
          </table:table-cell>
        </table:table-row>
        <table:table-row table:style-name="ro1">
          <table:table-cell/>
          <table:table-cell office:value-type="float" office:value="3.264" calcext:value-type="float">
            <text:p>3,264</text:p>
          </table:table-cell>
          <table:table-cell office:value-type="float" office:value="5.4023979306221" calcext:value-type="float">
            <text:p>5,4023979306221</text:p>
          </table:table-cell>
        </table:table-row>
        <table:table-row table:style-name="ro1">
          <table:table-cell/>
          <table:table-cell office:value-type="float" office:value="3.266" calcext:value-type="float">
            <text:p>3,266</text:p>
          </table:table-cell>
          <table:table-cell office:value-type="float" office:value="5.39722453057766" calcext:value-type="float">
            <text:p>5,39722453057766</text:p>
          </table:table-cell>
        </table:table-row>
        <table:table-row table:style-name="ro1">
          <table:table-cell/>
          <table:table-cell office:value-type="float" office:value="3.268" calcext:value-type="float">
            <text:p>3,268</text:p>
          </table:table-cell>
          <table:table-cell office:value-type="float" office:value="5.39205794036388" calcext:value-type="float">
            <text:p>5,39205794036388</text:p>
          </table:table-cell>
        </table:table-row>
        <table:table-row table:style-name="ro1">
          <table:table-cell/>
          <table:table-cell office:value-type="float" office:value="3.27" calcext:value-type="float">
            <text:p>3,27</text:p>
          </table:table-cell>
          <table:table-cell office:value-type="float" office:value="5.38689814507961" calcext:value-type="float">
            <text:p>5,38689814507961</text:p>
          </table:table-cell>
        </table:table-row>
        <table:table-row table:style-name="ro1">
          <table:table-cell/>
          <table:table-cell office:value-type="float" office:value="3.272" calcext:value-type="float">
            <text:p>3,272</text:p>
          </table:table-cell>
          <table:table-cell office:value-type="float" office:value="5.38174511492252" calcext:value-type="float">
            <text:p>5,38174511492252</text:p>
          </table:table-cell>
        </table:table-row>
        <table:table-row table:style-name="ro1">
          <table:table-cell/>
          <table:table-cell office:value-type="float" office:value="3.274" calcext:value-type="float">
            <text:p>3,274</text:p>
          </table:table-cell>
          <table:table-cell office:value-type="float" office:value="5.37659884989262" calcext:value-type="float">
            <text:p>5,37659884989262</text:p>
          </table:table-cell>
        </table:table-row>
        <table:table-row table:style-name="ro1">
          <table:table-cell/>
          <table:table-cell office:value-type="float" office:value="3.276" calcext:value-type="float">
            <text:p>3,276</text:p>
          </table:table-cell>
          <table:table-cell office:value-type="float" office:value="5.37145934998989" calcext:value-type="float">
            <text:p>5,37145934998989</text:p>
          </table:table-cell>
        </table:table-row>
        <table:table-row table:style-name="ro1">
          <table:table-cell/>
          <table:table-cell office:value-type="float" office:value="3.278" calcext:value-type="float">
            <text:p>3,278</text:p>
          </table:table-cell>
          <table:table-cell office:value-type="float" office:value="5.36632660031319" calcext:value-type="float">
            <text:p>5,36632660031319</text:p>
          </table:table-cell>
        </table:table-row>
        <table:table-row table:style-name="ro1">
          <table:table-cell/>
          <table:table-cell office:value-type="float" office:value="3.28" calcext:value-type="float">
            <text:p>3,28</text:p>
          </table:table-cell>
          <table:table-cell office:value-type="float" office:value="5.36120058596134" calcext:value-type="float">
            <text:p>5,36120058596134</text:p>
          </table:table-cell>
        </table:table-row>
        <table:table-row table:style-name="ro1">
          <table:table-cell/>
          <table:table-cell office:value-type="float" office:value="3.282" calcext:value-type="float">
            <text:p>3,282</text:p>
          </table:table-cell>
          <table:table-cell office:value-type="float" office:value="5.3560812920332" calcext:value-type="float">
            <text:p>5,3560812920332</text:p>
          </table:table-cell>
        </table:table-row>
        <table:table-row table:style-name="ro1">
          <table:table-cell/>
          <table:table-cell office:value-type="float" office:value="3.284" calcext:value-type="float">
            <text:p>3,284</text:p>
          </table:table-cell>
          <table:table-cell office:value-type="float" office:value="5.35096873342991" calcext:value-type="float">
            <text:p>5,35096873342991</text:p>
          </table:table-cell>
        </table:table-row>
        <table:table-row table:style-name="ro1">
          <table:table-cell/>
          <table:table-cell office:value-type="float" office:value="3.286" calcext:value-type="float">
            <text:p>3,286</text:p>
          </table:table-cell>
          <table:table-cell office:value-type="float" office:value="5.34586288034916" calcext:value-type="float">
            <text:p>5,34586288034916</text:p>
          </table:table-cell>
        </table:table-row>
        <table:table-row table:style-name="ro1">
          <table:table-cell/>
          <table:table-cell office:value-type="float" office:value="3.288" calcext:value-type="float">
            <text:p>3,288</text:p>
          </table:table-cell>
          <table:table-cell office:value-type="float" office:value="5.34076371788979" calcext:value-type="float">
            <text:p>5,34076371788979</text:p>
          </table:table-cell>
        </table:table-row>
        <table:table-row table:style-name="ro1">
          <table:table-cell/>
          <table:table-cell office:value-type="float" office:value="3.29" calcext:value-type="float">
            <text:p>3,29</text:p>
          </table:table-cell>
          <table:table-cell office:value-type="float" office:value="5.33567126095295" calcext:value-type="float">
            <text:p>5,33567126095295</text:p>
          </table:table-cell>
        </table:table-row>
        <table:table-row table:style-name="ro1">
          <table:table-cell/>
          <table:table-cell office:value-type="float" office:value="3.292" calcext:value-type="float">
            <text:p>3,292</text:p>
          </table:table-cell>
          <table:table-cell office:value-type="float" office:value="5.33058547973633" calcext:value-type="float">
            <text:p>5,33058547973633</text:p>
          </table:table-cell>
        </table:table-row>
        <table:table-row table:style-name="ro1">
          <table:table-cell/>
          <table:table-cell office:value-type="float" office:value="3.294" calcext:value-type="float">
            <text:p>3,294</text:p>
          </table:table-cell>
          <table:table-cell office:value-type="float" office:value="5.32550637423992" calcext:value-type="float">
            <text:p>5,32550637423992</text:p>
          </table:table-cell>
        </table:table-row>
        <table:table-row table:style-name="ro1">
          <table:table-cell/>
          <table:table-cell office:value-type="float" office:value="3.296" calcext:value-type="float">
            <text:p>3,296</text:p>
          </table:table-cell>
          <table:table-cell office:value-type="float" office:value="5.32043394446373" calcext:value-type="float">
            <text:p>5,32043394446373</text:p>
          </table:table-cell>
        </table:table-row>
        <table:table-row table:style-name="ro1">
          <table:table-cell/>
          <table:table-cell office:value-type="float" office:value="3.298" calcext:value-type="float">
            <text:p>3,298</text:p>
          </table:table-cell>
          <table:table-cell office:value-type="float" office:value="5.31536814570427" calcext:value-type="float">
            <text:p>5,31536814570427</text:p>
          </table:table-cell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5.31030900776386" calcext:value-type="float">
            <text:p>5,31030900776386</text:p>
          </table:table-cell>
        </table:table-row>
        <table:table-row table:style-name="ro1">
          <table:table-cell/>
          <table:table-cell office:value-type="float" office:value="3.302" calcext:value-type="float">
            <text:p>3,302</text:p>
          </table:table-cell>
          <table:table-cell office:value-type="float" office:value="5.30525650084019" calcext:value-type="float">
            <text:p>5,30525650084019</text:p>
          </table:table-cell>
        </table:table-row>
        <table:table-row table:style-name="ro1">
          <table:table-cell/>
          <table:table-cell office:value-type="float" office:value="3.304" calcext:value-type="float">
            <text:p>3,304</text:p>
          </table:table-cell>
          <table:table-cell office:value-type="float" office:value="5.30021062493324" calcext:value-type="float">
            <text:p>5,30021062493324</text:p>
          </table:table-cell>
        </table:table-row>
        <table:table-row table:style-name="ro1">
          <table:table-cell/>
          <table:table-cell office:value-type="float" office:value="3.306" calcext:value-type="float">
            <text:p>3,306</text:p>
          </table:table-cell>
          <table:table-cell office:value-type="float" office:value="5.29517136514187" calcext:value-type="float">
            <text:p>5,29517136514187</text:p>
          </table:table-cell>
        </table:table-row>
        <table:table-row table:style-name="ro1">
          <table:table-cell/>
          <table:table-cell office:value-type="float" office:value="3.308" calcext:value-type="float">
            <text:p>3,308</text:p>
          </table:table-cell>
          <table:table-cell office:value-type="float" office:value="5.2901387065649" calcext:value-type="float">
            <text:p>5,2901387065649</text:p>
          </table:table-cell>
        </table:table-row>
        <table:table-row table:style-name="ro1">
          <table:table-cell/>
          <table:table-cell office:value-type="float" office:value="3.31" calcext:value-type="float">
            <text:p>3,31</text:p>
          </table:table-cell>
          <table:table-cell office:value-type="float" office:value="5.28511264920235" calcext:value-type="float">
            <text:p>5,28511264920235</text:p>
          </table:table-cell>
        </table:table-row>
        <table:table-row table:style-name="ro1">
          <table:table-cell/>
          <table:table-cell office:value-type="float" office:value="3.312" calcext:value-type="float">
            <text:p>3,312</text:p>
          </table:table-cell>
          <table:table-cell office:value-type="float" office:value="5.28009317815304" calcext:value-type="float">
            <text:p>5,28009317815304</text:p>
          </table:table-cell>
        </table:table-row>
        <table:table-row table:style-name="ro1">
          <table:table-cell/>
          <table:table-cell office:value-type="float" office:value="3.314" calcext:value-type="float">
            <text:p>3,314</text:p>
          </table:table-cell>
          <table:table-cell office:value-type="float" office:value="5.27508029341698" calcext:value-type="float">
            <text:p>5,27508029341698</text:p>
          </table:table-cell>
        </table:table-row>
        <table:table-row table:style-name="ro1">
          <table:table-cell/>
          <table:table-cell office:value-type="float" office:value="3.316" calcext:value-type="float">
            <text:p>3,316</text:p>
          </table:table-cell>
          <table:table-cell office:value-type="float" office:value="5.270073980093" calcext:value-type="float">
            <text:p>5,270073980093</text:p>
          </table:table-cell>
        </table:table-row>
        <table:table-row table:style-name="ro1">
          <table:table-cell/>
          <table:table-cell office:value-type="float" office:value="3.318" calcext:value-type="float">
            <text:p>3,318</text:p>
          </table:table-cell>
          <table:table-cell office:value-type="float" office:value="5.26507422327995" calcext:value-type="float">
            <text:p>5,26507422327995</text:p>
          </table:table-cell>
        </table:table-row>
        <table:table-row table:style-name="ro1">
          <table:table-cell/>
          <table:table-cell office:value-type="float" office:value="3.32" calcext:value-type="float">
            <text:p>3,32</text:p>
          </table:table-cell>
          <table:table-cell office:value-type="float" office:value="5.26008100807667" calcext:value-type="float">
            <text:p>5,26008100807667</text:p>
          </table:table-cell>
        </table:table-row>
        <table:table-row table:style-name="ro1">
          <table:table-cell/>
          <table:table-cell office:value-type="float" office:value="3.322" calcext:value-type="float">
            <text:p>3,322</text:p>
          </table:table-cell>
          <table:table-cell office:value-type="float" office:value="5.25509434938431" calcext:value-type="float">
            <text:p>5,25509434938431</text:p>
          </table:table-cell>
        </table:table-row>
        <table:table-row table:style-name="ro1">
          <table:table-cell/>
          <table:table-cell office:value-type="float" office:value="3.324" calcext:value-type="float">
            <text:p>3,324</text:p>
          </table:table-cell>
          <table:table-cell office:value-type="float" office:value="5.25011421740055" calcext:value-type="float">
            <text:p>5,25011421740055</text:p>
          </table:table-cell>
        </table:table-row>
        <table:table-row table:style-name="ro1">
          <table:table-cell/>
          <table:table-cell office:value-type="float" office:value="3.326" calcext:value-type="float">
            <text:p>3,326</text:p>
          </table:table-cell>
          <table:table-cell office:value-type="float" office:value="5.24514059722424" calcext:value-type="float">
            <text:p>5,24514059722424</text:p>
          </table:table-cell>
        </table:table-row>
        <table:table-row table:style-name="ro1">
          <table:table-cell/>
          <table:table-cell office:value-type="float" office:value="3.328" calcext:value-type="float">
            <text:p>3,328</text:p>
          </table:table-cell>
          <table:table-cell office:value-type="float" office:value="5.24017350375652" calcext:value-type="float">
            <text:p>5,24017350375652</text:p>
          </table:table-cell>
        </table:table-row>
        <table:table-row table:style-name="ro1">
          <table:table-cell/>
          <table:table-cell office:value-type="float" office:value="3.33" calcext:value-type="float">
            <text:p>3,33</text:p>
          </table:table-cell>
          <table:table-cell office:value-type="float" office:value="5.23521292209625" calcext:value-type="float">
            <text:p>5,23521292209625</text:p>
          </table:table-cell>
        </table:table-row>
        <table:table-row table:style-name="ro1">
          <table:table-cell/>
          <table:table-cell office:value-type="float" office:value="3.332" calcext:value-type="float">
            <text:p>3,332</text:p>
          </table:table-cell>
          <table:table-cell office:value-type="float" office:value="5.2302588224411" calcext:value-type="float">
            <text:p>5,2302588224411</text:p>
          </table:table-cell>
        </table:table-row>
        <table:table-row table:style-name="ro1">
          <table:table-cell/>
          <table:table-cell office:value-type="float" office:value="3.334" calcext:value-type="float">
            <text:p>3,334</text:p>
          </table:table-cell>
          <table:table-cell office:value-type="float" office:value="5.22531121969223" calcext:value-type="float">
            <text:p>5,22531121969223</text:p>
          </table:table-cell>
        </table:table-row>
        <table:table-row table:style-name="ro1">
          <table:table-cell/>
          <table:table-cell office:value-type="float" office:value="3.336" calcext:value-type="float">
            <text:p>3,336</text:p>
          </table:table-cell>
          <table:table-cell office:value-type="float" office:value="5.22037008404732" calcext:value-type="float">
            <text:p>5,22037008404732</text:p>
          </table:table-cell>
        </table:table-row>
        <table:table-row table:style-name="ro1">
          <table:table-cell/>
          <table:table-cell office:value-type="float" office:value="3.338" calcext:value-type="float">
            <text:p>3,338</text:p>
          </table:table-cell>
          <table:table-cell office:value-type="float" office:value="5.21543541550636" calcext:value-type="float">
            <text:p>5,21543541550636</text:p>
          </table:table-cell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office:value-type="float" office:value="5.21050721406937" calcext:value-type="float">
            <text:p>5,21050721406937</text:p>
          </table:table-cell>
        </table:table-row>
        <table:table-row table:style-name="ro1">
          <table:table-cell/>
          <table:table-cell office:value-type="float" office:value="3.342" calcext:value-type="float">
            <text:p>3,342</text:p>
          </table:table-cell>
          <table:table-cell office:value-type="float" office:value="5.20558544993401" calcext:value-type="float">
            <text:p>5,20558544993401</text:p>
          </table:table-cell>
        </table:table-row>
        <table:table-row table:style-name="ro1">
          <table:table-cell/>
          <table:table-cell office:value-type="float" office:value="3.344" calcext:value-type="float">
            <text:p>3,344</text:p>
          </table:table-cell>
          <table:table-cell office:value-type="float" office:value="5.20067013800144" calcext:value-type="float">
            <text:p>5,20067013800144</text:p>
          </table:table-cell>
        </table:table-row>
        <table:table-row table:style-name="ro1">
          <table:table-cell/>
          <table:table-cell office:value-type="float" office:value="3.346" calcext:value-type="float">
            <text:p>3,346</text:p>
          </table:table-cell>
          <table:table-cell office:value-type="float" office:value="5.19576124846935" calcext:value-type="float">
            <text:p>5,19576124846935</text:p>
          </table:table-cell>
        </table:table-row>
        <table:table-row table:style-name="ro1">
          <table:table-cell/>
          <table:table-cell office:value-type="float" office:value="3.348" calcext:value-type="float">
            <text:p>3,348</text:p>
          </table:table-cell>
          <table:table-cell office:value-type="float" office:value="5.19085878133774" calcext:value-type="float">
            <text:p>5,19085878133774</text:p>
          </table:table-cell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office:value-type="float" office:value="5.1859627366066" calcext:value-type="float">
            <text:p>5,1859627366066</text:p>
          </table:table-cell>
        </table:table-row>
        <table:table-row table:style-name="ro1">
          <table:table-cell/>
          <table:table-cell office:value-type="float" office:value="3.352" calcext:value-type="float">
            <text:p>3,352</text:p>
          </table:table-cell>
          <table:table-cell office:value-type="float" office:value="5.18107308447361" calcext:value-type="float">
            <text:p>5,18107308447361</text:p>
          </table:table-cell>
        </table:table-row>
        <table:table-row table:style-name="ro1">
          <table:table-cell/>
          <table:table-cell office:value-type="float" office:value="3.354" calcext:value-type="float">
            <text:p>3,354</text:p>
          </table:table-cell>
          <table:table-cell office:value-type="float" office:value="5.17618982493877" calcext:value-type="float">
            <text:p>5,17618982493877</text:p>
          </table:table-cell>
        </table:table-row>
        <table:table-row table:style-name="ro1">
          <table:table-cell/>
          <table:table-cell office:value-type="float" office:value="3.356" calcext:value-type="float">
            <text:p>3,356</text:p>
          </table:table-cell>
          <table:table-cell office:value-type="float" office:value="5.17131295800209" calcext:value-type="float">
            <text:p>5,17131295800209</text:p>
          </table:table-cell>
        </table:table-row>
        <table:table-row table:style-name="ro1">
          <table:table-cell/>
          <table:table-cell office:value-type="float" office:value="3.358" calcext:value-type="float">
            <text:p>3,358</text:p>
          </table:table-cell>
          <table:table-cell office:value-type="float" office:value="5.16644245386124" calcext:value-type="float">
            <text:p>5,16644245386124</text:p>
          </table:table-cell>
        </table:table-row>
        <table:table-row table:style-name="ro1">
          <table:table-cell/>
          <table:table-cell office:value-type="float" office:value="3.36" calcext:value-type="float">
            <text:p>3,36</text:p>
          </table:table-cell>
          <table:table-cell office:value-type="float" office:value="5.16157832741737" calcext:value-type="float">
            <text:p>5,16157832741737</text:p>
          </table:table-cell>
        </table:table-row>
        <table:table-row table:style-name="ro1">
          <table:table-cell/>
          <table:table-cell office:value-type="float" office:value="3.362" calcext:value-type="float">
            <text:p>3,362</text:p>
          </table:table-cell>
          <table:table-cell office:value-type="float" office:value="5.15672054886818" calcext:value-type="float">
            <text:p>5,15672054886818</text:p>
          </table:table-cell>
        </table:table-row>
        <table:table-row table:style-name="ro1">
          <table:table-cell/>
          <table:table-cell office:value-type="float" office:value="3.364" calcext:value-type="float">
            <text:p>3,364</text:p>
          </table:table-cell>
          <table:table-cell office:value-type="float" office:value="5.15186911821365" calcext:value-type="float">
            <text:p>5,15186911821365</text:p>
          </table:table-cell>
        </table:table-row>
        <table:table-row table:style-name="ro1">
          <table:table-cell/>
          <table:table-cell office:value-type="float" office:value="3.366" calcext:value-type="float">
            <text:p>3,366</text:p>
          </table:table-cell>
          <table:table-cell office:value-type="float" office:value="5.14702402055264" calcext:value-type="float">
            <text:p>5,14702402055264</text:p>
          </table:table-cell>
        </table:table-row>
        <table:table-row table:style-name="ro1">
          <table:table-cell/>
          <table:table-cell office:value-type="float" office:value="3.368" calcext:value-type="float">
            <text:p>3,368</text:p>
          </table:table-cell>
          <table:table-cell office:value-type="float" office:value="5.14218527078629" calcext:value-type="float">
            <text:p>5,14218527078629</text:p>
          </table:table-cell>
        </table:table-row>
        <table:table-row table:style-name="ro1">
          <table:table-cell/>
          <table:table-cell office:value-type="float" office:value="3.37" calcext:value-type="float">
            <text:p>3,37</text:p>
          </table:table-cell>
          <table:table-cell office:value-type="float" office:value="5.13735282421112" calcext:value-type="float">
            <text:p>5,13735282421112</text:p>
          </table:table-cell>
        </table:table-row>
        <table:table-row table:style-name="ro1">
          <table:table-cell/>
          <table:table-cell office:value-type="float" office:value="3.372" calcext:value-type="float">
            <text:p>3,372</text:p>
          </table:table-cell>
          <table:table-cell office:value-type="float" office:value="5.1325266957283" calcext:value-type="float">
            <text:p>5,1325266957283</text:p>
          </table:table-cell>
        </table:table-row>
        <table:table-row table:style-name="ro1">
          <table:table-cell/>
          <table:table-cell office:value-type="float" office:value="3.374" calcext:value-type="float">
            <text:p>3,374</text:p>
          </table:table-cell>
          <table:table-cell office:value-type="float" office:value="5.12770687043667" calcext:value-type="float">
            <text:p>5,12770687043667</text:p>
          </table:table-cell>
        </table:table-row>
        <table:table-row table:style-name="ro1">
          <table:table-cell/>
          <table:table-cell office:value-type="float" office:value="3.376" calcext:value-type="float">
            <text:p>3,376</text:p>
          </table:table-cell>
          <table:table-cell office:value-type="float" office:value="5.12289333343506" calcext:value-type="float">
            <text:p>5,12289333343506</text:p>
          </table:table-cell>
        </table:table-row>
        <table:table-row table:style-name="ro1">
          <table:table-cell/>
          <table:table-cell office:value-type="float" office:value="3.378" calcext:value-type="float">
            <text:p>3,378</text:p>
          </table:table-cell>
          <table:table-cell office:value-type="float" office:value="5.11808606982231" calcext:value-type="float">
            <text:p>5,11808606982231</text:p>
          </table:table-cell>
        </table:table-row>
        <table:table-row table:style-name="ro1">
          <table:table-cell/>
          <table:table-cell office:value-type="float" office:value="3.38" calcext:value-type="float">
            <text:p>3,38</text:p>
          </table:table-cell>
          <table:table-cell office:value-type="float" office:value="5.11328509449959" calcext:value-type="float">
            <text:p>5,11328509449959</text:p>
          </table:table-cell>
        </table:table-row>
        <table:table-row table:style-name="ro1">
          <table:table-cell/>
          <table:table-cell office:value-type="float" office:value="3.382" calcext:value-type="float">
            <text:p>3,382</text:p>
          </table:table-cell>
          <table:table-cell office:value-type="float" office:value="5.10849037766457" calcext:value-type="float">
            <text:p>5,10849037766457</text:p>
          </table:table-cell>
        </table:table-row>
        <table:table-row table:style-name="ro1">
          <table:table-cell/>
          <table:table-cell office:value-type="float" office:value="3.384" calcext:value-type="float">
            <text:p>3,384</text:p>
          </table:table-cell>
          <table:table-cell office:value-type="float" office:value="5.10370191931725" calcext:value-type="float">
            <text:p>5,10370191931725</text:p>
          </table:table-cell>
        </table:table-row>
        <table:table-row table:style-name="ro1">
          <table:table-cell/>
          <table:table-cell office:value-type="float" office:value="3.386" calcext:value-type="float">
            <text:p>3,386</text:p>
          </table:table-cell>
          <table:table-cell office:value-type="float" office:value="5.09891970455647" calcext:value-type="float">
            <text:p>5,09891970455647</text:p>
          </table:table-cell>
        </table:table-row>
        <table:table-row table:style-name="ro1">
          <table:table-cell/>
          <table:table-cell office:value-type="float" office:value="3.388" calcext:value-type="float">
            <text:p>3,388</text:p>
          </table:table-cell>
          <table:table-cell office:value-type="float" office:value="5.09414373338223" calcext:value-type="float">
            <text:p>5,09414373338223</text:p>
          </table:table-cell>
        </table:table-row>
        <table:table-row table:style-name="ro1">
          <table:table-cell/>
          <table:table-cell office:value-type="float" office:value="3.39" calcext:value-type="float">
            <text:p>3,39</text:p>
          </table:table-cell>
          <table:table-cell office:value-type="float" office:value="5.08937399089336" calcext:value-type="float">
            <text:p>5,08937399089336</text:p>
          </table:table-cell>
        </table:table-row>
        <table:table-row table:style-name="ro1">
          <table:table-cell/>
          <table:table-cell office:value-type="float" office:value="3.392" calcext:value-type="float">
            <text:p>3,392</text:p>
          </table:table-cell>
          <table:table-cell office:value-type="float" office:value="5.08461046218872" calcext:value-type="float">
            <text:p>5,08461046218872</text:p>
          </table:table-cell>
        </table:table-row>
        <table:table-row table:style-name="ro1">
          <table:table-cell/>
          <table:table-cell office:value-type="float" office:value="3.394" calcext:value-type="float">
            <text:p>3,394</text:p>
          </table:table-cell>
          <table:table-cell office:value-type="float" office:value="5.0798531472683" calcext:value-type="float">
            <text:p>5,0798531472683</text:p>
          </table:table-cell>
        </table:table-row>
        <table:table-row table:style-name="ro1">
          <table:table-cell/>
          <table:table-cell office:value-type="float" office:value="3.396" calcext:value-type="float">
            <text:p>3,396</text:p>
          </table:table-cell>
          <table:table-cell office:value-type="float" office:value="5.07510203123093" calcext:value-type="float">
            <text:p>5,07510203123093</text:p>
          </table:table-cell>
        </table:table-row>
        <table:table-row table:style-name="ro1">
          <table:table-cell/>
          <table:table-cell office:value-type="float" office:value="3.398" calcext:value-type="float">
            <text:p>3,398</text:p>
          </table:table-cell>
          <table:table-cell office:value-type="float" office:value="5.07035711407661" calcext:value-type="float">
            <text:p>5,07035711407661</text:p>
          </table:table-cell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5.06561836600304" calcext:value-type="float">
            <text:p>5,06561836600304</text:p>
          </table:table-cell>
        </table:table-row>
        <table:table-row table:style-name="ro1">
          <table:table-cell/>
          <table:table-cell office:value-type="float" office:value="3.402" calcext:value-type="float">
            <text:p>3,402</text:p>
          </table:table-cell>
          <table:table-cell office:value-type="float" office:value="5.06088580191135" calcext:value-type="float">
            <text:p>5,06088580191135</text:p>
          </table:table-cell>
        </table:table-row>
        <table:table-row table:style-name="ro1">
          <table:table-cell/>
          <table:table-cell office:value-type="float" office:value="3.404" calcext:value-type="float">
            <text:p>3,404</text:p>
          </table:table-cell>
          <table:table-cell office:value-type="float" office:value="5.05615940690041" calcext:value-type="float">
            <text:p>5,05615940690041</text:p>
          </table:table-cell>
        </table:table-row>
        <table:table-row table:style-name="ro1">
          <table:table-cell/>
          <table:table-cell office:value-type="float" office:value="3.406" calcext:value-type="float">
            <text:p>3,406</text:p>
          </table:table-cell>
          <table:table-cell office:value-type="float" office:value="5.05143916606903" calcext:value-type="float">
            <text:p>5,05143916606903</text:p>
          </table:table-cell>
        </table:table-row>
        <table:table-row table:style-name="ro1">
          <table:table-cell/>
          <table:table-cell office:value-type="float" office:value="3.408" calcext:value-type="float">
            <text:p>3,408</text:p>
          </table:table-cell>
          <table:table-cell office:value-type="float" office:value="5.04672506451607" calcext:value-type="float">
            <text:p>5,04672506451607</text:p>
          </table:table-cell>
        </table:table-row>
        <table:table-row table:style-name="ro1">
          <table:table-cell/>
          <table:table-cell office:value-type="float" office:value="3.41" calcext:value-type="float">
            <text:p>3,41</text:p>
          </table:table-cell>
          <table:table-cell office:value-type="float" office:value="5.04201710224152" calcext:value-type="float">
            <text:p>5,04201710224152</text:p>
          </table:table-cell>
        </table:table-row>
        <table:table-row table:style-name="ro1">
          <table:table-cell/>
          <table:table-cell office:value-type="float" office:value="3.412" calcext:value-type="float">
            <text:p>3,412</text:p>
          </table:table-cell>
          <table:table-cell office:value-type="float" office:value="5.03731527924538" calcext:value-type="float">
            <text:p>5,03731527924538</text:p>
          </table:table-cell>
        </table:table-row>
        <table:table-row table:style-name="ro1">
          <table:table-cell/>
          <table:table-cell office:value-type="float" office:value="3.414" calcext:value-type="float">
            <text:p>3,414</text:p>
          </table:table-cell>
          <table:table-cell office:value-type="float" office:value="5.03261956572533" calcext:value-type="float">
            <text:p>5,03261956572533</text:p>
          </table:table-cell>
        </table:table-row>
        <table:table-row table:style-name="ro1">
          <table:table-cell/>
          <table:table-cell office:value-type="float" office:value="3.416" calcext:value-type="float">
            <text:p>3,416</text:p>
          </table:table-cell>
          <table:table-cell office:value-type="float" office:value="5.02792996168137" calcext:value-type="float">
            <text:p>5,02792996168137</text:p>
          </table:table-cell>
        </table:table-row>
        <table:table-row table:style-name="ro1">
          <table:table-cell/>
          <table:table-cell office:value-type="float" office:value="3.418" calcext:value-type="float">
            <text:p>3,418</text:p>
          </table:table-cell>
          <table:table-cell office:value-type="float" office:value="5.0232464671135" calcext:value-type="float">
            <text:p>5,0232464671135</text:p>
          </table:table-cell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office:value-type="float" office:value="5.01856906712055" calcext:value-type="float">
            <text:p>5,01856906712055</text:p>
          </table:table-cell>
        </table:table-row>
        <table:table-row table:style-name="ro1">
          <table:table-cell/>
          <table:table-cell office:value-type="float" office:value="3.422" calcext:value-type="float">
            <text:p>3,422</text:p>
          </table:table-cell>
          <table:table-cell office:value-type="float" office:value="5.01389774680138" calcext:value-type="float">
            <text:p>5,01389774680138</text:p>
          </table:table-cell>
        </table:table-row>
        <table:table-row table:style-name="ro1">
          <table:table-cell/>
          <table:table-cell office:value-type="float" office:value="3.424" calcext:value-type="float">
            <text:p>3,424</text:p>
          </table:table-cell>
          <table:table-cell office:value-type="float" office:value="5.00923249125481" calcext:value-type="float">
            <text:p>5,00923249125481</text:p>
          </table:table-cell>
        </table:table-row>
        <table:table-row table:style-name="ro1">
          <table:table-cell/>
          <table:table-cell office:value-type="float" office:value="3.426" calcext:value-type="float">
            <text:p>3,426</text:p>
          </table:table-cell>
          <table:table-cell office:value-type="float" office:value="5.004573315382" calcext:value-type="float">
            <text:p>5,004573315382</text:p>
          </table:table-cell>
        </table:table-row>
        <table:table-row table:style-name="ro1">
          <table:table-cell/>
          <table:table-cell office:value-type="float" office:value="3.428" calcext:value-type="float">
            <text:p>3,428</text:p>
          </table:table-cell>
          <table:table-cell office:value-type="float" office:value="4.99992018938065" calcext:value-type="float">
            <text:p>4,99992018938065</text:p>
          </table:table-cell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office:value-type="float" office:value="4.99527312815189" calcext:value-type="float">
            <text:p>4,99527312815189</text:p>
          </table:table-cell>
        </table:table-row>
        <table:table-row table:style-name="ro1">
          <table:table-cell/>
          <table:table-cell office:value-type="float" office:value="3.432" calcext:value-type="float">
            <text:p>3,432</text:p>
          </table:table-cell>
          <table:table-cell office:value-type="float" office:value="4.99063208699226" calcext:value-type="float">
            <text:p>4,99063208699226</text:p>
          </table:table-cell>
        </table:table-row>
        <table:table-row table:style-name="ro1">
          <table:table-cell/>
          <table:table-cell office:value-type="float" office:value="3.434" calcext:value-type="float">
            <text:p>3,434</text:p>
          </table:table-cell>
          <table:table-cell office:value-type="float" office:value="4.98599708080292" calcext:value-type="float">
            <text:p>4,98599708080292</text:p>
          </table:table-cell>
        </table:table-row>
        <table:table-row table:style-name="ro1">
          <table:table-cell/>
          <table:table-cell office:value-type="float" office:value="3.436" calcext:value-type="float">
            <text:p>3,436</text:p>
          </table:table-cell>
          <table:table-cell office:value-type="float" office:value="4.98136809468269" calcext:value-type="float">
            <text:p>4,98136809468269</text:p>
          </table:table-cell>
        </table:table-row>
        <table:table-row table:style-name="ro1">
          <table:table-cell/>
          <table:table-cell office:value-type="float" office:value="3.438" calcext:value-type="float">
            <text:p>3,438</text:p>
          </table:table-cell>
          <table:table-cell office:value-type="float" office:value="4.97674512863159" calcext:value-type="float">
            <text:p>4,97674512863159</text:p>
          </table:table-cell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office:value-type="float" office:value="4.97212816774845" calcext:value-type="float">
            <text:p>4,97212816774845</text:p>
          </table:table-cell>
        </table:table-row>
        <table:table-row table:style-name="ro1">
          <table:table-cell/>
          <table:table-cell office:value-type="float" office:value="3.442" calcext:value-type="float">
            <text:p>3,442</text:p>
          </table:table-cell>
          <table:table-cell office:value-type="float" office:value="4.96751719713211" calcext:value-type="float">
            <text:p>4,96751719713211</text:p>
          </table:table-cell>
        </table:table-row>
        <table:table-row table:style-name="ro1">
          <table:table-cell/>
          <table:table-cell office:value-type="float" office:value="3.444" calcext:value-type="float">
            <text:p>3,444</text:p>
          </table:table-cell>
          <table:table-cell office:value-type="float" office:value="4.96291220188141" calcext:value-type="float">
            <text:p>4,96291220188141</text:p>
          </table:table-cell>
        </table:table-row>
        <table:table-row table:style-name="ro1">
          <table:table-cell/>
          <table:table-cell office:value-type="float" office:value="3.446" calcext:value-type="float">
            <text:p>3,446</text:p>
          </table:table-cell>
          <table:table-cell office:value-type="float" office:value="4.95831319689751" calcext:value-type="float">
            <text:p>4,95831319689751</text:p>
          </table:table-cell>
        </table:table-row>
        <table:table-row table:style-name="ro1">
          <table:table-cell/>
          <table:table-cell office:value-type="float" office:value="3.448" calcext:value-type="float">
            <text:p>3,448</text:p>
          </table:table-cell>
          <table:table-cell office:value-type="float" office:value="4.95372015237808" calcext:value-type="float">
            <text:p>4,95372015237808</text:p>
          </table:table-cell>
        </table:table-row>
        <table:table-row table:style-name="ro1">
          <table:table-cell/>
          <table:table-cell office:value-type="float" office:value="3.45" calcext:value-type="float">
            <text:p>3,45</text:p>
          </table:table-cell>
          <table:table-cell office:value-type="float" office:value="4.9491330832243" calcext:value-type="float">
            <text:p>4,9491330832243</text:p>
          </table:table-cell>
        </table:table-row>
        <table:table-row table:style-name="ro1">
          <table:table-cell/>
          <table:table-cell office:value-type="float" office:value="3.452" calcext:value-type="float">
            <text:p>3,452</text:p>
          </table:table-cell>
          <table:table-cell office:value-type="float" office:value="4.94455194473267" calcext:value-type="float">
            <text:p>4,94455194473267</text:p>
          </table:table-cell>
        </table:table-row>
        <table:table-row table:style-name="ro1">
          <table:table-cell/>
          <table:table-cell office:value-type="float" office:value="3.454" calcext:value-type="float">
            <text:p>3,454</text:p>
          </table:table-cell>
          <table:table-cell office:value-type="float" office:value="4.93997676670551" calcext:value-type="float">
            <text:p>4,93997676670551</text:p>
          </table:table-cell>
        </table:table-row>
        <table:table-row table:style-name="ro1">
          <table:table-cell/>
          <table:table-cell office:value-type="float" office:value="3.456" calcext:value-type="float">
            <text:p>3,456</text:p>
          </table:table-cell>
          <table:table-cell office:value-type="float" office:value="4.93540750443935" calcext:value-type="float">
            <text:p>4,93540750443935</text:p>
          </table:table-cell>
        </table:table-row>
        <table:table-row table:style-name="ro1">
          <table:table-cell/>
          <table:table-cell office:value-type="float" office:value="3.458" calcext:value-type="float">
            <text:p>3,458</text:p>
          </table:table-cell>
          <table:table-cell office:value-type="float" office:value="4.93084417283535" calcext:value-type="float">
            <text:p>4,93084417283535</text:p>
          </table:table-cell>
        </table:table-row>
        <table:table-row table:style-name="ro1">
          <table:table-cell/>
          <table:table-cell office:value-type="float" office:value="3.46" calcext:value-type="float">
            <text:p>3,46</text:p>
          </table:table-cell>
          <table:table-cell office:value-type="float" office:value="4.92628675699234" calcext:value-type="float">
            <text:p>4,92628675699234</text:p>
          </table:table-cell>
        </table:table-row>
        <table:table-row table:style-name="ro1">
          <table:table-cell/>
          <table:table-cell office:value-type="float" office:value="3.462" calcext:value-type="float">
            <text:p>3,462</text:p>
          </table:table-cell>
          <table:table-cell office:value-type="float" office:value="4.92173525691032" calcext:value-type="float">
            <text:p>4,92173525691032</text:p>
          </table:table-cell>
        </table:table-row>
        <table:table-row table:style-name="ro1">
          <table:table-cell/>
          <table:table-cell office:value-type="float" office:value="3.464" calcext:value-type="float">
            <text:p>3,464</text:p>
          </table:table-cell>
          <table:table-cell office:value-type="float" office:value="4.91718964278698" calcext:value-type="float">
            <text:p>4,91718964278698</text:p>
          </table:table-cell>
        </table:table-row>
        <table:table-row table:style-name="ro1">
          <table:table-cell/>
          <table:table-cell office:value-type="float" office:value="3.466" calcext:value-type="float">
            <text:p>3,466</text:p>
          </table:table-cell>
          <table:table-cell office:value-type="float" office:value="4.91264991462231" calcext:value-type="float">
            <text:p>4,91264991462231</text:p>
          </table:table-cell>
        </table:table-row>
        <table:table-row table:style-name="ro1">
          <table:table-cell/>
          <table:table-cell office:value-type="float" office:value="3.468" calcext:value-type="float">
            <text:p>3,468</text:p>
          </table:table-cell>
          <table:table-cell office:value-type="float" office:value="4.90811607241631" calcext:value-type="float">
            <text:p>4,90811607241631</text:p>
          </table:table-cell>
        </table:table-row>
        <table:table-row table:style-name="ro1">
          <table:table-cell/>
          <table:table-cell office:value-type="float" office:value="3.47" calcext:value-type="float">
            <text:p>3,47</text:p>
          </table:table-cell>
          <table:table-cell office:value-type="float" office:value="4.90358810126782" calcext:value-type="float">
            <text:p>4,90358810126782</text:p>
          </table:table-cell>
        </table:table-row>
        <table:table-row table:style-name="ro1">
          <table:table-cell/>
          <table:table-cell office:value-type="float" office:value="3.472" calcext:value-type="float">
            <text:p>3,472</text:p>
          </table:table-cell>
          <table:table-cell office:value-type="float" office:value="4.89906600117683" calcext:value-type="float">
            <text:p>4,89906600117683</text:p>
          </table:table-cell>
        </table:table-row>
        <table:table-row table:style-name="ro1">
          <table:table-cell/>
          <table:table-cell office:value-type="float" office:value="3.474" calcext:value-type="float">
            <text:p>3,474</text:p>
          </table:table-cell>
          <table:table-cell office:value-type="float" office:value="4.89454974234104" calcext:value-type="float">
            <text:p>4,89454974234104</text:p>
          </table:table-cell>
        </table:table-row>
        <table:table-row table:style-name="ro1">
          <table:table-cell/>
          <table:table-cell office:value-type="float" office:value="3.476" calcext:value-type="float">
            <text:p>3,476</text:p>
          </table:table-cell>
          <table:table-cell office:value-type="float" office:value="4.8900393396616" calcext:value-type="float">
            <text:p>4,8900393396616</text:p>
          </table:table-cell>
        </table:table-row>
        <table:table-row table:style-name="ro1">
          <table:table-cell/>
          <table:table-cell office:value-type="float" office:value="3.478" calcext:value-type="float">
            <text:p>3,478</text:p>
          </table:table-cell>
          <table:table-cell office:value-type="float" office:value="4.88553476333618" calcext:value-type="float">
            <text:p>4,88553476333618</text:p>
          </table:table-cell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office:value-type="float" office:value="4.88103602826595" calcext:value-type="float">
            <text:p>4,88103602826595</text:p>
          </table:table-cell>
        </table:table-row>
        <table:table-row table:style-name="ro1">
          <table:table-cell/>
          <table:table-cell office:value-type="float" office:value="3.482" calcext:value-type="float">
            <text:p>3,482</text:p>
          </table:table-cell>
          <table:table-cell office:value-type="float" office:value="4.87654310464859" calcext:value-type="float">
            <text:p>4,87654310464859</text:p>
          </table:table-cell>
        </table:table-row>
        <table:table-row table:style-name="ro1">
          <table:table-cell/>
          <table:table-cell office:value-type="float" office:value="3.484" calcext:value-type="float">
            <text:p>3,484</text:p>
          </table:table-cell>
          <table:table-cell office:value-type="float" office:value="4.87205599248409" calcext:value-type="float">
            <text:p>4,87205599248409</text:p>
          </table:table-cell>
        </table:table-row>
        <table:table-row table:style-name="ro1">
          <table:table-cell/>
          <table:table-cell office:value-type="float" office:value="3.486" calcext:value-type="float">
            <text:p>3,486</text:p>
          </table:table-cell>
          <table:table-cell office:value-type="float" office:value="4.8675746768713" calcext:value-type="float">
            <text:p>4,8675746768713</text:p>
          </table:table-cell>
        </table:table-row>
        <table:table-row table:style-name="ro1">
          <table:table-cell/>
          <table:table-cell office:value-type="float" office:value="3.488" calcext:value-type="float">
            <text:p>3,488</text:p>
          </table:table-cell>
          <table:table-cell office:value-type="float" office:value="4.86309915781021" calcext:value-type="float">
            <text:p>4,86309915781021</text:p>
          </table:table-cell>
        </table:table-row>
        <table:table-row table:style-name="ro1">
          <table:table-cell/>
          <table:table-cell office:value-type="float" office:value="3.49" calcext:value-type="float">
            <text:p>3,49</text:p>
          </table:table-cell>
          <table:table-cell office:value-type="float" office:value="4.85862943530083" calcext:value-type="float">
            <text:p>4,85862943530083</text:p>
          </table:table-cell>
        </table:table-row>
        <table:table-row table:style-name="ro1">
          <table:table-cell/>
          <table:table-cell office:value-type="float" office:value="3.492" calcext:value-type="float">
            <text:p>3,492</text:p>
          </table:table-cell>
          <table:table-cell office:value-type="float" office:value="4.85416546463966" calcext:value-type="float">
            <text:p>4,85416546463966</text:p>
          </table:table-cell>
        </table:table-row>
        <table:table-row table:style-name="ro1">
          <table:table-cell/>
          <table:table-cell office:value-type="float" office:value="3.494" calcext:value-type="float">
            <text:p>3,494</text:p>
          </table:table-cell>
          <table:table-cell office:value-type="float" office:value="4.84970727562904" calcext:value-type="float">
            <text:p>4,84970727562904</text:p>
          </table:table-cell>
        </table:table-row>
        <table:table-row table:style-name="ro1">
          <table:table-cell/>
          <table:table-cell office:value-type="float" office:value="3.496" calcext:value-type="float">
            <text:p>3,496</text:p>
          </table:table-cell>
          <table:table-cell office:value-type="float" office:value="4.84525485336781" calcext:value-type="float">
            <text:p>4,84525485336781</text:p>
          </table:table-cell>
        </table:table-row>
        <table:table-row table:style-name="ro1">
          <table:table-cell/>
          <table:table-cell office:value-type="float" office:value="3.498" calcext:value-type="float">
            <text:p>3,498</text:p>
          </table:table-cell>
          <table:table-cell office:value-type="float" office:value="4.84080816805363" calcext:value-type="float">
            <text:p>4,8408081680536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4.83636723458767" calcext:value-type="float">
            <text:p>4,83636723458767</text:p>
          </table:table-cell>
        </table:table-row>
        <table:table-row table:style-name="ro1">
          <table:table-cell/>
          <table:table-cell office:value-type="float" office:value="3.502" calcext:value-type="float">
            <text:p>3,502</text:p>
          </table:table-cell>
          <table:table-cell office:value-type="float" office:value="4.83193202316761" calcext:value-type="float">
            <text:p>4,83193202316761</text:p>
          </table:table-cell>
        </table:table-row>
        <table:table-row table:style-name="ro1">
          <table:table-cell/>
          <table:table-cell office:value-type="float" office:value="3.504" calcext:value-type="float">
            <text:p>3,504</text:p>
          </table:table-cell>
          <table:table-cell office:value-type="float" office:value="4.82750254869461" calcext:value-type="float">
            <text:p>4,82750254869461</text:p>
          </table:table-cell>
        </table:table-row>
        <table:table-row table:style-name="ro1">
          <table:table-cell/>
          <table:table-cell office:value-type="float" office:value="3.506" calcext:value-type="float">
            <text:p>3,506</text:p>
          </table:table-cell>
          <table:table-cell office:value-type="float" office:value="4.82307878136635" calcext:value-type="float">
            <text:p>4,82307878136635</text:p>
          </table:table-cell>
        </table:table-row>
        <table:table-row table:style-name="ro1">
          <table:table-cell/>
          <table:table-cell office:value-type="float" office:value="3.508" calcext:value-type="float">
            <text:p>3,508</text:p>
          </table:table-cell>
          <table:table-cell office:value-type="float" office:value="4.81866072118282" calcext:value-type="float">
            <text:p>4,81866072118282</text:p>
          </table:table-cell>
        </table:table-row>
        <table:table-row table:style-name="ro1">
          <table:table-cell/>
          <table:table-cell office:value-type="float" office:value="3.51" calcext:value-type="float">
            <text:p>3,51</text:p>
          </table:table-cell>
          <table:table-cell office:value-type="float" office:value="4.81424836814404" calcext:value-type="float">
            <text:p>4,81424836814404</text:p>
          </table:table-cell>
        </table:table-row>
        <table:table-row table:style-name="ro1">
          <table:table-cell/>
          <table:table-cell office:value-type="float" office:value="3.512" calcext:value-type="float">
            <text:p>3,512</text:p>
          </table:table-cell>
          <table:table-cell office:value-type="float" office:value="4.80984169244766" calcext:value-type="float">
            <text:p>4,80984169244766</text:p>
          </table:table-cell>
        </table:table-row>
        <table:table-row table:style-name="ro1">
          <table:table-cell/>
          <table:table-cell office:value-type="float" office:value="3.514" calcext:value-type="float">
            <text:p>3,514</text:p>
          </table:table-cell>
          <table:table-cell office:value-type="float" office:value="4.80544070899487" calcext:value-type="float">
            <text:p>4,80544070899487</text:p>
          </table:table-cell>
        </table:table-row>
        <table:table-row table:style-name="ro1">
          <table:table-cell/>
          <table:table-cell office:value-type="float" office:value="3.516" calcext:value-type="float">
            <text:p>3,516</text:p>
          </table:table-cell>
          <table:table-cell office:value-type="float" office:value="4.80104538798332" calcext:value-type="float">
            <text:p>4,80104538798332</text:p>
          </table:table-cell>
        </table:table-row>
        <table:table-row table:style-name="ro1">
          <table:table-cell/>
          <table:table-cell office:value-type="float" office:value="3.518" calcext:value-type="float">
            <text:p>3,518</text:p>
          </table:table-cell>
          <table:table-cell office:value-type="float" office:value="4.79665574431419" calcext:value-type="float">
            <text:p>4,79665574431419</text:p>
          </table:table-cell>
        </table:table-row>
        <table:table-row table:style-name="ro1">
          <table:table-cell/>
          <table:table-cell office:value-type="float" office:value="3.52" calcext:value-type="float">
            <text:p>3,52</text:p>
          </table:table-cell>
          <table:table-cell office:value-type="float" office:value="4.79227174818516" calcext:value-type="float">
            <text:p>4,79227174818516</text:p>
          </table:table-cell>
        </table:table-row>
        <table:table-row table:style-name="ro1">
          <table:table-cell/>
          <table:table-cell office:value-type="float" office:value="3.522" calcext:value-type="float">
            <text:p>3,522</text:p>
          </table:table-cell>
          <table:table-cell office:value-type="float" office:value="4.78789339959621" calcext:value-type="float">
            <text:p>4,78789339959621</text:p>
          </table:table-cell>
        </table:table-row>
        <table:table-row table:style-name="ro1">
          <table:table-cell/>
          <table:table-cell office:value-type="float" office:value="3.524" calcext:value-type="float">
            <text:p>3,524</text:p>
          </table:table-cell>
          <table:table-cell office:value-type="float" office:value="4.78352069854736" calcext:value-type="float">
            <text:p>4,78352069854736</text:p>
          </table:table-cell>
        </table:table-row>
        <table:table-row table:style-name="ro1">
          <table:table-cell/>
          <table:table-cell office:value-type="float" office:value="3.526" calcext:value-type="float">
            <text:p>3,526</text:p>
          </table:table-cell>
          <table:table-cell office:value-type="float" office:value="4.77915363013744" calcext:value-type="float">
            <text:p>4,77915363013744</text:p>
          </table:table-cell>
        </table:table-row>
        <table:table-row table:style-name="ro1">
          <table:table-cell/>
          <table:table-cell office:value-type="float" office:value="3.528" calcext:value-type="float">
            <text:p>3,528</text:p>
          </table:table-cell>
          <table:table-cell office:value-type="float" office:value="4.77479216456413" calcext:value-type="float">
            <text:p>4,77479216456413</text:p>
          </table:table-cell>
        </table:table-row>
        <table:table-row table:style-name="ro1">
          <table:table-cell/>
          <table:table-cell office:value-type="float" office:value="3.53" calcext:value-type="float">
            <text:p>3,53</text:p>
          </table:table-cell>
          <table:table-cell office:value-type="float" office:value="4.77043633162975" calcext:value-type="float">
            <text:p>4,77043633162975</text:p>
          </table:table-cell>
        </table:table-row>
        <table:table-row table:style-name="ro1">
          <table:table-cell/>
          <table:table-cell office:value-type="float" office:value="3.532" calcext:value-type="float">
            <text:p>3,532</text:p>
          </table:table-cell>
          <table:table-cell office:value-type="float" office:value="4.76608610153198" calcext:value-type="float">
            <text:p>4,76608610153198</text:p>
          </table:table-cell>
        </table:table-row>
        <table:table-row table:style-name="ro1">
          <table:table-cell/>
          <table:table-cell office:value-type="float" office:value="3.534" calcext:value-type="float">
            <text:p>3,534</text:p>
          </table:table-cell>
          <table:table-cell office:value-type="float" office:value="4.76174145936966" calcext:value-type="float">
            <text:p>4,76174145936966</text:p>
          </table:table-cell>
        </table:table-row>
        <table:table-row table:style-name="ro1">
          <table:table-cell/>
          <table:table-cell office:value-type="float" office:value="3.536" calcext:value-type="float">
            <text:p>3,536</text:p>
          </table:table-cell>
          <table:table-cell office:value-type="float" office:value="4.75740242004395" calcext:value-type="float">
            <text:p>4,75740242004395</text:p>
          </table:table-cell>
        </table:table-row>
        <table:table-row table:style-name="ro1">
          <table:table-cell/>
          <table:table-cell office:value-type="float" office:value="3.538" calcext:value-type="float">
            <text:p>3,538</text:p>
          </table:table-cell>
          <table:table-cell office:value-type="float" office:value="4.75306893885136" calcext:value-type="float">
            <text:p>4,75306893885136</text:p>
          </table:table-cell>
        </table:table-row>
        <table:table-row table:style-name="ro1">
          <table:table-cell/>
          <table:table-cell office:value-type="float" office:value="3.54" calcext:value-type="float">
            <text:p>3,54</text:p>
          </table:table-cell>
          <table:table-cell office:value-type="float" office:value="4.74874104559422" calcext:value-type="float">
            <text:p>4,74874104559422</text:p>
          </table:table-cell>
        </table:table-row>
        <table:table-row table:style-name="ro1">
          <table:table-cell/>
          <table:table-cell office:value-type="float" office:value="3.542" calcext:value-type="float">
            <text:p>3,542</text:p>
          </table:table-cell>
          <table:table-cell office:value-type="float" office:value="4.7444187104702" calcext:value-type="float">
            <text:p>4,7444187104702</text:p>
          </table:table-cell>
        </table:table-row>
        <table:table-row table:style-name="ro1">
          <table:table-cell/>
          <table:table-cell office:value-type="float" office:value="3.544" calcext:value-type="float">
            <text:p>3,544</text:p>
          </table:table-cell>
          <table:table-cell office:value-type="float" office:value="4.74010193347931" calcext:value-type="float">
            <text:p>4,74010193347931</text:p>
          </table:table-cell>
        </table:table-row>
        <table:table-row table:style-name="ro1">
          <table:table-cell/>
          <table:table-cell office:value-type="float" office:value="3.546" calcext:value-type="float">
            <text:p>3,546</text:p>
          </table:table-cell>
          <table:table-cell office:value-type="float" office:value="4.73579071462154" calcext:value-type="float">
            <text:p>4,73579071462154</text:p>
          </table:table-cell>
        </table:table-row>
        <table:table-row table:style-name="ro1">
          <table:table-cell/>
          <table:table-cell office:value-type="float" office:value="3.548" calcext:value-type="float">
            <text:p>3,548</text:p>
          </table:table-cell>
          <table:table-cell office:value-type="float" office:value="4.73148502409458" calcext:value-type="float">
            <text:p>4,73148502409458</text:p>
          </table:table-cell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office:value-type="float" office:value="4.72718486189842" calcext:value-type="float">
            <text:p>4,72718486189842</text:p>
          </table:table-cell>
        </table:table-row>
        <table:table-row table:style-name="ro1">
          <table:table-cell/>
          <table:table-cell office:value-type="float" office:value="3.552" calcext:value-type="float">
            <text:p>3,552</text:p>
          </table:table-cell>
          <table:table-cell office:value-type="float" office:value="4.72289021313191" calcext:value-type="float">
            <text:p>4,72289021313191</text:p>
          </table:table-cell>
        </table:table-row>
        <table:table-row table:style-name="ro1">
          <table:table-cell/>
          <table:table-cell office:value-type="float" office:value="3.554" calcext:value-type="float">
            <text:p>3,554</text:p>
          </table:table-cell>
          <table:table-cell office:value-type="float" office:value="4.71860109269619" calcext:value-type="float">
            <text:p>4,71860109269619</text:p>
          </table:table-cell>
        </table:table-row>
        <table:table-row table:style-name="ro1">
          <table:table-cell/>
          <table:table-cell office:value-type="float" office:value="3.556" calcext:value-type="float">
            <text:p>3,556</text:p>
          </table:table-cell>
          <table:table-cell office:value-type="float" office:value="4.71431747078896" calcext:value-type="float">
            <text:p>4,71431747078896</text:p>
          </table:table-cell>
        </table:table-row>
        <table:table-row table:style-name="ro1">
          <table:table-cell/>
          <table:table-cell office:value-type="float" office:value="3.558" calcext:value-type="float">
            <text:p>3,558</text:p>
          </table:table-cell>
          <table:table-cell office:value-type="float" office:value="4.7100393474102" calcext:value-type="float">
            <text:p>4,7100393474102</text:p>
          </table:table-cell>
        </table:table-row>
        <table:table-row table:style-name="ro1">
          <table:table-cell/>
          <table:table-cell office:value-type="float" office:value="3.56" calcext:value-type="float">
            <text:p>3,56</text:p>
          </table:table-cell>
          <table:table-cell office:value-type="float" office:value="4.70576670765877" calcext:value-type="float">
            <text:p>4,70576670765877</text:p>
          </table:table-cell>
        </table:table-row>
        <table:table-row table:style-name="ro1">
          <table:table-cell/>
          <table:table-cell office:value-type="float" office:value="3.562" calcext:value-type="float">
            <text:p>3,562</text:p>
          </table:table-cell>
          <table:table-cell office:value-type="float" office:value="4.70149955153465" calcext:value-type="float">
            <text:p>4,70149955153465</text:p>
          </table:table-cell>
        </table:table-row>
        <table:table-row table:style-name="ro1">
          <table:table-cell/>
          <table:table-cell office:value-type="float" office:value="3.564" calcext:value-type="float">
            <text:p>3,564</text:p>
          </table:table-cell>
          <table:table-cell office:value-type="float" office:value="4.6972378641367" calcext:value-type="float">
            <text:p>4,6972378641367</text:p>
          </table:table-cell>
        </table:table-row>
        <table:table-row table:style-name="ro1">
          <table:table-cell/>
          <table:table-cell office:value-type="float" office:value="3.566" calcext:value-type="float">
            <text:p>3,566</text:p>
          </table:table-cell>
          <table:table-cell office:value-type="float" office:value="4.6929816454649" calcext:value-type="float">
            <text:p>4,6929816454649</text:p>
          </table:table-cell>
        </table:table-row>
        <table:table-row table:style-name="ro1">
          <table:table-cell/>
          <table:table-cell office:value-type="float" office:value="3.568" calcext:value-type="float">
            <text:p>3,568</text:p>
          </table:table-cell>
          <table:table-cell office:value-type="float" office:value="4.6887308806181" calcext:value-type="float">
            <text:p>4,6887308806181</text:p>
          </table:table-cell>
        </table:table-row>
        <table:table-row table:style-name="ro1">
          <table:table-cell/>
          <table:table-cell office:value-type="float" office:value="3.57" calcext:value-type="float">
            <text:p>3,57</text:p>
          </table:table-cell>
          <table:table-cell office:value-type="float" office:value="4.68448555469513" calcext:value-type="float">
            <text:p>4,68448555469513</text:p>
          </table:table-cell>
        </table:table-row>
        <table:table-row table:style-name="ro1">
          <table:table-cell/>
          <table:table-cell office:value-type="float" office:value="3.572" calcext:value-type="float">
            <text:p>3,572</text:p>
          </table:table-cell>
          <table:table-cell office:value-type="float" office:value="4.68024568259716" calcext:value-type="float">
            <text:p>4,68024568259716</text:p>
          </table:table-cell>
        </table:table-row>
        <table:table-row table:style-name="ro1">
          <table:table-cell/>
          <table:table-cell office:value-type="float" office:value="3.574" calcext:value-type="float">
            <text:p>3,574</text:p>
          </table:table-cell>
          <table:table-cell office:value-type="float" office:value="4.67601123452187" calcext:value-type="float">
            <text:p>4,67601123452187</text:p>
          </table:table-cell>
        </table:table-row>
        <table:table-row table:style-name="ro1">
          <table:table-cell/>
          <table:table-cell office:value-type="float" office:value="3.576" calcext:value-type="float">
            <text:p>3,576</text:p>
          </table:table-cell>
          <table:table-cell office:value-type="float" office:value="4.67178221046925" calcext:value-type="float">
            <text:p>4,67178221046925</text:p>
          </table:table-cell>
        </table:table-row>
        <table:table-row table:style-name="ro1">
          <table:table-cell/>
          <table:table-cell office:value-type="float" office:value="3.578" calcext:value-type="float">
            <text:p>3,578</text:p>
          </table:table-cell>
          <table:table-cell office:value-type="float" office:value="4.66755859553814" calcext:value-type="float">
            <text:p>4,66755859553814</text:p>
          </table:table-cell>
        </table:table-row>
        <table:table-row table:style-name="ro1">
          <table:table-cell/>
          <table:table-cell office:value-type="float" office:value="3.58" calcext:value-type="float">
            <text:p>3,58</text:p>
          </table:table-cell>
          <table:table-cell office:value-type="float" office:value="4.66334038972855" calcext:value-type="float">
            <text:p>4,66334038972855</text:p>
          </table:table-cell>
        </table:table-row>
        <table:table-row table:style-name="ro1">
          <table:table-cell/>
          <table:table-cell office:value-type="float" office:value="3.582" calcext:value-type="float">
            <text:p>3,582</text:p>
          </table:table-cell>
          <table:table-cell office:value-type="float" office:value="4.65912757813931" calcext:value-type="float">
            <text:p>4,65912757813931</text:p>
          </table:table-cell>
        </table:table-row>
        <table:table-row table:style-name="ro1">
          <table:table-cell/>
          <table:table-cell office:value-type="float" office:value="3.584" calcext:value-type="float">
            <text:p>3,584</text:p>
          </table:table-cell>
          <table:table-cell office:value-type="float" office:value="4.65492017567158" calcext:value-type="float">
            <text:p>4,65492017567158</text:p>
          </table:table-cell>
        </table:table-row>
        <table:table-row table:style-name="ro1">
          <table:table-cell/>
          <table:table-cell office:value-type="float" office:value="3.586" calcext:value-type="float">
            <text:p>3,586</text:p>
          </table:table-cell>
          <table:table-cell office:value-type="float" office:value="4.65071813762188" calcext:value-type="float">
            <text:p>4,65071813762188</text:p>
          </table:table-cell>
        </table:table-row>
        <table:table-row table:style-name="ro1">
          <table:table-cell/>
          <table:table-cell office:value-type="float" office:value="3.588" calcext:value-type="float">
            <text:p>3,588</text:p>
          </table:table-cell>
          <table:table-cell office:value-type="float" office:value="4.64652147889137" calcext:value-type="float">
            <text:p>4,64652147889137</text:p>
          </table:table-cell>
        </table:table-row>
        <table:table-row table:style-name="ro1">
          <table:table-cell/>
          <table:table-cell office:value-type="float" office:value="3.59" calcext:value-type="float">
            <text:p>3,59</text:p>
          </table:table-cell>
          <table:table-cell office:value-type="float" office:value="4.64233016967773" calcext:value-type="float">
            <text:p>4,64233016967773</text:p>
          </table:table-cell>
        </table:table-row>
        <table:table-row table:style-name="ro1">
          <table:table-cell/>
          <table:table-cell office:value-type="float" office:value="3.592" calcext:value-type="float">
            <text:p>3,592</text:p>
          </table:table-cell>
          <table:table-cell office:value-type="float" office:value="4.63814423978329" calcext:value-type="float">
            <text:p>4,63814423978329</text:p>
          </table:table-cell>
        </table:table-row>
        <table:table-row table:style-name="ro1">
          <table:table-cell/>
          <table:table-cell office:value-type="float" office:value="3.594" calcext:value-type="float">
            <text:p>3,594</text:p>
          </table:table-cell>
          <table:table-cell office:value-type="float" office:value="4.63396364450455" calcext:value-type="float">
            <text:p>4,63396364450455</text:p>
          </table:table-cell>
        </table:table-row>
        <table:table-row table:style-name="ro1">
          <table:table-cell/>
          <table:table-cell office:value-type="float" office:value="3.596" calcext:value-type="float">
            <text:p>3,596</text:p>
          </table:table-cell>
          <table:table-cell office:value-type="float" office:value="4.62978839874268" calcext:value-type="float">
            <text:p>4,62978839874268</text:p>
          </table:table-cell>
        </table:table-row>
        <table:table-row table:style-name="ro1">
          <table:table-cell/>
          <table:table-cell office:value-type="float" office:value="3.598" calcext:value-type="float">
            <text:p>3,598</text:p>
          </table:table-cell>
          <table:table-cell office:value-type="float" office:value="4.62561848759651" calcext:value-type="float">
            <text:p>4,62561848759651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4.62145389616489" calcext:value-type="float">
            <text:p>4,62145389616489</text:p>
          </table:table-cell>
        </table:table-row>
        <table:table-row table:style-name="ro1">
          <table:table-cell/>
          <table:table-cell office:value-type="float" office:value="3.602" calcext:value-type="float">
            <text:p>3,602</text:p>
          </table:table-cell>
          <table:table-cell office:value-type="float" office:value="4.61729462444782" calcext:value-type="float">
            <text:p>4,61729462444782</text:p>
          </table:table-cell>
        </table:table-row>
        <table:table-row table:style-name="ro1">
          <table:table-cell/>
          <table:table-cell office:value-type="float" office:value="3.604" calcext:value-type="float">
            <text:p>3,604</text:p>
          </table:table-cell>
          <table:table-cell office:value-type="float" office:value="4.61314065754414" calcext:value-type="float">
            <text:p>4,61314065754414</text:p>
          </table:table-cell>
        </table:table-row>
        <table:table-row table:style-name="ro1">
          <table:table-cell/>
          <table:table-cell office:value-type="float" office:value="3.606" calcext:value-type="float">
            <text:p>3,606</text:p>
          </table:table-cell>
          <table:table-cell office:value-type="float" office:value="4.60899199545383" calcext:value-type="float">
            <text:p>4,60899199545383</text:p>
          </table:table-cell>
        </table:table-row>
        <table:table-row table:style-name="ro1">
          <table:table-cell/>
          <table:table-cell office:value-type="float" office:value="3.608" calcext:value-type="float">
            <text:p>3,608</text:p>
          </table:table-cell>
          <table:table-cell office:value-type="float" office:value="4.60484862327576" calcext:value-type="float">
            <text:p>4,60484862327576</text:p>
          </table:table-cell>
        </table:table-row>
        <table:table-row table:style-name="ro1">
          <table:table-cell/>
          <table:table-cell office:value-type="float" office:value="3.61" calcext:value-type="float">
            <text:p>3,61</text:p>
          </table:table-cell>
          <table:table-cell office:value-type="float" office:value="4.6007105410099" calcext:value-type="float">
            <text:p>4,6007105410099</text:p>
          </table:table-cell>
        </table:table-row>
        <table:table-row table:style-name="ro1">
          <table:table-cell/>
          <table:table-cell office:value-type="float" office:value="3.612" calcext:value-type="float">
            <text:p>3,612</text:p>
          </table:table-cell>
          <table:table-cell office:value-type="float" office:value="4.59657773375511" calcext:value-type="float">
            <text:p>4,59657773375511</text:p>
          </table:table-cell>
        </table:table-row>
        <table:table-row table:style-name="ro1">
          <table:table-cell/>
          <table:table-cell office:value-type="float" office:value="3.614" calcext:value-type="float">
            <text:p>3,614</text:p>
          </table:table-cell>
          <table:table-cell office:value-type="float" office:value="4.59245020151138" calcext:value-type="float">
            <text:p>4,59245020151138</text:p>
          </table:table-cell>
        </table:table-row>
        <table:table-row table:style-name="ro1">
          <table:table-cell/>
          <table:table-cell office:value-type="float" office:value="3.616" calcext:value-type="float">
            <text:p>3,616</text:p>
          </table:table-cell>
          <table:table-cell office:value-type="float" office:value="4.5883279144764" calcext:value-type="float">
            <text:p>4,5883279144764</text:p>
          </table:table-cell>
        </table:table-row>
        <table:table-row table:style-name="ro1">
          <table:table-cell/>
          <table:table-cell office:value-type="float" office:value="3.618" calcext:value-type="float">
            <text:p>3,618</text:p>
          </table:table-cell>
          <table:table-cell office:value-type="float" office:value="4.58421088755131" calcext:value-type="float">
            <text:p>4,58421088755131</text:p>
          </table:table-cell>
        </table:table-row>
        <table:table-row table:style-name="ro1">
          <table:table-cell/>
          <table:table-cell office:value-type="float" office:value="3.62" calcext:value-type="float">
            <text:p>3,62</text:p>
          </table:table-cell>
          <table:table-cell office:value-type="float" office:value="4.58009912073612" calcext:value-type="float">
            <text:p>4,58009912073612</text:p>
          </table:table-cell>
        </table:table-row>
        <table:table-row table:style-name="ro1">
          <table:table-cell/>
          <table:table-cell office:value-type="float" office:value="3.622" calcext:value-type="float">
            <text:p>3,622</text:p>
          </table:table-cell>
          <table:table-cell office:value-type="float" office:value="4.57599256932735" calcext:value-type="float">
            <text:p>4,57599256932735</text:p>
          </table:table-cell>
        </table:table-row>
        <table:table-row table:style-name="ro1">
          <table:table-cell/>
          <table:table-cell office:value-type="float" office:value="3.624" calcext:value-type="float">
            <text:p>3,624</text:p>
          </table:table-cell>
          <table:table-cell office:value-type="float" office:value="4.57189126312733" calcext:value-type="float">
            <text:p>4,57189126312733</text:p>
          </table:table-cell>
        </table:table-row>
        <table:table-row table:style-name="ro1">
          <table:table-cell/>
          <table:table-cell office:value-type="float" office:value="3.626" calcext:value-type="float">
            <text:p>3,626</text:p>
          </table:table-cell>
          <table:table-cell office:value-type="float" office:value="4.56779515743256" calcext:value-type="float">
            <text:p>4,56779515743256</text:p>
          </table:table-cell>
        </table:table-row>
        <table:table-row table:style-name="ro1">
          <table:table-cell/>
          <table:table-cell office:value-type="float" office:value="3.628" calcext:value-type="float">
            <text:p>3,628</text:p>
          </table:table-cell>
          <table:table-cell office:value-type="float" office:value="4.56370428204536" calcext:value-type="float">
            <text:p>4,56370428204536</text:p>
          </table:table-cell>
        </table:table-row>
        <table:table-row table:style-name="ro1">
          <table:table-cell/>
          <table:table-cell office:value-type="float" office:value="3.63" calcext:value-type="float">
            <text:p>3,63</text:p>
          </table:table-cell>
          <table:table-cell office:value-type="float" office:value="4.55961860716343" calcext:value-type="float">
            <text:p>4,55961860716343</text:p>
          </table:table-cell>
        </table:table-row>
        <table:table-row table:style-name="ro1">
          <table:table-cell/>
          <table:table-cell office:value-type="float" office:value="3.632" calcext:value-type="float">
            <text:p>3,632</text:p>
          </table:table-cell>
          <table:table-cell office:value-type="float" office:value="4.55553813278675" calcext:value-type="float">
            <text:p>4,55553813278675</text:p>
          </table:table-cell>
        </table:table-row>
        <table:table-row table:style-name="ro1">
          <table:table-cell/>
          <table:table-cell office:value-type="float" office:value="3.634" calcext:value-type="float">
            <text:p>3,634</text:p>
          </table:table-cell>
          <table:table-cell office:value-type="float" office:value="4.55146284401417" calcext:value-type="float">
            <text:p>4,55146284401417</text:p>
          </table:table-cell>
        </table:table-row>
        <table:table-row table:style-name="ro1">
          <table:table-cell/>
          <table:table-cell office:value-type="float" office:value="3.636" calcext:value-type="float">
            <text:p>3,636</text:p>
          </table:table-cell>
          <table:table-cell office:value-type="float" office:value="4.54739274084568" calcext:value-type="float">
            <text:p>4,54739274084568</text:p>
          </table:table-cell>
        </table:table-row>
        <table:table-row table:style-name="ro1">
          <table:table-cell/>
          <table:table-cell office:value-type="float" office:value="3.638" calcext:value-type="float">
            <text:p>3,638</text:p>
          </table:table-cell>
          <table:table-cell office:value-type="float" office:value="4.54332780838013" calcext:value-type="float">
            <text:p>4,54332780838013</text:p>
          </table:table-cell>
        </table:table-row>
        <table:table-row table:style-name="ro1">
          <table:table-cell/>
          <table:table-cell office:value-type="float" office:value="3.64" calcext:value-type="float">
            <text:p>3,64</text:p>
          </table:table-cell>
          <table:table-cell office:value-type="float" office:value="4.53926804661751" calcext:value-type="float">
            <text:p>4,53926804661751</text:p>
          </table:table-cell>
        </table:table-row>
        <table:table-row table:style-name="ro1">
          <table:table-cell/>
          <table:table-cell office:value-type="float" office:value="3.642" calcext:value-type="float">
            <text:p>3,642</text:p>
          </table:table-cell>
          <table:table-cell office:value-type="float" office:value="4.53521344065666" calcext:value-type="float">
            <text:p>4,53521344065666</text:p>
          </table:table-cell>
        </table:table-row>
        <table:table-row table:style-name="ro1">
          <table:table-cell/>
          <table:table-cell office:value-type="float" office:value="3.644" calcext:value-type="float">
            <text:p>3,644</text:p>
          </table:table-cell>
          <table:table-cell office:value-type="float" office:value="4.53116397559643" calcext:value-type="float">
            <text:p>4,53116397559643</text:p>
          </table:table-cell>
        </table:table-row>
        <table:table-row table:style-name="ro1">
          <table:table-cell/>
          <table:table-cell office:value-type="float" office:value="3.646" calcext:value-type="float">
            <text:p>3,646</text:p>
          </table:table-cell>
          <table:table-cell office:value-type="float" office:value="4.52711966633797" calcext:value-type="float">
            <text:p>4,52711966633797</text:p>
          </table:table-cell>
        </table:table-row>
        <table:table-row table:style-name="ro1">
          <table:table-cell/>
          <table:table-cell office:value-type="float" office:value="3.648" calcext:value-type="float">
            <text:p>3,648</text:p>
          </table:table-cell>
          <table:table-cell office:value-type="float" office:value="4.52308048307896" calcext:value-type="float">
            <text:p>4,52308048307896</text:p>
          </table:table-cell>
        </table:table-row>
        <table:table-row table:style-name="ro1">
          <table:table-cell/>
          <table:table-cell office:value-type="float" office:value="3.65" calcext:value-type="float">
            <text:p>3,65</text:p>
          </table:table-cell>
          <table:table-cell office:value-type="float" office:value="4.5190464258194" calcext:value-type="float">
            <text:p>4,5190464258194</text:p>
          </table:table-cell>
        </table:table-row>
        <table:table-row table:style-name="ro1">
          <table:table-cell/>
          <table:table-cell office:value-type="float" office:value="3.652" calcext:value-type="float">
            <text:p>3,652</text:p>
          </table:table-cell>
          <table:table-cell office:value-type="float" office:value="4.51501749455929" calcext:value-type="float">
            <text:p>4,51501749455929</text:p>
          </table:table-cell>
        </table:table-row>
        <table:table-row table:style-name="ro1">
          <table:table-cell/>
          <table:table-cell office:value-type="float" office:value="3.654" calcext:value-type="float">
            <text:p>3,654</text:p>
          </table:table-cell>
          <table:table-cell office:value-type="float" office:value="4.51099367439747" calcext:value-type="float">
            <text:p>4,51099367439747</text:p>
          </table:table-cell>
        </table:table-row>
        <table:table-row table:style-name="ro1">
          <table:table-cell/>
          <table:table-cell office:value-type="float" office:value="3.656" calcext:value-type="float">
            <text:p>3,656</text:p>
          </table:table-cell>
          <table:table-cell office:value-type="float" office:value="4.50697495043278" calcext:value-type="float">
            <text:p>4,50697495043278</text:p>
          </table:table-cell>
        </table:table-row>
        <table:table-row table:style-name="ro1">
          <table:table-cell/>
          <table:table-cell office:value-type="float" office:value="3.658" calcext:value-type="float">
            <text:p>3,658</text:p>
          </table:table-cell>
          <table:table-cell office:value-type="float" office:value="4.50296133756638" calcext:value-type="float">
            <text:p>4,50296133756638</text:p>
          </table:table-cell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office:value-type="float" office:value="4.49895279109478" calcext:value-type="float">
            <text:p>4,49895279109478</text:p>
          </table:table-cell>
        </table:table-row>
        <table:table-row table:style-name="ro1">
          <table:table-cell/>
          <table:table-cell office:value-type="float" office:value="3.662" calcext:value-type="float">
            <text:p>3,662</text:p>
          </table:table-cell>
          <table:table-cell office:value-type="float" office:value="4.49494934082031" calcext:value-type="float">
            <text:p>4,49494934082031</text:p>
          </table:table-cell>
        </table:table-row>
        <table:table-row table:style-name="ro1">
          <table:table-cell/>
          <table:table-cell office:value-type="float" office:value="3.664" calcext:value-type="float">
            <text:p>3,664</text:p>
          </table:table-cell>
          <table:table-cell office:value-type="float" office:value="4.49095095694065" calcext:value-type="float">
            <text:p>4,49095095694065</text:p>
          </table:table-cell>
        </table:table-row>
        <table:table-row table:style-name="ro1">
          <table:table-cell/>
          <table:table-cell office:value-type="float" office:value="3.666" calcext:value-type="float">
            <text:p>3,666</text:p>
          </table:table-cell>
          <table:table-cell office:value-type="float" office:value="4.4869576394558" calcext:value-type="float">
            <text:p>4,4869576394558</text:p>
          </table:table-cell>
        </table:table-row>
        <table:table-row table:style-name="ro1">
          <table:table-cell/>
          <table:table-cell office:value-type="float" office:value="3.668" calcext:value-type="float">
            <text:p>3,668</text:p>
          </table:table-cell>
          <table:table-cell office:value-type="float" office:value="4.48296938836575" calcext:value-type="float">
            <text:p>4,48296938836575</text:p>
          </table:table-cell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office:value-type="float" office:value="4.47898617386818" calcext:value-type="float">
            <text:p>4,47898617386818</text:p>
          </table:table-cell>
        </table:table-row>
        <table:table-row table:style-name="ro1">
          <table:table-cell/>
          <table:table-cell office:value-type="float" office:value="3.672" calcext:value-type="float">
            <text:p>3,672</text:p>
          </table:table-cell>
          <table:table-cell office:value-type="float" office:value="4.4750079959631" calcext:value-type="float">
            <text:p>4,4750079959631</text:p>
          </table:table-cell>
        </table:table-row>
        <table:table-row table:style-name="ro1">
          <table:table-cell/>
          <table:table-cell office:value-type="float" office:value="3.674" calcext:value-type="float">
            <text:p>3,674</text:p>
          </table:table-cell>
          <table:table-cell office:value-type="float" office:value="4.47103486955166" calcext:value-type="float">
            <text:p>4,47103486955166</text:p>
          </table:table-cell>
        </table:table-row>
        <table:table-row table:style-name="ro1">
          <table:table-cell/>
          <table:table-cell office:value-type="float" office:value="3.676" calcext:value-type="float">
            <text:p>3,676</text:p>
          </table:table-cell>
          <table:table-cell office:value-type="float" office:value="4.46706676483154" calcext:value-type="float">
            <text:p>4,46706676483154</text:p>
          </table:table-cell>
        </table:table-row>
        <table:table-row table:style-name="ro1">
          <table:table-cell/>
          <table:table-cell office:value-type="float" office:value="3.678" calcext:value-type="float">
            <text:p>3,678</text:p>
          </table:table-cell>
          <table:table-cell office:value-type="float" office:value="4.46310366690159" calcext:value-type="float">
            <text:p>4,46310366690159</text:p>
          </table:table-cell>
        </table:table-row>
        <table:table-row table:style-name="ro1">
          <table:table-cell/>
          <table:table-cell office:value-type="float" office:value="3.68" calcext:value-type="float">
            <text:p>3,68</text:p>
          </table:table-cell>
          <table:table-cell office:value-type="float" office:value="4.45914559066296" calcext:value-type="float">
            <text:p>4,45914559066296</text:p>
          </table:table-cell>
        </table:table-row>
        <table:table-row table:style-name="ro1">
          <table:table-cell/>
          <table:table-cell office:value-type="float" office:value="3.682" calcext:value-type="float">
            <text:p>3,682</text:p>
          </table:table-cell>
          <table:table-cell office:value-type="float" office:value="4.45519252121449" calcext:value-type="float">
            <text:p>4,45519252121449</text:p>
          </table:table-cell>
        </table:table-row>
        <table:table-row table:style-name="ro1">
          <table:table-cell/>
          <table:table-cell office:value-type="float" office:value="3.684" calcext:value-type="float">
            <text:p>3,684</text:p>
          </table:table-cell>
          <table:table-cell office:value-type="float" office:value="4.45124444365501" calcext:value-type="float">
            <text:p>4,45124444365501</text:p>
          </table:table-cell>
        </table:table-row>
        <table:table-row table:style-name="ro1">
          <table:table-cell/>
          <table:table-cell office:value-type="float" office:value="3.686" calcext:value-type="float">
            <text:p>3,686</text:p>
          </table:table-cell>
          <table:table-cell office:value-type="float" office:value="4.44730135798454" calcext:value-type="float">
            <text:p>4,44730135798454</text:p>
          </table:table-cell>
        </table:table-row>
        <table:table-row table:style-name="ro1">
          <table:table-cell/>
          <table:table-cell office:value-type="float" office:value="3.688" calcext:value-type="float">
            <text:p>3,688</text:p>
          </table:table-cell>
          <table:table-cell office:value-type="float" office:value="4.44336324930191" calcext:value-type="float">
            <text:p>4,44336324930191</text:p>
          </table:table-cell>
        </table:table-row>
        <table:table-row table:style-name="ro1">
          <table:table-cell/>
          <table:table-cell office:value-type="float" office:value="3.69" calcext:value-type="float">
            <text:p>3,69</text:p>
          </table:table-cell>
          <table:table-cell office:value-type="float" office:value="4.43943010270596" calcext:value-type="float">
            <text:p>4,43943010270596</text:p>
          </table:table-cell>
        </table:table-row>
        <table:table-row table:style-name="ro1">
          <table:table-cell/>
          <table:table-cell office:value-type="float" office:value="3.692" calcext:value-type="float">
            <text:p>3,692</text:p>
          </table:table-cell>
          <table:table-cell office:value-type="float" office:value="4.43550193309784" calcext:value-type="float">
            <text:p>4,43550193309784</text:p>
          </table:table-cell>
        </table:table-row>
        <table:table-row table:style-name="ro1">
          <table:table-cell/>
          <table:table-cell office:value-type="float" office:value="3.694" calcext:value-type="float">
            <text:p>3,694</text:p>
          </table:table-cell>
          <table:table-cell office:value-type="float" office:value="4.4315787255764" calcext:value-type="float">
            <text:p>4,4315787255764</text:p>
          </table:table-cell>
        </table:table-row>
        <table:table-row table:style-name="ro1">
          <table:table-cell/>
          <table:table-cell office:value-type="float" office:value="3.696" calcext:value-type="float">
            <text:p>3,696</text:p>
          </table:table-cell>
          <table:table-cell office:value-type="float" office:value="4.42766046524048" calcext:value-type="float">
            <text:p>4,42766046524048</text:p>
          </table:table-cell>
        </table:table-row>
        <table:table-row table:style-name="ro1">
          <table:table-cell/>
          <table:table-cell office:value-type="float" office:value="3.698" calcext:value-type="float">
            <text:p>3,698</text:p>
          </table:table-cell>
          <table:table-cell office:value-type="float" office:value="4.42374715209007" calcext:value-type="float">
            <text:p>4,42374715209007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4.41983877122402" calcext:value-type="float">
            <text:p>4,41983877122402</text:p>
          </table:table-cell>
        </table:table-row>
        <table:table-row table:style-name="ro1">
          <table:table-cell/>
          <table:table-cell office:value-type="float" office:value="3.702" calcext:value-type="float">
            <text:p>3,702</text:p>
          </table:table-cell>
          <table:table-cell office:value-type="float" office:value="4.41593530774117" calcext:value-type="float">
            <text:p>4,41593530774117</text:p>
          </table:table-cell>
        </table:table-row>
        <table:table-row table:style-name="ro1">
          <table:table-cell/>
          <table:table-cell office:value-type="float" office:value="3.704" calcext:value-type="float">
            <text:p>3,704</text:p>
          </table:table-cell>
          <table:table-cell office:value-type="float" office:value="4.41203677654266" calcext:value-type="float">
            <text:p>4,41203677654266</text:p>
          </table:table-cell>
        </table:table-row>
        <table:table-row table:style-name="ro1">
          <table:table-cell/>
          <table:table-cell office:value-type="float" office:value="3.706" calcext:value-type="float">
            <text:p>3,706</text:p>
          </table:table-cell>
          <table:table-cell office:value-type="float" office:value="4.40814316272736" calcext:value-type="float">
            <text:p>4,40814316272736</text:p>
          </table:table-cell>
        </table:table-row>
        <table:table-row table:style-name="ro1">
          <table:table-cell/>
          <table:table-cell office:value-type="float" office:value="3.708" calcext:value-type="float">
            <text:p>3,708</text:p>
          </table:table-cell>
          <table:table-cell office:value-type="float" office:value="4.40425443649292" calcext:value-type="float">
            <text:p>4,40425443649292</text:p>
          </table:table-cell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office:value-type="float" office:value="4.40037062764168" calcext:value-type="float">
            <text:p>4,40037062764168</text:p>
          </table:table-cell>
        </table:table-row>
        <table:table-row table:style-name="ro1">
          <table:table-cell/>
          <table:table-cell office:value-type="float" office:value="3.712" calcext:value-type="float">
            <text:p>3,712</text:p>
          </table:table-cell>
          <table:table-cell office:value-type="float" office:value="4.39649169147015" calcext:value-type="float">
            <text:p>4,39649169147015</text:p>
          </table:table-cell>
        </table:table-row>
        <table:table-row table:style-name="ro1">
          <table:table-cell/>
          <table:table-cell office:value-type="float" office:value="3.714" calcext:value-type="float">
            <text:p>3,714</text:p>
          </table:table-cell>
          <table:table-cell office:value-type="float" office:value="4.39261765778065" calcext:value-type="float">
            <text:p>4,39261765778065</text:p>
          </table:table-cell>
        </table:table-row>
        <table:table-row table:style-name="ro1">
          <table:table-cell/>
          <table:table-cell office:value-type="float" office:value="3.716" calcext:value-type="float">
            <text:p>3,716</text:p>
          </table:table-cell>
          <table:table-cell office:value-type="float" office:value="4.3887484818697" calcext:value-type="float">
            <text:p>4,3887484818697</text:p>
          </table:table-cell>
        </table:table-row>
        <table:table-row table:style-name="ro1">
          <table:table-cell/>
          <table:table-cell office:value-type="float" office:value="3.718" calcext:value-type="float">
            <text:p>3,718</text:p>
          </table:table-cell>
          <table:table-cell office:value-type="float" office:value="4.38488419353962" calcext:value-type="float">
            <text:p>4,38488419353962</text:p>
          </table:table-cell>
        </table:table-row>
        <table:table-row table:style-name="ro1">
          <table:table-cell/>
          <table:table-cell office:value-type="float" office:value="3.72" calcext:value-type="float">
            <text:p>3,72</text:p>
          </table:table-cell>
          <table:table-cell office:value-type="float" office:value="4.38102474808693" calcext:value-type="float">
            <text:p>4,38102474808693</text:p>
          </table:table-cell>
        </table:table-row>
        <table:table-row table:style-name="ro1">
          <table:table-cell/>
          <table:table-cell office:value-type="float" office:value="3.722" calcext:value-type="float">
            <text:p>3,722</text:p>
          </table:table-cell>
          <table:table-cell office:value-type="float" office:value="4.37717017531395" calcext:value-type="float">
            <text:p>4,37717017531395</text:p>
          </table:table-cell>
        </table:table-row>
        <table:table-row table:style-name="ro1">
          <table:table-cell/>
          <table:table-cell office:value-type="float" office:value="3.724" calcext:value-type="float">
            <text:p>3,724</text:p>
          </table:table-cell>
          <table:table-cell office:value-type="float" office:value="4.3733204305172" calcext:value-type="float">
            <text:p>4,3733204305172</text:p>
          </table:table-cell>
        </table:table-row>
        <table:table-row table:style-name="ro1">
          <table:table-cell/>
          <table:table-cell office:value-type="float" office:value="3.726" calcext:value-type="float">
            <text:p>3,726</text:p>
          </table:table-cell>
          <table:table-cell office:value-type="float" office:value="4.36947552859783" calcext:value-type="float">
            <text:p>4,36947552859783</text:p>
          </table:table-cell>
        </table:table-row>
        <table:table-row table:style-name="ro1">
          <table:table-cell/>
          <table:table-cell office:value-type="float" office:value="3.728" calcext:value-type="float">
            <text:p>3,728</text:p>
          </table:table-cell>
          <table:table-cell office:value-type="float" office:value="4.36563546955586" calcext:value-type="float">
            <text:p>4,36563546955586</text:p>
          </table:table-cell>
        </table:table-row>
        <table:table-row table:style-name="ro1">
          <table:table-cell/>
          <table:table-cell office:value-type="float" office:value="3.73" calcext:value-type="float">
            <text:p>3,73</text:p>
          </table:table-cell>
          <table:table-cell office:value-type="float" office:value="4.36180022358894" calcext:value-type="float">
            <text:p>4,36180022358894</text:p>
          </table:table-cell>
        </table:table-row>
        <table:table-row table:style-name="ro1">
          <table:table-cell/>
          <table:table-cell office:value-type="float" office:value="3.732" calcext:value-type="float">
            <text:p>3,732</text:p>
          </table:table-cell>
          <table:table-cell office:value-type="float" office:value="4.3579697906971" calcext:value-type="float">
            <text:p>4,3579697906971</text:p>
          </table:table-cell>
        </table:table-row>
        <table:table-row table:style-name="ro1">
          <table:table-cell/>
          <table:table-cell office:value-type="float" office:value="3.734" calcext:value-type="float">
            <text:p>3,734</text:p>
          </table:table-cell>
          <table:table-cell office:value-type="float" office:value="4.35414417088032" calcext:value-type="float">
            <text:p>4,35414417088032</text:p>
          </table:table-cell>
        </table:table-row>
        <table:table-row table:style-name="ro1">
          <table:table-cell/>
          <table:table-cell office:value-type="float" office:value="3.736" calcext:value-type="float">
            <text:p>3,736</text:p>
          </table:table-cell>
          <table:table-cell office:value-type="float" office:value="4.3503233641386" calcext:value-type="float">
            <text:p>4,3503233641386</text:p>
          </table:table-cell>
        </table:table-row>
        <table:table-row table:style-name="ro1">
          <table:table-cell/>
          <table:table-cell office:value-type="float" office:value="3.738" calcext:value-type="float">
            <text:p>3,738</text:p>
          </table:table-cell>
          <table:table-cell office:value-type="float" office:value="4.34650734066963" calcext:value-type="float">
            <text:p>4,34650734066963</text:p>
          </table:table-cell>
        </table:table-row>
        <table:table-row table:style-name="ro1">
          <table:table-cell/>
          <table:table-cell office:value-type="float" office:value="3.74" calcext:value-type="float">
            <text:p>3,74</text:p>
          </table:table-cell>
          <table:table-cell office:value-type="float" office:value="4.34269611537457" calcext:value-type="float">
            <text:p>4,34269611537457</text:p>
          </table:table-cell>
        </table:table-row>
        <table:table-row table:style-name="ro1">
          <table:table-cell/>
          <table:table-cell office:value-type="float" office:value="3.742" calcext:value-type="float">
            <text:p>3,742</text:p>
          </table:table-cell>
          <table:table-cell office:value-type="float" office:value="4.33888965845108" calcext:value-type="float">
            <text:p>4,33888965845108</text:p>
          </table:table-cell>
        </table:table-row>
        <table:table-row table:style-name="ro1">
          <table:table-cell/>
          <table:table-cell office:value-type="float" office:value="3.744" calcext:value-type="float">
            <text:p>3,744</text:p>
          </table:table-cell>
          <table:table-cell office:value-type="float" office:value="4.33508798480034" calcext:value-type="float">
            <text:p>4,33508798480034</text:p>
          </table:table-cell>
        </table:table-row>
        <table:table-row table:style-name="ro1">
          <table:table-cell/>
          <table:table-cell office:value-type="float" office:value="3.746" calcext:value-type="float">
            <text:p>3,746</text:p>
          </table:table-cell>
          <table:table-cell office:value-type="float" office:value="4.33129106462002" calcext:value-type="float">
            <text:p>4,33129106462002</text:p>
          </table:table-cell>
        </table:table-row>
        <table:table-row table:style-name="ro1">
          <table:table-cell/>
          <table:table-cell office:value-type="float" office:value="3.748" calcext:value-type="float">
            <text:p>3,748</text:p>
          </table:table-cell>
          <table:table-cell office:value-type="float" office:value="4.32749891281128" calcext:value-type="float">
            <text:p>4,32749891281128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office:value-type="float" office:value="4.3237114995718" calcext:value-type="float">
            <text:p>4,3237114995718</text:p>
          </table:table-cell>
        </table:table-row>
        <table:table-row table:style-name="ro1">
          <table:table-cell/>
          <table:table-cell office:value-type="float" office:value="3.752" calcext:value-type="float">
            <text:p>3,752</text:p>
          </table:table-cell>
          <table:table-cell office:value-type="float" office:value="4.31992883980274" calcext:value-type="float">
            <text:p>4,31992883980274</text:p>
          </table:table-cell>
        </table:table-row>
        <table:table-row table:style-name="ro1">
          <table:table-cell/>
          <table:table-cell office:value-type="float" office:value="3.754" calcext:value-type="float">
            <text:p>3,754</text:p>
          </table:table-cell>
          <table:table-cell office:value-type="float" office:value="4.31615091860294" calcext:value-type="float">
            <text:p>4,31615091860294</text:p>
          </table:table-cell>
        </table:table-row>
        <table:table-row table:style-name="ro1">
          <table:table-cell/>
          <table:table-cell office:value-type="float" office:value="3.756" calcext:value-type="float">
            <text:p>3,756</text:p>
          </table:table-cell>
          <table:table-cell office:value-type="float" office:value="4.31237772107124" calcext:value-type="float">
            <text:p>4,31237772107124</text:p>
          </table:table-cell>
        </table:table-row>
        <table:table-row table:style-name="ro1">
          <table:table-cell/>
          <table:table-cell office:value-type="float" office:value="3.758" calcext:value-type="float">
            <text:p>3,758</text:p>
          </table:table-cell>
          <table:table-cell office:value-type="float" office:value="4.30860924720764" calcext:value-type="float">
            <text:p>4,30860924720764</text:p>
          </table:table-cell>
        </table:table-row>
        <table:table-row table:style-name="ro1">
          <table:table-cell/>
          <table:table-cell office:value-type="float" office:value="3.76" calcext:value-type="float">
            <text:p>3,76</text:p>
          </table:table-cell>
          <table:table-cell office:value-type="float" office:value="4.30484549701214" calcext:value-type="float">
            <text:p>4,30484549701214</text:p>
          </table:table-cell>
        </table:table-row>
        <table:table-row table:style-name="ro1">
          <table:table-cell/>
          <table:table-cell office:value-type="float" office:value="3.762" calcext:value-type="float">
            <text:p>3,762</text:p>
          </table:table-cell>
          <table:table-cell office:value-type="float" office:value="4.30108644068241" calcext:value-type="float">
            <text:p>4,30108644068241</text:p>
          </table:table-cell>
        </table:table-row>
        <table:table-row table:style-name="ro1">
          <table:table-cell/>
          <table:table-cell office:value-type="float" office:value="3.764" calcext:value-type="float">
            <text:p>3,764</text:p>
          </table:table-cell>
          <table:table-cell office:value-type="float" office:value="4.29733209311962" calcext:value-type="float">
            <text:p>4,29733209311962</text:p>
          </table:table-cell>
        </table:table-row>
        <table:table-row table:style-name="ro1">
          <table:table-cell/>
          <table:table-cell office:value-type="float" office:value="3.766" calcext:value-type="float">
            <text:p>3,766</text:p>
          </table:table-cell>
          <table:table-cell office:value-type="float" office:value="4.29358243942261" calcext:value-type="float">
            <text:p>4,29358243942261</text:p>
          </table:table-cell>
        </table:table-row>
        <table:table-row table:style-name="ro1">
          <table:table-cell/>
          <table:table-cell office:value-type="float" office:value="3.768" calcext:value-type="float">
            <text:p>3,768</text:p>
          </table:table-cell>
          <table:table-cell office:value-type="float" office:value="4.28983747959137" calcext:value-type="float">
            <text:p>4,28983747959137</text:p>
          </table:table-cell>
        </table:table-row>
        <table:table-row table:style-name="ro1">
          <table:table-cell/>
          <table:table-cell office:value-type="float" office:value="3.77" calcext:value-type="float">
            <text:p>3,77</text:p>
          </table:table-cell>
          <table:table-cell office:value-type="float" office:value="4.28609718382359" calcext:value-type="float">
            <text:p>4,28609718382359</text:p>
          </table:table-cell>
        </table:table-row>
        <table:table-row table:style-name="ro1">
          <table:table-cell/>
          <table:table-cell office:value-type="float" office:value="3.772" calcext:value-type="float">
            <text:p>3,772</text:p>
          </table:table-cell>
          <table:table-cell office:value-type="float" office:value="4.28236156702042" calcext:value-type="float">
            <text:p>4,28236156702042</text:p>
          </table:table-cell>
        </table:table-row>
        <table:table-row table:style-name="ro1">
          <table:table-cell/>
          <table:table-cell office:value-type="float" office:value="3.774" calcext:value-type="float">
            <text:p>3,774</text:p>
          </table:table-cell>
          <table:table-cell office:value-type="float" office:value="4.2786306142807" calcext:value-type="float">
            <text:p>4,2786306142807</text:p>
          </table:table-cell>
        </table:table-row>
        <table:table-row table:style-name="ro1">
          <table:table-cell/>
          <table:table-cell office:value-type="float" office:value="3.776" calcext:value-type="float">
            <text:p>3,776</text:p>
          </table:table-cell>
          <table:table-cell office:value-type="float" office:value="4.27490432560444" calcext:value-type="float">
            <text:p>4,27490432560444</text:p>
          </table:table-cell>
        </table:table-row>
        <table:table-row table:style-name="ro1">
          <table:table-cell/>
          <table:table-cell office:value-type="float" office:value="3.778" calcext:value-type="float">
            <text:p>3,778</text:p>
          </table:table-cell>
          <table:table-cell office:value-type="float" office:value="4.27118268609047" calcext:value-type="float">
            <text:p>4,27118268609047</text:p>
          </table:table-cell>
        </table:table-row>
        <table:table-row table:style-name="ro1">
          <table:table-cell/>
          <table:table-cell office:value-type="float" office:value="3.78" calcext:value-type="float">
            <text:p>3,78</text:p>
          </table:table-cell>
          <table:table-cell office:value-type="float" office:value="4.26746568083763" calcext:value-type="float">
            <text:p>4,26746568083763</text:p>
          </table:table-cell>
        </table:table-row>
        <table:table-row table:style-name="ro1">
          <table:table-cell/>
          <table:table-cell office:value-type="float" office:value="3.782" calcext:value-type="float">
            <text:p>3,782</text:p>
          </table:table-cell>
          <table:table-cell office:value-type="float" office:value="4.26375332474709" calcext:value-type="float">
            <text:p>4,26375332474709</text:p>
          </table:table-cell>
        </table:table-row>
        <table:table-row table:style-name="ro1">
          <table:table-cell/>
          <table:table-cell office:value-type="float" office:value="3.784" calcext:value-type="float">
            <text:p>3,784</text:p>
          </table:table-cell>
          <table:table-cell office:value-type="float" office:value="4.26004558801651" calcext:value-type="float">
            <text:p>4,26004558801651</text:p>
          </table:table-cell>
        </table:table-row>
        <table:table-row table:style-name="ro1">
          <table:table-cell/>
          <table:table-cell office:value-type="float" office:value="3.786" calcext:value-type="float">
            <text:p>3,786</text:p>
          </table:table-cell>
          <table:table-cell office:value-type="float" office:value="4.25634248554707" calcext:value-type="float">
            <text:p>4,25634248554707</text:p>
          </table:table-cell>
        </table:table-row>
        <table:table-row table:style-name="ro1">
          <table:table-cell/>
          <table:table-cell office:value-type="float" office:value="3.788" calcext:value-type="float">
            <text:p>3,788</text:p>
          </table:table-cell>
          <table:table-cell office:value-type="float" office:value="4.25264398753643" calcext:value-type="float">
            <text:p>4,25264398753643</text:p>
          </table:table-cell>
        </table:table-row>
        <table:table-row table:style-name="ro1">
          <table:table-cell/>
          <table:table-cell office:value-type="float" office:value="3.79" calcext:value-type="float">
            <text:p>3,79</text:p>
          </table:table-cell>
          <table:table-cell office:value-type="float" office:value="4.2489500939846" calcext:value-type="float">
            <text:p>4,2489500939846</text:p>
          </table:table-cell>
        </table:table-row>
        <table:table-row table:style-name="ro1">
          <table:table-cell/>
          <table:table-cell office:value-type="float" office:value="3.792" calcext:value-type="float">
            <text:p>3,792</text:p>
          </table:table-cell>
          <table:table-cell office:value-type="float" office:value="4.24526081979275" calcext:value-type="float">
            <text:p>4,24526081979275</text:p>
          </table:table-cell>
        </table:table-row>
        <table:table-row table:style-name="ro1">
          <table:table-cell/>
          <table:table-cell office:value-type="float" office:value="3.794" calcext:value-type="float">
            <text:p>3,794</text:p>
          </table:table-cell>
          <table:table-cell office:value-type="float" office:value="4.24157612025738" calcext:value-type="float">
            <text:p>4,24157612025738</text:p>
          </table:table-cell>
        </table:table-row>
        <table:table-row table:style-name="ro1">
          <table:table-cell/>
          <table:table-cell office:value-type="float" office:value="3.796" calcext:value-type="float">
            <text:p>3,796</text:p>
          </table:table-cell>
          <table:table-cell office:value-type="float" office:value="4.23789602518082" calcext:value-type="float">
            <text:p>4,23789602518082</text:p>
          </table:table-cell>
        </table:table-row>
        <table:table-row table:style-name="ro1">
          <table:table-cell/>
          <table:table-cell office:value-type="float" office:value="3.798" calcext:value-type="float">
            <text:p>3,798</text:p>
          </table:table-cell>
          <table:table-cell office:value-type="float" office:value="4.23422050476074" calcext:value-type="float">
            <text:p>4,23422050476074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4.23054955899715" calcext:value-type="float">
            <text:p>4,23054955899715</text:p>
          </table:table-cell>
        </table:table-row>
        <table:table-row table:style-name="ro1">
          <table:table-cell/>
          <table:table-cell office:value-type="float" office:value="3.802" calcext:value-type="float">
            <text:p>3,802</text:p>
          </table:table-cell>
          <table:table-cell office:value-type="float" office:value="4.22688317298889" calcext:value-type="float">
            <text:p>4,22688317298889</text:p>
          </table:table-cell>
        </table:table-row>
        <table:table-row table:style-name="ro1">
          <table:table-cell/>
          <table:table-cell office:value-type="float" office:value="3.804" calcext:value-type="float">
            <text:p>3,804</text:p>
          </table:table-cell>
          <table:table-cell office:value-type="float" office:value="4.22322134673595" calcext:value-type="float">
            <text:p>4,22322134673595</text:p>
          </table:table-cell>
        </table:table-row>
        <table:table-row table:style-name="ro1">
          <table:table-cell/>
          <table:table-cell office:value-type="float" office:value="3.806" calcext:value-type="float">
            <text:p>3,806</text:p>
          </table:table-cell>
          <table:table-cell office:value-type="float" office:value="4.21956408023834" calcext:value-type="float">
            <text:p>4,21956408023834</text:p>
          </table:table-cell>
        </table:table-row>
        <table:table-row table:style-name="ro1">
          <table:table-cell/>
          <table:table-cell office:value-type="float" office:value="3.808" calcext:value-type="float">
            <text:p>3,808</text:p>
          </table:table-cell>
          <table:table-cell office:value-type="float" office:value="4.21591135859489" calcext:value-type="float">
            <text:p>4,21591135859489</text:p>
          </table:table-cell>
        </table:table-row>
        <table:table-row table:style-name="ro1">
          <table:table-cell/>
          <table:table-cell office:value-type="float" office:value="3.81" calcext:value-type="float">
            <text:p>3,81</text:p>
          </table:table-cell>
          <table:table-cell office:value-type="float" office:value="4.21226316690445" calcext:value-type="float">
            <text:p>4,21226316690445</text:p>
          </table:table-cell>
        </table:table-row>
        <table:table-row table:style-name="ro1">
          <table:table-cell/>
          <table:table-cell office:value-type="float" office:value="3.812" calcext:value-type="float">
            <text:p>3,812</text:p>
          </table:table-cell>
          <table:table-cell office:value-type="float" office:value="4.20861952006817" calcext:value-type="float">
            <text:p>4,20861952006817</text:p>
          </table:table-cell>
        </table:table-row>
        <table:table-row table:style-name="ro1">
          <table:table-cell/>
          <table:table-cell office:value-type="float" office:value="3.814" calcext:value-type="float">
            <text:p>3,814</text:p>
          </table:table-cell>
          <table:table-cell office:value-type="float" office:value="4.20498038828373" calcext:value-type="float">
            <text:p>4,20498038828373</text:p>
          </table:table-cell>
        </table:table-row>
        <table:table-row table:style-name="ro1">
          <table:table-cell/>
          <table:table-cell office:value-type="float" office:value="3.816" calcext:value-type="float">
            <text:p>3,816</text:p>
          </table:table-cell>
          <table:table-cell office:value-type="float" office:value="4.20134578645229" calcext:value-type="float">
            <text:p>4,20134578645229</text:p>
          </table:table-cell>
        </table:table-row>
        <table:table-row table:style-name="ro1">
          <table:table-cell/>
          <table:table-cell office:value-type="float" office:value="3.818" calcext:value-type="float">
            <text:p>3,818</text:p>
          </table:table-cell>
          <table:table-cell office:value-type="float" office:value="4.19771568477154" calcext:value-type="float">
            <text:p>4,19771568477154</text:p>
          </table:table-cell>
        </table:table-row>
        <table:table-row table:style-name="ro1">
          <table:table-cell/>
          <table:table-cell office:value-type="float" office:value="3.82" calcext:value-type="float">
            <text:p>3,82</text:p>
          </table:table-cell>
          <table:table-cell office:value-type="float" office:value="4.19409009814262" calcext:value-type="float">
            <text:p>4,19409009814262</text:p>
          </table:table-cell>
        </table:table-row>
        <table:table-row table:style-name="ro1">
          <table:table-cell/>
          <table:table-cell office:value-type="float" office:value="3.822" calcext:value-type="float">
            <text:p>3,822</text:p>
          </table:table-cell>
          <table:table-cell office:value-type="float" office:value="4.19046899676323" calcext:value-type="float">
            <text:p>4,19046899676323</text:p>
          </table:table-cell>
        </table:table-row>
        <table:table-row table:style-name="ro1">
          <table:table-cell/>
          <table:table-cell office:value-type="float" office:value="3.824" calcext:value-type="float">
            <text:p>3,824</text:p>
          </table:table-cell>
          <table:table-cell office:value-type="float" office:value="4.18685239553452" calcext:value-type="float">
            <text:p>4,18685239553452</text:p>
          </table:table-cell>
        </table:table-row>
        <table:table-row table:style-name="ro1">
          <table:table-cell/>
          <table:table-cell office:value-type="float" office:value="3.826" calcext:value-type="float">
            <text:p>3,826</text:p>
          </table:table-cell>
          <table:table-cell office:value-type="float" office:value="4.18324026465416" calcext:value-type="float">
            <text:p>4,18324026465416</text:p>
          </table:table-cell>
        </table:table-row>
        <table:table-row table:style-name="ro1">
          <table:table-cell/>
          <table:table-cell office:value-type="float" office:value="3.828" calcext:value-type="float">
            <text:p>3,828</text:p>
          </table:table-cell>
          <table:table-cell office:value-type="float" office:value="4.17963261902332" calcext:value-type="float">
            <text:p>4,17963261902332</text:p>
          </table:table-cell>
        </table:table-row>
        <table:table-row table:style-name="ro1">
          <table:table-cell/>
          <table:table-cell office:value-type="float" office:value="3.83" calcext:value-type="float">
            <text:p>3,83</text:p>
          </table:table-cell>
          <table:table-cell office:value-type="float" office:value="4.17602945864201" calcext:value-type="float">
            <text:p>4,17602945864201</text:p>
          </table:table-cell>
        </table:table-row>
        <table:table-row table:style-name="ro1">
          <table:table-cell/>
          <table:table-cell office:value-type="float" office:value="3.832" calcext:value-type="float">
            <text:p>3,832</text:p>
          </table:table-cell>
          <table:table-cell office:value-type="float" office:value="4.17243073880672" calcext:value-type="float">
            <text:p>4,17243073880672</text:p>
          </table:table-cell>
        </table:table-row>
        <table:table-row table:style-name="ro1">
          <table:table-cell/>
          <table:table-cell office:value-type="float" office:value="3.834" calcext:value-type="float">
            <text:p>3,834</text:p>
          </table:table-cell>
          <table:table-cell office:value-type="float" office:value="4.1688364893198" calcext:value-type="float">
            <text:p>4,1688364893198</text:p>
          </table:table-cell>
        </table:table-row>
        <table:table-row table:style-name="ro1">
          <table:table-cell/>
          <table:table-cell office:value-type="float" office:value="3.836" calcext:value-type="float">
            <text:p>3,836</text:p>
          </table:table-cell>
          <table:table-cell office:value-type="float" office:value="4.16524668037891" calcext:value-type="float">
            <text:p>4,16524668037891</text:p>
          </table:table-cell>
        </table:table-row>
        <table:table-row table:style-name="ro1">
          <table:table-cell/>
          <table:table-cell office:value-type="float" office:value="3.838" calcext:value-type="float">
            <text:p>3,838</text:p>
          </table:table-cell>
          <table:table-cell office:value-type="float" office:value="4.16166132688522" calcext:value-type="float">
            <text:p>4,16166132688522</text:p>
          </table:table-cell>
        </table:table-row>
        <table:table-row table:style-name="ro1">
          <table:table-cell/>
          <table:table-cell office:value-type="float" office:value="3.84" calcext:value-type="float">
            <text:p>3,84</text:p>
          </table:table-cell>
          <table:table-cell office:value-type="float" office:value="4.15808039903641" calcext:value-type="float">
            <text:p>4,15808039903641</text:p>
          </table:table-cell>
        </table:table-row>
        <table:table-row table:style-name="ro1">
          <table:table-cell/>
          <table:table-cell office:value-type="float" office:value="3.842" calcext:value-type="float">
            <text:p>3,842</text:p>
          </table:table-cell>
          <table:table-cell office:value-type="float" office:value="4.15450391173363" calcext:value-type="float">
            <text:p>4,15450391173363</text:p>
          </table:table-cell>
        </table:table-row>
        <table:table-row table:style-name="ro1">
          <table:table-cell/>
          <table:table-cell office:value-type="float" office:value="3.844" calcext:value-type="float">
            <text:p>3,844</text:p>
          </table:table-cell>
          <table:table-cell office:value-type="float" office:value="4.15093183517456" calcext:value-type="float">
            <text:p>4,15093183517456</text:p>
          </table:table-cell>
        </table:table-row>
        <table:table-row table:style-name="ro1">
          <table:table-cell/>
          <table:table-cell office:value-type="float" office:value="3.846" calcext:value-type="float">
            <text:p>3,846</text:p>
          </table:table-cell>
          <table:table-cell office:value-type="float" office:value="4.14736418426037" calcext:value-type="float">
            <text:p>4,14736418426037</text:p>
          </table:table-cell>
        </table:table-row>
        <table:table-row table:style-name="ro1">
          <table:table-cell/>
          <table:table-cell office:value-type="float" office:value="3.848" calcext:value-type="float">
            <text:p>3,848</text:p>
          </table:table-cell>
          <table:table-cell office:value-type="float" office:value="4.14380092918873" calcext:value-type="float">
            <text:p>4,14380092918873</text:p>
          </table:table-cell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office:value-type="float" office:value="4.1402420848608" calcext:value-type="float">
            <text:p>4,1402420848608</text:p>
          </table:table-cell>
        </table:table-row>
        <table:table-row table:style-name="ro1">
          <table:table-cell/>
          <table:table-cell office:value-type="float" office:value="3.852" calcext:value-type="float">
            <text:p>3,852</text:p>
          </table:table-cell>
          <table:table-cell office:value-type="float" office:value="4.13668763637543" calcext:value-type="float">
            <text:p>4,13668763637543</text:p>
          </table:table-cell>
        </table:table-row>
        <table:table-row table:style-name="ro1">
          <table:table-cell/>
          <table:table-cell office:value-type="float" office:value="3.854" calcext:value-type="float">
            <text:p>3,854</text:p>
          </table:table-cell>
          <table:table-cell office:value-type="float" office:value="4.13313758373261" calcext:value-type="float">
            <text:p>4,13313758373261</text:p>
          </table:table-cell>
        </table:table-row>
        <table:table-row table:style-name="ro1">
          <table:table-cell/>
          <table:table-cell office:value-type="float" office:value="3.856" calcext:value-type="float">
            <text:p>3,856</text:p>
          </table:table-cell>
          <table:table-cell office:value-type="float" office:value="4.12959191203117" calcext:value-type="float">
            <text:p>4,12959191203117</text:p>
          </table:table-cell>
        </table:table-row>
        <table:table-row table:style-name="ro1">
          <table:table-cell/>
          <table:table-cell office:value-type="float" office:value="3.858" calcext:value-type="float">
            <text:p>3,858</text:p>
          </table:table-cell>
          <table:table-cell office:value-type="float" office:value="4.12605060636997" calcext:value-type="float">
            <text:p>4,12605060636997</text:p>
          </table:table-cell>
        </table:table-row>
        <table:table-row table:style-name="ro1">
          <table:table-cell/>
          <table:table-cell office:value-type="float" office:value="3.86" calcext:value-type="float">
            <text:p>3,86</text:p>
          </table:table-cell>
          <table:table-cell office:value-type="float" office:value="4.12251368165016" calcext:value-type="float">
            <text:p>4,12251368165016</text:p>
          </table:table-cell>
        </table:table-row>
        <table:table-row table:style-name="ro1">
          <table:table-cell/>
          <table:table-cell office:value-type="float" office:value="3.862" calcext:value-type="float">
            <text:p>3,862</text:p>
          </table:table-cell>
          <table:table-cell office:value-type="float" office:value="4.11898110806942" calcext:value-type="float">
            <text:p>4,11898110806942</text:p>
          </table:table-cell>
        </table:table-row>
        <table:table-row table:style-name="ro1">
          <table:table-cell/>
          <table:table-cell office:value-type="float" office:value="3.864" calcext:value-type="float">
            <text:p>3,864</text:p>
          </table:table-cell>
          <table:table-cell office:value-type="float" office:value="4.11545290052891" calcext:value-type="float">
            <text:p>4,11545290052891</text:p>
          </table:table-cell>
        </table:table-row>
        <table:table-row table:style-name="ro1">
          <table:table-cell/>
          <table:table-cell office:value-type="float" office:value="3.866" calcext:value-type="float">
            <text:p>3,866</text:p>
          </table:table-cell>
          <table:table-cell office:value-type="float" office:value="4.11192904412746" calcext:value-type="float">
            <text:p>4,11192904412746</text:p>
          </table:table-cell>
        </table:table-row>
        <table:table-row table:style-name="ro1">
          <table:table-cell/>
          <table:table-cell office:value-type="float" office:value="3.868" calcext:value-type="float">
            <text:p>3,868</text:p>
          </table:table-cell>
          <table:table-cell office:value-type="float" office:value="4.10840952396393" calcext:value-type="float">
            <text:p>4,10840952396393</text:p>
          </table:table-cell>
        </table:table-row>
        <table:table-row table:style-name="ro1">
          <table:table-cell/>
          <table:table-cell office:value-type="float" office:value="3.87" calcext:value-type="float">
            <text:p>3,87</text:p>
          </table:table-cell>
          <table:table-cell office:value-type="float" office:value="4.1048943400383" calcext:value-type="float">
            <text:p>4,1048943400383</text:p>
          </table:table-cell>
        </table:table-row>
        <table:table-row table:style-name="ro1">
          <table:table-cell/>
          <table:table-cell office:value-type="float" office:value="3.872" calcext:value-type="float">
            <text:p>3,872</text:p>
          </table:table-cell>
          <table:table-cell office:value-type="float" office:value="4.10138347744942" calcext:value-type="float">
            <text:p>4,10138347744942</text:p>
          </table:table-cell>
        </table:table-row>
        <table:table-row table:style-name="ro1">
          <table:table-cell/>
          <table:table-cell office:value-type="float" office:value="3.874" calcext:value-type="float">
            <text:p>3,874</text:p>
          </table:table-cell>
          <table:table-cell office:value-type="float" office:value="4.09787695109844" calcext:value-type="float">
            <text:p>4,09787695109844</text:p>
          </table:table-cell>
        </table:table-row>
        <table:table-row table:style-name="ro1">
          <table:table-cell/>
          <table:table-cell office:value-type="float" office:value="3.876" calcext:value-type="float">
            <text:p>3,876</text:p>
          </table:table-cell>
          <table:table-cell office:value-type="float" office:value="4.09437474608421" calcext:value-type="float">
            <text:p>4,09437474608421</text:p>
          </table:table-cell>
        </table:table-row>
        <table:table-row table:style-name="ro1">
          <table:table-cell/>
          <table:table-cell office:value-type="float" office:value="3.878" calcext:value-type="float">
            <text:p>3,878</text:p>
          </table:table-cell>
          <table:table-cell office:value-type="float" office:value="4.09087683260441" calcext:value-type="float">
            <text:p>4,09087683260441</text:p>
          </table:table-cell>
        </table:table-row>
        <table:table-row table:style-name="ro1">
          <table:table-cell/>
          <table:table-cell office:value-type="float" office:value="3.88" calcext:value-type="float">
            <text:p>3,88</text:p>
          </table:table-cell>
          <table:table-cell office:value-type="float" office:value="4.08738324046135" calcext:value-type="float">
            <text:p>4,08738324046135</text:p>
          </table:table-cell>
        </table:table-row>
        <table:table-row table:style-name="ro1">
          <table:table-cell/>
          <table:table-cell office:value-type="float" office:value="3.882" calcext:value-type="float">
            <text:p>3,882</text:p>
          </table:table-cell>
          <table:table-cell office:value-type="float" office:value="4.08389393985271" calcext:value-type="float">
            <text:p>4,08389393985271</text:p>
          </table:table-cell>
        </table:table-row>
        <table:table-row table:style-name="ro1">
          <table:table-cell/>
          <table:table-cell office:value-type="float" office:value="3.884" calcext:value-type="float">
            <text:p>3,884</text:p>
          </table:table-cell>
          <table:table-cell office:value-type="float" office:value="4.08040891587734" calcext:value-type="float">
            <text:p>4,08040891587734</text:p>
          </table:table-cell>
        </table:table-row>
        <table:table-row table:style-name="ro1">
          <table:table-cell/>
          <table:table-cell office:value-type="float" office:value="3.886" calcext:value-type="float">
            <text:p>3,886</text:p>
          </table:table-cell>
          <table:table-cell office:value-type="float" office:value="4.07692819833756" calcext:value-type="float">
            <text:p>4,07692819833756</text:p>
          </table:table-cell>
        </table:table-row>
        <table:table-row table:style-name="ro1">
          <table:table-cell/>
          <table:table-cell office:value-type="float" office:value="3.888" calcext:value-type="float">
            <text:p>3,888</text:p>
          </table:table-cell>
          <table:table-cell office:value-type="float" office:value="4.07345174252987" calcext:value-type="float">
            <text:p>4,07345174252987</text:p>
          </table:table-cell>
        </table:table-row>
        <table:table-row table:style-name="ro1">
          <table:table-cell/>
          <table:table-cell office:value-type="float" office:value="3.89" calcext:value-type="float">
            <text:p>3,89</text:p>
          </table:table-cell>
          <table:table-cell office:value-type="float" office:value="4.06997956335545" calcext:value-type="float">
            <text:p>4,06997956335545</text:p>
          </table:table-cell>
        </table:table-row>
        <table:table-row table:style-name="ro1">
          <table:table-cell/>
          <table:table-cell office:value-type="float" office:value="3.892" calcext:value-type="float">
            <text:p>3,892</text:p>
          </table:table-cell>
          <table:table-cell office:value-type="float" office:value="4.06651164591312" calcext:value-type="float">
            <text:p>4,06651164591312</text:p>
          </table:table-cell>
        </table:table-row>
        <table:table-row table:style-name="ro1">
          <table:table-cell/>
          <table:table-cell office:value-type="float" office:value="3.894" calcext:value-type="float">
            <text:p>3,894</text:p>
          </table:table-cell>
          <table:table-cell office:value-type="float" office:value="4.0630479902029" calcext:value-type="float">
            <text:p>4,0630479902029</text:p>
          </table:table-cell>
        </table:table-row>
        <table:table-row table:style-name="ro1">
          <table:table-cell/>
          <table:table-cell office:value-type="float" office:value="3.896" calcext:value-type="float">
            <text:p>3,896</text:p>
          </table:table-cell>
          <table:table-cell office:value-type="float" office:value="4.05958858132362" calcext:value-type="float">
            <text:p>4,05958858132362</text:p>
          </table:table-cell>
        </table:table-row>
        <table:table-row table:style-name="ro1">
          <table:table-cell/>
          <table:table-cell office:value-type="float" office:value="3.898" calcext:value-type="float">
            <text:p>3,898</text:p>
          </table:table-cell>
          <table:table-cell office:value-type="float" office:value="4.05613341927528" calcext:value-type="float">
            <text:p>4,05613341927528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4.05268248915672" calcext:value-type="float">
            <text:p>4,05268248915672</text:p>
          </table:table-cell>
        </table:table-row>
        <table:table-row table:style-name="ro1">
          <table:table-cell/>
          <table:table-cell office:value-type="float" office:value="3.902" calcext:value-type="float">
            <text:p>3,902</text:p>
          </table:table-cell>
          <table:table-cell office:value-type="float" office:value="4.0492358058691" calcext:value-type="float">
            <text:p>4,0492358058691</text:p>
          </table:table-cell>
        </table:table-row>
        <table:table-row table:style-name="ro1">
          <table:table-cell/>
          <table:table-cell office:value-type="float" office:value="3.904" calcext:value-type="float">
            <text:p>3,904</text:p>
          </table:table-cell>
          <table:table-cell office:value-type="float" office:value="4.0457933396101" calcext:value-type="float">
            <text:p>4,0457933396101</text:p>
          </table:table-cell>
        </table:table-row>
        <table:table-row table:style-name="ro1">
          <table:table-cell/>
          <table:table-cell office:value-type="float" office:value="3.906" calcext:value-type="float">
            <text:p>3,906</text:p>
          </table:table-cell>
          <table:table-cell office:value-type="float" office:value="4.04235509037972" calcext:value-type="float">
            <text:p>4,04235509037972</text:p>
          </table:table-cell>
        </table:table-row>
        <table:table-row table:style-name="ro1">
          <table:table-cell/>
          <table:table-cell office:value-type="float" office:value="3.908" calcext:value-type="float">
            <text:p>3,908</text:p>
          </table:table-cell>
          <table:table-cell office:value-type="float" office:value="4.03892105817795" calcext:value-type="float">
            <text:p>4,03892105817795</text:p>
          </table:table-cell>
        </table:table-row>
        <table:table-row table:style-name="ro1">
          <table:table-cell/>
          <table:table-cell office:value-type="float" office:value="3.91" calcext:value-type="float">
            <text:p>3,91</text:p>
          </table:table-cell>
          <table:table-cell office:value-type="float" office:value="4.03549122810364" calcext:value-type="float">
            <text:p>4,03549122810364</text:p>
          </table:table-cell>
        </table:table-row>
        <table:table-row table:style-name="ro1">
          <table:table-cell/>
          <table:table-cell office:value-type="float" office:value="3.912" calcext:value-type="float">
            <text:p>3,912</text:p>
          </table:table-cell>
          <table:table-cell office:value-type="float" office:value="4.03206560015678" calcext:value-type="float">
            <text:p>4,03206560015678</text:p>
          </table:table-cell>
        </table:table-row>
        <table:table-row table:style-name="ro1">
          <table:table-cell/>
          <table:table-cell office:value-type="float" office:value="3.914" calcext:value-type="float">
            <text:p>3,914</text:p>
          </table:table-cell>
          <table:table-cell office:value-type="float" office:value="4.02864417433739" calcext:value-type="float">
            <text:p>4,02864417433739</text:p>
          </table:table-cell>
        </table:table-row>
        <table:table-row table:style-name="ro1">
          <table:table-cell/>
          <table:table-cell office:value-type="float" office:value="3.916" calcext:value-type="float">
            <text:p>3,916</text:p>
          </table:table-cell>
          <table:table-cell office:value-type="float" office:value="4.02522692084312" calcext:value-type="float">
            <text:p>4,02522692084312</text:p>
          </table:table-cell>
        </table:table-row>
        <table:table-row table:style-name="ro1">
          <table:table-cell/>
          <table:table-cell office:value-type="float" office:value="3.918" calcext:value-type="float">
            <text:p>3,918</text:p>
          </table:table-cell>
          <table:table-cell office:value-type="float" office:value="4.02181386947632" calcext:value-type="float">
            <text:p>4,02181386947632</text:p>
          </table:table-cell>
        </table:table-row>
        <table:table-row table:style-name="ro1">
          <table:table-cell/>
          <table:table-cell office:value-type="float" office:value="3.92" calcext:value-type="float">
            <text:p>3,92</text:p>
          </table:table-cell>
          <table:table-cell office:value-type="float" office:value="4.01840497553349" calcext:value-type="float">
            <text:p>4,01840497553349</text:p>
          </table:table-cell>
        </table:table-row>
        <table:table-row table:style-name="ro1">
          <table:table-cell/>
          <table:table-cell office:value-type="float" office:value="3.922" calcext:value-type="float">
            <text:p>3,922</text:p>
          </table:table-cell>
          <table:table-cell office:value-type="float" office:value="4.01500025391579" calcext:value-type="float">
            <text:p>4,01500025391579</text:p>
          </table:table-cell>
        </table:table-row>
        <table:table-row table:style-name="ro1">
          <table:table-cell/>
          <table:table-cell office:value-type="float" office:value="3.924" calcext:value-type="float">
            <text:p>3,924</text:p>
          </table:table-cell>
          <table:table-cell office:value-type="float" office:value="4.01159968972206" calcext:value-type="float">
            <text:p>4,01159968972206</text:p>
          </table:table-cell>
        </table:table-row>
        <table:table-row table:style-name="ro1">
          <table:table-cell/>
          <table:table-cell office:value-type="float" office:value="3.926" calcext:value-type="float">
            <text:p>3,926</text:p>
          </table:table-cell>
          <table:table-cell office:value-type="float" office:value="4.00820328295231" calcext:value-type="float">
            <text:p>4,00820328295231</text:p>
          </table:table-cell>
        </table:table-row>
        <table:table-row table:style-name="ro1">
          <table:table-cell/>
          <table:table-cell office:value-type="float" office:value="3.928" calcext:value-type="float">
            <text:p>3,928</text:p>
          </table:table-cell>
          <table:table-cell office:value-type="float" office:value="4.00481103360653" calcext:value-type="float">
            <text:p>4,00481103360653</text:p>
          </table:table-cell>
        </table:table-row>
        <table:table-row table:style-name="ro1">
          <table:table-cell/>
          <table:table-cell office:value-type="float" office:value="3.93" calcext:value-type="float">
            <text:p>3,93</text:p>
          </table:table-cell>
          <table:table-cell office:value-type="float" office:value="4.00142292678356" calcext:value-type="float">
            <text:p>4,00142292678356</text:p>
          </table:table-cell>
        </table:table-row>
        <table:table-row table:style-name="ro1">
          <table:table-cell/>
          <table:table-cell office:value-type="float" office:value="3.932" calcext:value-type="float">
            <text:p>3,932</text:p>
          </table:table-cell>
          <table:table-cell office:value-type="float" office:value="3.99803894758225" calcext:value-type="float">
            <text:p>3,99803894758225</text:p>
          </table:table-cell>
        </table:table-row>
        <table:table-row table:style-name="ro1">
          <table:table-cell/>
          <table:table-cell office:value-type="float" office:value="3.934" calcext:value-type="float">
            <text:p>3,934</text:p>
          </table:table-cell>
          <table:table-cell office:value-type="float" office:value="3.99465909600258" calcext:value-type="float">
            <text:p>3,99465909600258</text:p>
          </table:table-cell>
        </table:table-row>
        <table:table-row table:style-name="ro1">
          <table:table-cell/>
          <table:table-cell office:value-type="float" office:value="3.936" calcext:value-type="float">
            <text:p>3,936</text:p>
          </table:table-cell>
          <table:table-cell office:value-type="float" office:value="3.99128338694572" calcext:value-type="float">
            <text:p>3,99128338694572</text:p>
          </table:table-cell>
        </table:table-row>
        <table:table-row table:style-name="ro1">
          <table:table-cell/>
          <table:table-cell office:value-type="float" office:value="3.938" calcext:value-type="float">
            <text:p>3,938</text:p>
          </table:table-cell>
          <table:table-cell office:value-type="float" office:value="3.9879117757082" calcext:value-type="float">
            <text:p>3,9879117757082</text:p>
          </table:table-cell>
        </table:table-row>
        <table:table-row table:style-name="ro1">
          <table:table-cell/>
          <table:table-cell office:value-type="float" office:value="3.94" calcext:value-type="float">
            <text:p>3,94</text:p>
          </table:table-cell>
          <table:table-cell office:value-type="float" office:value="3.98454429209232" calcext:value-type="float">
            <text:p>3,98454429209232</text:p>
          </table:table-cell>
        </table:table-row>
        <table:table-row table:style-name="ro1">
          <table:table-cell/>
          <table:table-cell office:value-type="float" office:value="3.942" calcext:value-type="float">
            <text:p>3,942</text:p>
          </table:table-cell>
          <table:table-cell office:value-type="float" office:value="3.98118090629578" calcext:value-type="float">
            <text:p>3,98118090629578</text:p>
          </table:table-cell>
        </table:table-row>
        <table:table-row table:style-name="ro1">
          <table:table-cell/>
          <table:table-cell office:value-type="float" office:value="3.944" calcext:value-type="float">
            <text:p>3,944</text:p>
          </table:table-cell>
          <table:table-cell office:value-type="float" office:value="3.97782161831856" calcext:value-type="float">
            <text:p>3,97782161831856</text:p>
          </table:table-cell>
        </table:table-row>
        <table:table-row table:style-name="ro1">
          <table:table-cell/>
          <table:table-cell office:value-type="float" office:value="3.946" calcext:value-type="float">
            <text:p>3,946</text:p>
          </table:table-cell>
          <table:table-cell office:value-type="float" office:value="3.97446642816067" calcext:value-type="float">
            <text:p>3,97446642816067</text:p>
          </table:table-cell>
        </table:table-row>
        <table:table-row table:style-name="ro1">
          <table:table-cell/>
          <table:table-cell office:value-type="float" office:value="3.948" calcext:value-type="float">
            <text:p>3,948</text:p>
          </table:table-cell>
          <table:table-cell office:value-type="float" office:value="3.97111532092094" calcext:value-type="float">
            <text:p>3,97111532092094</text:p>
          </table:table-cell>
        </table:table-row>
        <table:table-row table:style-name="ro1">
          <table:table-cell/>
          <table:table-cell office:value-type="float" office:value="3.95" calcext:value-type="float">
            <text:p>3,95</text:p>
          </table:table-cell>
          <table:table-cell office:value-type="float" office:value="3.96776829659939" calcext:value-type="float">
            <text:p>3,96776829659939</text:p>
          </table:table-cell>
        </table:table-row>
        <table:table-row table:style-name="ro1">
          <table:table-cell/>
          <table:table-cell office:value-type="float" office:value="3.952" calcext:value-type="float">
            <text:p>3,952</text:p>
          </table:table-cell>
          <table:table-cell office:value-type="float" office:value="3.964425355196" calcext:value-type="float">
            <text:p>3,964425355196</text:p>
          </table:table-cell>
        </table:table-row>
        <table:table-row table:style-name="ro1">
          <table:table-cell/>
          <table:table-cell office:value-type="float" office:value="3.954" calcext:value-type="float">
            <text:p>3,954</text:p>
          </table:table-cell>
          <table:table-cell office:value-type="float" office:value="3.96108646690846" calcext:value-type="float">
            <text:p>3,96108646690846</text:p>
          </table:table-cell>
        </table:table-row>
        <table:table-row table:style-name="ro1">
          <table:table-cell/>
          <table:table-cell office:value-type="float" office:value="3.956" calcext:value-type="float">
            <text:p>3,956</text:p>
          </table:table-cell>
          <table:table-cell office:value-type="float" office:value="3.95775164663792" calcext:value-type="float">
            <text:p>3,95775164663792</text:p>
          </table:table-cell>
        </table:table-row>
        <table:table-row table:style-name="ro1">
          <table:table-cell/>
          <table:table-cell office:value-type="float" office:value="3.958" calcext:value-type="float">
            <text:p>3,958</text:p>
          </table:table-cell>
          <table:table-cell office:value-type="float" office:value="3.95442087948322" calcext:value-type="float">
            <text:p>3,95442087948322</text:p>
          </table:table-cell>
        </table:table-row>
        <table:table-row table:style-name="ro1">
          <table:table-cell/>
          <table:table-cell office:value-type="float" office:value="3.96" calcext:value-type="float">
            <text:p>3,96</text:p>
          </table:table-cell>
          <table:table-cell office:value-type="float" office:value="3.95109416544437" calcext:value-type="float">
            <text:p>3,95109416544437</text:p>
          </table:table-cell>
        </table:table-row>
        <table:table-row table:style-name="ro1">
          <table:table-cell/>
          <table:table-cell office:value-type="float" office:value="3.962" calcext:value-type="float">
            <text:p>3,962</text:p>
          </table:table-cell>
          <table:table-cell office:value-type="float" office:value="3.94777150452137" calcext:value-type="float">
            <text:p>3,94777150452137</text:p>
          </table:table-cell>
        </table:table-row>
        <table:table-row table:style-name="ro1">
          <table:table-cell/>
          <table:table-cell office:value-type="float" office:value="3.964" calcext:value-type="float">
            <text:p>3,964</text:p>
          </table:table-cell>
          <table:table-cell office:value-type="float" office:value="3.94445286691189" calcext:value-type="float">
            <text:p>3,94445286691189</text:p>
          </table:table-cell>
        </table:table-row>
        <table:table-row table:style-name="ro1">
          <table:table-cell/>
          <table:table-cell office:value-type="float" office:value="3.966" calcext:value-type="float">
            <text:p>3,966</text:p>
          </table:table-cell>
          <table:table-cell office:value-type="float" office:value="3.94113826751709" calcext:value-type="float">
            <text:p>3,94113826751709</text:p>
          </table:table-cell>
        </table:table-row>
        <table:table-row table:style-name="ro1">
          <table:table-cell/>
          <table:table-cell office:value-type="float" office:value="3.968" calcext:value-type="float">
            <text:p>3,968</text:p>
          </table:table-cell>
          <table:table-cell office:value-type="float" office:value="3.93782769143581" calcext:value-type="float">
            <text:p>3,93782769143581</text:p>
          </table:table-cell>
        </table:table-row>
        <table:table-row table:style-name="ro1">
          <table:table-cell/>
          <table:table-cell office:value-type="float" office:value="3.97" calcext:value-type="float">
            <text:p>3,97</text:p>
          </table:table-cell>
          <table:table-cell office:value-type="float" office:value="3.93452113866806" calcext:value-type="float">
            <text:p>3,93452113866806</text:p>
          </table:table-cell>
        </table:table-row>
        <table:table-row table:style-name="ro1">
          <table:table-cell/>
          <table:table-cell office:value-type="float" office:value="3.972" calcext:value-type="float">
            <text:p>3,972</text:p>
          </table:table-cell>
          <table:table-cell office:value-type="float" office:value="3.93121860921383" calcext:value-type="float">
            <text:p>3,93121860921383</text:p>
          </table:table-cell>
        </table:table-row>
        <table:table-row table:style-name="ro1">
          <table:table-cell/>
          <table:table-cell office:value-type="float" office:value="3.974" calcext:value-type="float">
            <text:p>3,974</text:p>
          </table:table-cell>
          <table:table-cell office:value-type="float" office:value="3.9279200732708" calcext:value-type="float">
            <text:p>3,9279200732708</text:p>
          </table:table-cell>
        </table:table-row>
        <table:table-row table:style-name="ro1">
          <table:table-cell/>
          <table:table-cell office:value-type="float" office:value="3.976" calcext:value-type="float">
            <text:p>3,976</text:p>
          </table:table-cell>
          <table:table-cell office:value-type="float" office:value="3.92462553083897" calcext:value-type="float">
            <text:p>3,92462553083897</text:p>
          </table:table-cell>
        </table:table-row>
        <table:table-row table:style-name="ro1">
          <table:table-cell/>
          <table:table-cell office:value-type="float" office:value="3.978" calcext:value-type="float">
            <text:p>3,978</text:p>
          </table:table-cell>
          <table:table-cell office:value-type="float" office:value="3.9213349968195" calcext:value-type="float">
            <text:p>3,9213349968195</text:p>
          </table:table-cell>
        </table:table-row>
        <table:table-row table:style-name="ro1">
          <table:table-cell/>
          <table:table-cell office:value-type="float" office:value="3.98" calcext:value-type="float">
            <text:p>3,98</text:p>
          </table:table-cell>
          <table:table-cell office:value-type="float" office:value="3.91804845631123" calcext:value-type="float">
            <text:p>3,91804845631123</text:p>
          </table:table-cell>
        </table:table-row>
        <table:table-row table:style-name="ro1">
          <table:table-cell/>
          <table:table-cell office:value-type="float" office:value="3.982" calcext:value-type="float">
            <text:p>3,982</text:p>
          </table:table-cell>
          <table:table-cell office:value-type="float" office:value="3.91476587951183" calcext:value-type="float">
            <text:p>3,91476587951183</text:p>
          </table:table-cell>
        </table:table-row>
        <table:table-row table:style-name="ro1">
          <table:table-cell/>
          <table:table-cell office:value-type="float" office:value="3.984" calcext:value-type="float">
            <text:p>3,984</text:p>
          </table:table-cell>
          <table:table-cell office:value-type="float" office:value="3.91148729622364" calcext:value-type="float">
            <text:p>3,91148729622364</text:p>
          </table:table-cell>
        </table:table-row>
        <table:table-row table:style-name="ro1">
          <table:table-cell/>
          <table:table-cell office:value-type="float" office:value="3.986" calcext:value-type="float">
            <text:p>3,986</text:p>
          </table:table-cell>
          <table:table-cell office:value-type="float" office:value="3.90821267664433" calcext:value-type="float">
            <text:p>3,90821267664433</text:p>
          </table:table-cell>
        </table:table-row>
        <table:table-row table:style-name="ro1">
          <table:table-cell/>
          <table:table-cell office:value-type="float" office:value="3.988" calcext:value-type="float">
            <text:p>3,988</text:p>
          </table:table-cell>
          <table:table-cell office:value-type="float" office:value="3.90494202077389" calcext:value-type="float">
            <text:p>3,90494202077389</text:p>
          </table:table-cell>
        </table:table-row>
        <table:table-row table:style-name="ro1">
          <table:table-cell/>
          <table:table-cell office:value-type="float" office:value="3.99" calcext:value-type="float">
            <text:p>3,99</text:p>
          </table:table-cell>
          <table:table-cell office:value-type="float" office:value="3.90167532861233" calcext:value-type="float">
            <text:p>3,90167532861233</text:p>
          </table:table-cell>
        </table:table-row>
        <table:table-row table:style-name="ro1">
          <table:table-cell/>
          <table:table-cell office:value-type="float" office:value="3.992" calcext:value-type="float">
            <text:p>3,992</text:p>
          </table:table-cell>
          <table:table-cell office:value-type="float" office:value="3.89841260015965" calcext:value-type="float">
            <text:p>3,89841260015965</text:p>
          </table:table-cell>
        </table:table-row>
        <table:table-row table:style-name="ro1">
          <table:table-cell/>
          <table:table-cell office:value-type="float" office:value="3.994" calcext:value-type="float">
            <text:p>3,994</text:p>
          </table:table-cell>
          <table:table-cell office:value-type="float" office:value="3.89515380561352" calcext:value-type="float">
            <text:p>3,89515380561352</text:p>
          </table:table-cell>
        </table:table-row>
        <table:table-row table:style-name="ro1">
          <table:table-cell/>
          <table:table-cell office:value-type="float" office:value="3.996" calcext:value-type="float">
            <text:p>3,996</text:p>
          </table:table-cell>
          <table:table-cell office:value-type="float" office:value="3.89189894497395" calcext:value-type="float">
            <text:p>3,89189894497395</text:p>
          </table:table-cell>
        </table:table-row>
        <table:table-row table:style-name="ro1">
          <table:table-cell/>
          <table:table-cell office:value-type="float" office:value="3.998" calcext:value-type="float">
            <text:p>3,998</text:p>
          </table:table-cell>
          <table:table-cell office:value-type="float" office:value="3.88864803314209" calcext:value-type="float">
            <text:p>3,888648033142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88540104031563" calcext:value-type="float">
            <text:p>3,88540104031563</text:p>
          </table:table-cell>
        </table:table-row>
        <table:table-row table:style-name="ro1">
          <table:table-cell/>
          <table:table-cell office:value-type="float" office:value="4.002" calcext:value-type="float">
            <text:p>4,002</text:p>
          </table:table-cell>
          <table:table-cell office:value-type="float" office:value="3.88215798139572" calcext:value-type="float">
            <text:p>3,88215798139572</text:p>
          </table:table-cell>
        </table:table-row>
        <table:table-row table:style-name="ro1">
          <table:table-cell/>
          <table:table-cell office:value-type="float" office:value="4.004" calcext:value-type="float">
            <text:p>4,004</text:p>
          </table:table-cell>
          <table:table-cell office:value-type="float" office:value="3.87891884148121" calcext:value-type="float">
            <text:p>3,87891884148121</text:p>
          </table:table-cell>
        </table:table-row>
        <table:table-row table:style-name="ro1">
          <table:table-cell/>
          <table:table-cell office:value-type="float" office:value="4.006" calcext:value-type="float">
            <text:p>4,006</text:p>
          </table:table-cell>
          <table:table-cell office:value-type="float" office:value="3.87568360567093" calcext:value-type="float">
            <text:p>3,87568360567093</text:p>
          </table:table-cell>
        </table:table-row>
        <table:table-row table:style-name="ro1">
          <table:table-cell/>
          <table:table-cell office:value-type="float" office:value="4.008" calcext:value-type="float">
            <text:p>4,008</text:p>
          </table:table-cell>
          <table:table-cell office:value-type="float" office:value="3.87245227396488" calcext:value-type="float">
            <text:p>3,87245227396488</text:p>
          </table:table-cell>
        </table:table-row>
        <table:table-row table:style-name="ro1">
          <table:table-cell/>
          <table:table-cell office:value-type="float" office:value="4.01" calcext:value-type="float">
            <text:p>4,01</text:p>
          </table:table-cell>
          <table:table-cell office:value-type="float" office:value="3.86922484636307" calcext:value-type="float">
            <text:p>3,86922484636307</text:p>
          </table:table-cell>
        </table:table-row>
        <table:table-row table:style-name="ro1">
          <table:table-cell/>
          <table:table-cell office:value-type="float" office:value="4.012" calcext:value-type="float">
            <text:p>4,012</text:p>
          </table:table-cell>
          <table:table-cell office:value-type="float" office:value="3.86600130796433" calcext:value-type="float">
            <text:p>3,86600130796433</text:p>
          </table:table-cell>
        </table:table-row>
        <table:table-row table:style-name="ro1">
          <table:table-cell/>
          <table:table-cell office:value-type="float" office:value="4.014" calcext:value-type="float">
            <text:p>4,014</text:p>
          </table:table-cell>
          <table:table-cell office:value-type="float" office:value="3.86278165876865" calcext:value-type="float">
            <text:p>3,86278165876865</text:p>
          </table:table-cell>
        </table:table-row>
        <table:table-row table:style-name="ro1">
          <table:table-cell/>
          <table:table-cell office:value-type="float" office:value="4.016" calcext:value-type="float">
            <text:p>4,016</text:p>
          </table:table-cell>
          <table:table-cell office:value-type="float" office:value="3.85956589877605" calcext:value-type="float">
            <text:p>3,85956589877605</text:p>
          </table:table-cell>
        </table:table-row>
        <table:table-row table:style-name="ro1">
          <table:table-cell/>
          <table:table-cell office:value-type="float" office:value="4.018" calcext:value-type="float">
            <text:p>4,018</text:p>
          </table:table-cell>
          <table:table-cell office:value-type="float" office:value="3.85635401308537" calcext:value-type="float">
            <text:p>3,85635401308537</text:p>
          </table:table-cell>
        </table:table-row>
        <table:table-row table:style-name="ro1">
          <table:table-cell/>
          <table:table-cell office:value-type="float" office:value="4.02" calcext:value-type="float">
            <text:p>4,02</text:p>
          </table:table-cell>
          <table:table-cell office:value-type="float" office:value="3.85314598679543" calcext:value-type="float">
            <text:p>3,85314598679543</text:p>
          </table:table-cell>
        </table:table-row>
        <table:table-row table:style-name="ro1">
          <table:table-cell/>
          <table:table-cell office:value-type="float" office:value="4.022" calcext:value-type="float">
            <text:p>4,022</text:p>
          </table:table-cell>
          <table:table-cell office:value-type="float" office:value="3.8499418348074" calcext:value-type="float">
            <text:p>3,8499418348074</text:p>
          </table:table-cell>
        </table:table-row>
        <table:table-row table:style-name="ro1">
          <table:table-cell/>
          <table:table-cell office:value-type="float" office:value="4.024" calcext:value-type="float">
            <text:p>4,024</text:p>
          </table:table-cell>
          <table:table-cell office:value-type="float" office:value="3.84674154222012" calcext:value-type="float">
            <text:p>3,84674154222012</text:p>
          </table:table-cell>
        </table:table-row>
        <table:table-row table:style-name="ro1">
          <table:table-cell/>
          <table:table-cell office:value-type="float" office:value="4.026" calcext:value-type="float">
            <text:p>4,026</text:p>
          </table:table-cell>
          <table:table-cell office:value-type="float" office:value="3.84354509413242" calcext:value-type="float">
            <text:p>3,84354509413242</text:p>
          </table:table-cell>
        </table:table-row>
        <table:table-row table:style-name="ro1">
          <table:table-cell/>
          <table:table-cell office:value-type="float" office:value="4.028" calcext:value-type="float">
            <text:p>4,028</text:p>
          </table:table-cell>
          <table:table-cell office:value-type="float" office:value="3.84035250544548" calcext:value-type="float">
            <text:p>3,84035250544548</text:p>
          </table:table-cell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office:value-type="float" office:value="3.83716374635696" calcext:value-type="float">
            <text:p>3,83716374635696</text:p>
          </table:table-cell>
        </table:table-row>
        <table:table-row table:style-name="ro1">
          <table:table-cell/>
          <table:table-cell office:value-type="float" office:value="4.032" calcext:value-type="float">
            <text:p>4,032</text:p>
          </table:table-cell>
          <table:table-cell office:value-type="float" office:value="3.83397883176804" calcext:value-type="float">
            <text:p>3,83397883176804</text:p>
          </table:table-cell>
        </table:table-row>
        <table:table-row table:style-name="ro1">
          <table:table-cell/>
          <table:table-cell office:value-type="float" office:value="4.034" calcext:value-type="float">
            <text:p>4,034</text:p>
          </table:table-cell>
          <table:table-cell office:value-type="float" office:value="3.83079774677753" calcext:value-type="float">
            <text:p>3,83079774677753</text:p>
          </table:table-cell>
        </table:table-row>
        <table:table-row table:style-name="ro1">
          <table:table-cell/>
          <table:table-cell office:value-type="float" office:value="4.036" calcext:value-type="float">
            <text:p>4,036</text:p>
          </table:table-cell>
          <table:table-cell office:value-type="float" office:value="3.8276204764843" calcext:value-type="float">
            <text:p>3,8276204764843</text:p>
          </table:table-cell>
        </table:table-row>
        <table:table-row table:style-name="ro1">
          <table:table-cell/>
          <table:table-cell office:value-type="float" office:value="4.038" calcext:value-type="float">
            <text:p>4,038</text:p>
          </table:table-cell>
          <table:table-cell office:value-type="float" office:value="3.82444703578949" calcext:value-type="float">
            <text:p>3,82444703578949</text:p>
          </table:table-cell>
        </table:table-row>
        <table:table-row table:style-name="ro1">
          <table:table-cell/>
          <table:table-cell office:value-type="float" office:value="4.04" calcext:value-type="float">
            <text:p>4,04</text:p>
          </table:table-cell>
          <table:table-cell office:value-type="float" office:value="3.82127739489079" calcext:value-type="float">
            <text:p>3,82127739489079</text:p>
          </table:table-cell>
        </table:table-row>
        <table:table-row table:style-name="ro1">
          <table:table-cell/>
          <table:table-cell office:value-type="float" office:value="4.042" calcext:value-type="float">
            <text:p>4,042</text:p>
          </table:table-cell>
          <table:table-cell office:value-type="float" office:value="3.81811156868935" calcext:value-type="float">
            <text:p>3,81811156868935</text:p>
          </table:table-cell>
        </table:table-row>
        <table:table-row table:style-name="ro1">
          <table:table-cell/>
          <table:table-cell office:value-type="float" office:value="4.044" calcext:value-type="float">
            <text:p>4,044</text:p>
          </table:table-cell>
          <table:table-cell office:value-type="float" office:value="3.81494954228401" calcext:value-type="float">
            <text:p>3,81494954228401</text:p>
          </table:table-cell>
        </table:table-row>
        <table:table-row table:style-name="ro1">
          <table:table-cell/>
          <table:table-cell office:value-type="float" office:value="4.046" calcext:value-type="float">
            <text:p>4,046</text:p>
          </table:table-cell>
          <table:table-cell office:value-type="float" office:value="3.81179131567478" calcext:value-type="float">
            <text:p>3,81179131567478</text:p>
          </table:table-cell>
        </table:table-row>
        <table:table-row table:style-name="ro1">
          <table:table-cell/>
          <table:table-cell office:value-type="float" office:value="4.048" calcext:value-type="float">
            <text:p>4,048</text:p>
          </table:table-cell>
          <table:table-cell office:value-type="float" office:value="3.8086368739605" calcext:value-type="float">
            <text:p>3,8086368739605</text:p>
          </table:table-cell>
        </table:table-row>
        <table:table-row table:style-name="ro1">
          <table:table-cell/>
          <table:table-cell office:value-type="float" office:value="4.05" calcext:value-type="float">
            <text:p>4,05</text:p>
          </table:table-cell>
          <table:table-cell office:value-type="float" office:value="3.80548621714115" calcext:value-type="float">
            <text:p>3,80548621714115</text:p>
          </table:table-cell>
        </table:table-row>
        <table:table-row table:style-name="ro1">
          <table:table-cell/>
          <table:table-cell office:value-type="float" office:value="4.052" calcext:value-type="float">
            <text:p>4,052</text:p>
          </table:table-cell>
          <table:table-cell office:value-type="float" office:value="3.80233934521675" calcext:value-type="float">
            <text:p>3,80233934521675</text:p>
          </table:table-cell>
        </table:table-row>
        <table:table-row table:style-name="ro1">
          <table:table-cell/>
          <table:table-cell office:value-type="float" office:value="4.054" calcext:value-type="float">
            <text:p>4,054</text:p>
          </table:table-cell>
          <table:table-cell office:value-type="float" office:value="3.79919622838497" calcext:value-type="float">
            <text:p>3,79919622838497</text:p>
          </table:table-cell>
        </table:table-row>
        <table:table-row table:style-name="ro1">
          <table:table-cell/>
          <table:table-cell office:value-type="float" office:value="4.056" calcext:value-type="float">
            <text:p>4,056</text:p>
          </table:table-cell>
          <table:table-cell office:value-type="float" office:value="3.79605689644814" calcext:value-type="float">
            <text:p>3,79605689644814</text:p>
          </table:table-cell>
        </table:table-row>
        <table:table-row table:style-name="ro1">
          <table:table-cell/>
          <table:table-cell office:value-type="float" office:value="4.058" calcext:value-type="float">
            <text:p>4,058</text:p>
          </table:table-cell>
          <table:table-cell office:value-type="float" office:value="3.79292131960392" calcext:value-type="float">
            <text:p>3,79292131960392</text:p>
          </table:table-cell>
        </table:table-row>
        <table:table-row table:style-name="ro1">
          <table:table-cell/>
          <table:table-cell office:value-type="float" office:value="4.06" calcext:value-type="float">
            <text:p>4,06</text:p>
          </table:table-cell>
          <table:table-cell office:value-type="float" office:value="3.78978949785233" calcext:value-type="float">
            <text:p>3,78978949785233</text:p>
          </table:table-cell>
        </table:table-row>
        <table:table-row table:style-name="ro1">
          <table:table-cell/>
          <table:table-cell office:value-type="float" office:value="4.062" calcext:value-type="float">
            <text:p>4,062</text:p>
          </table:table-cell>
          <table:table-cell office:value-type="float" office:value="3.78666141629219" calcext:value-type="float">
            <text:p>3,78666141629219</text:p>
          </table:table-cell>
        </table:table-row>
        <table:table-row table:style-name="ro1">
          <table:table-cell/>
          <table:table-cell office:value-type="float" office:value="4.064" calcext:value-type="float">
            <text:p>4,064</text:p>
          </table:table-cell>
          <table:table-cell office:value-type="float" office:value="3.78353708982468" calcext:value-type="float">
            <text:p>3,78353708982468</text:p>
          </table:table-cell>
        </table:table-row>
        <table:table-row table:style-name="ro1">
          <table:table-cell/>
          <table:table-cell office:value-type="float" office:value="4.066" calcext:value-type="float">
            <text:p>4,066</text:p>
          </table:table-cell>
          <table:table-cell office:value-type="float" office:value="3.78041650354862" calcext:value-type="float">
            <text:p>3,78041650354862</text:p>
          </table:table-cell>
        </table:table-row>
        <table:table-row table:style-name="ro1">
          <table:table-cell/>
          <table:table-cell office:value-type="float" office:value="4.068" calcext:value-type="float">
            <text:p>4,068</text:p>
          </table:table-cell>
          <table:table-cell office:value-type="float" office:value="3.77729964256287" calcext:value-type="float">
            <text:p>3,77729964256287</text:p>
          </table:table-cell>
        </table:table-row>
        <table:table-row table:style-name="ro1">
          <table:table-cell/>
          <table:table-cell office:value-type="float" office:value="4.07" calcext:value-type="float">
            <text:p>4,07</text:p>
          </table:table-cell>
          <table:table-cell office:value-type="float" office:value="3.77418652176857" calcext:value-type="float">
            <text:p>3,77418652176857</text:p>
          </table:table-cell>
        </table:table-row>
        <table:table-row table:style-name="ro1">
          <table:table-cell/>
          <table:table-cell office:value-type="float" office:value="4.072" calcext:value-type="float">
            <text:p>4,072</text:p>
          </table:table-cell>
          <table:table-cell office:value-type="float" office:value="3.77107711136341" calcext:value-type="float">
            <text:p>3,77107711136341</text:p>
          </table:table-cell>
        </table:table-row>
        <table:table-row table:style-name="ro1">
          <table:table-cell/>
          <table:table-cell office:value-type="float" office:value="4.074" calcext:value-type="float">
            <text:p>4,074</text:p>
          </table:table-cell>
          <table:table-cell office:value-type="float" office:value="3.76797142624855" calcext:value-type="float">
            <text:p>3,76797142624855</text:p>
          </table:table-cell>
        </table:table-row>
        <table:table-row table:style-name="ro1">
          <table:table-cell/>
          <table:table-cell office:value-type="float" office:value="4.076" calcext:value-type="float">
            <text:p>4,076</text:p>
          </table:table-cell>
          <table:table-cell office:value-type="float" office:value="3.76486943662167" calcext:value-type="float">
            <text:p>3,76486943662167</text:p>
          </table:table-cell>
        </table:table-row>
        <table:table-row table:style-name="ro1">
          <table:table-cell/>
          <table:table-cell office:value-type="float" office:value="4.078" calcext:value-type="float">
            <text:p>4,078</text:p>
          </table:table-cell>
          <table:table-cell office:value-type="float" office:value="3.76177117228508" calcext:value-type="float">
            <text:p>3,76177117228508</text:p>
          </table:table-cell>
        </table:table-row>
        <table:table-row table:style-name="ro1">
          <table:table-cell/>
          <table:table-cell office:value-type="float" office:value="4.08" calcext:value-type="float">
            <text:p>4,08</text:p>
          </table:table-cell>
          <table:table-cell office:value-type="float" office:value="3.75867658853531" calcext:value-type="float">
            <text:p>3,75867658853531</text:p>
          </table:table-cell>
        </table:table-row>
        <table:table-row table:style-name="ro1">
          <table:table-cell/>
          <table:table-cell office:value-type="float" office:value="4.082" calcext:value-type="float">
            <text:p>4,082</text:p>
          </table:table-cell>
          <table:table-cell office:value-type="float" office:value="3.75558571517468" calcext:value-type="float">
            <text:p>3,75558571517468</text:p>
          </table:table-cell>
        </table:table-row>
        <table:table-row table:style-name="ro1">
          <table:table-cell/>
          <table:table-cell office:value-type="float" office:value="4.084" calcext:value-type="float">
            <text:p>4,084</text:p>
          </table:table-cell>
          <table:table-cell office:value-type="float" office:value="3.75249852240086" calcext:value-type="float">
            <text:p>3,75249852240086</text:p>
          </table:table-cell>
        </table:table-row>
        <table:table-row table:style-name="ro1">
          <table:table-cell/>
          <table:table-cell office:value-type="float" office:value="4.086" calcext:value-type="float">
            <text:p>4,086</text:p>
          </table:table-cell>
          <table:table-cell office:value-type="float" office:value="3.74941501021385" calcext:value-type="float">
            <text:p>3,74941501021385</text:p>
          </table:table-cell>
        </table:table-row>
        <table:table-row table:style-name="ro1">
          <table:table-cell/>
          <table:table-cell office:value-type="float" office:value="4.088" calcext:value-type="float">
            <text:p>4,088</text:p>
          </table:table-cell>
          <table:table-cell office:value-type="float" office:value="3.74633517861366" calcext:value-type="float">
            <text:p>3,74633517861366</text:p>
          </table:table-cell>
        </table:table-row>
        <table:table-row table:style-name="ro1">
          <table:table-cell/>
          <table:table-cell office:value-type="float" office:value="4.09" calcext:value-type="float">
            <text:p>4,09</text:p>
          </table:table-cell>
          <table:table-cell office:value-type="float" office:value="3.74325901269913" calcext:value-type="float">
            <text:p>3,74325901269913</text:p>
          </table:table-cell>
        </table:table-row>
        <table:table-row table:style-name="ro1">
          <table:table-cell/>
          <table:table-cell office:value-type="float" office:value="4.092" calcext:value-type="float">
            <text:p>4,092</text:p>
          </table:table-cell>
          <table:table-cell office:value-type="float" office:value="3.74018651247025" calcext:value-type="float">
            <text:p>3,74018651247025</text:p>
          </table:table-cell>
        </table:table-row>
        <table:table-row table:style-name="ro1">
          <table:table-cell/>
          <table:table-cell office:value-type="float" office:value="4.094" calcext:value-type="float">
            <text:p>4,094</text:p>
          </table:table-cell>
          <table:table-cell office:value-type="float" office:value="3.73711767792702" calcext:value-type="float">
            <text:p>3,73711767792702</text:p>
          </table:table-cell>
        </table:table-row>
        <table:table-row table:style-name="ro1">
          <table:table-cell/>
          <table:table-cell office:value-type="float" office:value="4.096" calcext:value-type="float">
            <text:p>4,096</text:p>
          </table:table-cell>
          <table:table-cell office:value-type="float" office:value="3.73405250906944" calcext:value-type="float">
            <text:p>3,73405250906944</text:p>
          </table:table-cell>
        </table:table-row>
        <table:table-row table:style-name="ro1">
          <table:table-cell/>
          <table:table-cell office:value-type="float" office:value="4.098" calcext:value-type="float">
            <text:p>4,098</text:p>
          </table:table-cell>
          <table:table-cell office:value-type="float" office:value="3.7309909760952" calcext:value-type="float">
            <text:p>3,7309909760952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3.72793309390545" calcext:value-type="float">
            <text:p>3,72793309390545</text:p>
          </table:table-cell>
        </table:table-row>
        <table:table-row table:style-name="ro1">
          <table:table-cell/>
          <table:table-cell office:value-type="float" office:value="4.102" calcext:value-type="float">
            <text:p>4,102</text:p>
          </table:table-cell>
          <table:table-cell office:value-type="float" office:value="3.72487884759903" calcext:value-type="float">
            <text:p>3,72487884759903</text:p>
          </table:table-cell>
        </table:table-row>
        <table:table-row table:style-name="ro1">
          <table:table-cell/>
          <table:table-cell office:value-type="float" office:value="4.104" calcext:value-type="float">
            <text:p>4,104</text:p>
          </table:table-cell>
          <table:table-cell office:value-type="float" office:value="3.72182823717594" calcext:value-type="float">
            <text:p>3,72182823717594</text:p>
          </table:table-cell>
        </table:table-row>
        <table:table-row table:style-name="ro1">
          <table:table-cell/>
          <table:table-cell office:value-type="float" office:value="4.106" calcext:value-type="float">
            <text:p>4,106</text:p>
          </table:table-cell>
          <table:table-cell office:value-type="float" office:value="3.71878126263618" calcext:value-type="float">
            <text:p>3,71878126263618</text:p>
          </table:table-cell>
        </table:table-row>
        <table:table-row table:style-name="ro1">
          <table:table-cell/>
          <table:table-cell office:value-type="float" office:value="4.108" calcext:value-type="float">
            <text:p>4,108</text:p>
          </table:table-cell>
          <table:table-cell office:value-type="float" office:value="3.71573789417744" calcext:value-type="float">
            <text:p>3,71573789417744</text:p>
          </table:table-cell>
        </table:table-row>
        <table:table-row table:style-name="ro1">
          <table:table-cell/>
          <table:table-cell office:value-type="float" office:value="4.11" calcext:value-type="float">
            <text:p>4,11</text:p>
          </table:table-cell>
          <table:table-cell office:value-type="float" office:value="3.71269814670086" calcext:value-type="float">
            <text:p>3,71269814670086</text:p>
          </table:table-cell>
        </table:table-row>
        <table:table-row table:style-name="ro1">
          <table:table-cell/>
          <table:table-cell office:value-type="float" office:value="4.112" calcext:value-type="float">
            <text:p>4,112</text:p>
          </table:table-cell>
          <table:table-cell office:value-type="float" office:value="3.70966202020645" calcext:value-type="float">
            <text:p>3,70966202020645</text:p>
          </table:table-cell>
        </table:table-row>
        <table:table-row table:style-name="ro1">
          <table:table-cell/>
          <table:table-cell office:value-type="float" office:value="4.114" calcext:value-type="float">
            <text:p>4,114</text:p>
          </table:table-cell>
          <table:table-cell office:value-type="float" office:value="3.70662949979305" calcext:value-type="float">
            <text:p>3,70662949979305</text:p>
          </table:table-cell>
        </table:table-row>
        <table:table-row table:style-name="ro1">
          <table:table-cell/>
          <table:table-cell office:value-type="float" office:value="4.116" calcext:value-type="float">
            <text:p>4,116</text:p>
          </table:table-cell>
          <table:table-cell office:value-type="float" office:value="3.7036005705595" calcext:value-type="float">
            <text:p>3,7036005705595</text:p>
          </table:table-cell>
        </table:table-row>
        <table:table-row table:style-name="ro1">
          <table:table-cell/>
          <table:table-cell office:value-type="float" office:value="4.118" calcext:value-type="float">
            <text:p>4,118</text:p>
          </table:table-cell>
          <table:table-cell office:value-type="float" office:value="3.70057524740696" calcext:value-type="float">
            <text:p>3,70057524740696</text:p>
          </table:table-cell>
        </table:table-row>
        <table:table-row table:style-name="ro1">
          <table:table-cell/>
          <table:table-cell office:value-type="float" office:value="4.12" calcext:value-type="float">
            <text:p>4,12</text:p>
          </table:table-cell>
          <table:table-cell office:value-type="float" office:value="3.6975535005331" calcext:value-type="float">
            <text:p>3,6975535005331</text:p>
          </table:table-cell>
        </table:table-row>
        <table:table-row table:style-name="ro1">
          <table:table-cell/>
          <table:table-cell office:value-type="float" office:value="4.122" calcext:value-type="float">
            <text:p>4,122</text:p>
          </table:table-cell>
          <table:table-cell office:value-type="float" office:value="3.69453535974026" calcext:value-type="float">
            <text:p>3,69453535974026</text:p>
          </table:table-cell>
        </table:table-row>
        <table:table-row table:style-name="ro1">
          <table:table-cell/>
          <table:table-cell office:value-type="float" office:value="4.124" calcext:value-type="float">
            <text:p>4,124</text:p>
          </table:table-cell>
          <table:table-cell office:value-type="float" office:value="3.69152078032494" calcext:value-type="float">
            <text:p>3,69152078032494</text:p>
          </table:table-cell>
        </table:table-row>
        <table:table-row table:style-name="ro1">
          <table:table-cell/>
          <table:table-cell office:value-type="float" office:value="4.126" calcext:value-type="float">
            <text:p>4,126</text:p>
          </table:table-cell>
          <table:table-cell office:value-type="float" office:value="3.6885097771883" calcext:value-type="float">
            <text:p>3,6885097771883</text:p>
          </table:table-cell>
        </table:table-row>
        <table:table-row table:style-name="ro1">
          <table:table-cell/>
          <table:table-cell office:value-type="float" office:value="4.128" calcext:value-type="float">
            <text:p>4,128</text:p>
          </table:table-cell>
          <table:table-cell office:value-type="float" office:value="3.68550235033035" calcext:value-type="float">
            <text:p>3,68550235033035</text:p>
          </table:table-cell>
        </table:table-row>
        <table:table-row table:style-name="ro1">
          <table:table-cell/>
          <table:table-cell office:value-type="float" office:value="4.13" calcext:value-type="float">
            <text:p>4,13</text:p>
          </table:table-cell>
          <table:table-cell office:value-type="float" office:value="3.68249848484993" calcext:value-type="float">
            <text:p>3,68249848484993</text:p>
          </table:table-cell>
        </table:table-row>
        <table:table-row table:style-name="ro1">
          <table:table-cell/>
          <table:table-cell office:value-type="float" office:value="4.132" calcext:value-type="float">
            <text:p>4,132</text:p>
          </table:table-cell>
          <table:table-cell office:value-type="float" office:value="3.67949818074703" calcext:value-type="float">
            <text:p>3,67949818074703</text:p>
          </table:table-cell>
        </table:table-row>
        <table:table-row table:style-name="ro1">
          <table:table-cell/>
          <table:table-cell office:value-type="float" office:value="4.134" calcext:value-type="float">
            <text:p>4,134</text:p>
          </table:table-cell>
          <table:table-cell office:value-type="float" office:value="3.6765014231205" calcext:value-type="float">
            <text:p>3,6765014231205</text:p>
          </table:table-cell>
        </table:table-row>
        <table:table-row table:style-name="ro1">
          <table:table-cell/>
          <table:table-cell office:value-type="float" office:value="4.136" calcext:value-type="float">
            <text:p>4,136</text:p>
          </table:table-cell>
          <table:table-cell office:value-type="float" office:value="3.67350821197033" calcext:value-type="float">
            <text:p>3,67350821197033</text:p>
          </table:table-cell>
        </table:table-row>
        <table:table-row table:style-name="ro1">
          <table:table-cell/>
          <table:table-cell office:value-type="float" office:value="4.138" calcext:value-type="float">
            <text:p>4,138</text:p>
          </table:table-cell>
          <table:table-cell office:value-type="float" office:value="3.67051854729652" calcext:value-type="float">
            <text:p>3,67051854729652</text:p>
          </table:table-cell>
        </table:table-row>
        <table:table-row table:style-name="ro1">
          <table:table-cell/>
          <table:table-cell office:value-type="float" office:value="4.14" calcext:value-type="float">
            <text:p>4,14</text:p>
          </table:table-cell>
          <table:table-cell office:value-type="float" office:value="3.66753241419792" calcext:value-type="float">
            <text:p>3,66753241419792</text:p>
          </table:table-cell>
        </table:table-row>
        <table:table-row table:style-name="ro1">
          <table:table-cell/>
          <table:table-cell office:value-type="float" office:value="4.142" calcext:value-type="float">
            <text:p>4,142</text:p>
          </table:table-cell>
          <table:table-cell office:value-type="float" office:value="3.66454981267452" calcext:value-type="float">
            <text:p>3,66454981267452</text:p>
          </table:table-cell>
        </table:table-row>
        <table:table-row table:style-name="ro1">
          <table:table-cell/>
          <table:table-cell office:value-type="float" office:value="4.144" calcext:value-type="float">
            <text:p>4,144</text:p>
          </table:table-cell>
          <table:table-cell office:value-type="float" office:value="3.66157074272633" calcext:value-type="float">
            <text:p>3,66157074272633</text:p>
          </table:table-cell>
        </table:table-row>
        <table:table-row table:style-name="ro1">
          <table:table-cell/>
          <table:table-cell office:value-type="float" office:value="4.146" calcext:value-type="float">
            <text:p>4,146</text:p>
          </table:table-cell>
          <table:table-cell office:value-type="float" office:value="3.65859520435333" calcext:value-type="float">
            <text:p>3,65859520435333</text:p>
          </table:table-cell>
        </table:table-row>
        <table:table-row table:style-name="ro1">
          <table:table-cell/>
          <table:table-cell office:value-type="float" office:value="4.148" calcext:value-type="float">
            <text:p>4,148</text:p>
          </table:table-cell>
          <table:table-cell office:value-type="float" office:value="3.65562316775322" calcext:value-type="float">
            <text:p>3,65562316775322</text:p>
          </table:table-cell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office:value-type="float" office:value="3.65265464782715" calcext:value-type="float">
            <text:p>3,65265464782715</text:p>
          </table:table-cell>
        </table:table-row>
        <table:table-row table:style-name="ro1">
          <table:table-cell/>
          <table:table-cell office:value-type="float" office:value="4.152" calcext:value-type="float">
            <text:p>4,152</text:p>
          </table:table-cell>
          <table:table-cell office:value-type="float" office:value="3.64968962967396" calcext:value-type="float">
            <text:p>3,64968962967396</text:p>
          </table:table-cell>
        </table:table-row>
        <table:table-row table:style-name="ro1">
          <table:table-cell/>
          <table:table-cell office:value-type="float" office:value="4.154" calcext:value-type="float">
            <text:p>4,154</text:p>
          </table:table-cell>
          <table:table-cell office:value-type="float" office:value="3.64672811329365" calcext:value-type="float">
            <text:p>3,64672811329365</text:p>
          </table:table-cell>
        </table:table-row>
        <table:table-row table:style-name="ro1">
          <table:table-cell/>
          <table:table-cell office:value-type="float" office:value="4.156" calcext:value-type="float">
            <text:p>4,156</text:p>
          </table:table-cell>
          <table:table-cell office:value-type="float" office:value="3.64377008378506" calcext:value-type="float">
            <text:p>3,64377008378506</text:p>
          </table:table-cell>
        </table:table-row>
        <table:table-row table:style-name="ro1">
          <table:table-cell/>
          <table:table-cell office:value-type="float" office:value="4.158" calcext:value-type="float">
            <text:p>4,158</text:p>
          </table:table-cell>
          <table:table-cell office:value-type="float" office:value="3.64081555604935" calcext:value-type="float">
            <text:p>3,64081555604935</text:p>
          </table:table-cell>
        </table:table-row>
        <table:table-row table:style-name="ro1">
          <table:table-cell/>
          <table:table-cell office:value-type="float" office:value="4.16" calcext:value-type="float">
            <text:p>4,16</text:p>
          </table:table-cell>
          <table:table-cell office:value-type="float" office:value="3.6378645002842" calcext:value-type="float">
            <text:p>3,6378645002842</text:p>
          </table:table-cell>
        </table:table-row>
        <table:table-row table:style-name="ro1">
          <table:table-cell/>
          <table:table-cell office:value-type="float" office:value="4.162" calcext:value-type="float">
            <text:p>4,162</text:p>
          </table:table-cell>
          <table:table-cell office:value-type="float" office:value="3.63491693139076" calcext:value-type="float">
            <text:p>3,63491693139076</text:p>
          </table:table-cell>
        </table:table-row>
        <table:table-row table:style-name="ro1">
          <table:table-cell/>
          <table:table-cell office:value-type="float" office:value="4.164" calcext:value-type="float">
            <text:p>4,164</text:p>
          </table:table-cell>
          <table:table-cell office:value-type="float" office:value="3.63197283446789" calcext:value-type="float">
            <text:p>3,63197283446789</text:p>
          </table:table-cell>
        </table:table-row>
        <table:table-row table:style-name="ro1">
          <table:table-cell/>
          <table:table-cell office:value-type="float" office:value="4.166" calcext:value-type="float">
            <text:p>4,166</text:p>
          </table:table-cell>
          <table:table-cell office:value-type="float" office:value="3.62903220951557" calcext:value-type="float">
            <text:p>3,62903220951557</text:p>
          </table:table-cell>
        </table:table-row>
        <table:table-row table:style-name="ro1">
          <table:table-cell/>
          <table:table-cell office:value-type="float" office:value="4.168" calcext:value-type="float">
            <text:p>4,168</text:p>
          </table:table-cell>
          <table:table-cell office:value-type="float" office:value="3.62609505653381" calcext:value-type="float">
            <text:p>3,62609505653381</text:p>
          </table:table-cell>
        </table:table-row>
        <table:table-row table:style-name="ro1">
          <table:table-cell/>
          <table:table-cell office:value-type="float" office:value="4.17" calcext:value-type="float">
            <text:p>4,17</text:p>
          </table:table-cell>
          <table:table-cell office:value-type="float" office:value="3.62316134572029" calcext:value-type="float">
            <text:p>3,62316134572029</text:p>
          </table:table-cell>
        </table:table-row>
        <table:table-row table:style-name="ro1">
          <table:table-cell/>
          <table:table-cell office:value-type="float" office:value="4.172" calcext:value-type="float">
            <text:p>4,172</text:p>
          </table:table-cell>
          <table:table-cell office:value-type="float" office:value="3.62023110687733" calcext:value-type="float">
            <text:p>3,62023110687733</text:p>
          </table:table-cell>
        </table:table-row>
        <table:table-row table:style-name="ro1">
          <table:table-cell/>
          <table:table-cell office:value-type="float" office:value="4.174" calcext:value-type="float">
            <text:p>4,174</text:p>
          </table:table-cell>
          <table:table-cell office:value-type="float" office:value="3.61730429530144" calcext:value-type="float">
            <text:p>3,61730429530144</text:p>
          </table:table-cell>
        </table:table-row>
        <table:table-row table:style-name="ro1">
          <table:table-cell/>
          <table:table-cell office:value-type="float" office:value="4.176" calcext:value-type="float">
            <text:p>4,176</text:p>
          </table:table-cell>
          <table:table-cell office:value-type="float" office:value="3.61438094079494" calcext:value-type="float">
            <text:p>3,61438094079494</text:p>
          </table:table-cell>
        </table:table-row>
        <table:table-row table:style-name="ro1">
          <table:table-cell/>
          <table:table-cell office:value-type="float" office:value="4.178" calcext:value-type="float">
            <text:p>4,178</text:p>
          </table:table-cell>
          <table:table-cell office:value-type="float" office:value="3.61146102845669" calcext:value-type="float">
            <text:p>3,61146102845669</text:p>
          </table:table-cell>
        </table:table-row>
        <table:table-row table:style-name="ro1">
          <table:table-cell/>
          <table:table-cell office:value-type="float" office:value="4.18" calcext:value-type="float">
            <text:p>4,18</text:p>
          </table:table-cell>
          <table:table-cell office:value-type="float" office:value="3.60854454338551" calcext:value-type="float">
            <text:p>3,60854454338551</text:p>
          </table:table-cell>
        </table:table-row>
        <table:table-row table:style-name="ro1">
          <table:table-cell/>
          <table:table-cell office:value-type="float" office:value="4.182" calcext:value-type="float">
            <text:p>4,182</text:p>
          </table:table-cell>
          <table:table-cell office:value-type="float" office:value="3.6056314855814" calcext:value-type="float">
            <text:p>3,6056314855814</text:p>
          </table:table-cell>
        </table:table-row>
        <table:table-row table:style-name="ro1">
          <table:table-cell/>
          <table:table-cell office:value-type="float" office:value="4.184" calcext:value-type="float">
            <text:p>4,184</text:p>
          </table:table-cell>
          <table:table-cell office:value-type="float" office:value="3.6027218401432" calcext:value-type="float">
            <text:p>3,6027218401432</text:p>
          </table:table-cell>
        </table:table-row>
        <table:table-row table:style-name="ro1">
          <table:table-cell/>
          <table:table-cell office:value-type="float" office:value="4.186" calcext:value-type="float">
            <text:p>4,186</text:p>
          </table:table-cell>
          <table:table-cell office:value-type="float" office:value="3.59981562197208" calcext:value-type="float">
            <text:p>3,59981562197208</text:p>
          </table:table-cell>
        </table:table-row>
        <table:table-row table:style-name="ro1">
          <table:table-cell/>
          <table:table-cell office:value-type="float" office:value="4.188" calcext:value-type="float">
            <text:p>4,188</text:p>
          </table:table-cell>
          <table:table-cell office:value-type="float" office:value="3.59691281616688" calcext:value-type="float">
            <text:p>3,59691281616688</text:p>
          </table:table-cell>
        </table:table-row>
        <table:table-row table:style-name="ro1">
          <table:table-cell/>
          <table:table-cell office:value-type="float" office:value="4.19" calcext:value-type="float">
            <text:p>4,19</text:p>
          </table:table-cell>
          <table:table-cell office:value-type="float" office:value="3.59401342272759" calcext:value-type="float">
            <text:p>3,59401342272759</text:p>
          </table:table-cell>
        </table:table-row>
        <table:table-row table:style-name="ro1">
          <table:table-cell/>
          <table:table-cell office:value-type="float" office:value="4.192" calcext:value-type="float">
            <text:p>4,192</text:p>
          </table:table-cell>
          <table:table-cell office:value-type="float" office:value="3.59111742675304" calcext:value-type="float">
            <text:p>3,59111742675304</text:p>
          </table:table-cell>
        </table:table-row>
        <table:table-row table:style-name="ro1">
          <table:table-cell/>
          <table:table-cell office:value-type="float" office:value="4.194" calcext:value-type="float">
            <text:p>4,194</text:p>
          </table:table-cell>
          <table:table-cell office:value-type="float" office:value="3.58822482824326" calcext:value-type="float">
            <text:p>3,58822482824326</text:p>
          </table:table-cell>
        </table:table-row>
        <table:table-row table:style-name="ro1">
          <table:table-cell/>
          <table:table-cell office:value-type="float" office:value="4.196" calcext:value-type="float">
            <text:p>4,196</text:p>
          </table:table-cell>
          <table:table-cell office:value-type="float" office:value="3.58533562719822" calcext:value-type="float">
            <text:p>3,58533562719822</text:p>
          </table:table-cell>
        </table:table-row>
        <table:table-row table:style-name="ro1">
          <table:table-cell/>
          <table:table-cell office:value-type="float" office:value="4.198" calcext:value-type="float">
            <text:p>4,198</text:p>
          </table:table-cell>
          <table:table-cell office:value-type="float" office:value="3.58244980871677" calcext:value-type="float">
            <text:p>3,58244980871677</text:p>
          </table:table-cell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3.57956737279892" calcext:value-type="float">
            <text:p>3,57956737279892</text:p>
          </table:table-cell>
        </table:table-row>
        <table:table-row table:style-name="ro1">
          <table:table-cell/>
          <table:table-cell office:value-type="float" office:value="4.202" calcext:value-type="float">
            <text:p>4,202</text:p>
          </table:table-cell>
          <table:table-cell office:value-type="float" office:value="3.57668831944466" calcext:value-type="float">
            <text:p>3,57668831944466</text:p>
          </table:table-cell>
        </table:table-row>
        <table:table-row table:style-name="ro1">
          <table:table-cell/>
          <table:table-cell office:value-type="float" office:value="4.204" calcext:value-type="float">
            <text:p>4,204</text:p>
          </table:table-cell>
          <table:table-cell office:value-type="float" office:value="3.57381263375282" calcext:value-type="float">
            <text:p>3,57381263375282</text:p>
          </table:table-cell>
        </table:table-row>
        <table:table-row table:style-name="ro1">
          <table:table-cell/>
          <table:table-cell office:value-type="float" office:value="4.206" calcext:value-type="float">
            <text:p>4,206</text:p>
          </table:table-cell>
          <table:table-cell office:value-type="float" office:value="3.57094031572342" calcext:value-type="float">
            <text:p>3,57094031572342</text:p>
          </table:table-cell>
        </table:table-row>
        <table:table-row table:style-name="ro1">
          <table:table-cell/>
          <table:table-cell office:value-type="float" office:value="4.208" calcext:value-type="float">
            <text:p>4,208</text:p>
          </table:table-cell>
          <table:table-cell office:value-type="float" office:value="3.56807136535645" calcext:value-type="float">
            <text:p>3,56807136535645</text:p>
          </table:table-cell>
        </table:table-row>
        <table:table-row table:style-name="ro1">
          <table:table-cell/>
          <table:table-cell office:value-type="float" office:value="4.21" calcext:value-type="float">
            <text:p>4,21</text:p>
          </table:table-cell>
          <table:table-cell office:value-type="float" office:value="3.56520575284958" calcext:value-type="float">
            <text:p>3,56520575284958</text:p>
          </table:table-cell>
        </table:table-row>
        <table:table-row table:style-name="ro1">
          <table:table-cell/>
          <table:table-cell office:value-type="float" office:value="4.212" calcext:value-type="float">
            <text:p>4,212</text:p>
          </table:table-cell>
          <table:table-cell office:value-type="float" office:value="3.56234350800514" calcext:value-type="float">
            <text:p>3,56234350800514</text:p>
          </table:table-cell>
        </table:table-row>
        <table:table-row table:style-name="ro1">
          <table:table-cell/>
          <table:table-cell office:value-type="float" office:value="4.214" calcext:value-type="float">
            <text:p>4,214</text:p>
          </table:table-cell>
          <table:table-cell office:value-type="float" office:value="3.55948461592197" calcext:value-type="float">
            <text:p>3,55948461592197</text:p>
          </table:table-cell>
        </table:table-row>
        <table:table-row table:style-name="ro1">
          <table:table-cell/>
          <table:table-cell office:value-type="float" office:value="4.216" calcext:value-type="float">
            <text:p>4,216</text:p>
          </table:table-cell>
          <table:table-cell office:value-type="float" office:value="3.55662906169891" calcext:value-type="float">
            <text:p>3,55662906169891</text:p>
          </table:table-cell>
        </table:table-row>
        <table:table-row table:style-name="ro1">
          <table:table-cell/>
          <table:table-cell office:value-type="float" office:value="4.218" calcext:value-type="float">
            <text:p>4,218</text:p>
          </table:table-cell>
          <table:table-cell office:value-type="float" office:value="3.55377684533596" calcext:value-type="float">
            <text:p>3,55377684533596</text:p>
          </table:table-cell>
        </table:table-row>
        <table:table-row table:style-name="ro1">
          <table:table-cell/>
          <table:table-cell office:value-type="float" office:value="4.22" calcext:value-type="float">
            <text:p>4,22</text:p>
          </table:table-cell>
          <table:table-cell office:value-type="float" office:value="3.55092795193195" calcext:value-type="float">
            <text:p>3,55092795193195</text:p>
          </table:table-cell>
        </table:table-row>
        <table:table-row table:style-name="ro1">
          <table:table-cell/>
          <table:table-cell office:value-type="float" office:value="4.222" calcext:value-type="float">
            <text:p>4,222</text:p>
          </table:table-cell>
          <table:table-cell office:value-type="float" office:value="3.54808239638805" calcext:value-type="float">
            <text:p>3,54808239638805</text:p>
          </table:table-cell>
        </table:table-row>
        <table:table-row table:style-name="ro1">
          <table:table-cell/>
          <table:table-cell office:value-type="float" office:value="4.224" calcext:value-type="float">
            <text:p>4,224</text:p>
          </table:table-cell>
          <table:table-cell office:value-type="float" office:value="3.5452401638031" calcext:value-type="float">
            <text:p>3,5452401638031</text:p>
          </table:table-cell>
        </table:table-row>
        <table:table-row table:style-name="ro1">
          <table:table-cell/>
          <table:table-cell office:value-type="float" office:value="4.226" calcext:value-type="float">
            <text:p>4,226</text:p>
          </table:table-cell>
          <table:table-cell office:value-type="float" office:value="3.54240123927593" calcext:value-type="float">
            <text:p>3,54240123927593</text:p>
          </table:table-cell>
        </table:table-row>
        <table:table-row table:style-name="ro1">
          <table:table-cell/>
          <table:table-cell office:value-type="float" office:value="4.228" calcext:value-type="float">
            <text:p>4,228</text:p>
          </table:table-cell>
          <table:table-cell office:value-type="float" office:value="3.53956563770771" calcext:value-type="float">
            <text:p>3,53956563770771</text:p>
          </table:table-cell>
        </table:table-row>
        <table:table-row table:style-name="ro1">
          <table:table-cell/>
          <table:table-cell office:value-type="float" office:value="4.23" calcext:value-type="float">
            <text:p>4,23</text:p>
          </table:table-cell>
          <table:table-cell office:value-type="float" office:value="3.53673334419727" calcext:value-type="float">
            <text:p>3,53673334419727</text:p>
          </table:table-cell>
        </table:table-row>
        <table:table-row table:style-name="ro1">
          <table:table-cell/>
          <table:table-cell office:value-type="float" office:value="4.232" calcext:value-type="float">
            <text:p>4,232</text:p>
          </table:table-cell>
          <table:table-cell office:value-type="float" office:value="3.53390434384346" calcext:value-type="float">
            <text:p>3,53390434384346</text:p>
          </table:table-cell>
        </table:table-row>
        <table:table-row table:style-name="ro1">
          <table:table-cell/>
          <table:table-cell office:value-type="float" office:value="4.234" calcext:value-type="float">
            <text:p>4,234</text:p>
          </table:table-cell>
          <table:table-cell office:value-type="float" office:value="3.53107865154743" calcext:value-type="float">
            <text:p>3,53107865154743</text:p>
          </table:table-cell>
        </table:table-row>
        <table:table-row table:style-name="ro1">
          <table:table-cell/>
          <table:table-cell office:value-type="float" office:value="4.236" calcext:value-type="float">
            <text:p>4,236</text:p>
          </table:table-cell>
          <table:table-cell office:value-type="float" office:value="3.52825625240803" calcext:value-type="float">
            <text:p>3,52825625240803</text:p>
          </table:table-cell>
        </table:table-row>
        <table:table-row table:style-name="ro1">
          <table:table-cell/>
          <table:table-cell office:value-type="float" office:value="4.238" calcext:value-type="float">
            <text:p>4,238</text:p>
          </table:table-cell>
          <table:table-cell office:value-type="float" office:value="3.52543713152409" calcext:value-type="float">
            <text:p>3,52543713152409</text:p>
          </table:table-cell>
        </table:table-row>
        <table:table-row table:style-name="ro1">
          <table:table-cell/>
          <table:table-cell office:value-type="float" office:value="4.24" calcext:value-type="float">
            <text:p>4,24</text:p>
          </table:table-cell>
          <table:table-cell office:value-type="float" office:value="3.52262130379677" calcext:value-type="float">
            <text:p>3,52262130379677</text:p>
          </table:table-cell>
        </table:table-row>
        <table:table-row table:style-name="ro1">
          <table:table-cell/>
          <table:table-cell office:value-type="float" office:value="4.242" calcext:value-type="float">
            <text:p>4,242</text:p>
          </table:table-cell>
          <table:table-cell office:value-type="float" office:value="3.51980875432491" calcext:value-type="float">
            <text:p>3,51980875432491</text:p>
          </table:table-cell>
        </table:table-row>
        <table:table-row table:style-name="ro1">
          <table:table-cell/>
          <table:table-cell office:value-type="float" office:value="4.244" calcext:value-type="float">
            <text:p>4,244</text:p>
          </table:table-cell>
          <table:table-cell office:value-type="float" office:value="3.51699946820736" calcext:value-type="float">
            <text:p>3,51699946820736</text:p>
          </table:table-cell>
        </table:table-row>
        <table:table-row table:style-name="ro1">
          <table:table-cell/>
          <table:table-cell office:value-type="float" office:value="4.246" calcext:value-type="float">
            <text:p>4,246</text:p>
          </table:table-cell>
          <table:table-cell office:value-type="float" office:value="3.51419346034527" calcext:value-type="float">
            <text:p>3,51419346034527</text:p>
          </table:table-cell>
        </table:table-row>
        <table:table-row table:style-name="ro1">
          <table:table-cell/>
          <table:table-cell office:value-type="float" office:value="4.248" calcext:value-type="float">
            <text:p>4,248</text:p>
          </table:table-cell>
          <table:table-cell office:value-type="float" office:value="3.51139071583748" calcext:value-type="float">
            <text:p>3,51139071583748</text:p>
          </table:table-cell>
        </table:table-row>
        <table:table-row table:style-name="ro1">
          <table:table-cell/>
          <table:table-cell office:value-type="float" office:value="4.25" calcext:value-type="float">
            <text:p>4,25</text:p>
          </table:table-cell>
          <table:table-cell office:value-type="float" office:value="3.50859123468399" calcext:value-type="float">
            <text:p>3,50859123468399</text:p>
          </table:table-cell>
        </table:table-row>
        <table:table-row table:style-name="ro1">
          <table:table-cell/>
          <table:table-cell office:value-type="float" office:value="4.252" calcext:value-type="float">
            <text:p>4,252</text:p>
          </table:table-cell>
          <table:table-cell office:value-type="float" office:value="3.50579500198364" calcext:value-type="float">
            <text:p>3,50579500198364</text:p>
          </table:table-cell>
        </table:table-row>
        <table:table-row table:style-name="ro1">
          <table:table-cell/>
          <table:table-cell office:value-type="float" office:value="4.254" calcext:value-type="float">
            <text:p>4,254</text:p>
          </table:table-cell>
          <table:table-cell office:value-type="float" office:value="3.50300201773644" calcext:value-type="float">
            <text:p>3,50300201773644</text:p>
          </table:table-cell>
        </table:table-row>
        <table:table-row table:style-name="ro1">
          <table:table-cell/>
          <table:table-cell office:value-type="float" office:value="4.256" calcext:value-type="float">
            <text:p>4,256</text:p>
          </table:table-cell>
          <table:table-cell office:value-type="float" office:value="3.50021228194237" calcext:value-type="float">
            <text:p>3,50021228194237</text:p>
          </table:table-cell>
        </table:table-row>
        <table:table-row table:style-name="ro1">
          <table:table-cell/>
          <table:table-cell office:value-type="float" office:value="4.258" calcext:value-type="float">
            <text:p>4,258</text:p>
          </table:table-cell>
          <table:table-cell office:value-type="float" office:value="3.49742579460144" calcext:value-type="float">
            <text:p>3,49742579460144</text:p>
          </table:table-cell>
        </table:table-row>
        <table:table-row table:style-name="ro1">
          <table:table-cell/>
          <table:table-cell office:value-type="float" office:value="4.26" calcext:value-type="float">
            <text:p>4,26</text:p>
          </table:table-cell>
          <table:table-cell office:value-type="float" office:value="3.49464252591133" calcext:value-type="float">
            <text:p>3,49464252591133</text:p>
          </table:table-cell>
        </table:table-row>
        <table:table-row table:style-name="ro1">
          <table:table-cell/>
          <table:table-cell office:value-type="float" office:value="4.262" calcext:value-type="float">
            <text:p>4,262</text:p>
          </table:table-cell>
          <table:table-cell office:value-type="float" office:value="3.49186250567436" calcext:value-type="float">
            <text:p>3,49186250567436</text:p>
          </table:table-cell>
        </table:table-row>
        <table:table-row table:style-name="ro1">
          <table:table-cell/>
          <table:table-cell office:value-type="float" office:value="4.264" calcext:value-type="float">
            <text:p>4,264</text:p>
          </table:table-cell>
          <table:table-cell office:value-type="float" office:value="3.48908568918705" calcext:value-type="float">
            <text:p>3,48908568918705</text:p>
          </table:table-cell>
        </table:table-row>
        <table:table-row table:style-name="ro1">
          <table:table-cell/>
          <table:table-cell office:value-type="float" office:value="4.266" calcext:value-type="float">
            <text:p>4,266</text:p>
          </table:table-cell>
          <table:table-cell office:value-type="float" office:value="3.48631210625172" calcext:value-type="float">
            <text:p>3,48631210625172</text:p>
          </table:table-cell>
        </table:table-row>
        <table:table-row table:style-name="ro1">
          <table:table-cell/>
          <table:table-cell office:value-type="float" office:value="4.268" calcext:value-type="float">
            <text:p>4,268</text:p>
          </table:table-cell>
          <table:table-cell office:value-type="float" office:value="3.4835417419672" calcext:value-type="float">
            <text:p>3,4835417419672</text:p>
          </table:table-cell>
        </table:table-row>
        <table:table-row table:style-name="ro1">
          <table:table-cell/>
          <table:table-cell office:value-type="float" office:value="4.27" calcext:value-type="float">
            <text:p>4,27</text:p>
          </table:table-cell>
          <table:table-cell office:value-type="float" office:value="3.4807745963335" calcext:value-type="float">
            <text:p>3,4807745963335</text:p>
          </table:table-cell>
        </table:table-row>
        <table:table-row table:style-name="ro1">
          <table:table-cell/>
          <table:table-cell office:value-type="float" office:value="4.272" calcext:value-type="float">
            <text:p>4,272</text:p>
          </table:table-cell>
          <table:table-cell office:value-type="float" office:value="3.4780106395483" calcext:value-type="float">
            <text:p>3,4780106395483</text:p>
          </table:table-cell>
        </table:table-row>
        <table:table-row table:style-name="ro1">
          <table:table-cell/>
          <table:table-cell office:value-type="float" office:value="4.274" calcext:value-type="float">
            <text:p>4,274</text:p>
          </table:table-cell>
          <table:table-cell office:value-type="float" office:value="3.47524990141392" calcext:value-type="float">
            <text:p>3,47524990141392</text:p>
          </table:table-cell>
        </table:table-row>
        <table:table-row table:style-name="ro1">
          <table:table-cell/>
          <table:table-cell office:value-type="float" office:value="4.276" calcext:value-type="float">
            <text:p>4,276</text:p>
          </table:table-cell>
          <table:table-cell office:value-type="float" office:value="3.47249235212803" calcext:value-type="float">
            <text:p>3,47249235212803</text:p>
          </table:table-cell>
        </table:table-row>
        <table:table-row table:style-name="ro1">
          <table:table-cell/>
          <table:table-cell office:value-type="float" office:value="4.278" calcext:value-type="float">
            <text:p>4,278</text:p>
          </table:table-cell>
          <table:table-cell office:value-type="float" office:value="3.46973799169064" calcext:value-type="float">
            <text:p>3,46973799169064</text:p>
          </table:table-cell>
        </table:table-row>
        <table:table-row table:style-name="ro1">
          <table:table-cell/>
          <table:table-cell office:value-type="float" office:value="4.28" calcext:value-type="float">
            <text:p>4,28</text:p>
          </table:table-cell>
          <table:table-cell office:value-type="float" office:value="3.46698682010174" calcext:value-type="float">
            <text:p>3,46698682010174</text:p>
          </table:table-cell>
        </table:table-row>
        <table:table-row table:style-name="ro1">
          <table:table-cell/>
          <table:table-cell office:value-type="float" office:value="4.282" calcext:value-type="float">
            <text:p>4,282</text:p>
          </table:table-cell>
          <table:table-cell office:value-type="float" office:value="3.46423883736134" calcext:value-type="float">
            <text:p>3,46423883736134</text:p>
          </table:table-cell>
        </table:table-row>
        <table:table-row table:style-name="ro1">
          <table:table-cell/>
          <table:table-cell office:value-type="float" office:value="4.284" calcext:value-type="float">
            <text:p>4,284</text:p>
          </table:table-cell>
          <table:table-cell office:value-type="float" office:value="3.46149402856827" calcext:value-type="float">
            <text:p>3,46149402856827</text:p>
          </table:table-cell>
        </table:table-row>
        <table:table-row table:style-name="ro1">
          <table:table-cell/>
          <table:table-cell office:value-type="float" office:value="4.286" calcext:value-type="float">
            <text:p>4,286</text:p>
          </table:table-cell>
          <table:table-cell office:value-type="float" office:value="3.45875239372253" calcext:value-type="float">
            <text:p>3,45875239372253</text:p>
          </table:table-cell>
        </table:table-row>
        <table:table-row table:style-name="ro1">
          <table:table-cell/>
          <table:table-cell office:value-type="float" office:value="4.288" calcext:value-type="float">
            <text:p>4,288</text:p>
          </table:table-cell>
          <table:table-cell office:value-type="float" office:value="3.45601393282414" calcext:value-type="float">
            <text:p>3,45601393282414</text:p>
          </table:table-cell>
        </table:table-row>
        <table:table-row table:style-name="ro1">
          <table:table-cell/>
          <table:table-cell office:value-type="float" office:value="4.29" calcext:value-type="float">
            <text:p>4,29</text:p>
          </table:table-cell>
          <table:table-cell office:value-type="float" office:value="3.45327864587307" calcext:value-type="float">
            <text:p>3,45327864587307</text:p>
          </table:table-cell>
        </table:table-row>
        <table:table-row table:style-name="ro1">
          <table:table-cell/>
          <table:table-cell office:value-type="float" office:value="4.292" calcext:value-type="float">
            <text:p>4,292</text:p>
          </table:table-cell>
          <table:table-cell office:value-type="float" office:value="3.45054650306702" calcext:value-type="float">
            <text:p>3,45054650306702</text:p>
          </table:table-cell>
        </table:table-row>
        <table:table-row table:style-name="ro1">
          <table:table-cell/>
          <table:table-cell office:value-type="float" office:value="4.294" calcext:value-type="float">
            <text:p>4,294</text:p>
          </table:table-cell>
          <table:table-cell office:value-type="float" office:value="3.44781751930714" calcext:value-type="float">
            <text:p>3,44781751930714</text:p>
          </table:table-cell>
        </table:table-row>
        <table:table-row table:style-name="ro1">
          <table:table-cell/>
          <table:table-cell office:value-type="float" office:value="4.296" calcext:value-type="float">
            <text:p>4,296</text:p>
          </table:table-cell>
          <table:table-cell office:value-type="float" office:value="3.44509167969227" calcext:value-type="float">
            <text:p>3,44509167969227</text:p>
          </table:table-cell>
        </table:table-row>
        <table:table-row table:style-name="ro1">
          <table:table-cell/>
          <table:table-cell office:value-type="float" office:value="4.298" calcext:value-type="float">
            <text:p>4,298</text:p>
          </table:table-cell>
          <table:table-cell office:value-type="float" office:value="3.44236899912357" calcext:value-type="float">
            <text:p>3,44236899912357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office:value-type="float" office:value="3.43964946269989" calcext:value-type="float">
            <text:p>3,43964946269989</text:p>
          </table:table-cell>
        </table:table-row>
        <table:table-row table:style-name="ro1">
          <table:table-cell/>
          <table:table-cell office:value-type="float" office:value="4.302" calcext:value-type="float">
            <text:p>4,302</text:p>
          </table:table-cell>
          <table:table-cell office:value-type="float" office:value="3.4369330406189" calcext:value-type="float">
            <text:p>3,4369330406189</text:p>
          </table:table-cell>
        </table:table-row>
        <table:table-row table:style-name="ro1">
          <table:table-cell/>
          <table:table-cell office:value-type="float" office:value="4.304" calcext:value-type="float">
            <text:p>4,304</text:p>
          </table:table-cell>
          <table:table-cell office:value-type="float" office:value="3.43421977758408" calcext:value-type="float">
            <text:p>3,43421977758408</text:p>
          </table:table-cell>
        </table:table-row>
        <table:table-row table:style-name="ro1">
          <table:table-cell/>
          <table:table-cell office:value-type="float" office:value="4.306" calcext:value-type="float">
            <text:p>4,306</text:p>
          </table:table-cell>
          <table:table-cell office:value-type="float" office:value="3.43150962889195" calcext:value-type="float">
            <text:p>3,43150962889195</text:p>
          </table:table-cell>
        </table:table-row>
        <table:table-row table:style-name="ro1">
          <table:table-cell/>
          <table:table-cell office:value-type="float" office:value="4.308" calcext:value-type="float">
            <text:p>4,308</text:p>
          </table:table-cell>
          <table:table-cell office:value-type="float" office:value="3.4288025945425" calcext:value-type="float">
            <text:p>3,4288025945425</text:p>
          </table:table-cell>
        </table:table-row>
        <table:table-row table:style-name="ro1">
          <table:table-cell/>
          <table:table-cell office:value-type="float" office:value="4.31" calcext:value-type="float">
            <text:p>4,31</text:p>
          </table:table-cell>
          <table:table-cell office:value-type="float" office:value="3.42609868943691" calcext:value-type="float">
            <text:p>3,42609868943691</text:p>
          </table:table-cell>
        </table:table-row>
        <table:table-row table:style-name="ro1">
          <table:table-cell/>
          <table:table-cell office:value-type="float" office:value="4.312" calcext:value-type="float">
            <text:p>4,312</text:p>
          </table:table-cell>
          <table:table-cell office:value-type="float" office:value="3.42339789867401" calcext:value-type="float">
            <text:p>3,42339789867401</text:p>
          </table:table-cell>
        </table:table-row>
        <table:table-row table:style-name="ro1">
          <table:table-cell/>
          <table:table-cell office:value-type="float" office:value="4.314" calcext:value-type="float">
            <text:p>4,314</text:p>
          </table:table-cell>
          <table:table-cell office:value-type="float" office:value="3.4207002222538" calcext:value-type="float">
            <text:p>3,4207002222538</text:p>
          </table:table-cell>
        </table:table-row>
        <table:table-row table:style-name="ro1">
          <table:table-cell/>
          <table:table-cell office:value-type="float" office:value="4.316" calcext:value-type="float">
            <text:p>4,316</text:p>
          </table:table-cell>
          <table:table-cell office:value-type="float" office:value="3.41800563037395" calcext:value-type="float">
            <text:p>3,41800563037395</text:p>
          </table:table-cell>
        </table:table-row>
        <table:table-row table:style-name="ro1">
          <table:table-cell/>
          <table:table-cell office:value-type="float" office:value="4.318" calcext:value-type="float">
            <text:p>4,318</text:p>
          </table:table-cell>
          <table:table-cell office:value-type="float" office:value="3.4153141528368" calcext:value-type="float">
            <text:p>3,4153141528368</text:p>
          </table:table-cell>
        </table:table-row>
        <table:table-row table:style-name="ro1">
          <table:table-cell/>
          <table:table-cell office:value-type="float" office:value="4.32" calcext:value-type="float">
            <text:p>4,32</text:p>
          </table:table-cell>
          <table:table-cell office:value-type="float" office:value="3.41262577474117" calcext:value-type="float">
            <text:p>3,41262577474117</text:p>
          </table:table-cell>
        </table:table-row>
        <table:table-row table:style-name="ro1">
          <table:table-cell/>
          <table:table-cell office:value-type="float" office:value="4.322" calcext:value-type="float">
            <text:p>4,322</text:p>
          </table:table-cell>
          <table:table-cell office:value-type="float" office:value="3.40994048118591" calcext:value-type="float">
            <text:p>3,40994048118591</text:p>
          </table:table-cell>
        </table:table-row>
        <table:table-row table:style-name="ro1">
          <table:table-cell/>
          <table:table-cell office:value-type="float" office:value="4.324" calcext:value-type="float">
            <text:p>4,324</text:p>
          </table:table-cell>
          <table:table-cell office:value-type="float" office:value="3.40725827217102" calcext:value-type="float">
            <text:p>3,40725827217102</text:p>
          </table:table-cell>
        </table:table-row>
        <table:table-row table:style-name="ro1">
          <table:table-cell/>
          <table:table-cell office:value-type="float" office:value="4.326" calcext:value-type="float">
            <text:p>4,326</text:p>
          </table:table-cell>
          <table:table-cell office:value-type="float" office:value="3.4045791476965" calcext:value-type="float">
            <text:p>3,4045791476965</text:p>
          </table:table-cell>
        </table:table-row>
        <table:table-row table:style-name="ro1">
          <table:table-cell/>
          <table:table-cell office:value-type="float" office:value="4.328" calcext:value-type="float">
            <text:p>4,328</text:p>
          </table:table-cell>
          <table:table-cell office:value-type="float" office:value="3.40190310776234" calcext:value-type="float">
            <text:p>3,40190310776234</text:p>
          </table:table-cell>
        </table:table-row>
        <table:table-row table:style-name="ro1">
          <table:table-cell/>
          <table:table-cell office:value-type="float" office:value="4.33" calcext:value-type="float">
            <text:p>4,33</text:p>
          </table:table-cell>
          <table:table-cell office:value-type="float" office:value="3.39923013746738" calcext:value-type="float">
            <text:p>3,39923013746738</text:p>
          </table:table-cell>
        </table:table-row>
        <table:table-row table:style-name="ro1">
          <table:table-cell/>
          <table:table-cell office:value-type="float" office:value="4.332" calcext:value-type="float">
            <text:p>4,332</text:p>
          </table:table-cell>
          <table:table-cell office:value-type="float" office:value="3.39656023681164" calcext:value-type="float">
            <text:p>3,39656023681164</text:p>
          </table:table-cell>
        </table:table-row>
        <table:table-row table:style-name="ro1">
          <table:table-cell/>
          <table:table-cell office:value-type="float" office:value="4.334" calcext:value-type="float">
            <text:p>4,334</text:p>
          </table:table-cell>
          <table:table-cell office:value-type="float" office:value="3.39389339089394" calcext:value-type="float">
            <text:p>3,39389339089394</text:p>
          </table:table-cell>
        </table:table-row>
        <table:table-row table:style-name="ro1">
          <table:table-cell/>
          <table:table-cell office:value-type="float" office:value="4.336" calcext:value-type="float">
            <text:p>4,336</text:p>
          </table:table-cell>
          <table:table-cell office:value-type="float" office:value="3.39122961461544" calcext:value-type="float">
            <text:p>3,39122961461544</text:p>
          </table:table-cell>
        </table:table-row>
        <table:table-row table:style-name="ro1">
          <table:table-cell/>
          <table:table-cell office:value-type="float" office:value="4.338" calcext:value-type="float">
            <text:p>4,338</text:p>
          </table:table-cell>
          <table:table-cell office:value-type="float" office:value="3.38856887817383" calcext:value-type="float">
            <text:p>3,38856887817383</text:p>
          </table:table-cell>
        </table:table-row>
        <table:table-row table:style-name="ro1">
          <table:table-cell/>
          <table:table-cell office:value-type="float" office:value="4.34" calcext:value-type="float">
            <text:p>4,34</text:p>
          </table:table-cell>
          <table:table-cell office:value-type="float" office:value="3.38591121137142" calcext:value-type="float">
            <text:p>3,38591121137142</text:p>
          </table:table-cell>
        </table:table-row>
        <table:table-row table:style-name="ro1">
          <table:table-cell/>
          <table:table-cell office:value-type="float" office:value="4.342" calcext:value-type="float">
            <text:p>4,342</text:p>
          </table:table-cell>
          <table:table-cell office:value-type="float" office:value="3.3832565844059" calcext:value-type="float">
            <text:p>3,3832565844059</text:p>
          </table:table-cell>
        </table:table-row>
        <table:table-row table:style-name="ro1">
          <table:table-cell/>
          <table:table-cell office:value-type="float" office:value="4.344" calcext:value-type="float">
            <text:p>4,344</text:p>
          </table:table-cell>
          <table:table-cell office:value-type="float" office:value="3.38060499727726" calcext:value-type="float">
            <text:p>3,38060499727726</text:p>
          </table:table-cell>
        </table:table-row>
        <table:table-row table:style-name="ro1">
          <table:table-cell/>
          <table:table-cell office:value-type="float" office:value="4.346" calcext:value-type="float">
            <text:p>4,346</text:p>
          </table:table-cell>
          <table:table-cell office:value-type="float" office:value="3.3779564499855" calcext:value-type="float">
            <text:p>3,3779564499855</text:p>
          </table:table-cell>
        </table:table-row>
        <table:table-row table:style-name="ro1">
          <table:table-cell/>
          <table:table-cell office:value-type="float" office:value="4.348" calcext:value-type="float">
            <text:p>4,348</text:p>
          </table:table-cell>
          <table:table-cell office:value-type="float" office:value="3.37531092762947" calcext:value-type="float">
            <text:p>3,37531092762947</text:p>
          </table:table-cell>
        </table:table-row>
        <table:table-row table:style-name="ro1">
          <table:table-cell/>
          <table:table-cell office:value-type="float" office:value="4.35" calcext:value-type="float">
            <text:p>4,35</text:p>
          </table:table-cell>
          <table:table-cell office:value-type="float" office:value="3.37266843020916" calcext:value-type="float">
            <text:p>3,37266843020916</text:p>
          </table:table-cell>
        </table:table-row>
        <table:table-row table:style-name="ro1">
          <table:table-cell/>
          <table:table-cell office:value-type="float" office:value="4.352" calcext:value-type="float">
            <text:p>4,352</text:p>
          </table:table-cell>
          <table:table-cell office:value-type="float" office:value="3.37002897262573" calcext:value-type="float">
            <text:p>3,37002897262573</text:p>
          </table:table-cell>
        </table:table-row>
        <table:table-row table:style-name="ro1">
          <table:table-cell/>
          <table:table-cell office:value-type="float" office:value="4.354" calcext:value-type="float">
            <text:p>4,354</text:p>
          </table:table-cell>
          <table:table-cell office:value-type="float" office:value="3.36739252507687" calcext:value-type="float">
            <text:p>3,36739252507687</text:p>
          </table:table-cell>
        </table:table-row>
        <table:table-row table:style-name="ro1">
          <table:table-cell/>
          <table:table-cell office:value-type="float" office:value="4.356" calcext:value-type="float">
            <text:p>4,356</text:p>
          </table:table-cell>
          <table:table-cell office:value-type="float" office:value="3.36475910246372" calcext:value-type="float">
            <text:p>3,36475910246372</text:p>
          </table:table-cell>
        </table:table-row>
        <table:table-row table:style-name="ro1">
          <table:table-cell/>
          <table:table-cell office:value-type="float" office:value="4.358" calcext:value-type="float">
            <text:p>4,358</text:p>
          </table:table-cell>
          <table:table-cell office:value-type="float" office:value="3.36212867498398" calcext:value-type="float">
            <text:p>3,36212867498398</text:p>
          </table:table-cell>
        </table:table-row>
        <table:table-row table:style-name="ro1">
          <table:table-cell/>
          <table:table-cell office:value-type="float" office:value="4.36" calcext:value-type="float">
            <text:p>4,36</text:p>
          </table:table-cell>
          <table:table-cell office:value-type="float" office:value="3.3595012575388" calcext:value-type="float">
            <text:p>3,3595012575388</text:p>
          </table:table-cell>
        </table:table-row>
        <table:table-row table:style-name="ro1">
          <table:table-cell/>
          <table:table-cell office:value-type="float" office:value="4.362" calcext:value-type="float">
            <text:p>4,362</text:p>
          </table:table-cell>
          <table:table-cell office:value-type="float" office:value="3.35687685012817" calcext:value-type="float">
            <text:p>3,35687685012817</text:p>
          </table:table-cell>
        </table:table-row>
        <table:table-row table:style-name="ro1">
          <table:table-cell/>
          <table:table-cell office:value-type="float" office:value="4.364" calcext:value-type="float">
            <text:p>4,364</text:p>
          </table:table-cell>
          <table:table-cell office:value-type="float" office:value="3.35425543785095" calcext:value-type="float">
            <text:p>3,35425543785095</text:p>
          </table:table-cell>
        </table:table-row>
        <table:table-row table:style-name="ro1">
          <table:table-cell/>
          <table:table-cell office:value-type="float" office:value="4.366" calcext:value-type="float">
            <text:p>4,366</text:p>
          </table:table-cell>
          <table:table-cell office:value-type="float" office:value="3.35163702070713" calcext:value-type="float">
            <text:p>3,35163702070713</text:p>
          </table:table-cell>
        </table:table-row>
        <table:table-row table:style-name="ro1">
          <table:table-cell/>
          <table:table-cell office:value-type="float" office:value="4.368" calcext:value-type="float">
            <text:p>4,368</text:p>
          </table:table-cell>
          <table:table-cell office:value-type="float" office:value="3.34902158379555" calcext:value-type="float">
            <text:p>3,34902158379555</text:p>
          </table:table-cell>
        </table:table-row>
        <table:table-row table:style-name="ro1">
          <table:table-cell/>
          <table:table-cell office:value-type="float" office:value="4.37" calcext:value-type="float">
            <text:p>4,37</text:p>
          </table:table-cell>
          <table:table-cell office:value-type="float" office:value="3.34640914201736" calcext:value-type="float">
            <text:p>3,34640914201736</text:p>
          </table:table-cell>
        </table:table-row>
        <table:table-row table:style-name="ro1">
          <table:table-cell/>
          <table:table-cell office:value-type="float" office:value="4.372" calcext:value-type="float">
            <text:p>4,372</text:p>
          </table:table-cell>
          <table:table-cell office:value-type="float" office:value="3.34379966557026" calcext:value-type="float">
            <text:p>3,34379966557026</text:p>
          </table:table-cell>
        </table:table-row>
        <table:table-row table:style-name="ro1">
          <table:table-cell/>
          <table:table-cell office:value-type="float" office:value="4.374" calcext:value-type="float">
            <text:p>4,374</text:p>
          </table:table-cell>
          <table:table-cell office:value-type="float" office:value="3.34119318425655" calcext:value-type="float">
            <text:p>3,34119318425655</text:p>
          </table:table-cell>
        </table:table-row>
        <table:table-row table:style-name="ro1">
          <table:table-cell/>
          <table:table-cell office:value-type="float" office:value="4.376" calcext:value-type="float">
            <text:p>4,376</text:p>
          </table:table-cell>
          <table:table-cell office:value-type="float" office:value="3.33858965337276" calcext:value-type="float">
            <text:p>3,33858965337276</text:p>
          </table:table-cell>
        </table:table-row>
        <table:table-row table:style-name="ro1">
          <table:table-cell/>
          <table:table-cell office:value-type="float" office:value="4.378" calcext:value-type="float">
            <text:p>4,378</text:p>
          </table:table-cell>
          <table:table-cell office:value-type="float" office:value="3.33598910272121" calcext:value-type="float">
            <text:p>3,33598910272121</text:p>
          </table:table-cell>
        </table:table-row>
        <table:table-row table:style-name="ro1">
          <table:table-cell/>
          <table:table-cell office:value-type="float" office:value="4.38" calcext:value-type="float">
            <text:p>4,38</text:p>
          </table:table-cell>
          <table:table-cell office:value-type="float" office:value="3.33339151740074" calcext:value-type="float">
            <text:p>3,33339151740074</text:p>
          </table:table-cell>
        </table:table-row>
        <table:table-row table:style-name="ro1">
          <table:table-cell/>
          <table:table-cell office:value-type="float" office:value="4.382" calcext:value-type="float">
            <text:p>4,382</text:p>
          </table:table-cell>
          <table:table-cell office:value-type="float" office:value="3.33079688251019" calcext:value-type="float">
            <text:p>3,33079688251019</text:p>
          </table:table-cell>
        </table:table-row>
        <table:table-row table:style-name="ro1">
          <table:table-cell/>
          <table:table-cell office:value-type="float" office:value="4.384" calcext:value-type="float">
            <text:p>4,384</text:p>
          </table:table-cell>
          <table:table-cell office:value-type="float" office:value="3.32820519804955" calcext:value-type="float">
            <text:p>3,32820519804955</text:p>
          </table:table-cell>
        </table:table-row>
        <table:table-row table:style-name="ro1">
          <table:table-cell/>
          <table:table-cell office:value-type="float" office:value="4.386" calcext:value-type="float">
            <text:p>4,386</text:p>
          </table:table-cell>
          <table:table-cell office:value-type="float" office:value="3.32561647891998" calcext:value-type="float">
            <text:p>3,32561647891998</text:p>
          </table:table-cell>
        </table:table-row>
        <table:table-row table:style-name="ro1">
          <table:table-cell/>
          <table:table-cell office:value-type="float" office:value="4.388" calcext:value-type="float">
            <text:p>4,388</text:p>
          </table:table-cell>
          <table:table-cell office:value-type="float" office:value="3.32303069531918" calcext:value-type="float">
            <text:p>3,32303069531918</text:p>
          </table:table-cell>
        </table:table-row>
        <table:table-row table:style-name="ro1">
          <table:table-cell/>
          <table:table-cell office:value-type="float" office:value="4.39" calcext:value-type="float">
            <text:p>4,39</text:p>
          </table:table-cell>
          <table:table-cell office:value-type="float" office:value="3.32044784724712" calcext:value-type="float">
            <text:p>3,32044784724712</text:p>
          </table:table-cell>
        </table:table-row>
        <table:table-row table:style-name="ro1">
          <table:table-cell/>
          <table:table-cell office:value-type="float" office:value="4.392" calcext:value-type="float">
            <text:p>4,392</text:p>
          </table:table-cell>
          <table:table-cell office:value-type="float" office:value="3.31786794960499" calcext:value-type="float">
            <text:p>3,31786794960499</text:p>
          </table:table-cell>
        </table:table-row>
        <table:table-row table:style-name="ro1">
          <table:table-cell/>
          <table:table-cell office:value-type="float" office:value="4.394" calcext:value-type="float">
            <text:p>4,394</text:p>
          </table:table-cell>
          <table:table-cell office:value-type="float" office:value="3.31529097259045" calcext:value-type="float">
            <text:p>3,31529097259045</text:p>
          </table:table-cell>
        </table:table-row>
        <table:table-row table:style-name="ro1">
          <table:table-cell/>
          <table:table-cell office:value-type="float" office:value="4.396" calcext:value-type="float">
            <text:p>4,396</text:p>
          </table:table-cell>
          <table:table-cell office:value-type="float" office:value="3.31271693110466" calcext:value-type="float">
            <text:p>3,31271693110466</text:p>
          </table:table-cell>
        </table:table-row>
        <table:table-row table:style-name="ro1">
          <table:table-cell/>
          <table:table-cell office:value-type="float" office:value="4.398" calcext:value-type="float">
            <text:p>4,398</text:p>
          </table:table-cell>
          <table:table-cell office:value-type="float" office:value="3.31014581024647" calcext:value-type="float">
            <text:p>3,31014581024647</text:p>
          </table:table-cell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office:value-type="float" office:value="3.30757761001587" calcext:value-type="float">
            <text:p>3,30757761001587</text:p>
          </table:table-cell>
        </table:table-row>
        <table:table-row table:style-name="ro1">
          <table:table-cell/>
          <table:table-cell office:value-type="float" office:value="4.402" calcext:value-type="float">
            <text:p>4,402</text:p>
          </table:table-cell>
          <table:table-cell office:value-type="float" office:value="3.30501233041286" calcext:value-type="float">
            <text:p>3,30501233041286</text:p>
          </table:table-cell>
        </table:table-row>
        <table:table-row table:style-name="ro1">
          <table:table-cell/>
          <table:table-cell office:value-type="float" office:value="4.404" calcext:value-type="float">
            <text:p>4,404</text:p>
          </table:table-cell>
          <table:table-cell office:value-type="float" office:value="3.30244995653629" calcext:value-type="float">
            <text:p>3,30244995653629</text:p>
          </table:table-cell>
        </table:table-row>
        <table:table-row table:style-name="ro1">
          <table:table-cell/>
          <table:table-cell office:value-type="float" office:value="4.406" calcext:value-type="float">
            <text:p>4,406</text:p>
          </table:table-cell>
          <table:table-cell office:value-type="float" office:value="3.29989050328732" calcext:value-type="float">
            <text:p>3,29989050328732</text:p>
          </table:table-cell>
        </table:table-row>
        <table:table-row table:style-name="ro1">
          <table:table-cell/>
          <table:table-cell office:value-type="float" office:value="4.408" calcext:value-type="float">
            <text:p>4,408</text:p>
          </table:table-cell>
          <table:table-cell office:value-type="float" office:value="3.29733394086361" calcext:value-type="float">
            <text:p>3,29733394086361</text:p>
          </table:table-cell>
        </table:table-row>
        <table:table-row table:style-name="ro1">
          <table:table-cell/>
          <table:table-cell office:value-type="float" office:value="4.41" calcext:value-type="float">
            <text:p>4,41</text:p>
          </table:table-cell>
          <table:table-cell office:value-type="float" office:value="3.29478026926518" calcext:value-type="float">
            <text:p>3,29478026926518</text:p>
          </table:table-cell>
        </table:table-row>
        <table:table-row table:style-name="ro1">
          <table:table-cell/>
          <table:table-cell office:value-type="float" office:value="4.412" calcext:value-type="float">
            <text:p>4,412</text:p>
          </table:table-cell>
          <table:table-cell office:value-type="float" office:value="3.29222950339317" calcext:value-type="float">
            <text:p>3,29222950339317</text:p>
          </table:table-cell>
        </table:table-row>
        <table:table-row table:style-name="ro1">
          <table:table-cell/>
          <table:table-cell office:value-type="float" office:value="4.414" calcext:value-type="float">
            <text:p>4,414</text:p>
          </table:table-cell>
          <table:table-cell office:value-type="float" office:value="3.28968162834644" calcext:value-type="float">
            <text:p>3,28968162834644</text:p>
          </table:table-cell>
        </table:table-row>
        <table:table-row table:style-name="ro1">
          <table:table-cell/>
          <table:table-cell office:value-type="float" office:value="4.416" calcext:value-type="float">
            <text:p>4,416</text:p>
          </table:table-cell>
          <table:table-cell office:value-type="float" office:value="3.28713662922382" calcext:value-type="float">
            <text:p>3,28713662922382</text:p>
          </table:table-cell>
        </table:table-row>
        <table:table-row table:style-name="ro1">
          <table:table-cell/>
          <table:table-cell office:value-type="float" office:value="4.418" calcext:value-type="float">
            <text:p>4,418</text:p>
          </table:table-cell>
          <table:table-cell office:value-type="float" office:value="3.28459452092648" calcext:value-type="float">
            <text:p>3,28459452092648</text:p>
          </table:table-cell>
        </table:table-row>
        <table:table-row table:style-name="ro1">
          <table:table-cell/>
          <table:table-cell office:value-type="float" office:value="4.42" calcext:value-type="float">
            <text:p>4,42</text:p>
          </table:table-cell>
          <table:table-cell office:value-type="float" office:value="3.28205528855324" calcext:value-type="float">
            <text:p>3,28205528855324</text:p>
          </table:table-cell>
        </table:table-row>
        <table:table-row table:style-name="ro1">
          <table:table-cell/>
          <table:table-cell office:value-type="float" office:value="4.422" calcext:value-type="float">
            <text:p>4,422</text:p>
          </table:table-cell>
          <table:table-cell office:value-type="float" office:value="3.27951893210411" calcext:value-type="float">
            <text:p>3,27951893210411</text:p>
          </table:table-cell>
        </table:table-row>
        <table:table-row table:style-name="ro1">
          <table:table-cell/>
          <table:table-cell office:value-type="float" office:value="4.424" calcext:value-type="float">
            <text:p>4,424</text:p>
          </table:table-cell>
          <table:table-cell office:value-type="float" office:value="3.27698545157909" calcext:value-type="float">
            <text:p>3,27698545157909</text:p>
          </table:table-cell>
        </table:table-row>
        <table:table-row table:style-name="ro1">
          <table:table-cell/>
          <table:table-cell office:value-type="float" office:value="4.426" calcext:value-type="float">
            <text:p>4,426</text:p>
          </table:table-cell>
          <table:table-cell office:value-type="float" office:value="3.27445483207703" calcext:value-type="float">
            <text:p>3,27445483207703</text:p>
          </table:table-cell>
        </table:table-row>
        <table:table-row table:style-name="ro1">
          <table:table-cell/>
          <table:table-cell office:value-type="float" office:value="4.428" calcext:value-type="float">
            <text:p>4,428</text:p>
          </table:table-cell>
          <table:table-cell office:value-type="float" office:value="3.27192705869675" calcext:value-type="float">
            <text:p>3,27192705869675</text:p>
          </table:table-cell>
        </table:table-row>
        <table:table-row table:style-name="ro1">
          <table:table-cell/>
          <table:table-cell office:value-type="float" office:value="4.43" calcext:value-type="float">
            <text:p>4,43</text:p>
          </table:table-cell>
          <table:table-cell office:value-type="float" office:value="3.26940216124058" calcext:value-type="float">
            <text:p>3,26940216124058</text:p>
          </table:table-cell>
        </table:table-row>
        <table:table-row table:style-name="ro1">
          <table:table-cell/>
          <table:table-cell office:value-type="float" office:value="4.432" calcext:value-type="float">
            <text:p>4,432</text:p>
          </table:table-cell>
          <table:table-cell office:value-type="float" office:value="3.2668801099062" calcext:value-type="float">
            <text:p>3,2668801099062</text:p>
          </table:table-cell>
        </table:table-row>
        <table:table-row table:style-name="ro1">
          <table:table-cell/>
          <table:table-cell office:value-type="float" office:value="4.434" calcext:value-type="float">
            <text:p>4,434</text:p>
          </table:table-cell>
          <table:table-cell office:value-type="float" office:value="3.2643609046936" calcext:value-type="float">
            <text:p>3,2643609046936</text:p>
          </table:table-cell>
        </table:table-row>
        <table:table-row table:style-name="ro1">
          <table:table-cell/>
          <table:table-cell office:value-type="float" office:value="4.436" calcext:value-type="float">
            <text:p>4,436</text:p>
          </table:table-cell>
          <table:table-cell office:value-type="float" office:value="3.2618445456028" calcext:value-type="float">
            <text:p>3,2618445456028</text:p>
          </table:table-cell>
        </table:table-row>
        <table:table-row table:style-name="ro1">
          <table:table-cell/>
          <table:table-cell office:value-type="float" office:value="4.438" calcext:value-type="float">
            <text:p>4,438</text:p>
          </table:table-cell>
          <table:table-cell office:value-type="float" office:value="3.25933103263378" calcext:value-type="float">
            <text:p>3,25933103263378</text:p>
          </table:table-cell>
        </table:table-row>
        <table:table-row table:style-name="ro1">
          <table:table-cell/>
          <table:table-cell office:value-type="float" office:value="4.44" calcext:value-type="float">
            <text:p>4,44</text:p>
          </table:table-cell>
          <table:table-cell office:value-type="float" office:value="3.25682035088539" calcext:value-type="float">
            <text:p>3,25682035088539</text:p>
          </table:table-cell>
        </table:table-row>
        <table:table-row table:style-name="ro1">
          <table:table-cell/>
          <table:table-cell office:value-type="float" office:value="4.442" calcext:value-type="float">
            <text:p>4,442</text:p>
          </table:table-cell>
          <table:table-cell office:value-type="float" office:value="3.25431250035763" calcext:value-type="float">
            <text:p>3,25431250035763</text:p>
          </table:table-cell>
        </table:table-row>
        <table:table-row table:style-name="ro1">
          <table:table-cell/>
          <table:table-cell office:value-type="float" office:value="4.444" calcext:value-type="float">
            <text:p>4,444</text:p>
          </table:table-cell>
          <table:table-cell office:value-type="float" office:value="3.25180748105049" calcext:value-type="float">
            <text:p>3,25180748105049</text:p>
          </table:table-cell>
        </table:table-row>
        <table:table-row table:style-name="ro1">
          <table:table-cell/>
          <table:table-cell office:value-type="float" office:value="4.446" calcext:value-type="float">
            <text:p>4,446</text:p>
          </table:table-cell>
          <table:table-cell office:value-type="float" office:value="3.24930527806282" calcext:value-type="float">
            <text:p>3,24930527806282</text:p>
          </table:table-cell>
        </table:table-row>
        <table:table-row table:style-name="ro1">
          <table:table-cell/>
          <table:table-cell office:value-type="float" office:value="4.448" calcext:value-type="float">
            <text:p>4,448</text:p>
          </table:table-cell>
          <table:table-cell office:value-type="float" office:value="3.24680590629578" calcext:value-type="float">
            <text:p>3,24680590629578</text:p>
          </table:table-cell>
        </table:table-row>
        <table:table-row table:style-name="ro1">
          <table:table-cell/>
          <table:table-cell office:value-type="float" office:value="4.45" calcext:value-type="float">
            <text:p>4,45</text:p>
          </table:table-cell>
          <table:table-cell office:value-type="float" office:value="3.2443093508482" calcext:value-type="float">
            <text:p>3,2443093508482</text:p>
          </table:table-cell>
        </table:table-row>
        <table:table-row table:style-name="ro1">
          <table:table-cell/>
          <table:table-cell office:value-type="float" office:value="4.452" calcext:value-type="float">
            <text:p>4,452</text:p>
          </table:table-cell>
          <table:table-cell office:value-type="float" office:value="3.24181559681892" calcext:value-type="float">
            <text:p>3,24181559681892</text:p>
          </table:table-cell>
        </table:table-row>
        <table:table-row table:style-name="ro1">
          <table:table-cell/>
          <table:table-cell office:value-type="float" office:value="4.454" calcext:value-type="float">
            <text:p>4,454</text:p>
          </table:table-cell>
          <table:table-cell office:value-type="float" office:value="3.23932465910912" calcext:value-type="float">
            <text:p>3,23932465910912</text:p>
          </table:table-cell>
        </table:table-row>
        <table:table-row table:style-name="ro1">
          <table:table-cell/>
          <table:table-cell office:value-type="float" office:value="4.456" calcext:value-type="float">
            <text:p>4,456</text:p>
          </table:table-cell>
          <table:table-cell office:value-type="float" office:value="3.23683652281761" calcext:value-type="float">
            <text:p>3,23683652281761</text:p>
          </table:table-cell>
        </table:table-row>
        <table:table-row table:style-name="ro1">
          <table:table-cell/>
          <table:table-cell office:value-type="float" office:value="4.458" calcext:value-type="float">
            <text:p>4,458</text:p>
          </table:table-cell>
          <table:table-cell office:value-type="float" office:value="3.23435118794441" calcext:value-type="float">
            <text:p>3,23435118794441</text:p>
          </table:table-cell>
        </table:table-row>
        <table:table-row table:style-name="ro1">
          <table:table-cell/>
          <table:table-cell office:value-type="float" office:value="4.46" calcext:value-type="float">
            <text:p>4,46</text:p>
          </table:table-cell>
          <table:table-cell office:value-type="float" office:value="3.23186863958836" calcext:value-type="float">
            <text:p>3,23186863958836</text:p>
          </table:table-cell>
        </table:table-row>
        <table:table-row table:style-name="ro1">
          <table:table-cell/>
          <table:table-cell office:value-type="float" office:value="4.462" calcext:value-type="float">
            <text:p>4,462</text:p>
          </table:table-cell>
          <table:table-cell office:value-type="float" office:value="3.2293888926506" calcext:value-type="float">
            <text:p>3,2293888926506</text:p>
          </table:table-cell>
        </table:table-row>
        <table:table-row table:style-name="ro1">
          <table:table-cell/>
          <table:table-cell office:value-type="float" office:value="4.464" calcext:value-type="float">
            <text:p>4,464</text:p>
          </table:table-cell>
          <table:table-cell office:value-type="float" office:value="3.22691193223" calcext:value-type="float">
            <text:p>3,22691193223</text:p>
          </table:table-cell>
        </table:table-row>
        <table:table-row table:style-name="ro1">
          <table:table-cell/>
          <table:table-cell office:value-type="float" office:value="4.466" calcext:value-type="float">
            <text:p>4,466</text:p>
          </table:table-cell>
          <table:table-cell office:value-type="float" office:value="3.22443775832653" calcext:value-type="float">
            <text:p>3,22443775832653</text:p>
          </table:table-cell>
        </table:table-row>
        <table:table-row table:style-name="ro1">
          <table:table-cell/>
          <table:table-cell office:value-type="float" office:value="4.468" calcext:value-type="float">
            <text:p>4,468</text:p>
          </table:table-cell>
          <table:table-cell office:value-type="float" office:value="3.22196635603905" calcext:value-type="float">
            <text:p>3,22196635603905</text:p>
          </table:table-cell>
        </table:table-row>
        <table:table-row table:style-name="ro1">
          <table:table-cell/>
          <table:table-cell office:value-type="float" office:value="4.47" calcext:value-type="float">
            <text:p>4,47</text:p>
          </table:table-cell>
          <table:table-cell office:value-type="float" office:value="3.21949772536755" calcext:value-type="float">
            <text:p>3,21949772536755</text:p>
          </table:table-cell>
        </table:table-row>
        <table:table-row table:style-name="ro1">
          <table:table-cell/>
          <table:table-cell office:value-type="float" office:value="4.472" calcext:value-type="float">
            <text:p>4,472</text:p>
          </table:table-cell>
          <table:table-cell office:value-type="float" office:value="3.21703188121319" calcext:value-type="float">
            <text:p>3,21703188121319</text:p>
          </table:table-cell>
        </table:table-row>
        <table:table-row table:style-name="ro1">
          <table:table-cell/>
          <table:table-cell office:value-type="float" office:value="4.474" calcext:value-type="float">
            <text:p>4,474</text:p>
          </table:table-cell>
          <table:table-cell office:value-type="float" office:value="3.21456879377365" calcext:value-type="float">
            <text:p>3,21456879377365</text:p>
          </table:table-cell>
        </table:table-row>
        <table:table-row table:style-name="ro1">
          <table:table-cell/>
          <table:table-cell office:value-type="float" office:value="4.476" calcext:value-type="float">
            <text:p>4,476</text:p>
          </table:table-cell>
          <table:table-cell office:value-type="float" office:value="3.2121084779501" calcext:value-type="float">
            <text:p>3,2121084779501</text:p>
          </table:table-cell>
        </table:table-row>
        <table:table-row table:style-name="ro1">
          <table:table-cell/>
          <table:table-cell office:value-type="float" office:value="4.478" calcext:value-type="float">
            <text:p>4,478</text:p>
          </table:table-cell>
          <table:table-cell office:value-type="float" office:value="3.20965091884136" calcext:value-type="float">
            <text:p>3,20965091884136</text:p>
          </table:table-cell>
        </table:table-row>
        <table:table-row table:style-name="ro1">
          <table:table-cell/>
          <table:table-cell office:value-type="float" office:value="4.48" calcext:value-type="float">
            <text:p>4,48</text:p>
          </table:table-cell>
          <table:table-cell office:value-type="float" office:value="3.20719611644745" calcext:value-type="float">
            <text:p>3,20719611644745</text:p>
          </table:table-cell>
        </table:table-row>
        <table:table-row table:style-name="ro1">
          <table:table-cell/>
          <table:table-cell office:value-type="float" office:value="4.482" calcext:value-type="float">
            <text:p>4,482</text:p>
          </table:table-cell>
          <table:table-cell office:value-type="float" office:value="3.2047440558672" calcext:value-type="float">
            <text:p>3,2047440558672</text:p>
          </table:table-cell>
        </table:table-row>
        <table:table-row table:style-name="ro1">
          <table:table-cell/>
          <table:table-cell office:value-type="float" office:value="4.484" calcext:value-type="float">
            <text:p>4,484</text:p>
          </table:table-cell>
          <table:table-cell office:value-type="float" office:value="3.20229475200176" calcext:value-type="float">
            <text:p>3,20229475200176</text:p>
          </table:table-cell>
        </table:table-row>
        <table:table-row table:style-name="ro1">
          <table:table-cell/>
          <table:table-cell office:value-type="float" office:value="4.486" calcext:value-type="float">
            <text:p>4,486</text:p>
          </table:table-cell>
          <table:table-cell office:value-type="float" office:value="3.19984818994999" calcext:value-type="float">
            <text:p>3,19984818994999</text:p>
          </table:table-cell>
        </table:table-row>
        <table:table-row table:style-name="ro1">
          <table:table-cell/>
          <table:table-cell office:value-type="float" office:value="4.488" calcext:value-type="float">
            <text:p>4,488</text:p>
          </table:table-cell>
          <table:table-cell office:value-type="float" office:value="3.19740436971188" calcext:value-type="float">
            <text:p>3,19740436971188</text:p>
          </table:table-cell>
        </table:table-row>
        <table:table-row table:style-name="ro1">
          <table:table-cell/>
          <table:table-cell office:value-type="float" office:value="4.49" calcext:value-type="float">
            <text:p>4,49</text:p>
          </table:table-cell>
          <table:table-cell office:value-type="float" office:value="3.19496329128742" calcext:value-type="float">
            <text:p>3,19496329128742</text:p>
          </table:table-cell>
        </table:table-row>
        <table:table-row table:style-name="ro1">
          <table:table-cell/>
          <table:table-cell office:value-type="float" office:value="4.492" calcext:value-type="float">
            <text:p>4,492</text:p>
          </table:table-cell>
          <table:table-cell office:value-type="float" office:value="3.19252493977547" calcext:value-type="float">
            <text:p>3,19252493977547</text:p>
          </table:table-cell>
        </table:table-row>
        <table:table-row table:style-name="ro1">
          <table:table-cell/>
          <table:table-cell office:value-type="float" office:value="4.494" calcext:value-type="float">
            <text:p>4,494</text:p>
          </table:table-cell>
          <table:table-cell office:value-type="float" office:value="3.19008931517601" calcext:value-type="float">
            <text:p>3,19008931517601</text:p>
          </table:table-cell>
        </table:table-row>
        <table:table-row table:style-name="ro1">
          <table:table-cell/>
          <table:table-cell office:value-type="float" office:value="4.496" calcext:value-type="float">
            <text:p>4,496</text:p>
          </table:table-cell>
          <table:table-cell office:value-type="float" office:value="3.18765640258789" calcext:value-type="float">
            <text:p>3,18765640258789</text:p>
          </table:table-cell>
        </table:table-row>
        <table:table-row table:style-name="ro1">
          <table:table-cell/>
          <table:table-cell office:value-type="float" office:value="4.498" calcext:value-type="float">
            <text:p>4,498</text:p>
          </table:table-cell>
          <table:table-cell office:value-type="float" office:value="3.18522623181343" calcext:value-type="float">
            <text:p>3,18522623181343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3.18279875814915" calcext:value-type="float">
            <text:p>3,18279875814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9T20:58:34.078707000</dc:date>
    <meta:editing-duration>PT1M4S</meta:editing-duration>
    <meta:editing-cycles>1</meta:editing-cycles>
    <meta:document-statistic meta:table-count="1" meta:cell-count="2002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2cm" svg:y="4.201cm" style:legend-expansion="high" chart:style-name="ch2"/>
        <chart:plot-area chart:style-name="ch3" svg:x="0.32cm" svg:y="0.18cm" svg:width="12.582cm" svg:height="8.64cm">
          <chart:coordinate-region svg:x="0.762cm" svg:y="0.379cm" svg:width="12.0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C1:results.C1001" chart:class="chart:scatter">
            <chart:domain table:cell-range-address="results.B1:results.B1001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results.B1:results.B1001</svg:desc>
                </draw:g>
              </table:table-cell>
              <table:table-cell office:value-type="float" office:value="7.95049718022347">
                <text:p>7.95049718022347</text:p>
                <draw:g>
                  <svg:desc>results.C1:results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02">
                <text:p>2.502</text:p>
              </table:table-cell>
              <table:table-cell office:value-type="float" office:value="7.94226916134357">
                <text:p>7.94226916134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4">
                <text:p>2.504</text:p>
              </table:table-cell>
              <table:table-cell office:value-type="float" office:value="7.93404811620712">
                <text:p>7.93404811620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06">
                <text:p>2.506</text:p>
              </table:table-cell>
              <table:table-cell office:value-type="float" office:value="7.92583408951759">
                <text:p>7.92583408951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8">
                <text:p>2.508</text:p>
              </table:table-cell>
              <table:table-cell office:value-type="float" office:value="7.91762711107731">
                <text:p>7.91762711107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">
                <text:p>2.51</text:p>
              </table:table-cell>
              <table:table-cell office:value-type="float" office:value="7.90942722558975">
                <text:p>7.90942722558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2">
                <text:p>2.512</text:p>
              </table:table-cell>
              <table:table-cell office:value-type="float" office:value="7.90123446285725">
                <text:p>7.90123446285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14">
                <text:p>2.514</text:p>
              </table:table-cell>
              <table:table-cell office:value-type="float" office:value="7.89304885268211">
                <text:p>7.89304885268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6">
                <text:p>2.516</text:p>
              </table:table-cell>
              <table:table-cell office:value-type="float" office:value="7.88487042486668">
                <text:p>7.88487042486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8">
                <text:p>2.518</text:p>
              </table:table-cell>
              <table:table-cell office:value-type="float" office:value="7.87669922411442">
                <text:p>7.87669922411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2">
                <text:p>2.52</text:p>
              </table:table-cell>
              <table:table-cell office:value-type="float" office:value="7.8685352653265">
                <text:p>7.8685352653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22">
                <text:p>2.522</text:p>
              </table:table-cell>
              <table:table-cell office:value-type="float" office:value="7.86037859320641">
                <text:p>7.86037859320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4">
                <text:p>2.524</text:p>
              </table:table-cell>
              <table:table-cell office:value-type="float" office:value="7.8522292226553">
                <text:p>7.8522292226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26">
                <text:p>2.526</text:p>
              </table:table-cell>
              <table:table-cell office:value-type="float" office:value="7.84408718347549">
                <text:p>7.84408718347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28">
                <text:p>2.528</text:p>
              </table:table-cell>
              <table:table-cell office:value-type="float" office:value="7.83595253527165">
                <text:p>7.83595253527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">
                <text:p>2.53</text:p>
              </table:table-cell>
              <table:table-cell office:value-type="float" office:value="7.82782526314259">
                <text:p>7.827825263142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32">
                <text:p>2.532</text:p>
              </table:table-cell>
              <table:table-cell office:value-type="float" office:value="7.81970542669296">
                <text:p>7.81970542669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34">
                <text:p>2.534</text:p>
              </table:table-cell>
              <table:table-cell office:value-type="float" office:value="7.8115930557251">
                <text:p>7.8115930557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36">
                <text:p>2.536</text:p>
              </table:table-cell>
              <table:table-cell office:value-type="float" office:value="7.80348815023899">
                <text:p>7.803488150238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8">
                <text:p>2.538</text:p>
              </table:table-cell>
              <table:table-cell office:value-type="float" office:value="7.79539075493813">
                <text:p>7.79539075493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4">
                <text:p>2.54</text:p>
              </table:table-cell>
              <table:table-cell office:value-type="float" office:value="7.78730089962482">
                <text:p>7.78730089962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2">
                <text:p>2.542</text:p>
              </table:table-cell>
              <table:table-cell office:value-type="float" office:value="7.77921861410141">
                <text:p>7.77921861410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44">
                <text:p>2.544</text:p>
              </table:table-cell>
              <table:table-cell office:value-type="float" office:value="7.77114389836788">
                <text:p>7.77114389836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46">
                <text:p>2.546</text:p>
              </table:table-cell>
              <table:table-cell office:value-type="float" office:value="7.76307681202889">
                <text:p>7.76307681202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48">
                <text:p>2.548</text:p>
              </table:table-cell>
              <table:table-cell office:value-type="float" office:value="7.75501735508442">
                <text:p>7.7550173550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7.74696555733681">
                <text:p>7.74696555733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2">
                <text:p>2.552</text:p>
              </table:table-cell>
              <table:table-cell office:value-type="float" office:value="7.73892144858837">
                <text:p>7.73892144858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54">
                <text:p>2.554</text:p>
              </table:table-cell>
              <table:table-cell office:value-type="float" office:value="7.73088505864143">
                <text:p>7.73088505864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56">
                <text:p>2.556</text:p>
              </table:table-cell>
              <table:table-cell office:value-type="float" office:value="7.722856387496">
                <text:p>7.722856387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58">
                <text:p>2.558</text:p>
              </table:table-cell>
              <table:table-cell office:value-type="float" office:value="7.71483547985554">
                <text:p>7.71483547985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6">
                <text:p>2.56</text:p>
              </table:table-cell>
              <table:table-cell office:value-type="float" office:value="7.70682235062122">
                <text:p>7.706822350621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62">
                <text:p>2.562</text:p>
              </table:table-cell>
              <table:table-cell office:value-type="float" office:value="7.69881702959538">
                <text:p>7.69881702959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4">
                <text:p>2.564</text:p>
              </table:table-cell>
              <table:table-cell office:value-type="float" office:value="7.69081951677799">
                <text:p>7.6908195167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66">
                <text:p>2.566</text:p>
              </table:table-cell>
              <table:table-cell office:value-type="float" office:value="7.68282987177372">
                <text:p>7.68282987177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68">
                <text:p>2.568</text:p>
              </table:table-cell>
              <table:table-cell office:value-type="float" office:value="7.67484806478024">
                <text:p>7.67484806478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7">
                <text:p>2.57</text:p>
              </table:table-cell>
              <table:table-cell office:value-type="float" office:value="7.66687417030335">
                <text:p>7.666874170303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72">
                <text:p>2.572</text:p>
              </table:table-cell>
              <table:table-cell office:value-type="float" office:value="7.65890815854073">
                <text:p>7.65890815854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74">
                <text:p>2.574</text:p>
              </table:table-cell>
              <table:table-cell office:value-type="float" office:value="7.65095008909702">
                <text:p>7.65095008909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76">
                <text:p>2.576</text:p>
              </table:table-cell>
              <table:table-cell office:value-type="float" office:value="7.64299996197224">
                <text:p>7.64299996197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78">
                <text:p>2.578</text:p>
              </table:table-cell>
              <table:table-cell office:value-type="float" office:value="7.63505779206753">
                <text:p>7.63505779206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8">
                <text:p>2.58</text:p>
              </table:table-cell>
              <table:table-cell office:value-type="float" office:value="7.62712362408638">
                <text:p>7.627123624086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2">
                <text:p>2.582</text:p>
              </table:table-cell>
              <table:table-cell office:value-type="float" office:value="7.61919744312763">
                <text:p>7.61919744312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84">
                <text:p>2.584</text:p>
              </table:table-cell>
              <table:table-cell office:value-type="float" office:value="7.61127929389477">
                <text:p>7.61127929389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86">
                <text:p>2.586</text:p>
              </table:table-cell>
              <table:table-cell office:value-type="float" office:value="7.60336917638779">
                <text:p>7.60336917638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8">
                <text:p>2.588</text:p>
              </table:table-cell>
              <table:table-cell office:value-type="float" office:value="7.59546712040901">
                <text:p>7.595467120409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9">
                <text:p>2.59</text:p>
              </table:table-cell>
              <table:table-cell office:value-type="float" office:value="7.5875731408596">
                <text:p>7.5875731408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2">
                <text:p>2.592</text:p>
              </table:table-cell>
              <table:table-cell office:value-type="float" office:value="7.57968725264072">
                <text:p>7.57968725264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94">
                <text:p>2.594</text:p>
              </table:table-cell>
              <table:table-cell office:value-type="float" office:value="7.57180947065353">
                <text:p>7.57180947065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96">
                <text:p>2.596</text:p>
              </table:table-cell>
              <table:table-cell office:value-type="float" office:value="7.56393980979919">
                <text:p>7.563939809799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98">
                <text:p>2.598</text:p>
              </table:table-cell>
              <table:table-cell office:value-type="float" office:value="7.55607829988003">
                <text:p>7.556078299880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">
                <text:p>2.6</text:p>
              </table:table-cell>
              <table:table-cell office:value-type="float" office:value="7.54822494089603">
                <text:p>7.548224940896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02">
                <text:p>2.602</text:p>
              </table:table-cell>
              <table:table-cell office:value-type="float" office:value="7.54037974774838">
                <text:p>7.540379747748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04">
                <text:p>2.604</text:p>
              </table:table-cell>
              <table:table-cell office:value-type="float" office:value="7.53254275023937">
                <text:p>7.53254275023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6">
                <text:p>2.606</text:p>
              </table:table-cell>
              <table:table-cell office:value-type="float" office:value="7.52471394836903">
                <text:p>7.524713948369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">
                <text:p>2.608</text:p>
              </table:table-cell>
              <table:table-cell office:value-type="float" office:value="7.5168933570385">
                <text:p>7.5168933570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1">
                <text:p>2.61</text:p>
              </table:table-cell>
              <table:table-cell office:value-type="float" office:value="7.50908100605011">
                <text:p>7.50908100605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12">
                <text:p>2.612</text:p>
              </table:table-cell>
              <table:table-cell office:value-type="float" office:value="7.50127689540386">
                <text:p>7.501276895403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14">
                <text:p>2.614</text:p>
              </table:table-cell>
              <table:table-cell office:value-type="float" office:value="7.49348104000092">
                <text:p>7.49348104000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16">
                <text:p>2.616</text:p>
              </table:table-cell>
              <table:table-cell office:value-type="float" office:value="7.48569345474243">
                <text:p>7.48569345474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18">
                <text:p>2.618</text:p>
              </table:table-cell>
              <table:table-cell office:value-type="float" office:value="7.47791416943073">
                <text:p>7.47791416943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2">
                <text:p>2.62</text:p>
              </table:table-cell>
              <table:table-cell office:value-type="float" office:value="7.47014316916466">
                <text:p>7.470143169164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2">
                <text:p>2.622</text:p>
              </table:table-cell>
              <table:table-cell office:value-type="float" office:value="7.46238048374653">
                <text:p>7.462380483746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24">
                <text:p>2.624</text:p>
              </table:table-cell>
              <table:table-cell office:value-type="float" office:value="7.45462611317635">
                <text:p>7.45462611317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6">
                <text:p>2.626</text:p>
              </table:table-cell>
              <table:table-cell office:value-type="float" office:value="7.44688007235527">
                <text:p>7.44688007235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28">
                <text:p>2.628</text:p>
              </table:table-cell>
              <table:table-cell office:value-type="float" office:value="7.43914239108563">
                <text:p>7.43914239108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3">
                <text:p>2.63</text:p>
              </table:table-cell>
              <table:table-cell office:value-type="float" office:value="7.43141305446625">
                <text:p>7.43141305446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32">
                <text:p>2.632</text:p>
              </table:table-cell>
              <table:table-cell office:value-type="float" office:value="7.42369210720062">
                <text:p>7.42369210720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34">
                <text:p>2.634</text:p>
              </table:table-cell>
              <table:table-cell office:value-type="float" office:value="7.41597951948643">
                <text:p>7.41597951948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36">
                <text:p>2.636</text:p>
              </table:table-cell>
              <table:table-cell office:value-type="float" office:value="7.40827533602715">
                <text:p>7.40827533602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38">
                <text:p>2.638</text:p>
              </table:table-cell>
              <table:table-cell office:value-type="float" office:value="7.40057954192162">
                <text:p>7.400579541921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4">
                <text:p>2.64</text:p>
              </table:table-cell>
              <table:table-cell office:value-type="float" office:value="7.39289216697216">
                <text:p>7.39289216697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42">
                <text:p>2.642</text:p>
              </table:table-cell>
              <table:table-cell office:value-type="float" office:value="7.38521321117878">
                <text:p>7.38521321117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44">
                <text:p>2.644</text:p>
              </table:table-cell>
              <table:table-cell office:value-type="float" office:value="7.37754268944264">
                <text:p>7.37754268944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46">
                <text:p>2.646</text:p>
              </table:table-cell>
              <table:table-cell office:value-type="float" office:value="7.36988060176373">
                <text:p>7.36988060176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48">
                <text:p>2.648</text:p>
              </table:table-cell>
              <table:table-cell office:value-type="float" office:value="7.36222696304321">
                <text:p>7.36222696304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5">
                <text:p>2.65</text:p>
              </table:table-cell>
              <table:table-cell office:value-type="float" office:value="7.35458178818226">
                <text:p>7.35458178818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52">
                <text:p>2.652</text:p>
              </table:table-cell>
              <table:table-cell office:value-type="float" office:value="7.34694509208202">
                <text:p>7.34694509208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54">
                <text:p>2.654</text:p>
              </table:table-cell>
              <table:table-cell office:value-type="float" office:value="7.33931685984135">
                <text:p>7.33931685984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56">
                <text:p>2.656</text:p>
              </table:table-cell>
              <table:table-cell office:value-type="float" office:value="7.33169710636139">
                <text:p>7.33169710636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58">
                <text:p>2.658</text:p>
              </table:table-cell>
              <table:table-cell office:value-type="float" office:value="7.32408586144447">
                <text:p>7.324085861444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">
                <text:p>2.66</text:p>
              </table:table-cell>
              <table:table-cell office:value-type="float" office:value="7.31648311018944">
                <text:p>7.316483110189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62">
                <text:p>2.662</text:p>
              </table:table-cell>
              <table:table-cell office:value-type="float" office:value="7.30888886749744">
                <text:p>7.308888867497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64">
                <text:p>2.664</text:p>
              </table:table-cell>
              <table:table-cell office:value-type="float" office:value="7.30130314826965">
                <text:p>7.30130314826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66">
                <text:p>2.666</text:p>
              </table:table-cell>
              <table:table-cell office:value-type="float" office:value="7.2937259376049">
                <text:p>7.29372593760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68">
                <text:p>2.668</text:p>
              </table:table-cell>
              <table:table-cell office:value-type="float" office:value="7.28615726530552">
                <text:p>7.286157265305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">
                <text:p>2.67</text:p>
              </table:table-cell>
              <table:table-cell office:value-type="float" office:value="7.2785971313715">
                <text:p>7.27859713137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2">
                <text:p>2.672</text:p>
              </table:table-cell>
              <table:table-cell office:value-type="float" office:value="7.271045550704">
                <text:p>7.271045550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74">
                <text:p>2.674</text:p>
              </table:table-cell>
              <table:table-cell office:value-type="float" office:value="7.26350250840187">
                <text:p>7.263502508401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76">
                <text:p>2.676</text:p>
              </table:table-cell>
              <table:table-cell office:value-type="float" office:value="7.25596803426743">
                <text:p>7.255968034267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78">
                <text:p>2.678</text:p>
              </table:table-cell>
              <table:table-cell office:value-type="float" office:value="7.24844211339951">
                <text:p>7.24844211339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8">
                <text:p>2.68</text:p>
              </table:table-cell>
              <table:table-cell office:value-type="float" office:value="7.24092477560043">
                <text:p>7.24092477560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82">
                <text:p>2.682</text:p>
              </table:table-cell>
              <table:table-cell office:value-type="float" office:value="7.23341600596905">
                <text:p>7.23341600596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84">
                <text:p>2.684</text:p>
              </table:table-cell>
              <table:table-cell office:value-type="float" office:value="7.22591580450535">
                <text:p>7.225915804505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86">
                <text:p>2.686</text:p>
              </table:table-cell>
              <table:table-cell office:value-type="float" office:value="7.21842420101166">
                <text:p>7.21842420101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88">
                <text:p>2.688</text:p>
              </table:table-cell>
              <table:table-cell office:value-type="float" office:value="7.21094119548798">
                <text:p>7.210941195487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9">
                <text:p>2.69</text:p>
              </table:table-cell>
              <table:table-cell office:value-type="float" office:value="7.20346677303314">
                <text:p>7.20346677303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92">
                <text:p>2.692</text:p>
              </table:table-cell>
              <table:table-cell office:value-type="float" office:value="7.19600094854832">
                <text:p>7.19600094854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4">
                <text:p>2.694</text:p>
              </table:table-cell>
              <table:table-cell office:value-type="float" office:value="7.18854373693466">
                <text:p>7.188543736934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96">
                <text:p>2.696</text:p>
              </table:table-cell>
              <table:table-cell office:value-type="float" office:value="7.18109513819218">
                <text:p>7.18109513819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98">
                <text:p>2.698</text:p>
              </table:table-cell>
              <table:table-cell office:value-type="float" office:value="7.17365515232086">
                <text:p>7.173655152320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">
                <text:p>2.7</text:p>
              </table:table-cell>
              <table:table-cell office:value-type="float" office:value="7.16622377932072">
                <text:p>7.16622377932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02">
                <text:p>2.702</text:p>
              </table:table-cell>
              <table:table-cell office:value-type="float" office:value="7.1588010340929">
                <text:p>7.15880103409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4">
                <text:p>2.704</text:p>
              </table:table-cell>
              <table:table-cell office:value-type="float" office:value="7.15138691663742">
                <text:p>7.15138691663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06">
                <text:p>2.706</text:p>
              </table:table-cell>
              <table:table-cell office:value-type="float" office:value="7.14398142695427">
                <text:p>7.14398142695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08">
                <text:p>2.708</text:p>
              </table:table-cell>
              <table:table-cell office:value-type="float" office:value="7.13658456504345">
                <text:p>7.13658456504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1">
                <text:p>2.71</text:p>
              </table:table-cell>
              <table:table-cell office:value-type="float" office:value="7.12919633090496">
                <text:p>7.129196330904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12">
                <text:p>2.712</text:p>
              </table:table-cell>
              <table:table-cell office:value-type="float" office:value="7.12181675434113">
                <text:p>7.121816754341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14">
                <text:p>2.714</text:p>
              </table:table-cell>
              <table:table-cell office:value-type="float" office:value="7.11444580554962">
                <text:p>7.114445805549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16">
                <text:p>2.716</text:p>
              </table:table-cell>
              <table:table-cell office:value-type="float" office:value="7.10708351433277">
                <text:p>7.10708351433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8">
                <text:p>2.718</text:p>
              </table:table-cell>
              <table:table-cell office:value-type="float" office:value="7.09972986578941">
                <text:p>7.099729865789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2">
                <text:p>2.72</text:p>
              </table:table-cell>
              <table:table-cell office:value-type="float" office:value="7.09238485991955">
                <text:p>7.092384859919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22">
                <text:p>2.722</text:p>
              </table:table-cell>
              <table:table-cell office:value-type="float" office:value="7.08504851162434">
                <text:p>7.08504851162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24">
                <text:p>2.724</text:p>
              </table:table-cell>
              <table:table-cell office:value-type="float" office:value="7.07772080600262">
                <text:p>7.07772080600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26">
                <text:p>2.726</text:p>
              </table:table-cell>
              <table:table-cell office:value-type="float" office:value="7.07040177285671">
                <text:p>7.070401772856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28">
                <text:p>2.728</text:p>
              </table:table-cell>
              <table:table-cell office:value-type="float" office:value="7.0630913823843">
                <text:p>7.0630913823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3">
                <text:p>2.73</text:p>
              </table:table-cell>
              <table:table-cell office:value-type="float" office:value="7.0557896643877">
                <text:p>7.0557896643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32">
                <text:p>2.732</text:p>
              </table:table-cell>
              <table:table-cell office:value-type="float" office:value="7.04849660396576">
                <text:p>7.048496603965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34">
                <text:p>2.734</text:p>
              </table:table-cell>
              <table:table-cell office:value-type="float" office:value="7.04121220111847">
                <text:p>7.041212201118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36">
                <text:p>2.736</text:p>
              </table:table-cell>
              <table:table-cell office:value-type="float" office:value="7.03393647074699">
                <text:p>7.033936470746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38">
                <text:p>2.738</text:p>
              </table:table-cell>
              <table:table-cell office:value-type="float" office:value="7.02666939795017">
                <text:p>7.02666939795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4">
                <text:p>2.74</text:p>
              </table:table-cell>
              <table:table-cell office:value-type="float" office:value="7.01941099762917">
                <text:p>7.019410997629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42">
                <text:p>2.742</text:p>
              </table:table-cell>
              <table:table-cell office:value-type="float" office:value="7.01216125488281">
                <text:p>7.012161254882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44">
                <text:p>2.744</text:p>
              </table:table-cell>
              <table:table-cell office:value-type="float" office:value="7.00492018461227">
                <text:p>7.004920184612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46">
                <text:p>2.746</text:p>
              </table:table-cell>
              <table:table-cell office:value-type="float" office:value="6.99768777191639">
                <text:p>6.997687771916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748">
                <text:p>2.748</text:p>
              </table:table-cell>
              <table:table-cell office:value-type="float" office:value="6.99046403169632">
                <text:p>6.990464031696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5">
                <text:p>2.75</text:p>
              </table:table-cell>
              <table:table-cell office:value-type="float" office:value="6.98324896395206">
                <text:p>6.98324896395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52">
                <text:p>2.752</text:p>
              </table:table-cell>
              <table:table-cell office:value-type="float" office:value="6.97604256868362">
                <text:p>6.976042568683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54">
                <text:p>2.754</text:p>
              </table:table-cell>
              <table:table-cell office:value-type="float" office:value="6.96884483098984">
                <text:p>6.968844830989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56">
                <text:p>2.756</text:p>
              </table:table-cell>
              <table:table-cell office:value-type="float" office:value="6.96165576577187">
                <text:p>6.96165576577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58">
                <text:p>2.758</text:p>
              </table:table-cell>
              <table:table-cell office:value-type="float" office:value="6.95447537302971">
                <text:p>6.95447537302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6">
                <text:p>2.76</text:p>
              </table:table-cell>
              <table:table-cell office:value-type="float" office:value="6.94730365276337">
                <text:p>6.947303652763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62">
                <text:p>2.762</text:p>
              </table:table-cell>
              <table:table-cell office:value-type="float" office:value="6.94014059007168">
                <text:p>6.940140590071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64">
                <text:p>2.764</text:p>
              </table:table-cell>
              <table:table-cell office:value-type="float" office:value="6.9329861998558">
                <text:p>6.93298619985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66">
                <text:p>2.766</text:p>
              </table:table-cell>
              <table:table-cell office:value-type="float" office:value="6.92584046721458">
                <text:p>6.92584046721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68">
                <text:p>2.768</text:p>
              </table:table-cell>
              <table:table-cell office:value-type="float" office:value="6.91870340704918">
                <text:p>6.918703407049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7">
                <text:p>2.77</text:p>
              </table:table-cell>
              <table:table-cell office:value-type="float" office:value="6.91157500445843">
                <text:p>6.911575004458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72">
                <text:p>2.772</text:p>
              </table:table-cell>
              <table:table-cell office:value-type="float" office:value="6.90445527434349">
                <text:p>6.904455274343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74">
                <text:p>2.774</text:p>
              </table:table-cell>
              <table:table-cell office:value-type="float" office:value="6.89734418690205">
                <text:p>6.897344186902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76">
                <text:p>2.776</text:p>
              </table:table-cell>
              <table:table-cell office:value-type="float" office:value="6.89024178683758">
                <text:p>6.890241786837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78">
                <text:p>2.778</text:p>
              </table:table-cell>
              <table:table-cell office:value-type="float" office:value="6.8831480294466">
                <text:p>6.88314802944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8">
                <text:p>2.78</text:p>
              </table:table-cell>
              <table:table-cell office:value-type="float" office:value="6.87606292963028">
                <text:p>6.87606292963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82">
                <text:p>2.782</text:p>
              </table:table-cell>
              <table:table-cell office:value-type="float" office:value="6.86898648738861">
                <text:p>6.868986487388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84">
                <text:p>2.784</text:p>
              </table:table-cell>
              <table:table-cell office:value-type="float" office:value="6.8619187027216">
                <text:p>6.8619187027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6">
                <text:p>2.786</text:p>
              </table:table-cell>
              <table:table-cell office:value-type="float" office:value="6.85485956072807">
                <text:p>6.854859560728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88">
                <text:p>2.788</text:p>
              </table:table-cell>
              <table:table-cell office:value-type="float" office:value="6.8478090763092">
                <text:p>6.84780907630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9">
                <text:p>2.79</text:p>
              </table:table-cell>
              <table:table-cell office:value-type="float" office:value="6.84076724946499">
                <text:p>6.84076724946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92">
                <text:p>2.792</text:p>
              </table:table-cell>
              <table:table-cell office:value-type="float" office:value="6.8337340503931">
                <text:p>6.83373405039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94">
                <text:p>2.794</text:p>
              </table:table-cell>
              <table:table-cell office:value-type="float" office:value="6.82670950889587">
                <text:p>6.826709508895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96">
                <text:p>2.796</text:p>
              </table:table-cell>
              <table:table-cell office:value-type="float" office:value="6.81969359517098">
                <text:p>6.81969359517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98">
                <text:p>2.798</text:p>
              </table:table-cell>
              <table:table-cell office:value-type="float" office:value="6.81268633902073">
                <text:p>6.81268633902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">
                <text:p>2.8</text:p>
              </table:table-cell>
              <table:table-cell office:value-type="float" office:value="6.80568771064282">
                <text:p>6.805687710642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02">
                <text:p>2.802</text:p>
              </table:table-cell>
              <table:table-cell office:value-type="float" office:value="6.79869771003723">
                <text:p>6.79869771003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04">
                <text:p>2.804</text:p>
              </table:table-cell>
              <table:table-cell office:value-type="float" office:value="6.79171633720398">
                <text:p>6.791716337203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06">
                <text:p>2.806</text:p>
              </table:table-cell>
              <table:table-cell office:value-type="float" office:value="6.78474360704422">
                <text:p>6.78474360704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08">
                <text:p>2.808</text:p>
              </table:table-cell>
              <table:table-cell office:value-type="float" office:value="6.77777948975563">
                <text:p>6.777779489755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1">
                <text:p>2.81</text:p>
              </table:table-cell>
              <table:table-cell office:value-type="float" office:value="6.77082400023937">
                <text:p>6.770824000239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812">
                <text:p>2.812</text:p>
              </table:table-cell>
              <table:table-cell office:value-type="float" office:value="6.76387712359428">
                <text:p>6.763877123594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14">
                <text:p>2.814</text:p>
              </table:table-cell>
              <table:table-cell office:value-type="float" office:value="6.75693887472153">
                <text:p>6.75693887472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816">
                <text:p>2.816</text:p>
              </table:table-cell>
              <table:table-cell office:value-type="float" office:value="6.75000922381878">
                <text:p>6.750009223818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818">
                <text:p>2.818</text:p>
              </table:table-cell>
              <table:table-cell office:value-type="float" office:value="6.7430881857872">
                <text:p>6.74308818578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2">
                <text:p>2.82</text:p>
              </table:table-cell>
              <table:table-cell office:value-type="float" office:value="6.73617576062679">
                <text:p>6.736175760626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22">
                <text:p>2.822</text:p>
              </table:table-cell>
              <table:table-cell office:value-type="float" office:value="6.72927193343639">
                <text:p>6.72927193343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24">
                <text:p>2.824</text:p>
              </table:table-cell>
              <table:table-cell office:value-type="float" office:value="6.72237668931484">
                <text:p>6.722376689314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826">
                <text:p>2.826</text:p>
              </table:table-cell>
              <table:table-cell office:value-type="float" office:value="6.71549005806446">
                <text:p>6.71549005806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828">
                <text:p>2.828</text:p>
              </table:table-cell>
              <table:table-cell office:value-type="float" office:value="6.70861200988293">
                <text:p>6.70861200988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3">
                <text:p>2.83</text:p>
              </table:table-cell>
              <table:table-cell office:value-type="float" office:value="6.70174254477024">
                <text:p>6.70174254477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32">
                <text:p>2.832</text:p>
              </table:table-cell>
              <table:table-cell office:value-type="float" office:value="6.69488167762756">
                <text:p>6.69488167762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34">
                <text:p>2.834</text:p>
              </table:table-cell>
              <table:table-cell office:value-type="float" office:value="6.68802936375141">
                <text:p>6.688029363751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36">
                <text:p>2.836</text:p>
              </table:table-cell>
              <table:table-cell office:value-type="float" office:value="6.68118564784527">
                <text:p>6.681185647845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838">
                <text:p>2.838</text:p>
              </table:table-cell>
              <table:table-cell office:value-type="float" office:value="6.67435048520565">
                <text:p>6.674350485205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4">
                <text:p>2.84</text:p>
              </table:table-cell>
              <table:table-cell office:value-type="float" office:value="6.66752389073372">
                <text:p>6.667523890733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42">
                <text:p>2.842</text:p>
              </table:table-cell>
              <table:table-cell office:value-type="float" office:value="6.66070586442947">
                <text:p>6.66070586442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44">
                <text:p>2.844</text:p>
              </table:table-cell>
              <table:table-cell office:value-type="float" office:value="6.65389639139175">
                <text:p>6.65389639139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46">
                <text:p>2.846</text:p>
              </table:table-cell>
              <table:table-cell office:value-type="float" office:value="6.64709547162056">
                <text:p>6.647095471620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48">
                <text:p>2.848</text:p>
              </table:table-cell>
              <table:table-cell office:value-type="float" office:value="6.64030309021473">
                <text:p>6.640303090214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5">
                <text:p>2.85</text:p>
              </table:table-cell>
              <table:table-cell office:value-type="float" office:value="6.63351926207542">
                <text:p>6.633519262075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52">
                <text:p>2.852</text:p>
              </table:table-cell>
              <table:table-cell office:value-type="float" office:value="6.62674397230148">
                <text:p>6.626743972301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854">
                <text:p>2.854</text:p>
              </table:table-cell>
              <table:table-cell office:value-type="float" office:value="6.61997720599175">
                <text:p>6.619977205991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56">
                <text:p>2.856</text:p>
              </table:table-cell>
              <table:table-cell office:value-type="float" office:value="6.61321897804737">
                <text:p>6.613218978047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58">
                <text:p>2.858</text:p>
              </table:table-cell>
              <table:table-cell office:value-type="float" office:value="6.60646925866604">
                <text:p>6.606469258666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6">
                <text:p>2.86</text:p>
              </table:table-cell>
              <table:table-cell office:value-type="float" office:value="6.59972806274891">
                <text:p>6.599728062748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62">
                <text:p>2.862</text:p>
              </table:table-cell>
              <table:table-cell office:value-type="float" office:value="6.59299539029598">
                <text:p>6.592995390295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64">
                <text:p>2.864</text:p>
              </table:table-cell>
              <table:table-cell office:value-type="float" office:value="6.58627121150494">
                <text:p>6.586271211504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66">
                <text:p>2.866</text:p>
              </table:table-cell>
              <table:table-cell office:value-type="float" office:value="6.57955554127693">
                <text:p>6.579555541276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8">
                <text:p>2.868</text:p>
              </table:table-cell>
              <table:table-cell office:value-type="float" office:value="6.57284836471081">
                <text:p>6.572848364710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7">
                <text:p>2.87</text:p>
              </table:table-cell>
              <table:table-cell office:value-type="float" office:value="6.56614968180656">
                <text:p>6.566149681806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72">
                <text:p>2.872</text:p>
              </table:table-cell>
              <table:table-cell office:value-type="float" office:value="6.5594594925642">
                <text:p>6.55945949256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74">
                <text:p>2.874</text:p>
              </table:table-cell>
              <table:table-cell office:value-type="float" office:value="6.5527777671814">
                <text:p>6.55277776718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76">
                <text:p>2.876</text:p>
              </table:table-cell>
              <table:table-cell office:value-type="float" office:value="6.54610453546047">
                <text:p>6.546104535460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78">
                <text:p>2.878</text:p>
              </table:table-cell>
              <table:table-cell office:value-type="float" office:value="6.53943975269795">
                <text:p>6.53943975269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8">
                <text:p>2.88</text:p>
              </table:table-cell>
              <table:table-cell office:value-type="float" office:value="6.53278344869614">
                <text:p>6.5327834486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82">
                <text:p>2.882</text:p>
              </table:table-cell>
              <table:table-cell office:value-type="float" office:value="6.52613559365273">
                <text:p>6.526135593652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84">
                <text:p>2.884</text:p>
              </table:table-cell>
              <table:table-cell office:value-type="float" office:value="6.51949618756771">
                <text:p>6.519496187567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86">
                <text:p>2.886</text:p>
              </table:table-cell>
              <table:table-cell office:value-type="float" office:value="6.51286524534226">
                <text:p>6.51286524534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88">
                <text:p>2.888</text:p>
              </table:table-cell>
              <table:table-cell office:value-type="float" office:value="6.50624272227287">
                <text:p>6.506242722272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9">
                <text:p>2.89</text:p>
              </table:table-cell>
              <table:table-cell office:value-type="float" office:value="6.49962864816189">
                <text:p>6.499628648161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92">
                <text:p>2.892</text:p>
              </table:table-cell>
              <table:table-cell office:value-type="float" office:value="6.49302299320698">
                <text:p>6.493022993206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894">
                <text:p>2.894</text:p>
              </table:table-cell>
              <table:table-cell office:value-type="float" office:value="6.48642575740814">
                <text:p>6.48642575740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96">
                <text:p>2.896</text:p>
              </table:table-cell>
              <table:table-cell office:value-type="float" office:value="6.47983694076538">
                <text:p>6.479836940765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98">
                <text:p>2.898</text:p>
              </table:table-cell>
              <table:table-cell office:value-type="float" office:value="6.47325652837753">
                <text:p>6.473256528377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">
                <text:p>2.9</text:p>
              </table:table-cell>
              <table:table-cell office:value-type="float" office:value="6.4666845202446">
                <text:p>6.46668452024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02">
                <text:p>2.902</text:p>
              </table:table-cell>
              <table:table-cell office:value-type="float" office:value="6.46012091636658">
                <text:p>6.460120916366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04">
                <text:p>2.904</text:p>
              </table:table-cell>
              <table:table-cell office:value-type="float" office:value="6.45356570184231">
                <text:p>6.453565701842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06">
                <text:p>2.906</text:p>
              </table:table-cell>
              <table:table-cell office:value-type="float" office:value="6.44701886177063">
                <text:p>6.447018861770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">
                <text:p>2.908</text:p>
              </table:table-cell>
              <table:table-cell office:value-type="float" office:value="6.44048039615154">
                <text:p>6.44048039615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1">
                <text:p>2.91</text:p>
              </table:table-cell>
              <table:table-cell office:value-type="float" office:value="6.43395030498505">
                <text:p>6.433950304985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12">
                <text:p>2.912</text:p>
              </table:table-cell>
              <table:table-cell office:value-type="float" office:value="6.42742858827114">
                <text:p>6.42742858827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14">
                <text:p>2.914</text:p>
              </table:table-cell>
              <table:table-cell office:value-type="float" office:value="6.4209152162075">
                <text:p>6.42091521620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16">
                <text:p>2.916</text:p>
              </table:table-cell>
              <table:table-cell office:value-type="float" office:value="6.4144102036953">
                <text:p>6.41441020369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18">
                <text:p>2.918</text:p>
              </table:table-cell>
              <table:table-cell office:value-type="float" office:value="6.4079135209322">
                <text:p>6.4079135209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2">
                <text:p>2.92</text:p>
              </table:table-cell>
              <table:table-cell office:value-type="float" office:value="6.40142518281937">
                <text:p>6.401425182819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22">
                <text:p>2.922</text:p>
              </table:table-cell>
              <table:table-cell office:value-type="float" office:value="6.39494517445564">
                <text:p>6.394945174455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24">
                <text:p>2.924</text:p>
              </table:table-cell>
              <table:table-cell office:value-type="float" office:value="6.38847349584103">
                <text:p>6.38847349584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26">
                <text:p>2.926</text:p>
              </table:table-cell>
              <table:table-cell office:value-type="float" office:value="6.38201013207436">
                <text:p>6.382010132074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28">
                <text:p>2.928</text:p>
              </table:table-cell>
              <table:table-cell office:value-type="float" office:value="6.37555506825447">
                <text:p>6.375555068254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3">
                <text:p>2.93</text:p>
              </table:table-cell>
              <table:table-cell office:value-type="float" office:value="6.36910830438137">
                <text:p>6.369108304381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2">
                <text:p>2.932</text:p>
              </table:table-cell>
              <table:table-cell office:value-type="float" office:value="6.36266984045506">
                <text:p>6.36266984045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34">
                <text:p>2.934</text:p>
              </table:table-cell>
              <table:table-cell office:value-type="float" office:value="6.35623966157436">
                <text:p>6.356239661574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36">
                <text:p>2.936</text:p>
              </table:table-cell>
              <table:table-cell office:value-type="float" office:value="6.3498177677393">
                <text:p>6.34981776773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38">
                <text:p>2.938</text:p>
              </table:table-cell>
              <table:table-cell office:value-type="float" office:value="6.34340414404869">
                <text:p>6.343404144048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4">
                <text:p>2.94</text:p>
              </table:table-cell>
              <table:table-cell office:value-type="float" office:value="6.33699879050255">
                <text:p>6.33699879050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42">
                <text:p>2.942</text:p>
              </table:table-cell>
              <table:table-cell office:value-type="float" office:value="6.33060169219971">
                <text:p>6.330601692199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44">
                <text:p>2.944</text:p>
              </table:table-cell>
              <table:table-cell office:value-type="float" office:value="6.32421284914017">
                <text:p>6.32421284914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46">
                <text:p>2.946</text:p>
              </table:table-cell>
              <table:table-cell office:value-type="float" office:value="6.31783224642277">
                <text:p>6.317832246422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8">
                <text:p>2.948</text:p>
              </table:table-cell>
              <table:table-cell office:value-type="float" office:value="6.31145988404751">
                <text:p>6.311459884047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5">
                <text:p>2.95</text:p>
              </table:table-cell>
              <table:table-cell office:value-type="float" office:value="6.30509574711323">
                <text:p>6.30509574711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52">
                <text:p>2.952</text:p>
              </table:table-cell>
              <table:table-cell office:value-type="float" office:value="6.29873983561993">
                <text:p>6.298739835619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954">
                <text:p>2.954</text:p>
              </table:table-cell>
              <table:table-cell office:value-type="float" office:value="6.29239213466644">
                <text:p>6.292392134666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56">
                <text:p>2.956</text:p>
              </table:table-cell>
              <table:table-cell office:value-type="float" office:value="6.28605262935162">
                <text:p>6.286052629351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58">
                <text:p>2.958</text:p>
              </table:table-cell>
              <table:table-cell office:value-type="float" office:value="6.27972133457661">
                <text:p>6.279721334576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6">
                <text:p>2.96</text:p>
              </table:table-cell>
              <table:table-cell office:value-type="float" office:value="6.27339823544025">
                <text:p>6.273398235440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62">
                <text:p>2.962</text:p>
              </table:table-cell>
              <table:table-cell office:value-type="float" office:value="6.26708330214024">
                <text:p>6.267083302140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64">
                <text:p>2.964</text:p>
              </table:table-cell>
              <table:table-cell office:value-type="float" office:value="6.26077656447887">
                <text:p>6.260776564478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66">
                <text:p>2.966</text:p>
              </table:table-cell>
              <table:table-cell office:value-type="float" office:value="6.25447797775269">
                <text:p>6.254477977752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68">
                <text:p>2.968</text:p>
              </table:table-cell>
              <table:table-cell office:value-type="float" office:value="6.24818755686283">
                <text:p>6.248187556862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7">
                <text:p>2.97</text:p>
              </table:table-cell>
              <table:table-cell office:value-type="float" office:value="6.24190530180931">
                <text:p>6.241905301809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72">
                <text:p>2.972</text:p>
              </table:table-cell>
              <table:table-cell office:value-type="float" office:value="6.23563116788864">
                <text:p>6.235631167888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74">
                <text:p>2.974</text:p>
              </table:table-cell>
              <table:table-cell office:value-type="float" office:value="6.22936518490315">
                <text:p>6.229365184903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76">
                <text:p>2.976</text:p>
              </table:table-cell>
              <table:table-cell office:value-type="float" office:value="6.2231073230505">
                <text:p>6.2231073230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78">
                <text:p>2.978</text:p>
              </table:table-cell>
              <table:table-cell office:value-type="float" office:value="6.21685759723187">
                <text:p>6.216857597231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98">
                <text:p>2.98</text:p>
              </table:table-cell>
              <table:table-cell office:value-type="float" office:value="6.21061596274376">
                <text:p>6.21061596274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82">
                <text:p>2.982</text:p>
              </table:table-cell>
              <table:table-cell office:value-type="float" office:value="6.2043824493885">
                <text:p>6.20438244938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84">
                <text:p>2.984</text:p>
              </table:table-cell>
              <table:table-cell office:value-type="float" office:value="6.19815702736378">
                <text:p>6.198157027363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86">
                <text:p>2.986</text:p>
              </table:table-cell>
              <table:table-cell office:value-type="float" office:value="6.19193969666958">
                <text:p>6.191939696669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88">
                <text:p>2.988</text:p>
              </table:table-cell>
              <table:table-cell office:value-type="float" office:value="6.18573042750359">
                <text:p>6.185730427503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99">
                <text:p>2.99</text:p>
              </table:table-cell>
              <table:table-cell office:value-type="float" office:value="6.17952924966812">
                <text:p>6.179529249668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992">
                <text:p>2.992</text:p>
              </table:table-cell>
              <table:table-cell office:value-type="float" office:value="6.17333613336086">
                <text:p>6.17333613336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94">
                <text:p>2.994</text:p>
              </table:table-cell>
              <table:table-cell office:value-type="float" office:value="6.16715106368065">
                <text:p>6.167151063680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96">
                <text:p>2.996</text:p>
              </table:table-cell>
              <table:table-cell office:value-type="float" office:value="6.16097405552864">
                <text:p>6.160974055528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98">
                <text:p>2.998</text:p>
              </table:table-cell>
              <table:table-cell office:value-type="float" office:value="6.15480507910252">
                <text:p>6.154805079102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6.14864413440228">
                <text:p>6.148644134402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02">
                <text:p>3.002</text:p>
              </table:table-cell>
              <table:table-cell office:value-type="float" office:value="6.14249120652676">
                <text:p>6.142491206526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04">
                <text:p>3.004</text:p>
              </table:table-cell>
              <table:table-cell office:value-type="float" office:value="6.13634629547596">
                <text:p>6.13634629547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06">
                <text:p>3.006</text:p>
              </table:table-cell>
              <table:table-cell office:value-type="float" office:value="6.13020938634872">
                <text:p>6.130209386348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08">
                <text:p>3.008</text:p>
              </table:table-cell>
              <table:table-cell office:value-type="float" office:value="6.12408047914505">
                <text:p>6.124080479145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1">
                <text:p>3.01</text:p>
              </table:table-cell>
              <table:table-cell office:value-type="float" office:value="6.11795955896378">
                <text:p>6.117959558963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12">
                <text:p>3.012</text:p>
              </table:table-cell>
              <table:table-cell office:value-type="float" office:value="6.1118466258049">
                <text:p>6.11184662580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14">
                <text:p>3.014</text:p>
              </table:table-cell>
              <table:table-cell office:value-type="float" office:value="6.10574166476727">
                <text:p>6.10574166476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16">
                <text:p>3.016</text:p>
              </table:table-cell>
              <table:table-cell office:value-type="float" office:value="6.09964466094971">
                <text:p>6.099644660949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18">
                <text:p>3.018</text:p>
              </table:table-cell>
              <table:table-cell office:value-type="float" office:value="6.09355561435223">
                <text:p>6.093555614352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02">
                <text:p>3.02</text:p>
              </table:table-cell>
              <table:table-cell office:value-type="float" office:value="6.08747451007366">
                <text:p>6.087474510073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22">
                <text:p>3.022</text:p>
              </table:table-cell>
              <table:table-cell office:value-type="float" office:value="6.08140134811401">
                <text:p>6.081401348114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24">
                <text:p>3.024</text:p>
              </table:table-cell>
              <table:table-cell office:value-type="float" office:value="6.07533611357212">
                <text:p>6.075336113572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26">
                <text:p>3.026</text:p>
              </table:table-cell>
              <table:table-cell office:value-type="float" office:value="6.06927880644798">
                <text:p>6.069278806447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28">
                <text:p>3.028</text:p>
              </table:table-cell>
              <table:table-cell office:value-type="float" office:value="6.06322941184044">
                <text:p>6.063229411840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3">
                <text:p>3.03</text:p>
              </table:table-cell>
              <table:table-cell office:value-type="float" office:value="6.05718789994717">
                <text:p>6.057187899947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32">
                <text:p>3.032</text:p>
              </table:table-cell>
              <table:table-cell office:value-type="float" office:value="6.05115430057049">
                <text:p>6.051154300570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34">
                <text:p>3.034</text:p>
              </table:table-cell>
              <table:table-cell office:value-type="float" office:value="6.04512858390808">
                <text:p>6.04512858390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036">
                <text:p>3.036</text:p>
              </table:table-cell>
              <table:table-cell office:value-type="float" office:value="6.03911074995995">
                <text:p>6.039110749959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38">
                <text:p>3.038</text:p>
              </table:table-cell>
              <table:table-cell office:value-type="float" office:value="6.03310078382492">
                <text:p>6.033100783824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4">
                <text:p>3.04</text:p>
              </table:table-cell>
              <table:table-cell office:value-type="float" office:value="6.02709867060185">
                <text:p>6.027098670601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042">
                <text:p>3.042</text:p>
              </table:table-cell>
              <table:table-cell office:value-type="float" office:value="6.02110441029072">
                <text:p>6.021104410290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44">
                <text:p>3.044</text:p>
              </table:table-cell>
              <table:table-cell office:value-type="float" office:value="6.01511798799038">
                <text:p>6.015117987990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46">
                <text:p>3.046</text:p>
              </table:table-cell>
              <table:table-cell office:value-type="float" office:value="6.00913940370083">
                <text:p>6.009139403700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48">
                <text:p>3.048</text:p>
              </table:table-cell>
              <table:table-cell office:value-type="float" office:value="6.0031686425209">
                <text:p>6.00316864252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5">
                <text:p>3.05</text:p>
              </table:table-cell>
              <table:table-cell office:value-type="float" office:value="5.99720568954945">
                <text:p>5.997205689549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52">
                <text:p>3.052</text:p>
              </table:table-cell>
              <table:table-cell office:value-type="float" office:value="5.99125055968761">
                <text:p>5.991250559687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54">
                <text:p>3.054</text:p>
              </table:table-cell>
              <table:table-cell office:value-type="float" office:value="5.98530320823193">
                <text:p>5.98530320823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56">
                <text:p>3.056</text:p>
              </table:table-cell>
              <table:table-cell office:value-type="float" office:value="5.9793636649847">
                <text:p>5.97936366498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58">
                <text:p>3.058</text:p>
              </table:table-cell>
              <table:table-cell office:value-type="float" office:value="5.97343188524246">
                <text:p>5.973431885242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6">
                <text:p>3.06</text:p>
              </table:table-cell>
              <table:table-cell office:value-type="float" office:value="5.96750788390636">
                <text:p>5.967507883906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62">
                <text:p>3.062</text:p>
              </table:table-cell>
              <table:table-cell office:value-type="float" office:value="5.96159164607525">
                <text:p>5.96159164607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64">
                <text:p>3.064</text:p>
              </table:table-cell>
              <table:table-cell office:value-type="float" office:value="5.95568315684795">
                <text:p>5.955683156847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66">
                <text:p>3.066</text:p>
              </table:table-cell>
              <table:table-cell office:value-type="float" office:value="5.94978241622448">
                <text:p>5.949782416224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68">
                <text:p>3.068</text:p>
              </table:table-cell>
              <table:table-cell office:value-type="float" office:value="5.94388940930367">
                <text:p>5.943889409303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7">
                <text:p>3.07</text:p>
              </table:table-cell>
              <table:table-cell office:value-type="float" office:value="5.93800413608551">
                <text:p>5.938004136085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72">
                <text:p>3.072</text:p>
              </table:table-cell>
              <table:table-cell office:value-type="float" office:value="5.93212656676769">
                <text:p>5.932126566767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74">
                <text:p>3.074</text:p>
              </table:table-cell>
              <table:table-cell office:value-type="float" office:value="5.92625671625137">
                <text:p>5.926256716251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076">
                <text:p>3.076</text:p>
              </table:table-cell>
              <table:table-cell office:value-type="float" office:value="5.92039455473423">
                <text:p>5.920394554734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78">
                <text:p>3.078</text:p>
              </table:table-cell>
              <table:table-cell office:value-type="float" office:value="5.91454008221626">
                <text:p>5.914540082216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8">
                <text:p>3.08</text:p>
              </table:table-cell>
              <table:table-cell office:value-type="float" office:value="5.90869329869747">
                <text:p>5.908693298697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82">
                <text:p>3.082</text:p>
              </table:table-cell>
              <table:table-cell office:value-type="float" office:value="5.9028541892767">
                <text:p>5.90285418927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84">
                <text:p>3.084</text:p>
              </table:table-cell>
              <table:table-cell office:value-type="float" office:value="5.89702273905277">
                <text:p>5.897022739052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86">
                <text:p>3.086</text:p>
              </table:table-cell>
              <table:table-cell office:value-type="float" office:value="5.89119893312454">
                <text:p>5.891198933124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88">
                <text:p>3.088</text:p>
              </table:table-cell>
              <table:table-cell office:value-type="float" office:value="5.885382771492">
                <text:p>5.885382771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9">
                <text:p>3.09</text:p>
              </table:table-cell>
              <table:table-cell office:value-type="float" office:value="5.87957425415516">
                <text:p>5.879574254155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92">
                <text:p>3.092</text:p>
              </table:table-cell>
              <table:table-cell office:value-type="float" office:value="5.87377336621285">
                <text:p>5.873773366212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94">
                <text:p>3.094</text:p>
              </table:table-cell>
              <table:table-cell office:value-type="float" office:value="5.86798007786274">
                <text:p>5.86798007786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96">
                <text:p>3.096</text:p>
              </table:table-cell>
              <table:table-cell office:value-type="float" office:value="5.86219441890717">
                <text:p>5.862194418907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8">
                <text:p>3.098</text:p>
              </table:table-cell>
              <table:table-cell office:value-type="float" office:value="5.85641634464264">
                <text:p>5.856416344642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5.85064585506916">
                <text:p>5.850645855069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02">
                <text:p>3.102</text:p>
              </table:table-cell>
              <table:table-cell office:value-type="float" office:value="5.84488295018673">
                <text:p>5.844882950186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04">
                <text:p>3.104</text:p>
              </table:table-cell>
              <table:table-cell office:value-type="float" office:value="5.83912761509419">
                <text:p>5.839127615094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06">
                <text:p>3.106</text:p>
              </table:table-cell>
              <table:table-cell office:value-type="float" office:value="5.83337984979153">
                <text:p>5.833379849791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8">
                <text:p>3.108</text:p>
              </table:table-cell>
              <table:table-cell office:value-type="float" office:value="5.82763962447643">
                <text:p>5.827639624476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">
                <text:p>3.11</text:p>
              </table:table-cell>
              <table:table-cell office:value-type="float" office:value="5.82190695405006">
                <text:p>5.821906954050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2">
                <text:p>3.112</text:p>
              </table:table-cell>
              <table:table-cell office:value-type="float" office:value="5.8161818087101">
                <text:p>5.81618180871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14">
                <text:p>3.114</text:p>
              </table:table-cell>
              <table:table-cell office:value-type="float" office:value="5.81046418845654">
                <text:p>5.810464188456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16">
                <text:p>3.116</text:p>
              </table:table-cell>
              <table:table-cell office:value-type="float" office:value="5.80475407838821">
                <text:p>5.804754078388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18">
                <text:p>3.118</text:p>
              </table:table-cell>
              <table:table-cell office:value-type="float" office:value="5.79905147850514">
                <text:p>5.799051478505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2">
                <text:p>3.12</text:p>
              </table:table-cell>
              <table:table-cell office:value-type="float" office:value="5.79335637390614">
                <text:p>5.793356373906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2">
                <text:p>3.122</text:p>
              </table:table-cell>
              <table:table-cell office:value-type="float" office:value="5.78766876459122">
                <text:p>5.787668764591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4">
                <text:p>3.124</text:p>
              </table:table-cell>
              <table:table-cell office:value-type="float" office:value="5.78198862075806">
                <text:p>5.781988620758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6">
                <text:p>3.126</text:p>
              </table:table-cell>
              <table:table-cell office:value-type="float" office:value="5.77631595730782">
                <text:p>5.776315957307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28">
                <text:p>3.128</text:p>
              </table:table-cell>
              <table:table-cell office:value-type="float" office:value="5.77065074443817">
                <text:p>5.770650744438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3">
                <text:p>3.13</text:p>
              </table:table-cell>
              <table:table-cell office:value-type="float" office:value="5.76499298214912">
                <text:p>5.764992982149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32">
                <text:p>3.132</text:p>
              </table:table-cell>
              <table:table-cell office:value-type="float" office:value="5.75934265553951">
                <text:p>5.759342655539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34">
                <text:p>3.134</text:p>
              </table:table-cell>
              <table:table-cell office:value-type="float" office:value="5.75369976460934">
                <text:p>5.753699764609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36">
                <text:p>3.136</text:p>
              </table:table-cell>
              <table:table-cell office:value-type="float" office:value="5.74806429445744">
                <text:p>5.748064294457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38">
                <text:p>3.138</text:p>
              </table:table-cell>
              <table:table-cell office:value-type="float" office:value="5.74243623018265">
                <text:p>5.742436230182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4">
                <text:p>3.14</text:p>
              </table:table-cell>
              <table:table-cell office:value-type="float" office:value="5.73681557178497">
                <text:p>5.736815571784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42">
                <text:p>3.142</text:p>
              </table:table-cell>
              <table:table-cell office:value-type="float" office:value="5.73120231926441">
                <text:p>5.731202319264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44">
                <text:p>3.144</text:p>
              </table:table-cell>
              <table:table-cell office:value-type="float" office:value="5.72559642791748">
                <text:p>5.725596427917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146">
                <text:p>3.146</text:p>
              </table:table-cell>
              <table:table-cell office:value-type="float" office:value="5.7199979275465">
                <text:p>5.71999792754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48">
                <text:p>3.148</text:p>
              </table:table-cell>
              <table:table-cell office:value-type="float" office:value="5.71440678834915">
                <text:p>5.714406788349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5">
                <text:p>3.15</text:p>
              </table:table-cell>
              <table:table-cell office:value-type="float" office:value="5.70882301032543">
                <text:p>5.708823010325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52">
                <text:p>3.152</text:p>
              </table:table-cell>
              <table:table-cell office:value-type="float" office:value="5.70324656367302">
                <text:p>5.703246563673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54">
                <text:p>3.154</text:p>
              </table:table-cell>
              <table:table-cell office:value-type="float" office:value="5.69767746329308">
                <text:p>5.697677463293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56">
                <text:p>3.156</text:p>
              </table:table-cell>
              <table:table-cell office:value-type="float" office:value="5.69211569428444">
                <text:p>5.692115694284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158">
                <text:p>3.158</text:p>
              </table:table-cell>
              <table:table-cell office:value-type="float" office:value="5.68656122684479">
                <text:p>5.686561226844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16">
                <text:p>3.16</text:p>
              </table:table-cell>
              <table:table-cell office:value-type="float" office:value="5.68101409077644">
                <text:p>5.681014090776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62">
                <text:p>3.162</text:p>
              </table:table-cell>
              <table:table-cell office:value-type="float" office:value="5.67547424137592">
                <text:p>5.675474241375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164">
                <text:p>3.164</text:p>
              </table:table-cell>
              <table:table-cell office:value-type="float" office:value="5.66994167864323">
                <text:p>5.669941678643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66">
                <text:p>3.166</text:p>
              </table:table-cell>
              <table:table-cell office:value-type="float" office:value="5.66441638767719">
                <text:p>5.664416387677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68">
                <text:p>3.168</text:p>
              </table:table-cell>
              <table:table-cell office:value-type="float" office:value="5.65889838337898">
                <text:p>5.658898383378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17">
                <text:p>3.17</text:p>
              </table:table-cell>
              <table:table-cell office:value-type="float" office:value="5.65338763594627">
                <text:p>5.653387635946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72">
                <text:p>3.172</text:p>
              </table:table-cell>
              <table:table-cell office:value-type="float" office:value="5.64788413047791">
                <text:p>5.647884130477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74">
                <text:p>3.174</text:p>
              </table:table-cell>
              <table:table-cell office:value-type="float" office:value="5.64238788187504">
                <text:p>5.642387881875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176">
                <text:p>3.176</text:p>
              </table:table-cell>
              <table:table-cell office:value-type="float" office:value="5.63689886033535">
                <text:p>5.636898860335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78">
                <text:p>3.178</text:p>
              </table:table-cell>
              <table:table-cell office:value-type="float" office:value="5.63141706585884">
                <text:p>5.631417065858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8">
                <text:p>3.18</text:p>
              </table:table-cell>
              <table:table-cell office:value-type="float" office:value="5.62594246864319">
                <text:p>5.625942468643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82">
                <text:p>3.182</text:p>
              </table:table-cell>
              <table:table-cell office:value-type="float" office:value="5.62047509849072">
                <text:p>5.62047509849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184">
                <text:p>3.184</text:p>
              </table:table-cell>
              <table:table-cell office:value-type="float" office:value="5.61501491069794">
                <text:p>5.615014910697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86">
                <text:p>3.186</text:p>
              </table:table-cell>
              <table:table-cell office:value-type="float" office:value="5.60956190526485">
                <text:p>5.609561905264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88">
                <text:p>3.188</text:p>
              </table:table-cell>
              <table:table-cell office:value-type="float" office:value="5.60411606729031">
                <text:p>5.604116067290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19">
                <text:p>3.19</text:p>
              </table:table-cell>
              <table:table-cell office:value-type="float" office:value="5.59867741167545">
                <text:p>5.598677411675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192">
                <text:p>3.192</text:p>
              </table:table-cell>
              <table:table-cell office:value-type="float" office:value="5.59324590861797">
                <text:p>5.593245908617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94">
                <text:p>3.194</text:p>
              </table:table-cell>
              <table:table-cell office:value-type="float" office:value="5.58782155811787">
                <text:p>5.587821558117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96">
                <text:p>3.196</text:p>
              </table:table-cell>
              <table:table-cell office:value-type="float" office:value="5.58240433037281">
                <text:p>5.58240433037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198">
                <text:p>3.198</text:p>
              </table:table-cell>
              <table:table-cell office:value-type="float" office:value="5.57699424028397">
                <text:p>5.576994240283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2">
                <text:p>3.2</text:p>
              </table:table-cell>
              <table:table-cell office:value-type="float" office:value="5.57159127295017">
                <text:p>5.571591272950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02">
                <text:p>3.202</text:p>
              </table:table-cell>
              <table:table-cell office:value-type="float" office:value="5.56619541347027">
                <text:p>5.566195413470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204">
                <text:p>3.204</text:p>
              </table:table-cell>
              <table:table-cell office:value-type="float" office:value="5.56080664694309">
                <text:p>5.560806646943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06">
                <text:p>3.206</text:p>
              </table:table-cell>
              <table:table-cell office:value-type="float" office:value="5.55542497336865">
                <text:p>5.555424973368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208">
                <text:p>3.208</text:p>
              </table:table-cell>
              <table:table-cell office:value-type="float" office:value="5.55005037784576">
                <text:p>5.550050377845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21">
                <text:p>3.21</text:p>
              </table:table-cell>
              <table:table-cell office:value-type="float" office:value="5.54468286037445">
                <text:p>5.544682860374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212">
                <text:p>3.212</text:p>
              </table:table-cell>
              <table:table-cell office:value-type="float" office:value="5.53932239115238">
                <text:p>5.539322391152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214">
                <text:p>3.214</text:p>
              </table:table-cell>
              <table:table-cell office:value-type="float" office:value="5.53396898508072">
                <text:p>5.533968985080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216">
                <text:p>3.216</text:p>
              </table:table-cell>
              <table:table-cell office:value-type="float" office:value="5.5286226272583">
                <text:p>5.52862262725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18">
                <text:p>3.218</text:p>
              </table:table-cell>
              <table:table-cell office:value-type="float" office:value="5.52328328788281">
                <text:p>5.523283287882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22">
                <text:p>3.22</text:p>
              </table:table-cell>
              <table:table-cell office:value-type="float" office:value="5.51795098185539">
                <text:p>5.517950981855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22">
                <text:p>3.222</text:p>
              </table:table-cell>
              <table:table-cell office:value-type="float" office:value="5.51262567937374">
                <text:p>5.512625679373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24">
                <text:p>3.224</text:p>
              </table:table-cell>
              <table:table-cell office:value-type="float" office:value="5.50730739533901">
                <text:p>5.507307395339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226">
                <text:p>3.226</text:p>
              </table:table-cell>
              <table:table-cell office:value-type="float" office:value="5.50199609994888">
                <text:p>5.501996099948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228">
                <text:p>3.228</text:p>
              </table:table-cell>
              <table:table-cell office:value-type="float" office:value="5.49669179320335">
                <text:p>5.496691793203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23">
                <text:p>3.23</text:p>
              </table:table-cell>
              <table:table-cell office:value-type="float" office:value="5.49139446020126">
                <text:p>5.491394460201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232">
                <text:p>3.232</text:p>
              </table:table-cell>
              <table:table-cell office:value-type="float" office:value="5.48610408604145">
                <text:p>5.486104086041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234">
                <text:p>3.234</text:p>
              </table:table-cell>
              <table:table-cell office:value-type="float" office:value="5.48082068562508">
                <text:p>5.480820685625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36">
                <text:p>3.236</text:p>
              </table:table-cell>
              <table:table-cell office:value-type="float" office:value="5.47554421424866">
                <text:p>5.475544214248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238">
                <text:p>3.238</text:p>
              </table:table-cell>
              <table:table-cell office:value-type="float" office:value="5.47027470171452">
                <text:p>5.470274701714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24">
                <text:p>3.24</text:p>
              </table:table-cell>
              <table:table-cell office:value-type="float" office:value="5.46501210331917">
                <text:p>5.465012103319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242">
                <text:p>3.242</text:p>
              </table:table-cell>
              <table:table-cell office:value-type="float" office:value="5.45975641906261">
                <text:p>5.459756419062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244">
                <text:p>3.244</text:p>
              </table:table-cell>
              <table:table-cell office:value-type="float" office:value="5.45450764894486">
                <text:p>5.454507648944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46">
                <text:p>3.246</text:p>
              </table:table-cell>
              <table:table-cell office:value-type="float" office:value="5.44926579296589">
                <text:p>5.449265792965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48">
                <text:p>3.248</text:p>
              </table:table-cell>
              <table:table-cell office:value-type="float" office:value="5.44403080642223">
                <text:p>5.444030806422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25">
                <text:p>3.25</text:p>
              </table:table-cell>
              <table:table-cell office:value-type="float" office:value="5.43880271911621">
                <text:p>5.438802719116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252">
                <text:p>3.252</text:p>
              </table:table-cell>
              <table:table-cell office:value-type="float" office:value="5.43358148634434">
                <text:p>5.433581486344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254">
                <text:p>3.254</text:p>
              </table:table-cell>
              <table:table-cell office:value-type="float" office:value="5.42836713790894">
                <text:p>5.428367137908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256">
                <text:p>3.256</text:p>
              </table:table-cell>
              <table:table-cell office:value-type="float" office:value="5.42315962910652">
                <text:p>5.423159629106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258">
                <text:p>3.258</text:p>
              </table:table-cell>
              <table:table-cell office:value-type="float" office:value="5.4179589599371">
                <text:p>5.41795895993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26">
                <text:p>3.26</text:p>
              </table:table-cell>
              <table:table-cell office:value-type="float" office:value="5.41276513040066">
                <text:p>5.412765130400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262">
                <text:p>3.262</text:p>
              </table:table-cell>
              <table:table-cell office:value-type="float" office:value="5.40757811069489">
                <text:p>5.40757811069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264">
                <text:p>3.264</text:p>
              </table:table-cell>
              <table:table-cell office:value-type="float" office:value="5.4023979306221">
                <text:p>5.40239793062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266">
                <text:p>3.266</text:p>
              </table:table-cell>
              <table:table-cell office:value-type="float" office:value="5.39722453057766">
                <text:p>5.39722453057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268">
                <text:p>3.268</text:p>
              </table:table-cell>
              <table:table-cell office:value-type="float" office:value="5.39205794036388">
                <text:p>5.392057940363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27">
                <text:p>3.27</text:p>
              </table:table-cell>
              <table:table-cell office:value-type="float" office:value="5.38689814507961">
                <text:p>5.386898145079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272">
                <text:p>3.272</text:p>
              </table:table-cell>
              <table:table-cell office:value-type="float" office:value="5.38174511492252">
                <text:p>5.38174511492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274">
                <text:p>3.274</text:p>
              </table:table-cell>
              <table:table-cell office:value-type="float" office:value="5.37659884989262">
                <text:p>5.376598849892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276">
                <text:p>3.276</text:p>
              </table:table-cell>
              <table:table-cell office:value-type="float" office:value="5.37145934998989">
                <text:p>5.371459349989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278">
                <text:p>3.278</text:p>
              </table:table-cell>
              <table:table-cell office:value-type="float" office:value="5.36632660031319">
                <text:p>5.366326600313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28">
                <text:p>3.28</text:p>
              </table:table-cell>
              <table:table-cell office:value-type="float" office:value="5.36120058596134">
                <text:p>5.36120058596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282">
                <text:p>3.282</text:p>
              </table:table-cell>
              <table:table-cell office:value-type="float" office:value="5.3560812920332">
                <text:p>5.35608129203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84">
                <text:p>3.284</text:p>
              </table:table-cell>
              <table:table-cell office:value-type="float" office:value="5.35096873342991">
                <text:p>5.350968733429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286">
                <text:p>3.286</text:p>
              </table:table-cell>
              <table:table-cell office:value-type="float" office:value="5.34586288034916">
                <text:p>5.345862880349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288">
                <text:p>3.288</text:p>
              </table:table-cell>
              <table:table-cell office:value-type="float" office:value="5.34076371788979">
                <text:p>5.340763717889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29">
                <text:p>3.29</text:p>
              </table:table-cell>
              <table:table-cell office:value-type="float" office:value="5.33567126095295">
                <text:p>5.335671260952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92">
                <text:p>3.292</text:p>
              </table:table-cell>
              <table:table-cell office:value-type="float" office:value="5.33058547973633">
                <text:p>5.330585479736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294">
                <text:p>3.294</text:p>
              </table:table-cell>
              <table:table-cell office:value-type="float" office:value="5.32550637423992">
                <text:p>5.325506374239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96">
                <text:p>3.296</text:p>
              </table:table-cell>
              <table:table-cell office:value-type="float" office:value="5.32043394446373">
                <text:p>5.320433944463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298">
                <text:p>3.298</text:p>
              </table:table-cell>
              <table:table-cell office:value-type="float" office:value="5.31536814570427">
                <text:p>5.315368145704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3">
                <text:p>3.3</text:p>
              </table:table-cell>
              <table:table-cell office:value-type="float" office:value="5.31030900776386">
                <text:p>5.3103090077638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302">
                <text:p>3.302</text:p>
              </table:table-cell>
              <table:table-cell office:value-type="float" office:value="5.30525650084019">
                <text:p>5.305256500840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304">
                <text:p>3.304</text:p>
              </table:table-cell>
              <table:table-cell office:value-type="float" office:value="5.30021062493324">
                <text:p>5.300210624933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306">
                <text:p>3.306</text:p>
              </table:table-cell>
              <table:table-cell office:value-type="float" office:value="5.29517136514187">
                <text:p>5.295171365141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308">
                <text:p>3.308</text:p>
              </table:table-cell>
              <table:table-cell office:value-type="float" office:value="5.2901387065649">
                <text:p>5.29013870656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31">
                <text:p>3.31</text:p>
              </table:table-cell>
              <table:table-cell office:value-type="float" office:value="5.28511264920235">
                <text:p>5.285112649202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312">
                <text:p>3.312</text:p>
              </table:table-cell>
              <table:table-cell office:value-type="float" office:value="5.28009317815304">
                <text:p>5.280093178153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314">
                <text:p>3.314</text:p>
              </table:table-cell>
              <table:table-cell office:value-type="float" office:value="5.27508029341698">
                <text:p>5.275080293416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316">
                <text:p>3.316</text:p>
              </table:table-cell>
              <table:table-cell office:value-type="float" office:value="5.270073980093">
                <text:p>5.2700739800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18">
                <text:p>3.318</text:p>
              </table:table-cell>
              <table:table-cell office:value-type="float" office:value="5.26507422327995">
                <text:p>5.265074223279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32">
                <text:p>3.32</text:p>
              </table:table-cell>
              <table:table-cell office:value-type="float" office:value="5.26008100807667">
                <text:p>5.26008100807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322">
                <text:p>3.322</text:p>
              </table:table-cell>
              <table:table-cell office:value-type="float" office:value="5.25509434938431">
                <text:p>5.255094349384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24">
                <text:p>3.324</text:p>
              </table:table-cell>
              <table:table-cell office:value-type="float" office:value="5.25011421740055">
                <text:p>5.250114217400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326">
                <text:p>3.326</text:p>
              </table:table-cell>
              <table:table-cell office:value-type="float" office:value="5.24514059722424">
                <text:p>5.245140597224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328">
                <text:p>3.328</text:p>
              </table:table-cell>
              <table:table-cell office:value-type="float" office:value="5.24017350375652">
                <text:p>5.240173503756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33">
                <text:p>3.33</text:p>
              </table:table-cell>
              <table:table-cell office:value-type="float" office:value="5.23521292209625">
                <text:p>5.235212922096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332">
                <text:p>3.332</text:p>
              </table:table-cell>
              <table:table-cell office:value-type="float" office:value="5.2302588224411">
                <text:p>5.23025882244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334">
                <text:p>3.334</text:p>
              </table:table-cell>
              <table:table-cell office:value-type="float" office:value="5.22531121969223">
                <text:p>5.225311219692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36">
                <text:p>3.336</text:p>
              </table:table-cell>
              <table:table-cell office:value-type="float" office:value="5.22037008404732">
                <text:p>5.220370084047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38">
                <text:p>3.338</text:p>
              </table:table-cell>
              <table:table-cell office:value-type="float" office:value="5.21543541550636">
                <text:p>5.215435415506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4">
                <text:p>3.34</text:p>
              </table:table-cell>
              <table:table-cell office:value-type="float" office:value="5.21050721406937">
                <text:p>5.210507214069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342">
                <text:p>3.342</text:p>
              </table:table-cell>
              <table:table-cell office:value-type="float" office:value="5.20558544993401">
                <text:p>5.205585449934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344">
                <text:p>3.344</text:p>
              </table:table-cell>
              <table:table-cell office:value-type="float" office:value="5.20067013800144">
                <text:p>5.200670138001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46">
                <text:p>3.346</text:p>
              </table:table-cell>
              <table:table-cell office:value-type="float" office:value="5.19576124846935">
                <text:p>5.195761248469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48">
                <text:p>3.348</text:p>
              </table:table-cell>
              <table:table-cell office:value-type="float" office:value="5.19085878133774">
                <text:p>5.190858781337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35">
                <text:p>3.35</text:p>
              </table:table-cell>
              <table:table-cell office:value-type="float" office:value="5.1859627366066">
                <text:p>5.18596273660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352">
                <text:p>3.352</text:p>
              </table:table-cell>
              <table:table-cell office:value-type="float" office:value="5.18107308447361">
                <text:p>5.181073084473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354">
                <text:p>3.354</text:p>
              </table:table-cell>
              <table:table-cell office:value-type="float" office:value="5.17618982493877">
                <text:p>5.176189824938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356">
                <text:p>3.356</text:p>
              </table:table-cell>
              <table:table-cell office:value-type="float" office:value="5.17131295800209">
                <text:p>5.171312958002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358">
                <text:p>3.358</text:p>
              </table:table-cell>
              <table:table-cell office:value-type="float" office:value="5.16644245386124">
                <text:p>5.166442453861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36">
                <text:p>3.36</text:p>
              </table:table-cell>
              <table:table-cell office:value-type="float" office:value="5.16157832741737">
                <text:p>5.161578327417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362">
                <text:p>3.362</text:p>
              </table:table-cell>
              <table:table-cell office:value-type="float" office:value="5.15672054886818">
                <text:p>5.156720548868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364">
                <text:p>3.364</text:p>
              </table:table-cell>
              <table:table-cell office:value-type="float" office:value="5.15186911821365">
                <text:p>5.151869118213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366">
                <text:p>3.366</text:p>
              </table:table-cell>
              <table:table-cell office:value-type="float" office:value="5.14702402055264">
                <text:p>5.147024020552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68">
                <text:p>3.368</text:p>
              </table:table-cell>
              <table:table-cell office:value-type="float" office:value="5.14218527078629">
                <text:p>5.142185270786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7">
                <text:p>3.37</text:p>
              </table:table-cell>
              <table:table-cell office:value-type="float" office:value="5.13735282421112">
                <text:p>5.137352824211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372">
                <text:p>3.372</text:p>
              </table:table-cell>
              <table:table-cell office:value-type="float" office:value="5.1325266957283">
                <text:p>5.13252669572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374">
                <text:p>3.374</text:p>
              </table:table-cell>
              <table:table-cell office:value-type="float" office:value="5.12770687043667">
                <text:p>5.12770687043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376">
                <text:p>3.376</text:p>
              </table:table-cell>
              <table:table-cell office:value-type="float" office:value="5.12289333343506">
                <text:p>5.122893333435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378">
                <text:p>3.378</text:p>
              </table:table-cell>
              <table:table-cell office:value-type="float" office:value="5.11808606982231">
                <text:p>5.1180860698223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38">
                <text:p>3.38</text:p>
              </table:table-cell>
              <table:table-cell office:value-type="float" office:value="5.11328509449959">
                <text:p>5.113285094499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382">
                <text:p>3.382</text:p>
              </table:table-cell>
              <table:table-cell office:value-type="float" office:value="5.10849037766457">
                <text:p>5.108490377664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384">
                <text:p>3.384</text:p>
              </table:table-cell>
              <table:table-cell office:value-type="float" office:value="5.10370191931725">
                <text:p>5.103701919317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386">
                <text:p>3.386</text:p>
              </table:table-cell>
              <table:table-cell office:value-type="float" office:value="5.09891970455647">
                <text:p>5.098919704556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388">
                <text:p>3.388</text:p>
              </table:table-cell>
              <table:table-cell office:value-type="float" office:value="5.09414373338223">
                <text:p>5.094143733382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39">
                <text:p>3.39</text:p>
              </table:table-cell>
              <table:table-cell office:value-type="float" office:value="5.08937399089336">
                <text:p>5.089373990893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392">
                <text:p>3.392</text:p>
              </table:table-cell>
              <table:table-cell office:value-type="float" office:value="5.08461046218872">
                <text:p>5.084610462188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394">
                <text:p>3.394</text:p>
              </table:table-cell>
              <table:table-cell office:value-type="float" office:value="5.0798531472683">
                <text:p>5.07985314726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396">
                <text:p>3.396</text:p>
              </table:table-cell>
              <table:table-cell office:value-type="float" office:value="5.07510203123093">
                <text:p>5.075102031230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398">
                <text:p>3.398</text:p>
              </table:table-cell>
              <table:table-cell office:value-type="float" office:value="5.07035711407661">
                <text:p>5.070357114076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4">
                <text:p>3.4</text:p>
              </table:table-cell>
              <table:table-cell office:value-type="float" office:value="5.06561836600304">
                <text:p>5.065618366003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402">
                <text:p>3.402</text:p>
              </table:table-cell>
              <table:table-cell office:value-type="float" office:value="5.06088580191135">
                <text:p>5.060885801911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404">
                <text:p>3.404</text:p>
              </table:table-cell>
              <table:table-cell office:value-type="float" office:value="5.05615940690041">
                <text:p>5.056159406900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406">
                <text:p>3.406</text:p>
              </table:table-cell>
              <table:table-cell office:value-type="float" office:value="5.05143916606903">
                <text:p>5.051439166069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408">
                <text:p>3.408</text:p>
              </table:table-cell>
              <table:table-cell office:value-type="float" office:value="5.04672506451607">
                <text:p>5.046725064516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41">
                <text:p>3.41</text:p>
              </table:table-cell>
              <table:table-cell office:value-type="float" office:value="5.04201710224152">
                <text:p>5.042017102241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12">
                <text:p>3.412</text:p>
              </table:table-cell>
              <table:table-cell office:value-type="float" office:value="5.03731527924538">
                <text:p>5.037315279245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414">
                <text:p>3.414</text:p>
              </table:table-cell>
              <table:table-cell office:value-type="float" office:value="5.03261956572533">
                <text:p>5.032619565725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416">
                <text:p>3.416</text:p>
              </table:table-cell>
              <table:table-cell office:value-type="float" office:value="5.02792996168137">
                <text:p>5.02792996168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418">
                <text:p>3.418</text:p>
              </table:table-cell>
              <table:table-cell office:value-type="float" office:value="5.0232464671135">
                <text:p>5.02324646711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2">
                <text:p>3.42</text:p>
              </table:table-cell>
              <table:table-cell office:value-type="float" office:value="5.01856906712055">
                <text:p>5.0185690671205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422">
                <text:p>3.422</text:p>
              </table:table-cell>
              <table:table-cell office:value-type="float" office:value="5.01389774680138">
                <text:p>5.01389774680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424">
                <text:p>3.424</text:p>
              </table:table-cell>
              <table:table-cell office:value-type="float" office:value="5.00923249125481">
                <text:p>5.009232491254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426">
                <text:p>3.426</text:p>
              </table:table-cell>
              <table:table-cell office:value-type="float" office:value="5.004573315382">
                <text:p>5.0045733153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428">
                <text:p>3.428</text:p>
              </table:table-cell>
              <table:table-cell office:value-type="float" office:value="4.99992018938065">
                <text:p>4.999920189380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43">
                <text:p>3.43</text:p>
              </table:table-cell>
              <table:table-cell office:value-type="float" office:value="4.99527312815189">
                <text:p>4.995273128151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32">
                <text:p>3.432</text:p>
              </table:table-cell>
              <table:table-cell office:value-type="float" office:value="4.99063208699226">
                <text:p>4.990632086992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434">
                <text:p>3.434</text:p>
              </table:table-cell>
              <table:table-cell office:value-type="float" office:value="4.98599708080292">
                <text:p>4.985997080802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436">
                <text:p>3.436</text:p>
              </table:table-cell>
              <table:table-cell office:value-type="float" office:value="4.98136809468269">
                <text:p>4.981368094682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438">
                <text:p>3.438</text:p>
              </table:table-cell>
              <table:table-cell office:value-type="float" office:value="4.97674512863159">
                <text:p>4.976745128631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44">
                <text:p>3.44</text:p>
              </table:table-cell>
              <table:table-cell office:value-type="float" office:value="4.97212816774845">
                <text:p>4.972128167748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442">
                <text:p>3.442</text:p>
              </table:table-cell>
              <table:table-cell office:value-type="float" office:value="4.96751719713211">
                <text:p>4.967517197132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44">
                <text:p>3.444</text:p>
              </table:table-cell>
              <table:table-cell office:value-type="float" office:value="4.96291220188141">
                <text:p>4.962912201881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446">
                <text:p>3.446</text:p>
              </table:table-cell>
              <table:table-cell office:value-type="float" office:value="4.95831319689751">
                <text:p>4.958313196897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48">
                <text:p>3.448</text:p>
              </table:table-cell>
              <table:table-cell office:value-type="float" office:value="4.95372015237808">
                <text:p>4.9537201523780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5">
                <text:p>3.45</text:p>
              </table:table-cell>
              <table:table-cell office:value-type="float" office:value="4.9491330832243">
                <text:p>4.94913308322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452">
                <text:p>3.452</text:p>
              </table:table-cell>
              <table:table-cell office:value-type="float" office:value="4.94455194473267">
                <text:p>4.944551944732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54">
                <text:p>3.454</text:p>
              </table:table-cell>
              <table:table-cell office:value-type="float" office:value="4.93997676670551">
                <text:p>4.939976766705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56">
                <text:p>3.456</text:p>
              </table:table-cell>
              <table:table-cell office:value-type="float" office:value="4.93540750443935">
                <text:p>4.935407504439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458">
                <text:p>3.458</text:p>
              </table:table-cell>
              <table:table-cell office:value-type="float" office:value="4.93084417283535">
                <text:p>4.930844172835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46">
                <text:p>3.46</text:p>
              </table:table-cell>
              <table:table-cell office:value-type="float" office:value="4.92628675699234">
                <text:p>4.926286756992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62">
                <text:p>3.462</text:p>
              </table:table-cell>
              <table:table-cell office:value-type="float" office:value="4.92173525691032">
                <text:p>4.921735256910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64">
                <text:p>3.464</text:p>
              </table:table-cell>
              <table:table-cell office:value-type="float" office:value="4.91718964278698">
                <text:p>4.917189642786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466">
                <text:p>3.466</text:p>
              </table:table-cell>
              <table:table-cell office:value-type="float" office:value="4.91264991462231">
                <text:p>4.912649914622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468">
                <text:p>3.468</text:p>
              </table:table-cell>
              <table:table-cell office:value-type="float" office:value="4.90811607241631">
                <text:p>4.908116072416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47">
                <text:p>3.47</text:p>
              </table:table-cell>
              <table:table-cell office:value-type="float" office:value="4.90358810126782">
                <text:p>4.903588101267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472">
                <text:p>3.472</text:p>
              </table:table-cell>
              <table:table-cell office:value-type="float" office:value="4.89906600117683">
                <text:p>4.899066001176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474">
                <text:p>3.474</text:p>
              </table:table-cell>
              <table:table-cell office:value-type="float" office:value="4.89454974234104">
                <text:p>4.894549742341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76">
                <text:p>3.476</text:p>
              </table:table-cell>
              <table:table-cell office:value-type="float" office:value="4.8900393396616">
                <text:p>4.89003933966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478">
                <text:p>3.478</text:p>
              </table:table-cell>
              <table:table-cell office:value-type="float" office:value="4.88553476333618">
                <text:p>4.885534763336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48">
                <text:p>3.48</text:p>
              </table:table-cell>
              <table:table-cell office:value-type="float" office:value="4.88103602826595">
                <text:p>4.881036028265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82">
                <text:p>3.482</text:p>
              </table:table-cell>
              <table:table-cell office:value-type="float" office:value="4.87654310464859">
                <text:p>4.876543104648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484">
                <text:p>3.484</text:p>
              </table:table-cell>
              <table:table-cell office:value-type="float" office:value="4.87205599248409">
                <text:p>4.872055992484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86">
                <text:p>3.486</text:p>
              </table:table-cell>
              <table:table-cell office:value-type="float" office:value="4.8675746768713">
                <text:p>4.86757467687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8">
                <text:p>3.488</text:p>
              </table:table-cell>
              <table:table-cell office:value-type="float" office:value="4.86309915781021">
                <text:p>4.863099157810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9">
                <text:p>3.49</text:p>
              </table:table-cell>
              <table:table-cell office:value-type="float" office:value="4.85862943530083">
                <text:p>4.858629435300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492">
                <text:p>3.492</text:p>
              </table:table-cell>
              <table:table-cell office:value-type="float" office:value="4.85416546463966">
                <text:p>4.854165464639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494">
                <text:p>3.494</text:p>
              </table:table-cell>
              <table:table-cell office:value-type="float" office:value="4.84970727562904">
                <text:p>4.849707275629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496">
                <text:p>3.496</text:p>
              </table:table-cell>
              <table:table-cell office:value-type="float" office:value="4.84525485336781">
                <text:p>4.8452548533678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98">
                <text:p>3.498</text:p>
              </table:table-cell>
              <table:table-cell office:value-type="float" office:value="4.84080816805363">
                <text:p>4.840808168053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">
                <text:p>3.5</text:p>
              </table:table-cell>
              <table:table-cell office:value-type="float" office:value="4.83636723458767">
                <text:p>4.836367234587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502">
                <text:p>3.502</text:p>
              </table:table-cell>
              <table:table-cell office:value-type="float" office:value="4.83193202316761">
                <text:p>4.831932023167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504">
                <text:p>3.504</text:p>
              </table:table-cell>
              <table:table-cell office:value-type="float" office:value="4.82750254869461">
                <text:p>4.827502548694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06">
                <text:p>3.506</text:p>
              </table:table-cell>
              <table:table-cell office:value-type="float" office:value="4.82307878136635">
                <text:p>4.823078781366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08">
                <text:p>3.508</text:p>
              </table:table-cell>
              <table:table-cell office:value-type="float" office:value="4.81866072118282">
                <text:p>4.818660721182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1">
                <text:p>3.51</text:p>
              </table:table-cell>
              <table:table-cell office:value-type="float" office:value="4.81424836814404">
                <text:p>4.814248368144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512">
                <text:p>3.512</text:p>
              </table:table-cell>
              <table:table-cell office:value-type="float" office:value="4.80984169244766">
                <text:p>4.809841692447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14">
                <text:p>3.514</text:p>
              </table:table-cell>
              <table:table-cell office:value-type="float" office:value="4.80544070899487">
                <text:p>4.805440708994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516">
                <text:p>3.516</text:p>
              </table:table-cell>
              <table:table-cell office:value-type="float" office:value="4.80104538798332">
                <text:p>4.80104538798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18">
                <text:p>3.518</text:p>
              </table:table-cell>
              <table:table-cell office:value-type="float" office:value="4.79665574431419">
                <text:p>4.796655744314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2">
                <text:p>3.52</text:p>
              </table:table-cell>
              <table:table-cell office:value-type="float" office:value="4.79227174818516">
                <text:p>4.792271748185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22">
                <text:p>3.522</text:p>
              </table:table-cell>
              <table:table-cell office:value-type="float" office:value="4.78789339959621">
                <text:p>4.787893399596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24">
                <text:p>3.524</text:p>
              </table:table-cell>
              <table:table-cell office:value-type="float" office:value="4.78352069854736">
                <text:p>4.783520698547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26">
                <text:p>3.526</text:p>
              </table:table-cell>
              <table:table-cell office:value-type="float" office:value="4.77915363013744">
                <text:p>4.779153630137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28">
                <text:p>3.528</text:p>
              </table:table-cell>
              <table:table-cell office:value-type="float" office:value="4.77479216456413">
                <text:p>4.774792164564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53">
                <text:p>3.53</text:p>
              </table:table-cell>
              <table:table-cell office:value-type="float" office:value="4.77043633162975">
                <text:p>4.770436331629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532">
                <text:p>3.532</text:p>
              </table:table-cell>
              <table:table-cell office:value-type="float" office:value="4.76608610153198">
                <text:p>4.766086101531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534">
                <text:p>3.534</text:p>
              </table:table-cell>
              <table:table-cell office:value-type="float" office:value="4.76174145936966">
                <text:p>4.761741459369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36">
                <text:p>3.536</text:p>
              </table:table-cell>
              <table:table-cell office:value-type="float" office:value="4.75740242004395">
                <text:p>4.757402420043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538">
                <text:p>3.538</text:p>
              </table:table-cell>
              <table:table-cell office:value-type="float" office:value="4.75306893885136">
                <text:p>4.753068938851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54">
                <text:p>3.54</text:p>
              </table:table-cell>
              <table:table-cell office:value-type="float" office:value="4.74874104559422">
                <text:p>4.748741045594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542">
                <text:p>3.542</text:p>
              </table:table-cell>
              <table:table-cell office:value-type="float" office:value="4.7444187104702">
                <text:p>4.74441871047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544">
                <text:p>3.544</text:p>
              </table:table-cell>
              <table:table-cell office:value-type="float" office:value="4.74010193347931">
                <text:p>4.740101933479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546">
                <text:p>3.546</text:p>
              </table:table-cell>
              <table:table-cell office:value-type="float" office:value="4.73579071462154">
                <text:p>4.735790714621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548">
                <text:p>3.548</text:p>
              </table:table-cell>
              <table:table-cell office:value-type="float" office:value="4.73148502409458">
                <text:p>4.731485024094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55">
                <text:p>3.55</text:p>
              </table:table-cell>
              <table:table-cell office:value-type="float" office:value="4.72718486189842">
                <text:p>4.7271848618984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552">
                <text:p>3.552</text:p>
              </table:table-cell>
              <table:table-cell office:value-type="float" office:value="4.72289021313191">
                <text:p>4.722890213131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554">
                <text:p>3.554</text:p>
              </table:table-cell>
              <table:table-cell office:value-type="float" office:value="4.71860109269619">
                <text:p>4.718601092696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56">
                <text:p>3.556</text:p>
              </table:table-cell>
              <table:table-cell office:value-type="float" office:value="4.71431747078896">
                <text:p>4.7143174707889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558">
                <text:p>3.558</text:p>
              </table:table-cell>
              <table:table-cell office:value-type="float" office:value="4.7100393474102">
                <text:p>4.71003934741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56">
                <text:p>3.56</text:p>
              </table:table-cell>
              <table:table-cell office:value-type="float" office:value="4.70576670765877">
                <text:p>4.7057667076587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62">
                <text:p>3.562</text:p>
              </table:table-cell>
              <table:table-cell office:value-type="float" office:value="4.70149955153465">
                <text:p>4.701499551534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564">
                <text:p>3.564</text:p>
              </table:table-cell>
              <table:table-cell office:value-type="float" office:value="4.6972378641367">
                <text:p>4.69723786413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566">
                <text:p>3.566</text:p>
              </table:table-cell>
              <table:table-cell office:value-type="float" office:value="4.6929816454649">
                <text:p>4.69298164546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568">
                <text:p>3.568</text:p>
              </table:table-cell>
              <table:table-cell office:value-type="float" office:value="4.6887308806181">
                <text:p>4.68873088061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57">
                <text:p>3.57</text:p>
              </table:table-cell>
              <table:table-cell office:value-type="float" office:value="4.68448555469513">
                <text:p>4.684485554695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572">
                <text:p>3.572</text:p>
              </table:table-cell>
              <table:table-cell office:value-type="float" office:value="4.68024568259716">
                <text:p>4.680245682597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574">
                <text:p>3.574</text:p>
              </table:table-cell>
              <table:table-cell office:value-type="float" office:value="4.67601123452187">
                <text:p>4.676011234521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576">
                <text:p>3.576</text:p>
              </table:table-cell>
              <table:table-cell office:value-type="float" office:value="4.67178221046925">
                <text:p>4.671782210469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578">
                <text:p>3.578</text:p>
              </table:table-cell>
              <table:table-cell office:value-type="float" office:value="4.66755859553814">
                <text:p>4.667558595538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58">
                <text:p>3.58</text:p>
              </table:table-cell>
              <table:table-cell office:value-type="float" office:value="4.66334038972855">
                <text:p>4.663340389728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582">
                <text:p>3.582</text:p>
              </table:table-cell>
              <table:table-cell office:value-type="float" office:value="4.65912757813931">
                <text:p>4.659127578139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584">
                <text:p>3.584</text:p>
              </table:table-cell>
              <table:table-cell office:value-type="float" office:value="4.65492017567158">
                <text:p>4.654920175671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586">
                <text:p>3.586</text:p>
              </table:table-cell>
              <table:table-cell office:value-type="float" office:value="4.65071813762188">
                <text:p>4.650718137621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588">
                <text:p>3.588</text:p>
              </table:table-cell>
              <table:table-cell office:value-type="float" office:value="4.64652147889137">
                <text:p>4.646521478891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59">
                <text:p>3.59</text:p>
              </table:table-cell>
              <table:table-cell office:value-type="float" office:value="4.64233016967773">
                <text:p>4.642330169677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592">
                <text:p>3.592</text:p>
              </table:table-cell>
              <table:table-cell office:value-type="float" office:value="4.63814423978329">
                <text:p>4.638144239783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94">
                <text:p>3.594</text:p>
              </table:table-cell>
              <table:table-cell office:value-type="float" office:value="4.63396364450455">
                <text:p>4.633963644504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596">
                <text:p>3.596</text:p>
              </table:table-cell>
              <table:table-cell office:value-type="float" office:value="4.62978839874268">
                <text:p>4.629788398742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598">
                <text:p>3.598</text:p>
              </table:table-cell>
              <table:table-cell office:value-type="float" office:value="4.62561848759651">
                <text:p>4.625618487596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6">
                <text:p>3.6</text:p>
              </table:table-cell>
              <table:table-cell office:value-type="float" office:value="4.62145389616489">
                <text:p>4.621453896164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602">
                <text:p>3.602</text:p>
              </table:table-cell>
              <table:table-cell office:value-type="float" office:value="4.61729462444782">
                <text:p>4.617294624447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604">
                <text:p>3.604</text:p>
              </table:table-cell>
              <table:table-cell office:value-type="float" office:value="4.61314065754414">
                <text:p>4.613140657544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606">
                <text:p>3.606</text:p>
              </table:table-cell>
              <table:table-cell office:value-type="float" office:value="4.60899199545383">
                <text:p>4.608991995453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608">
                <text:p>3.608</text:p>
              </table:table-cell>
              <table:table-cell office:value-type="float" office:value="4.60484862327576">
                <text:p>4.604848623275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1">
                <text:p>3.61</text:p>
              </table:table-cell>
              <table:table-cell office:value-type="float" office:value="4.6007105410099">
                <text:p>4.60071054100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612">
                <text:p>3.612</text:p>
              </table:table-cell>
              <table:table-cell office:value-type="float" office:value="4.59657773375511">
                <text:p>4.596577733755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614">
                <text:p>3.614</text:p>
              </table:table-cell>
              <table:table-cell office:value-type="float" office:value="4.59245020151138">
                <text:p>4.592450201511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616">
                <text:p>3.616</text:p>
              </table:table-cell>
              <table:table-cell office:value-type="float" office:value="4.5883279144764">
                <text:p>4.58832791447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618">
                <text:p>3.618</text:p>
              </table:table-cell>
              <table:table-cell office:value-type="float" office:value="4.58421088755131">
                <text:p>4.584210887551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62">
                <text:p>3.62</text:p>
              </table:table-cell>
              <table:table-cell office:value-type="float" office:value="4.58009912073612">
                <text:p>4.580099120736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22">
                <text:p>3.622</text:p>
              </table:table-cell>
              <table:table-cell office:value-type="float" office:value="4.57599256932735">
                <text:p>4.575992569327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624">
                <text:p>3.624</text:p>
              </table:table-cell>
              <table:table-cell office:value-type="float" office:value="4.57189126312733">
                <text:p>4.571891263127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626">
                <text:p>3.626</text:p>
              </table:table-cell>
              <table:table-cell office:value-type="float" office:value="4.56779515743256">
                <text:p>4.567795157432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628">
                <text:p>3.628</text:p>
              </table:table-cell>
              <table:table-cell office:value-type="float" office:value="4.56370428204536">
                <text:p>4.563704282045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63">
                <text:p>3.63</text:p>
              </table:table-cell>
              <table:table-cell office:value-type="float" office:value="4.55961860716343">
                <text:p>4.559618607163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632">
                <text:p>3.632</text:p>
              </table:table-cell>
              <table:table-cell office:value-type="float" office:value="4.55553813278675">
                <text:p>4.555538132786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34">
                <text:p>3.634</text:p>
              </table:table-cell>
              <table:table-cell office:value-type="float" office:value="4.55146284401417">
                <text:p>4.5514628440141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636">
                <text:p>3.636</text:p>
              </table:table-cell>
              <table:table-cell office:value-type="float" office:value="4.54739274084568">
                <text:p>4.547392740845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38">
                <text:p>3.638</text:p>
              </table:table-cell>
              <table:table-cell office:value-type="float" office:value="4.54332780838013">
                <text:p>4.543327808380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64">
                <text:p>3.64</text:p>
              </table:table-cell>
              <table:table-cell office:value-type="float" office:value="4.53926804661751">
                <text:p>4.539268046617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642">
                <text:p>3.642</text:p>
              </table:table-cell>
              <table:table-cell office:value-type="float" office:value="4.53521344065666">
                <text:p>4.535213440656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44">
                <text:p>3.644</text:p>
              </table:table-cell>
              <table:table-cell office:value-type="float" office:value="4.53116397559643">
                <text:p>4.531163975596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646">
                <text:p>3.646</text:p>
              </table:table-cell>
              <table:table-cell office:value-type="float" office:value="4.52711966633797">
                <text:p>4.527119666337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648">
                <text:p>3.648</text:p>
              </table:table-cell>
              <table:table-cell office:value-type="float" office:value="4.52308048307896">
                <text:p>4.523080483078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65">
                <text:p>3.65</text:p>
              </table:table-cell>
              <table:table-cell office:value-type="float" office:value="4.5190464258194">
                <text:p>4.51904642581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52">
                <text:p>3.652</text:p>
              </table:table-cell>
              <table:table-cell office:value-type="float" office:value="4.51501749455929">
                <text:p>4.5150174945592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654">
                <text:p>3.654</text:p>
              </table:table-cell>
              <table:table-cell office:value-type="float" office:value="4.51099367439747">
                <text:p>4.510993674397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656">
                <text:p>3.656</text:p>
              </table:table-cell>
              <table:table-cell office:value-type="float" office:value="4.50697495043278">
                <text:p>4.50697495043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658">
                <text:p>3.658</text:p>
              </table:table-cell>
              <table:table-cell office:value-type="float" office:value="4.50296133756638">
                <text:p>4.502961337566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66">
                <text:p>3.66</text:p>
              </table:table-cell>
              <table:table-cell office:value-type="float" office:value="4.49895279109478">
                <text:p>4.498952791094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662">
                <text:p>3.662</text:p>
              </table:table-cell>
              <table:table-cell office:value-type="float" office:value="4.49494934082031">
                <text:p>4.494949340820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664">
                <text:p>3.664</text:p>
              </table:table-cell>
              <table:table-cell office:value-type="float" office:value="4.49095095694065">
                <text:p>4.4909509569406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666">
                <text:p>3.666</text:p>
              </table:table-cell>
              <table:table-cell office:value-type="float" office:value="4.4869576394558">
                <text:p>4.48695763945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668">
                <text:p>3.668</text:p>
              </table:table-cell>
              <table:table-cell office:value-type="float" office:value="4.48296938836575">
                <text:p>4.482969388365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67">
                <text:p>3.67</text:p>
              </table:table-cell>
              <table:table-cell office:value-type="float" office:value="4.47898617386818">
                <text:p>4.478986173868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672">
                <text:p>3.672</text:p>
              </table:table-cell>
              <table:table-cell office:value-type="float" office:value="4.4750079959631">
                <text:p>4.47500799596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674">
                <text:p>3.674</text:p>
              </table:table-cell>
              <table:table-cell office:value-type="float" office:value="4.47103486955166">
                <text:p>4.471034869551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676">
                <text:p>3.676</text:p>
              </table:table-cell>
              <table:table-cell office:value-type="float" office:value="4.46706676483154">
                <text:p>4.467066764831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678">
                <text:p>3.678</text:p>
              </table:table-cell>
              <table:table-cell office:value-type="float" office:value="4.46310366690159">
                <text:p>4.463103666901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68">
                <text:p>3.68</text:p>
              </table:table-cell>
              <table:table-cell office:value-type="float" office:value="4.45914559066296">
                <text:p>4.459145590662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82">
                <text:p>3.682</text:p>
              </table:table-cell>
              <table:table-cell office:value-type="float" office:value="4.45519252121449">
                <text:p>4.455192521214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684">
                <text:p>3.684</text:p>
              </table:table-cell>
              <table:table-cell office:value-type="float" office:value="4.45124444365501">
                <text:p>4.451244443655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686">
                <text:p>3.686</text:p>
              </table:table-cell>
              <table:table-cell office:value-type="float" office:value="4.44730135798454">
                <text:p>4.447301357984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688">
                <text:p>3.688</text:p>
              </table:table-cell>
              <table:table-cell office:value-type="float" office:value="4.44336324930191">
                <text:p>4.4433632493019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9">
                <text:p>3.69</text:p>
              </table:table-cell>
              <table:table-cell office:value-type="float" office:value="4.43943010270596">
                <text:p>4.439430102705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692">
                <text:p>3.692</text:p>
              </table:table-cell>
              <table:table-cell office:value-type="float" office:value="4.43550193309784">
                <text:p>4.435501933097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694">
                <text:p>3.694</text:p>
              </table:table-cell>
              <table:table-cell office:value-type="float" office:value="4.4315787255764">
                <text:p>4.43157872557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696">
                <text:p>3.696</text:p>
              </table:table-cell>
              <table:table-cell office:value-type="float" office:value="4.42766046524048">
                <text:p>4.427660465240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698">
                <text:p>3.698</text:p>
              </table:table-cell>
              <table:table-cell office:value-type="float" office:value="4.42374715209007">
                <text:p>4.4237471520900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">
                <text:p>3.7</text:p>
              </table:table-cell>
              <table:table-cell office:value-type="float" office:value="4.41983877122402">
                <text:p>4.419838771224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702">
                <text:p>3.702</text:p>
              </table:table-cell>
              <table:table-cell office:value-type="float" office:value="4.41593530774117">
                <text:p>4.415935307741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704">
                <text:p>3.704</text:p>
              </table:table-cell>
              <table:table-cell office:value-type="float" office:value="4.41203677654266">
                <text:p>4.412036776542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706">
                <text:p>3.706</text:p>
              </table:table-cell>
              <table:table-cell office:value-type="float" office:value="4.40814316272736">
                <text:p>4.408143162727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708">
                <text:p>3.708</text:p>
              </table:table-cell>
              <table:table-cell office:value-type="float" office:value="4.40425443649292">
                <text:p>4.4042544364929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71">
                <text:p>3.71</text:p>
              </table:table-cell>
              <table:table-cell office:value-type="float" office:value="4.40037062764168">
                <text:p>4.400370627641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712">
                <text:p>3.712</text:p>
              </table:table-cell>
              <table:table-cell office:value-type="float" office:value="4.39649169147015">
                <text:p>4.396491691470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714">
                <text:p>3.714</text:p>
              </table:table-cell>
              <table:table-cell office:value-type="float" office:value="4.39261765778065">
                <text:p>4.392617657780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716">
                <text:p>3.716</text:p>
              </table:table-cell>
              <table:table-cell office:value-type="float" office:value="4.3887484818697">
                <text:p>4.38874848186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718">
                <text:p>3.718</text:p>
              </table:table-cell>
              <table:table-cell office:value-type="float" office:value="4.38488419353962">
                <text:p>4.384884193539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72">
                <text:p>3.72</text:p>
              </table:table-cell>
              <table:table-cell office:value-type="float" office:value="4.38102474808693">
                <text:p>4.381024748086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722">
                <text:p>3.722</text:p>
              </table:table-cell>
              <table:table-cell office:value-type="float" office:value="4.37717017531395">
                <text:p>4.377170175313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724">
                <text:p>3.724</text:p>
              </table:table-cell>
              <table:table-cell office:value-type="float" office:value="4.3733204305172">
                <text:p>4.37332043051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726">
                <text:p>3.726</text:p>
              </table:table-cell>
              <table:table-cell office:value-type="float" office:value="4.36947552859783">
                <text:p>4.369475528597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728">
                <text:p>3.728</text:p>
              </table:table-cell>
              <table:table-cell office:value-type="float" office:value="4.36563546955586">
                <text:p>4.365635469555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73">
                <text:p>3.73</text:p>
              </table:table-cell>
              <table:table-cell office:value-type="float" office:value="4.36180022358894">
                <text:p>4.3618002235889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732">
                <text:p>3.732</text:p>
              </table:table-cell>
              <table:table-cell office:value-type="float" office:value="4.3579697906971">
                <text:p>4.357969790697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734">
                <text:p>3.734</text:p>
              </table:table-cell>
              <table:table-cell office:value-type="float" office:value="4.35414417088032">
                <text:p>4.354144170880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736">
                <text:p>3.736</text:p>
              </table:table-cell>
              <table:table-cell office:value-type="float" office:value="4.3503233641386">
                <text:p>4.35032336413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738">
                <text:p>3.738</text:p>
              </table:table-cell>
              <table:table-cell office:value-type="float" office:value="4.34650734066963">
                <text:p>4.34650734066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74">
                <text:p>3.74</text:p>
              </table:table-cell>
              <table:table-cell office:value-type="float" office:value="4.34269611537457">
                <text:p>4.342696115374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742">
                <text:p>3.742</text:p>
              </table:table-cell>
              <table:table-cell office:value-type="float" office:value="4.33888965845108">
                <text:p>4.338889658451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44">
                <text:p>3.744</text:p>
              </table:table-cell>
              <table:table-cell office:value-type="float" office:value="4.33508798480034">
                <text:p>4.335087984800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46">
                <text:p>3.746</text:p>
              </table:table-cell>
              <table:table-cell office:value-type="float" office:value="4.33129106462002">
                <text:p>4.331291064620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748">
                <text:p>3.748</text:p>
              </table:table-cell>
              <table:table-cell office:value-type="float" office:value="4.32749891281128">
                <text:p>4.327498912811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75">
                <text:p>3.75</text:p>
              </table:table-cell>
              <table:table-cell office:value-type="float" office:value="4.3237114995718">
                <text:p>4.32371149957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752">
                <text:p>3.752</text:p>
              </table:table-cell>
              <table:table-cell office:value-type="float" office:value="4.31992883980274">
                <text:p>4.319928839802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754">
                <text:p>3.754</text:p>
              </table:table-cell>
              <table:table-cell office:value-type="float" office:value="4.31615091860294">
                <text:p>4.316150918602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756">
                <text:p>3.756</text:p>
              </table:table-cell>
              <table:table-cell office:value-type="float" office:value="4.31237772107124">
                <text:p>4.312377721071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758">
                <text:p>3.758</text:p>
              </table:table-cell>
              <table:table-cell office:value-type="float" office:value="4.30860924720764">
                <text:p>4.308609247207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76">
                <text:p>3.76</text:p>
              </table:table-cell>
              <table:table-cell office:value-type="float" office:value="4.30484549701214">
                <text:p>4.304845497012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762">
                <text:p>3.762</text:p>
              </table:table-cell>
              <table:table-cell office:value-type="float" office:value="4.30108644068241">
                <text:p>4.301086440682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764">
                <text:p>3.764</text:p>
              </table:table-cell>
              <table:table-cell office:value-type="float" office:value="4.29733209311962">
                <text:p>4.297332093119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766">
                <text:p>3.766</text:p>
              </table:table-cell>
              <table:table-cell office:value-type="float" office:value="4.29358243942261">
                <text:p>4.293582439422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768">
                <text:p>3.768</text:p>
              </table:table-cell>
              <table:table-cell office:value-type="float" office:value="4.28983747959137">
                <text:p>4.289837479591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77">
                <text:p>3.77</text:p>
              </table:table-cell>
              <table:table-cell office:value-type="float" office:value="4.28609718382359">
                <text:p>4.286097183823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772">
                <text:p>3.772</text:p>
              </table:table-cell>
              <table:table-cell office:value-type="float" office:value="4.28236156702042">
                <text:p>4.282361567020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774">
                <text:p>3.774</text:p>
              </table:table-cell>
              <table:table-cell office:value-type="float" office:value="4.2786306142807">
                <text:p>4.27863061428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776">
                <text:p>3.776</text:p>
              </table:table-cell>
              <table:table-cell office:value-type="float" office:value="4.27490432560444">
                <text:p>4.274904325604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778">
                <text:p>3.778</text:p>
              </table:table-cell>
              <table:table-cell office:value-type="float" office:value="4.27118268609047">
                <text:p>4.271182686090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78">
                <text:p>3.78</text:p>
              </table:table-cell>
              <table:table-cell office:value-type="float" office:value="4.26746568083763">
                <text:p>4.267465680837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82">
                <text:p>3.782</text:p>
              </table:table-cell>
              <table:table-cell office:value-type="float" office:value="4.26375332474709">
                <text:p>4.263753324747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784">
                <text:p>3.784</text:p>
              </table:table-cell>
              <table:table-cell office:value-type="float" office:value="4.26004558801651">
                <text:p>4.260045588016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786">
                <text:p>3.786</text:p>
              </table:table-cell>
              <table:table-cell office:value-type="float" office:value="4.25634248554707">
                <text:p>4.256342485547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788">
                <text:p>3.788</text:p>
              </table:table-cell>
              <table:table-cell office:value-type="float" office:value="4.25264398753643">
                <text:p>4.252643987536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79">
                <text:p>3.79</text:p>
              </table:table-cell>
              <table:table-cell office:value-type="float" office:value="4.2489500939846">
                <text:p>4.24895009398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792">
                <text:p>3.792</text:p>
              </table:table-cell>
              <table:table-cell office:value-type="float" office:value="4.24526081979275">
                <text:p>4.24526081979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794">
                <text:p>3.794</text:p>
              </table:table-cell>
              <table:table-cell office:value-type="float" office:value="4.24157612025738">
                <text:p>4.241576120257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796">
                <text:p>3.796</text:p>
              </table:table-cell>
              <table:table-cell office:value-type="float" office:value="4.23789602518082">
                <text:p>4.237896025180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798">
                <text:p>3.798</text:p>
              </table:table-cell>
              <table:table-cell office:value-type="float" office:value="4.23422050476074">
                <text:p>4.234220504760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8">
                <text:p>3.8</text:p>
              </table:table-cell>
              <table:table-cell office:value-type="float" office:value="4.23054955899715">
                <text:p>4.230549558997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802">
                <text:p>3.802</text:p>
              </table:table-cell>
              <table:table-cell office:value-type="float" office:value="4.22688317298889">
                <text:p>4.2268831729888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804">
                <text:p>3.804</text:p>
              </table:table-cell>
              <table:table-cell office:value-type="float" office:value="4.22322134673595">
                <text:p>4.223221346735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806">
                <text:p>3.806</text:p>
              </table:table-cell>
              <table:table-cell office:value-type="float" office:value="4.21956408023834">
                <text:p>4.219564080238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808">
                <text:p>3.808</text:p>
              </table:table-cell>
              <table:table-cell office:value-type="float" office:value="4.21591135859489">
                <text:p>4.215911358594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81">
                <text:p>3.81</text:p>
              </table:table-cell>
              <table:table-cell office:value-type="float" office:value="4.21226316690445">
                <text:p>4.212263166904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812">
                <text:p>3.812</text:p>
              </table:table-cell>
              <table:table-cell office:value-type="float" office:value="4.20861952006817">
                <text:p>4.208619520068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814">
                <text:p>3.814</text:p>
              </table:table-cell>
              <table:table-cell office:value-type="float" office:value="4.20498038828373">
                <text:p>4.204980388283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816">
                <text:p>3.816</text:p>
              </table:table-cell>
              <table:table-cell office:value-type="float" office:value="4.20134578645229">
                <text:p>4.201345786452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818">
                <text:p>3.818</text:p>
              </table:table-cell>
              <table:table-cell office:value-type="float" office:value="4.19771568477154">
                <text:p>4.197715684771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82">
                <text:p>3.82</text:p>
              </table:table-cell>
              <table:table-cell office:value-type="float" office:value="4.19409009814262">
                <text:p>4.194090098142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822">
                <text:p>3.822</text:p>
              </table:table-cell>
              <table:table-cell office:value-type="float" office:value="4.19046899676323">
                <text:p>4.190468996763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824">
                <text:p>3.824</text:p>
              </table:table-cell>
              <table:table-cell office:value-type="float" office:value="4.18685239553452">
                <text:p>4.186852395534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26">
                <text:p>3.826</text:p>
              </table:table-cell>
              <table:table-cell office:value-type="float" office:value="4.18324026465416">
                <text:p>4.183240264654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828">
                <text:p>3.828</text:p>
              </table:table-cell>
              <table:table-cell office:value-type="float" office:value="4.17963261902332">
                <text:p>4.179632619023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3">
                <text:p>3.83</text:p>
              </table:table-cell>
              <table:table-cell office:value-type="float" office:value="4.17602945864201">
                <text:p>4.176029458642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832">
                <text:p>3.832</text:p>
              </table:table-cell>
              <table:table-cell office:value-type="float" office:value="4.17243073880672">
                <text:p>4.172430738806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834">
                <text:p>3.834</text:p>
              </table:table-cell>
              <table:table-cell office:value-type="float" office:value="4.1688364893198">
                <text:p>4.16883648931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836">
                <text:p>3.836</text:p>
              </table:table-cell>
              <table:table-cell office:value-type="float" office:value="4.16524668037891">
                <text:p>4.165246680378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838">
                <text:p>3.838</text:p>
              </table:table-cell>
              <table:table-cell office:value-type="float" office:value="4.16166132688522">
                <text:p>4.161661326885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84">
                <text:p>3.84</text:p>
              </table:table-cell>
              <table:table-cell office:value-type="float" office:value="4.15808039903641">
                <text:p>4.158080399036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842">
                <text:p>3.842</text:p>
              </table:table-cell>
              <table:table-cell office:value-type="float" office:value="4.15450391173363">
                <text:p>4.154503911733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844">
                <text:p>3.844</text:p>
              </table:table-cell>
              <table:table-cell office:value-type="float" office:value="4.15093183517456">
                <text:p>4.150931835174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846">
                <text:p>3.846</text:p>
              </table:table-cell>
              <table:table-cell office:value-type="float" office:value="4.14736418426037">
                <text:p>4.147364184260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848">
                <text:p>3.848</text:p>
              </table:table-cell>
              <table:table-cell office:value-type="float" office:value="4.14380092918873">
                <text:p>4.143800929188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85">
                <text:p>3.85</text:p>
              </table:table-cell>
              <table:table-cell office:value-type="float" office:value="4.1402420848608">
                <text:p>4.140242084860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852">
                <text:p>3.852</text:p>
              </table:table-cell>
              <table:table-cell office:value-type="float" office:value="4.13668763637543">
                <text:p>4.136687636375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54">
                <text:p>3.854</text:p>
              </table:table-cell>
              <table:table-cell office:value-type="float" office:value="4.13313758373261">
                <text:p>4.133137583732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856">
                <text:p>3.856</text:p>
              </table:table-cell>
              <table:table-cell office:value-type="float" office:value="4.12959191203117">
                <text:p>4.129591912031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58">
                <text:p>3.858</text:p>
              </table:table-cell>
              <table:table-cell office:value-type="float" office:value="4.12605060636997">
                <text:p>4.126050606369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86">
                <text:p>3.86</text:p>
              </table:table-cell>
              <table:table-cell office:value-type="float" office:value="4.12251368165016">
                <text:p>4.122513681650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862">
                <text:p>3.862</text:p>
              </table:table-cell>
              <table:table-cell office:value-type="float" office:value="4.11898110806942">
                <text:p>4.118981108069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864">
                <text:p>3.864</text:p>
              </table:table-cell>
              <table:table-cell office:value-type="float" office:value="4.11545290052891">
                <text:p>4.115452900528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866">
                <text:p>3.866</text:p>
              </table:table-cell>
              <table:table-cell office:value-type="float" office:value="4.11192904412746">
                <text:p>4.111929044127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868">
                <text:p>3.868</text:p>
              </table:table-cell>
              <table:table-cell office:value-type="float" office:value="4.10840952396393">
                <text:p>4.108409523963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7">
                <text:p>3.87</text:p>
              </table:table-cell>
              <table:table-cell office:value-type="float" office:value="4.1048943400383">
                <text:p>4.10489434003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872">
                <text:p>3.872</text:p>
              </table:table-cell>
              <table:table-cell office:value-type="float" office:value="4.10138347744942">
                <text:p>4.101383477449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874">
                <text:p>3.874</text:p>
              </table:table-cell>
              <table:table-cell office:value-type="float" office:value="4.09787695109844">
                <text:p>4.0978769510984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876">
                <text:p>3.876</text:p>
              </table:table-cell>
              <table:table-cell office:value-type="float" office:value="4.09437474608421">
                <text:p>4.0943747460842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878">
                <text:p>3.878</text:p>
              </table:table-cell>
              <table:table-cell office:value-type="float" office:value="4.09087683260441">
                <text:p>4.090876832604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88">
                <text:p>3.88</text:p>
              </table:table-cell>
              <table:table-cell office:value-type="float" office:value="4.08738324046135">
                <text:p>4.087383240461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882">
                <text:p>3.882</text:p>
              </table:table-cell>
              <table:table-cell office:value-type="float" office:value="4.08389393985271">
                <text:p>4.083893939852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884">
                <text:p>3.884</text:p>
              </table:table-cell>
              <table:table-cell office:value-type="float" office:value="4.08040891587734">
                <text:p>4.0804089158773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86">
                <text:p>3.886</text:p>
              </table:table-cell>
              <table:table-cell office:value-type="float" office:value="4.07692819833756">
                <text:p>4.076928198337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888">
                <text:p>3.888</text:p>
              </table:table-cell>
              <table:table-cell office:value-type="float" office:value="4.07345174252987">
                <text:p>4.073451742529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89">
                <text:p>3.89</text:p>
              </table:table-cell>
              <table:table-cell office:value-type="float" office:value="4.06997956335545">
                <text:p>4.069979563355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892">
                <text:p>3.892</text:p>
              </table:table-cell>
              <table:table-cell office:value-type="float" office:value="4.06651164591312">
                <text:p>4.066511645913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894">
                <text:p>3.894</text:p>
              </table:table-cell>
              <table:table-cell office:value-type="float" office:value="4.0630479902029">
                <text:p>4.06304799020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896">
                <text:p>3.896</text:p>
              </table:table-cell>
              <table:table-cell office:value-type="float" office:value="4.05958858132362">
                <text:p>4.059588581323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898">
                <text:p>3.898</text:p>
              </table:table-cell>
              <table:table-cell office:value-type="float" office:value="4.05613341927528">
                <text:p>4.056133419275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9">
                <text:p>3.9</text:p>
              </table:table-cell>
              <table:table-cell office:value-type="float" office:value="4.05268248915672">
                <text:p>4.052682489156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902">
                <text:p>3.902</text:p>
              </table:table-cell>
              <table:table-cell office:value-type="float" office:value="4.0492358058691">
                <text:p>4.04923580586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904">
                <text:p>3.904</text:p>
              </table:table-cell>
              <table:table-cell office:value-type="float" office:value="4.0457933396101">
                <text:p>4.04579333961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906">
                <text:p>3.906</text:p>
              </table:table-cell>
              <table:table-cell office:value-type="float" office:value="4.04235509037972">
                <text:p>4.042355090379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908">
                <text:p>3.908</text:p>
              </table:table-cell>
              <table:table-cell office:value-type="float" office:value="4.03892105817795">
                <text:p>4.038921058177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1">
                <text:p>3.91</text:p>
              </table:table-cell>
              <table:table-cell office:value-type="float" office:value="4.03549122810364">
                <text:p>4.035491228103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912">
                <text:p>3.912</text:p>
              </table:table-cell>
              <table:table-cell office:value-type="float" office:value="4.03206560015678">
                <text:p>4.032065600156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914">
                <text:p>3.914</text:p>
              </table:table-cell>
              <table:table-cell office:value-type="float" office:value="4.02864417433739">
                <text:p>4.028644174337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916">
                <text:p>3.916</text:p>
              </table:table-cell>
              <table:table-cell office:value-type="float" office:value="4.02522692084312">
                <text:p>4.025226920843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18">
                <text:p>3.918</text:p>
              </table:table-cell>
              <table:table-cell office:value-type="float" office:value="4.02181386947632">
                <text:p>4.021813869476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2">
                <text:p>3.92</text:p>
              </table:table-cell>
              <table:table-cell office:value-type="float" office:value="4.01840497553349">
                <text:p>4.018404975533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922">
                <text:p>3.922</text:p>
              </table:table-cell>
              <table:table-cell office:value-type="float" office:value="4.01500025391579">
                <text:p>4.0150002539157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924">
                <text:p>3.924</text:p>
              </table:table-cell>
              <table:table-cell office:value-type="float" office:value="4.01159968972206">
                <text:p>4.011599689722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26">
                <text:p>3.926</text:p>
              </table:table-cell>
              <table:table-cell office:value-type="float" office:value="4.00820328295231">
                <text:p>4.008203282952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28">
                <text:p>3.928</text:p>
              </table:table-cell>
              <table:table-cell office:value-type="float" office:value="4.00481103360653">
                <text:p>4.004811033606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3">
                <text:p>3.93</text:p>
              </table:table-cell>
              <table:table-cell office:value-type="float" office:value="4.00142292678356">
                <text:p>4.001422926783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932">
                <text:p>3.932</text:p>
              </table:table-cell>
              <table:table-cell office:value-type="float" office:value="3.99803894758225">
                <text:p>3.998038947582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34">
                <text:p>3.934</text:p>
              </table:table-cell>
              <table:table-cell office:value-type="float" office:value="3.99465909600258">
                <text:p>3.994659096002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36">
                <text:p>3.936</text:p>
              </table:table-cell>
              <table:table-cell office:value-type="float" office:value="3.99128338694572">
                <text:p>3.991283386945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38">
                <text:p>3.938</text:p>
              </table:table-cell>
              <table:table-cell office:value-type="float" office:value="3.9879117757082">
                <text:p>3.98791177570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4">
                <text:p>3.94</text:p>
              </table:table-cell>
              <table:table-cell office:value-type="float" office:value="3.98454429209232">
                <text:p>3.984544292092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42">
                <text:p>3.942</text:p>
              </table:table-cell>
              <table:table-cell office:value-type="float" office:value="3.98118090629578">
                <text:p>3.981180906295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44">
                <text:p>3.944</text:p>
              </table:table-cell>
              <table:table-cell office:value-type="float" office:value="3.97782161831856">
                <text:p>3.977821618318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946">
                <text:p>3.946</text:p>
              </table:table-cell>
              <table:table-cell office:value-type="float" office:value="3.97446642816067">
                <text:p>3.974466428160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948">
                <text:p>3.948</text:p>
              </table:table-cell>
              <table:table-cell office:value-type="float" office:value="3.97111532092094">
                <text:p>3.971115320920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95">
                <text:p>3.95</text:p>
              </table:table-cell>
              <table:table-cell office:value-type="float" office:value="3.96776829659939">
                <text:p>3.967768296599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952">
                <text:p>3.952</text:p>
              </table:table-cell>
              <table:table-cell office:value-type="float" office:value="3.964425355196">
                <text:p>3.96442535519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954">
                <text:p>3.954</text:p>
              </table:table-cell>
              <table:table-cell office:value-type="float" office:value="3.96108646690846">
                <text:p>3.961086466908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956">
                <text:p>3.956</text:p>
              </table:table-cell>
              <table:table-cell office:value-type="float" office:value="3.95775164663792">
                <text:p>3.957751646637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958">
                <text:p>3.958</text:p>
              </table:table-cell>
              <table:table-cell office:value-type="float" office:value="3.95442087948322">
                <text:p>3.954420879483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96">
                <text:p>3.96</text:p>
              </table:table-cell>
              <table:table-cell office:value-type="float" office:value="3.95109416544437">
                <text:p>3.951094165444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962">
                <text:p>3.962</text:p>
              </table:table-cell>
              <table:table-cell office:value-type="float" office:value="3.94777150452137">
                <text:p>3.947771504521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964">
                <text:p>3.964</text:p>
              </table:table-cell>
              <table:table-cell office:value-type="float" office:value="3.94445286691189">
                <text:p>3.9444528669118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966">
                <text:p>3.966</text:p>
              </table:table-cell>
              <table:table-cell office:value-type="float" office:value="3.94113826751709">
                <text:p>3.941138267517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968">
                <text:p>3.968</text:p>
              </table:table-cell>
              <table:table-cell office:value-type="float" office:value="3.93782769143581">
                <text:p>3.937827691435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97">
                <text:p>3.97</text:p>
              </table:table-cell>
              <table:table-cell office:value-type="float" office:value="3.93452113866806">
                <text:p>3.934521138668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972">
                <text:p>3.972</text:p>
              </table:table-cell>
              <table:table-cell office:value-type="float" office:value="3.93121860921383">
                <text:p>3.9312186092138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974">
                <text:p>3.974</text:p>
              </table:table-cell>
              <table:table-cell office:value-type="float" office:value="3.9279200732708">
                <text:p>3.92792007327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976">
                <text:p>3.976</text:p>
              </table:table-cell>
              <table:table-cell office:value-type="float" office:value="3.92462553083897">
                <text:p>3.924625530838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978">
                <text:p>3.978</text:p>
              </table:table-cell>
              <table:table-cell office:value-type="float" office:value="3.9213349968195">
                <text:p>3.92133499681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98">
                <text:p>3.98</text:p>
              </table:table-cell>
              <table:table-cell office:value-type="float" office:value="3.91804845631123">
                <text:p>3.9180484563112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982">
                <text:p>3.982</text:p>
              </table:table-cell>
              <table:table-cell office:value-type="float" office:value="3.91476587951183">
                <text:p>3.9147658795118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984">
                <text:p>3.984</text:p>
              </table:table-cell>
              <table:table-cell office:value-type="float" office:value="3.91148729622364">
                <text:p>3.911487296223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986">
                <text:p>3.986</text:p>
              </table:table-cell>
              <table:table-cell office:value-type="float" office:value="3.90821267664433">
                <text:p>3.908212676644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988">
                <text:p>3.988</text:p>
              </table:table-cell>
              <table:table-cell office:value-type="float" office:value="3.90494202077389">
                <text:p>3.904942020773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99">
                <text:p>3.99</text:p>
              </table:table-cell>
              <table:table-cell office:value-type="float" office:value="3.90167532861233">
                <text:p>3.901675328612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992">
                <text:p>3.992</text:p>
              </table:table-cell>
              <table:table-cell office:value-type="float" office:value="3.89841260015965">
                <text:p>3.898412600159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994">
                <text:p>3.994</text:p>
              </table:table-cell>
              <table:table-cell office:value-type="float" office:value="3.89515380561352">
                <text:p>3.8951538056135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996">
                <text:p>3.996</text:p>
              </table:table-cell>
              <table:table-cell office:value-type="float" office:value="3.89189894497395">
                <text:p>3.891898944973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998">
                <text:p>3.998</text:p>
              </table:table-cell>
              <table:table-cell office:value-type="float" office:value="3.88864803314209">
                <text:p>3.888648033142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3.88540104031563">
                <text:p>3.8854010403156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002">
                <text:p>4.002</text:p>
              </table:table-cell>
              <table:table-cell office:value-type="float" office:value="3.88215798139572">
                <text:p>3.882157981395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004">
                <text:p>4.004</text:p>
              </table:table-cell>
              <table:table-cell office:value-type="float" office:value="3.87891884148121">
                <text:p>3.878918841481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006">
                <text:p>4.006</text:p>
              </table:table-cell>
              <table:table-cell office:value-type="float" office:value="3.87568360567093">
                <text:p>3.8756836056709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008">
                <text:p>4.008</text:p>
              </table:table-cell>
              <table:table-cell office:value-type="float" office:value="3.87245227396488">
                <text:p>3.872452273964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01">
                <text:p>4.01</text:p>
              </table:table-cell>
              <table:table-cell office:value-type="float" office:value="3.86922484636307">
                <text:p>3.869224846363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012">
                <text:p>4.012</text:p>
              </table:table-cell>
              <table:table-cell office:value-type="float" office:value="3.86600130796433">
                <text:p>3.866001307964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014">
                <text:p>4.014</text:p>
              </table:table-cell>
              <table:table-cell office:value-type="float" office:value="3.86278165876865">
                <text:p>3.862781658768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016">
                <text:p>4.016</text:p>
              </table:table-cell>
              <table:table-cell office:value-type="float" office:value="3.85956589877605">
                <text:p>3.859565898776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018">
                <text:p>4.018</text:p>
              </table:table-cell>
              <table:table-cell office:value-type="float" office:value="3.85635401308537">
                <text:p>3.856354013085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02">
                <text:p>4.02</text:p>
              </table:table-cell>
              <table:table-cell office:value-type="float" office:value="3.85314598679543">
                <text:p>3.853145986795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022">
                <text:p>4.022</text:p>
              </table:table-cell>
              <table:table-cell office:value-type="float" office:value="3.8499418348074">
                <text:p>3.84994183480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024">
                <text:p>4.024</text:p>
              </table:table-cell>
              <table:table-cell office:value-type="float" office:value="3.84674154222012">
                <text:p>3.846741542220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026">
                <text:p>4.026</text:p>
              </table:table-cell>
              <table:table-cell office:value-type="float" office:value="3.84354509413242">
                <text:p>3.843545094132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028">
                <text:p>4.028</text:p>
              </table:table-cell>
              <table:table-cell office:value-type="float" office:value="3.84035250544548">
                <text:p>3.840352505445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03">
                <text:p>4.03</text:p>
              </table:table-cell>
              <table:table-cell office:value-type="float" office:value="3.83716374635696">
                <text:p>3.837163746356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032">
                <text:p>4.032</text:p>
              </table:table-cell>
              <table:table-cell office:value-type="float" office:value="3.83397883176804">
                <text:p>3.833978831768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034">
                <text:p>4.034</text:p>
              </table:table-cell>
              <table:table-cell office:value-type="float" office:value="3.83079774677753">
                <text:p>3.830797746777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036">
                <text:p>4.036</text:p>
              </table:table-cell>
              <table:table-cell office:value-type="float" office:value="3.8276204764843">
                <text:p>3.82762047648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038">
                <text:p>4.038</text:p>
              </table:table-cell>
              <table:table-cell office:value-type="float" office:value="3.82444703578949">
                <text:p>3.824447035789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04">
                <text:p>4.04</text:p>
              </table:table-cell>
              <table:table-cell office:value-type="float" office:value="3.82127739489079">
                <text:p>3.821277394890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042">
                <text:p>4.042</text:p>
              </table:table-cell>
              <table:table-cell office:value-type="float" office:value="3.81811156868935">
                <text:p>3.818111568689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044">
                <text:p>4.044</text:p>
              </table:table-cell>
              <table:table-cell office:value-type="float" office:value="3.81494954228401">
                <text:p>3.814949542284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046">
                <text:p>4.046</text:p>
              </table:table-cell>
              <table:table-cell office:value-type="float" office:value="3.81179131567478">
                <text:p>3.811791315674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048">
                <text:p>4.048</text:p>
              </table:table-cell>
              <table:table-cell office:value-type="float" office:value="3.8086368739605">
                <text:p>3.80863687396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05">
                <text:p>4.05</text:p>
              </table:table-cell>
              <table:table-cell office:value-type="float" office:value="3.80548621714115">
                <text:p>3.805486217141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052">
                <text:p>4.052</text:p>
              </table:table-cell>
              <table:table-cell office:value-type="float" office:value="3.80233934521675">
                <text:p>3.802339345216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054">
                <text:p>4.054</text:p>
              </table:table-cell>
              <table:table-cell office:value-type="float" office:value="3.79919622838497">
                <text:p>3.799196228384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056">
                <text:p>4.056</text:p>
              </table:table-cell>
              <table:table-cell office:value-type="float" office:value="3.79605689644814">
                <text:p>3.796056896448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058">
                <text:p>4.058</text:p>
              </table:table-cell>
              <table:table-cell office:value-type="float" office:value="3.79292131960392">
                <text:p>3.792921319603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06">
                <text:p>4.06</text:p>
              </table:table-cell>
              <table:table-cell office:value-type="float" office:value="3.78978949785233">
                <text:p>3.789789497852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062">
                <text:p>4.062</text:p>
              </table:table-cell>
              <table:table-cell office:value-type="float" office:value="3.78666141629219">
                <text:p>3.786661416292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064">
                <text:p>4.064</text:p>
              </table:table-cell>
              <table:table-cell office:value-type="float" office:value="3.78353708982468">
                <text:p>3.7835370898246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066">
                <text:p>4.066</text:p>
              </table:table-cell>
              <table:table-cell office:value-type="float" office:value="3.78041650354862">
                <text:p>3.780416503548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068">
                <text:p>4.068</text:p>
              </table:table-cell>
              <table:table-cell office:value-type="float" office:value="3.77729964256287">
                <text:p>3.777299642562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07">
                <text:p>4.07</text:p>
              </table:table-cell>
              <table:table-cell office:value-type="float" office:value="3.77418652176857">
                <text:p>3.774186521768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072">
                <text:p>4.072</text:p>
              </table:table-cell>
              <table:table-cell office:value-type="float" office:value="3.77107711136341">
                <text:p>3.771077111363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074">
                <text:p>4.074</text:p>
              </table:table-cell>
              <table:table-cell office:value-type="float" office:value="3.76797142624855">
                <text:p>3.767971426248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076">
                <text:p>4.076</text:p>
              </table:table-cell>
              <table:table-cell office:value-type="float" office:value="3.76486943662167">
                <text:p>3.764869436621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078">
                <text:p>4.078</text:p>
              </table:table-cell>
              <table:table-cell office:value-type="float" office:value="3.76177117228508">
                <text:p>3.761771172285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08">
                <text:p>4.08</text:p>
              </table:table-cell>
              <table:table-cell office:value-type="float" office:value="3.75867658853531">
                <text:p>3.7586765885353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082">
                <text:p>4.082</text:p>
              </table:table-cell>
              <table:table-cell office:value-type="float" office:value="3.75558571517468">
                <text:p>3.755585715174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084">
                <text:p>4.084</text:p>
              </table:table-cell>
              <table:table-cell office:value-type="float" office:value="3.75249852240086">
                <text:p>3.752498522400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086">
                <text:p>4.086</text:p>
              </table:table-cell>
              <table:table-cell office:value-type="float" office:value="3.74941501021385">
                <text:p>3.7494150102138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088">
                <text:p>4.088</text:p>
              </table:table-cell>
              <table:table-cell office:value-type="float" office:value="3.74633517861366">
                <text:p>3.746335178613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09">
                <text:p>4.09</text:p>
              </table:table-cell>
              <table:table-cell office:value-type="float" office:value="3.74325901269913">
                <text:p>3.743259012699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092">
                <text:p>4.092</text:p>
              </table:table-cell>
              <table:table-cell office:value-type="float" office:value="3.74018651247025">
                <text:p>3.740186512470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094">
                <text:p>4.094</text:p>
              </table:table-cell>
              <table:table-cell office:value-type="float" office:value="3.73711767792702">
                <text:p>3.737117677927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096">
                <text:p>4.096</text:p>
              </table:table-cell>
              <table:table-cell office:value-type="float" office:value="3.73405250906944">
                <text:p>3.734052509069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098">
                <text:p>4.098</text:p>
              </table:table-cell>
              <table:table-cell office:value-type="float" office:value="3.7309909760952">
                <text:p>3.73099097609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1">
                <text:p>4.1</text:p>
              </table:table-cell>
              <table:table-cell office:value-type="float" office:value="3.72793309390545">
                <text:p>3.727933093905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102">
                <text:p>4.102</text:p>
              </table:table-cell>
              <table:table-cell office:value-type="float" office:value="3.72487884759903">
                <text:p>3.724878847599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104">
                <text:p>4.104</text:p>
              </table:table-cell>
              <table:table-cell office:value-type="float" office:value="3.72182823717594">
                <text:p>3.7218282371759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106">
                <text:p>4.106</text:p>
              </table:table-cell>
              <table:table-cell office:value-type="float" office:value="3.71878126263618">
                <text:p>3.718781262636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108">
                <text:p>4.108</text:p>
              </table:table-cell>
              <table:table-cell office:value-type="float" office:value="3.71573789417744">
                <text:p>3.715737894177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11">
                <text:p>4.11</text:p>
              </table:table-cell>
              <table:table-cell office:value-type="float" office:value="3.71269814670086">
                <text:p>3.712698146700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112">
                <text:p>4.112</text:p>
              </table:table-cell>
              <table:table-cell office:value-type="float" office:value="3.70966202020645">
                <text:p>3.709662020206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114">
                <text:p>4.114</text:p>
              </table:table-cell>
              <table:table-cell office:value-type="float" office:value="3.70662949979305">
                <text:p>3.706629499793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116">
                <text:p>4.116</text:p>
              </table:table-cell>
              <table:table-cell office:value-type="float" office:value="3.7036005705595">
                <text:p>3.703600570559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118">
                <text:p>4.118</text:p>
              </table:table-cell>
              <table:table-cell office:value-type="float" office:value="3.70057524740696">
                <text:p>3.700575247406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12">
                <text:p>4.12</text:p>
              </table:table-cell>
              <table:table-cell office:value-type="float" office:value="3.6975535005331">
                <text:p>3.697553500533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122">
                <text:p>4.122</text:p>
              </table:table-cell>
              <table:table-cell office:value-type="float" office:value="3.69453535974026">
                <text:p>3.694535359740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124">
                <text:p>4.124</text:p>
              </table:table-cell>
              <table:table-cell office:value-type="float" office:value="3.69152078032494">
                <text:p>3.6915207803249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126">
                <text:p>4.126</text:p>
              </table:table-cell>
              <table:table-cell office:value-type="float" office:value="3.6885097771883">
                <text:p>3.68850977718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128">
                <text:p>4.128</text:p>
              </table:table-cell>
              <table:table-cell office:value-type="float" office:value="3.68550235033035">
                <text:p>3.685502350330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13">
                <text:p>4.13</text:p>
              </table:table-cell>
              <table:table-cell office:value-type="float" office:value="3.68249848484993">
                <text:p>3.682498484849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132">
                <text:p>4.132</text:p>
              </table:table-cell>
              <table:table-cell office:value-type="float" office:value="3.67949818074703">
                <text:p>3.679498180747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134">
                <text:p>4.134</text:p>
              </table:table-cell>
              <table:table-cell office:value-type="float" office:value="3.6765014231205">
                <text:p>3.67650142312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136">
                <text:p>4.136</text:p>
              </table:table-cell>
              <table:table-cell office:value-type="float" office:value="3.67350821197033">
                <text:p>3.673508211970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138">
                <text:p>4.138</text:p>
              </table:table-cell>
              <table:table-cell office:value-type="float" office:value="3.67051854729652">
                <text:p>3.670518547296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14">
                <text:p>4.14</text:p>
              </table:table-cell>
              <table:table-cell office:value-type="float" office:value="3.66753241419792">
                <text:p>3.6675324141979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142">
                <text:p>4.142</text:p>
              </table:table-cell>
              <table:table-cell office:value-type="float" office:value="3.66454981267452">
                <text:p>3.664549812674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144">
                <text:p>4.144</text:p>
              </table:table-cell>
              <table:table-cell office:value-type="float" office:value="3.66157074272633">
                <text:p>3.661570742726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146">
                <text:p>4.146</text:p>
              </table:table-cell>
              <table:table-cell office:value-type="float" office:value="3.65859520435333">
                <text:p>3.65859520435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148">
                <text:p>4.148</text:p>
              </table:table-cell>
              <table:table-cell office:value-type="float" office:value="3.65562316775322">
                <text:p>3.655623167753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15">
                <text:p>4.15</text:p>
              </table:table-cell>
              <table:table-cell office:value-type="float" office:value="3.65265464782715">
                <text:p>3.652654647827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152">
                <text:p>4.152</text:p>
              </table:table-cell>
              <table:table-cell office:value-type="float" office:value="3.64968962967396">
                <text:p>3.649689629673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154">
                <text:p>4.154</text:p>
              </table:table-cell>
              <table:table-cell office:value-type="float" office:value="3.64672811329365">
                <text:p>3.6467281132936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156">
                <text:p>4.156</text:p>
              </table:table-cell>
              <table:table-cell office:value-type="float" office:value="3.64377008378506">
                <text:p>3.643770083785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158">
                <text:p>4.158</text:p>
              </table:table-cell>
              <table:table-cell office:value-type="float" office:value="3.64081555604935">
                <text:p>3.640815556049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16">
                <text:p>4.16</text:p>
              </table:table-cell>
              <table:table-cell office:value-type="float" office:value="3.6378645002842">
                <text:p>3.63786450028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162">
                <text:p>4.162</text:p>
              </table:table-cell>
              <table:table-cell office:value-type="float" office:value="3.63491693139076">
                <text:p>3.634916931390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64">
                <text:p>4.164</text:p>
              </table:table-cell>
              <table:table-cell office:value-type="float" office:value="3.63197283446789">
                <text:p>3.631972834467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66">
                <text:p>4.166</text:p>
              </table:table-cell>
              <table:table-cell office:value-type="float" office:value="3.62903220951557">
                <text:p>3.629032209515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68">
                <text:p>4.168</text:p>
              </table:table-cell>
              <table:table-cell office:value-type="float" office:value="3.62609505653381">
                <text:p>3.626095056533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7">
                <text:p>4.17</text:p>
              </table:table-cell>
              <table:table-cell office:value-type="float" office:value="3.62316134572029">
                <text:p>3.623161345720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72">
                <text:p>4.172</text:p>
              </table:table-cell>
              <table:table-cell office:value-type="float" office:value="3.62023110687733">
                <text:p>3.620231106877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74">
                <text:p>4.174</text:p>
              </table:table-cell>
              <table:table-cell office:value-type="float" office:value="3.61730429530144">
                <text:p>3.617304295301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176">
                <text:p>4.176</text:p>
              </table:table-cell>
              <table:table-cell office:value-type="float" office:value="3.61438094079494">
                <text:p>3.614380940794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78">
                <text:p>4.178</text:p>
              </table:table-cell>
              <table:table-cell office:value-type="float" office:value="3.61146102845669">
                <text:p>3.611461028456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8">
                <text:p>4.18</text:p>
              </table:table-cell>
              <table:table-cell office:value-type="float" office:value="3.60854454338551">
                <text:p>3.608544543385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82">
                <text:p>4.182</text:p>
              </table:table-cell>
              <table:table-cell office:value-type="float" office:value="3.6056314855814">
                <text:p>3.60563148558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84">
                <text:p>4.184</text:p>
              </table:table-cell>
              <table:table-cell office:value-type="float" office:value="3.6027218401432">
                <text:p>3.60272184014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86">
                <text:p>4.186</text:p>
              </table:table-cell>
              <table:table-cell office:value-type="float" office:value="3.59981562197208">
                <text:p>3.599815621972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88">
                <text:p>4.188</text:p>
              </table:table-cell>
              <table:table-cell office:value-type="float" office:value="3.59691281616688">
                <text:p>3.596912816166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9">
                <text:p>4.19</text:p>
              </table:table-cell>
              <table:table-cell office:value-type="float" office:value="3.59401342272759">
                <text:p>3.594013422727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92">
                <text:p>4.192</text:p>
              </table:table-cell>
              <table:table-cell office:value-type="float" office:value="3.59111742675304">
                <text:p>3.5911174267530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94">
                <text:p>4.194</text:p>
              </table:table-cell>
              <table:table-cell office:value-type="float" office:value="3.58822482824326">
                <text:p>3.588224828243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6">
                <text:p>4.196</text:p>
              </table:table-cell>
              <table:table-cell office:value-type="float" office:value="3.58533562719822">
                <text:p>3.585335627198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198">
                <text:p>4.198</text:p>
              </table:table-cell>
              <table:table-cell office:value-type="float" office:value="3.58244980871677">
                <text:p>3.582449808716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">
                <text:p>4.2</text:p>
              </table:table-cell>
              <table:table-cell office:value-type="float" office:value="3.57956737279892">
                <text:p>3.579567372798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202">
                <text:p>4.202</text:p>
              </table:table-cell>
              <table:table-cell office:value-type="float" office:value="3.57668831944466">
                <text:p>3.5766883194446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04">
                <text:p>4.204</text:p>
              </table:table-cell>
              <table:table-cell office:value-type="float" office:value="3.57381263375282">
                <text:p>3.573812633752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06">
                <text:p>4.206</text:p>
              </table:table-cell>
              <table:table-cell office:value-type="float" office:value="3.57094031572342">
                <text:p>3.570940315723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208">
                <text:p>4.208</text:p>
              </table:table-cell>
              <table:table-cell office:value-type="float" office:value="3.56807136535645">
                <text:p>3.568071365356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21">
                <text:p>4.21</text:p>
              </table:table-cell>
              <table:table-cell office:value-type="float" office:value="3.56520575284958">
                <text:p>3.565205752849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212">
                <text:p>4.212</text:p>
              </table:table-cell>
              <table:table-cell office:value-type="float" office:value="3.56234350800514">
                <text:p>3.562343508005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14">
                <text:p>4.214</text:p>
              </table:table-cell>
              <table:table-cell office:value-type="float" office:value="3.55948461592197">
                <text:p>3.559484615921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216">
                <text:p>4.216</text:p>
              </table:table-cell>
              <table:table-cell office:value-type="float" office:value="3.55662906169891">
                <text:p>3.556629061698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218">
                <text:p>4.218</text:p>
              </table:table-cell>
              <table:table-cell office:value-type="float" office:value="3.55377684533596">
                <text:p>3.5537768453359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22">
                <text:p>4.22</text:p>
              </table:table-cell>
              <table:table-cell office:value-type="float" office:value="3.55092795193195">
                <text:p>3.550927951931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222">
                <text:p>4.222</text:p>
              </table:table-cell>
              <table:table-cell office:value-type="float" office:value="3.54808239638805">
                <text:p>3.548082396388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224">
                <text:p>4.224</text:p>
              </table:table-cell>
              <table:table-cell office:value-type="float" office:value="3.5452401638031">
                <text:p>3.54524016380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226">
                <text:p>4.226</text:p>
              </table:table-cell>
              <table:table-cell office:value-type="float" office:value="3.54240123927593">
                <text:p>3.542401239275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228">
                <text:p>4.228</text:p>
              </table:table-cell>
              <table:table-cell office:value-type="float" office:value="3.53956563770771">
                <text:p>3.539565637707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23">
                <text:p>4.23</text:p>
              </table:table-cell>
              <table:table-cell office:value-type="float" office:value="3.53673334419727">
                <text:p>3.5367333441972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232">
                <text:p>4.232</text:p>
              </table:table-cell>
              <table:table-cell office:value-type="float" office:value="3.53390434384346">
                <text:p>3.5339043438434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234">
                <text:p>4.234</text:p>
              </table:table-cell>
              <table:table-cell office:value-type="float" office:value="3.53107865154743">
                <text:p>3.5310786515474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236">
                <text:p>4.236</text:p>
              </table:table-cell>
              <table:table-cell office:value-type="float" office:value="3.52825625240803">
                <text:p>3.528256252408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238">
                <text:p>4.238</text:p>
              </table:table-cell>
              <table:table-cell office:value-type="float" office:value="3.52543713152409">
                <text:p>3.5254371315240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24">
                <text:p>4.24</text:p>
              </table:table-cell>
              <table:table-cell office:value-type="float" office:value="3.52262130379677">
                <text:p>3.522621303796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242">
                <text:p>4.242</text:p>
              </table:table-cell>
              <table:table-cell office:value-type="float" office:value="3.51980875432491">
                <text:p>3.519808754324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244">
                <text:p>4.244</text:p>
              </table:table-cell>
              <table:table-cell office:value-type="float" office:value="3.51699946820736">
                <text:p>3.516999468207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246">
                <text:p>4.246</text:p>
              </table:table-cell>
              <table:table-cell office:value-type="float" office:value="3.51419346034527">
                <text:p>3.5141934603452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248">
                <text:p>4.248</text:p>
              </table:table-cell>
              <table:table-cell office:value-type="float" office:value="3.51139071583748">
                <text:p>3.511390715837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25">
                <text:p>4.25</text:p>
              </table:table-cell>
              <table:table-cell office:value-type="float" office:value="3.50859123468399">
                <text:p>3.5085912346839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.252">
                <text:p>4.252</text:p>
              </table:table-cell>
              <table:table-cell office:value-type="float" office:value="3.50579500198364">
                <text:p>3.5057950019836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254">
                <text:p>4.254</text:p>
              </table:table-cell>
              <table:table-cell office:value-type="float" office:value="3.50300201773644">
                <text:p>3.503002017736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256">
                <text:p>4.256</text:p>
              </table:table-cell>
              <table:table-cell office:value-type="float" office:value="3.50021228194237">
                <text:p>3.500212281942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258">
                <text:p>4.258</text:p>
              </table:table-cell>
              <table:table-cell office:value-type="float" office:value="3.49742579460144">
                <text:p>3.497425794601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26">
                <text:p>4.26</text:p>
              </table:table-cell>
              <table:table-cell office:value-type="float" office:value="3.49464252591133">
                <text:p>3.494642525911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262">
                <text:p>4.262</text:p>
              </table:table-cell>
              <table:table-cell office:value-type="float" office:value="3.49186250567436">
                <text:p>3.491862505674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264">
                <text:p>4.264</text:p>
              </table:table-cell>
              <table:table-cell office:value-type="float" office:value="3.48908568918705">
                <text:p>3.489085689187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266">
                <text:p>4.266</text:p>
              </table:table-cell>
              <table:table-cell office:value-type="float" office:value="3.48631210625172">
                <text:p>3.4863121062517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268">
                <text:p>4.268</text:p>
              </table:table-cell>
              <table:table-cell office:value-type="float" office:value="3.4835417419672">
                <text:p>3.48354174196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27">
                <text:p>4.27</text:p>
              </table:table-cell>
              <table:table-cell office:value-type="float" office:value="3.4807745963335">
                <text:p>3.48077459633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272">
                <text:p>4.272</text:p>
              </table:table-cell>
              <table:table-cell office:value-type="float" office:value="3.4780106395483">
                <text:p>3.47801063954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274">
                <text:p>4.274</text:p>
              </table:table-cell>
              <table:table-cell office:value-type="float" office:value="3.47524990141392">
                <text:p>3.4752499014139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276">
                <text:p>4.276</text:p>
              </table:table-cell>
              <table:table-cell office:value-type="float" office:value="3.47249235212803">
                <text:p>3.472492352128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278">
                <text:p>4.278</text:p>
              </table:table-cell>
              <table:table-cell office:value-type="float" office:value="3.46973799169064">
                <text:p>3.4697379916906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28">
                <text:p>4.28</text:p>
              </table:table-cell>
              <table:table-cell office:value-type="float" office:value="3.46698682010174">
                <text:p>3.4669868201017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282">
                <text:p>4.282</text:p>
              </table:table-cell>
              <table:table-cell office:value-type="float" office:value="3.46423883736134">
                <text:p>3.464238837361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284">
                <text:p>4.284</text:p>
              </table:table-cell>
              <table:table-cell office:value-type="float" office:value="3.46149402856827">
                <text:p>3.4614940285682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286">
                <text:p>4.286</text:p>
              </table:table-cell>
              <table:table-cell office:value-type="float" office:value="3.45875239372253">
                <text:p>3.458752393722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288">
                <text:p>4.288</text:p>
              </table:table-cell>
              <table:table-cell office:value-type="float" office:value="3.45601393282414">
                <text:p>3.456013932824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29">
                <text:p>4.29</text:p>
              </table:table-cell>
              <table:table-cell office:value-type="float" office:value="3.45327864587307">
                <text:p>3.453278645873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292">
                <text:p>4.292</text:p>
              </table:table-cell>
              <table:table-cell office:value-type="float" office:value="3.45054650306702">
                <text:p>3.450546503067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294">
                <text:p>4.294</text:p>
              </table:table-cell>
              <table:table-cell office:value-type="float" office:value="3.44781751930714">
                <text:p>3.447817519307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296">
                <text:p>4.296</text:p>
              </table:table-cell>
              <table:table-cell office:value-type="float" office:value="3.44509167969227">
                <text:p>3.445091679692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298">
                <text:p>4.298</text:p>
              </table:table-cell>
              <table:table-cell office:value-type="float" office:value="3.44236899912357">
                <text:p>3.442368999123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3">
                <text:p>4.3</text:p>
              </table:table-cell>
              <table:table-cell office:value-type="float" office:value="3.43964946269989">
                <text:p>3.439649462699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302">
                <text:p>4.302</text:p>
              </table:table-cell>
              <table:table-cell office:value-type="float" office:value="3.4369330406189">
                <text:p>3.43693304061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304">
                <text:p>4.304</text:p>
              </table:table-cell>
              <table:table-cell office:value-type="float" office:value="3.43421977758408">
                <text:p>3.4342197775840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306">
                <text:p>4.306</text:p>
              </table:table-cell>
              <table:table-cell office:value-type="float" office:value="3.43150962889195">
                <text:p>3.431509628891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308">
                <text:p>4.308</text:p>
              </table:table-cell>
              <table:table-cell office:value-type="float" office:value="3.4288025945425">
                <text:p>3.42880259454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31">
                <text:p>4.31</text:p>
              </table:table-cell>
              <table:table-cell office:value-type="float" office:value="3.42609868943691">
                <text:p>3.426098689436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312">
                <text:p>4.312</text:p>
              </table:table-cell>
              <table:table-cell office:value-type="float" office:value="3.42339789867401">
                <text:p>3.4233978986740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314">
                <text:p>4.314</text:p>
              </table:table-cell>
              <table:table-cell office:value-type="float" office:value="3.4207002222538">
                <text:p>3.42070022225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316">
                <text:p>4.316</text:p>
              </table:table-cell>
              <table:table-cell office:value-type="float" office:value="3.41800563037395">
                <text:p>3.418005630373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318">
                <text:p>4.318</text:p>
              </table:table-cell>
              <table:table-cell office:value-type="float" office:value="3.4153141528368">
                <text:p>3.41531415283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32">
                <text:p>4.32</text:p>
              </table:table-cell>
              <table:table-cell office:value-type="float" office:value="3.41262577474117">
                <text:p>3.412625774741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322">
                <text:p>4.322</text:p>
              </table:table-cell>
              <table:table-cell office:value-type="float" office:value="3.40994048118591">
                <text:p>3.409940481185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324">
                <text:p>4.324</text:p>
              </table:table-cell>
              <table:table-cell office:value-type="float" office:value="3.40725827217102">
                <text:p>3.407258272171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326">
                <text:p>4.326</text:p>
              </table:table-cell>
              <table:table-cell office:value-type="float" office:value="3.4045791476965">
                <text:p>3.40457914769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328">
                <text:p>4.328</text:p>
              </table:table-cell>
              <table:table-cell office:value-type="float" office:value="3.40190310776234">
                <text:p>3.401903107762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33">
                <text:p>4.33</text:p>
              </table:table-cell>
              <table:table-cell office:value-type="float" office:value="3.39923013746738">
                <text:p>3.399230137467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332">
                <text:p>4.332</text:p>
              </table:table-cell>
              <table:table-cell office:value-type="float" office:value="3.39656023681164">
                <text:p>3.396560236811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334">
                <text:p>4.334</text:p>
              </table:table-cell>
              <table:table-cell office:value-type="float" office:value="3.39389339089394">
                <text:p>3.393893390893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336">
                <text:p>4.336</text:p>
              </table:table-cell>
              <table:table-cell office:value-type="float" office:value="3.39122961461544">
                <text:p>3.3912296146154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338">
                <text:p>4.338</text:p>
              </table:table-cell>
              <table:table-cell office:value-type="float" office:value="3.38856887817383">
                <text:p>3.388568878173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34">
                <text:p>4.34</text:p>
              </table:table-cell>
              <table:table-cell office:value-type="float" office:value="3.38591121137142">
                <text:p>3.3859112113714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342">
                <text:p>4.342</text:p>
              </table:table-cell>
              <table:table-cell office:value-type="float" office:value="3.3832565844059">
                <text:p>3.38325658440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344">
                <text:p>4.344</text:p>
              </table:table-cell>
              <table:table-cell office:value-type="float" office:value="3.38060499727726">
                <text:p>3.380604997277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346">
                <text:p>4.346</text:p>
              </table:table-cell>
              <table:table-cell office:value-type="float" office:value="3.3779564499855">
                <text:p>3.37795644998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348">
                <text:p>4.348</text:p>
              </table:table-cell>
              <table:table-cell office:value-type="float" office:value="3.37531092762947">
                <text:p>3.375310927629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35">
                <text:p>4.35</text:p>
              </table:table-cell>
              <table:table-cell office:value-type="float" office:value="3.37266843020916">
                <text:p>3.372668430209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352">
                <text:p>4.352</text:p>
              </table:table-cell>
              <table:table-cell office:value-type="float" office:value="3.37002897262573">
                <text:p>3.370028972625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354">
                <text:p>4.354</text:p>
              </table:table-cell>
              <table:table-cell office:value-type="float" office:value="3.36739252507687">
                <text:p>3.3673925250768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356">
                <text:p>4.356</text:p>
              </table:table-cell>
              <table:table-cell office:value-type="float" office:value="3.36475910246372">
                <text:p>3.364759102463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358">
                <text:p>4.358</text:p>
              </table:table-cell>
              <table:table-cell office:value-type="float" office:value="3.36212867498398">
                <text:p>3.362128674983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36">
                <text:p>4.36</text:p>
              </table:table-cell>
              <table:table-cell office:value-type="float" office:value="3.3595012575388">
                <text:p>3.359501257538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362">
                <text:p>4.362</text:p>
              </table:table-cell>
              <table:table-cell office:value-type="float" office:value="3.35687685012817">
                <text:p>3.356876850128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364">
                <text:p>4.364</text:p>
              </table:table-cell>
              <table:table-cell office:value-type="float" office:value="3.35425543785095">
                <text:p>3.354255437850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366">
                <text:p>4.366</text:p>
              </table:table-cell>
              <table:table-cell office:value-type="float" office:value="3.35163702070713">
                <text:p>3.351637020707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368">
                <text:p>4.368</text:p>
              </table:table-cell>
              <table:table-cell office:value-type="float" office:value="3.34902158379555">
                <text:p>3.349021583795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37">
                <text:p>4.37</text:p>
              </table:table-cell>
              <table:table-cell office:value-type="float" office:value="3.34640914201736">
                <text:p>3.346409142017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372">
                <text:p>4.372</text:p>
              </table:table-cell>
              <table:table-cell office:value-type="float" office:value="3.34379966557026">
                <text:p>3.3437996655702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374">
                <text:p>4.374</text:p>
              </table:table-cell>
              <table:table-cell office:value-type="float" office:value="3.34119318425655">
                <text:p>3.341193184256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376">
                <text:p>4.376</text:p>
              </table:table-cell>
              <table:table-cell office:value-type="float" office:value="3.33858965337276">
                <text:p>3.338589653372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378">
                <text:p>4.378</text:p>
              </table:table-cell>
              <table:table-cell office:value-type="float" office:value="3.33598910272121">
                <text:p>3.335989102721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38">
                <text:p>4.38</text:p>
              </table:table-cell>
              <table:table-cell office:value-type="float" office:value="3.33339151740074">
                <text:p>3.333391517400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382">
                <text:p>4.382</text:p>
              </table:table-cell>
              <table:table-cell office:value-type="float" office:value="3.33079688251019">
                <text:p>3.330796882510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384">
                <text:p>4.384</text:p>
              </table:table-cell>
              <table:table-cell office:value-type="float" office:value="3.32820519804955">
                <text:p>3.328205198049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386">
                <text:p>4.386</text:p>
              </table:table-cell>
              <table:table-cell office:value-type="float" office:value="3.32561647891998">
                <text:p>3.325616478919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388">
                <text:p>4.388</text:p>
              </table:table-cell>
              <table:table-cell office:value-type="float" office:value="3.32303069531918">
                <text:p>3.323030695319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39">
                <text:p>4.39</text:p>
              </table:table-cell>
              <table:table-cell office:value-type="float" office:value="3.32044784724712">
                <text:p>3.320447847247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392">
                <text:p>4.392</text:p>
              </table:table-cell>
              <table:table-cell office:value-type="float" office:value="3.31786794960499">
                <text:p>3.317867949604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394">
                <text:p>4.394</text:p>
              </table:table-cell>
              <table:table-cell office:value-type="float" office:value="3.31529097259045">
                <text:p>3.3152909725904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396">
                <text:p>4.396</text:p>
              </table:table-cell>
              <table:table-cell office:value-type="float" office:value="3.31271693110466">
                <text:p>3.3127169311046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398">
                <text:p>4.398</text:p>
              </table:table-cell>
              <table:table-cell office:value-type="float" office:value="3.31014581024647">
                <text:p>3.3101458102464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">
                <text:p>4.4</text:p>
              </table:table-cell>
              <table:table-cell office:value-type="float" office:value="3.30757761001587">
                <text:p>3.307577610015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402">
                <text:p>4.402</text:p>
              </table:table-cell>
              <table:table-cell office:value-type="float" office:value="3.30501233041286">
                <text:p>3.305012330412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404">
                <text:p>4.404</text:p>
              </table:table-cell>
              <table:table-cell office:value-type="float" office:value="3.30244995653629">
                <text:p>3.3024499565362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406">
                <text:p>4.406</text:p>
              </table:table-cell>
              <table:table-cell office:value-type="float" office:value="3.29989050328732">
                <text:p>3.299890503287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408">
                <text:p>4.408</text:p>
              </table:table-cell>
              <table:table-cell office:value-type="float" office:value="3.29733394086361">
                <text:p>3.297333940863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41">
                <text:p>4.41</text:p>
              </table:table-cell>
              <table:table-cell office:value-type="float" office:value="3.29478026926518">
                <text:p>3.294780269265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412">
                <text:p>4.412</text:p>
              </table:table-cell>
              <table:table-cell office:value-type="float" office:value="3.29222950339317">
                <text:p>3.292229503393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414">
                <text:p>4.414</text:p>
              </table:table-cell>
              <table:table-cell office:value-type="float" office:value="3.28968162834644">
                <text:p>3.289681628346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416">
                <text:p>4.416</text:p>
              </table:table-cell>
              <table:table-cell office:value-type="float" office:value="3.28713662922382">
                <text:p>3.2871366292238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418">
                <text:p>4.418</text:p>
              </table:table-cell>
              <table:table-cell office:value-type="float" office:value="3.28459452092648">
                <text:p>3.284594520926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42">
                <text:p>4.42</text:p>
              </table:table-cell>
              <table:table-cell office:value-type="float" office:value="3.28205528855324">
                <text:p>3.282055288553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422">
                <text:p>4.422</text:p>
              </table:table-cell>
              <table:table-cell office:value-type="float" office:value="3.27951893210411">
                <text:p>3.279518932104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424">
                <text:p>4.424</text:p>
              </table:table-cell>
              <table:table-cell office:value-type="float" office:value="3.27698545157909">
                <text:p>3.276985451579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426">
                <text:p>4.426</text:p>
              </table:table-cell>
              <table:table-cell office:value-type="float" office:value="3.27445483207703">
                <text:p>3.274454832077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428">
                <text:p>4.428</text:p>
              </table:table-cell>
              <table:table-cell office:value-type="float" office:value="3.27192705869675">
                <text:p>3.271927058696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43">
                <text:p>4.43</text:p>
              </table:table-cell>
              <table:table-cell office:value-type="float" office:value="3.26940216124058">
                <text:p>3.269402161240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432">
                <text:p>4.432</text:p>
              </table:table-cell>
              <table:table-cell office:value-type="float" office:value="3.2668801099062">
                <text:p>3.26688010990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434">
                <text:p>4.434</text:p>
              </table:table-cell>
              <table:table-cell office:value-type="float" office:value="3.2643609046936">
                <text:p>3.26436090469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436">
                <text:p>4.436</text:p>
              </table:table-cell>
              <table:table-cell office:value-type="float" office:value="3.2618445456028">
                <text:p>3.26184454560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438">
                <text:p>4.438</text:p>
              </table:table-cell>
              <table:table-cell office:value-type="float" office:value="3.25933103263378">
                <text:p>3.259331032633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44">
                <text:p>4.44</text:p>
              </table:table-cell>
              <table:table-cell office:value-type="float" office:value="3.25682035088539">
                <text:p>3.2568203508853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442">
                <text:p>4.442</text:p>
              </table:table-cell>
              <table:table-cell office:value-type="float" office:value="3.25431250035763">
                <text:p>3.254312500357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444">
                <text:p>4.444</text:p>
              </table:table-cell>
              <table:table-cell office:value-type="float" office:value="3.25180748105049">
                <text:p>3.251807481050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446">
                <text:p>4.446</text:p>
              </table:table-cell>
              <table:table-cell office:value-type="float" office:value="3.24930527806282">
                <text:p>3.249305278062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448">
                <text:p>4.448</text:p>
              </table:table-cell>
              <table:table-cell office:value-type="float" office:value="3.24680590629578">
                <text:p>3.246805906295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45">
                <text:p>4.45</text:p>
              </table:table-cell>
              <table:table-cell office:value-type="float" office:value="3.2443093508482">
                <text:p>3.24430935084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452">
                <text:p>4.452</text:p>
              </table:table-cell>
              <table:table-cell office:value-type="float" office:value="3.24181559681892">
                <text:p>3.241815596818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454">
                <text:p>4.454</text:p>
              </table:table-cell>
              <table:table-cell office:value-type="float" office:value="3.23932465910912">
                <text:p>3.2393246591091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456">
                <text:p>4.456</text:p>
              </table:table-cell>
              <table:table-cell office:value-type="float" office:value="3.23683652281761">
                <text:p>3.236836522817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458">
                <text:p>4.458</text:p>
              </table:table-cell>
              <table:table-cell office:value-type="float" office:value="3.23435118794441">
                <text:p>3.234351187944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46">
                <text:p>4.46</text:p>
              </table:table-cell>
              <table:table-cell office:value-type="float" office:value="3.23186863958836">
                <text:p>3.231868639588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462">
                <text:p>4.462</text:p>
              </table:table-cell>
              <table:table-cell office:value-type="float" office:value="3.2293888926506">
                <text:p>3.22938889265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464">
                <text:p>4.464</text:p>
              </table:table-cell>
              <table:table-cell office:value-type="float" office:value="3.22691193223">
                <text:p>3.226911932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466">
                <text:p>4.466</text:p>
              </table:table-cell>
              <table:table-cell office:value-type="float" office:value="3.22443775832653">
                <text:p>3.224437758326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468">
                <text:p>4.468</text:p>
              </table:table-cell>
              <table:table-cell office:value-type="float" office:value="3.22196635603905">
                <text:p>3.221966356039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47">
                <text:p>4.47</text:p>
              </table:table-cell>
              <table:table-cell office:value-type="float" office:value="3.21949772536755">
                <text:p>3.219497725367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472">
                <text:p>4.472</text:p>
              </table:table-cell>
              <table:table-cell office:value-type="float" office:value="3.21703188121319">
                <text:p>3.217031881213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74">
                <text:p>4.474</text:p>
              </table:table-cell>
              <table:table-cell office:value-type="float" office:value="3.21456879377365">
                <text:p>3.214568793773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476">
                <text:p>4.476</text:p>
              </table:table-cell>
              <table:table-cell office:value-type="float" office:value="3.2121084779501">
                <text:p>3.212108477950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478">
                <text:p>4.478</text:p>
              </table:table-cell>
              <table:table-cell office:value-type="float" office:value="3.20965091884136">
                <text:p>3.209650918841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48">
                <text:p>4.48</text:p>
              </table:table-cell>
              <table:table-cell office:value-type="float" office:value="3.20719611644745">
                <text:p>3.207196116447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482">
                <text:p>4.482</text:p>
              </table:table-cell>
              <table:table-cell office:value-type="float" office:value="3.2047440558672">
                <text:p>3.20474405586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484">
                <text:p>4.484</text:p>
              </table:table-cell>
              <table:table-cell office:value-type="float" office:value="3.20229475200176">
                <text:p>3.202294752001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486">
                <text:p>4.486</text:p>
              </table:table-cell>
              <table:table-cell office:value-type="float" office:value="3.19984818994999">
                <text:p>3.1998481899499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488">
                <text:p>4.488</text:p>
              </table:table-cell>
              <table:table-cell office:value-type="float" office:value="3.19740436971188">
                <text:p>3.197404369711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49">
                <text:p>4.49</text:p>
              </table:table-cell>
              <table:table-cell office:value-type="float" office:value="3.19496329128742">
                <text:p>3.1949632912874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492">
                <text:p>4.492</text:p>
              </table:table-cell>
              <table:table-cell office:value-type="float" office:value="3.19252493977547">
                <text:p>3.192524939775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494">
                <text:p>4.494</text:p>
              </table:table-cell>
              <table:table-cell office:value-type="float" office:value="3.19008931517601">
                <text:p>3.190089315176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496">
                <text:p>4.496</text:p>
              </table:table-cell>
              <table:table-cell office:value-type="float" office:value="3.18765640258789">
                <text:p>3.1876564025878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498">
                <text:p>4.498</text:p>
              </table:table-cell>
              <table:table-cell office:value-type="float" office:value="3.18522623181343">
                <text:p>3.185226231813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5">
                <text:p>4.5</text:p>
              </table:table-cell>
              <table:table-cell office:value-type="float" office:value="3.18279875814915">
                <text:p>3.1827987581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